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4"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Centennial LT Std 45 Light" svg:font-family="'Centennial LT Std 45 Light'" style:font-adornments="Light" style:font-family-generic="swiss" style:font-pitch="variable"/>
    <style:font-face style:name="Minion Pro" svg:font-family="'Minion Pro'" style:font-adornments="Regular" style:font-family-generic="swiss" style:font-pitch="variable"/>
    <style:font-face style:name="Arial1" svg:font-family="Arial" style:font-family-generic="system" style:font-pitch="variable"/>
  </office:font-face-decls>
  <office:automatic-styles>
    <style:style style:name="Table1" style:family="table">
      <style:table-properties style:width="468pt" fo:margin-top="8pt" fo:margin-bottom="7pt" fo:break-before="auto" fo:break-after="auto" table:align="margins" fo:keep-with-next="auto" style:may-break-between-rows="true" table:border-model="collapsing"/>
    </style:style>
    <style:style style:name="Table1.A" style:family="table-column">
      <style:table-column-properties style:column-width="148.15pt" style:rel-column-width="20745*"/>
    </style:style>
    <style:style style:name="Table1.B" style:family="table-column">
      <style:table-column-properties style:column-width="49.6pt" style:rel-column-width="6945*"/>
    </style:style>
    <style:style style:name="Table1.C" style:family="table-column">
      <style:table-column-properties style:column-width="45.45pt" style:rel-column-width="6364*"/>
    </style:style>
    <style:style style:name="Table1.D" style:family="table-column">
      <style:table-column-properties style:column-width="22.05pt" style:rel-column-width="3087*"/>
    </style:style>
    <style:style style:name="Table1.E" style:family="table-column">
      <style:table-column-properties style:column-width="45.5pt" style:rel-column-width="6371*"/>
    </style:style>
    <style:style style:name="Table1.F" style:family="table-column">
      <style:table-column-properties style:column-width="39.95pt" style:rel-column-width="5594*"/>
    </style:style>
    <style:style style:name="Table1.G" style:family="table-column">
      <style:table-column-properties style:column-width="18.6pt" style:rel-column-width="2604*"/>
    </style:style>
    <style:style style:name="Table1.H" style:family="table-column">
      <style:table-column-properties style:column-width="53.75pt" style:rel-column-width="7526*"/>
    </style:style>
    <style:style style:name="Table1.I" style:family="table-column">
      <style:table-column-properties style:column-width="45pt" style:rel-column-width="6299*"/>
    </style:style>
    <style:style style:name="Table1.1" style:family="table-row">
      <style:table-row-properties fo:keep-together="auto"/>
    </style:style>
    <style:style style:name="Table1.A1" style:family="table-cell">
      <style:table-cell-properties style:vertical-align="" fo:background-color="transparent" fo:padding="0pt" fo:border-left="none" fo:border-right="none" fo:border-top="0.05pt solid #000000" fo:border-bottom="none" style:writing-mode="lr-tb">
        <style:background-image/>
      </style:table-cell-properties>
    </style:style>
    <style:style style:name="Table1.B1" style:family="table-cell">
      <style:table-cell-properties style:vertical-align="" fo:background-color="transparent" fo:padding="0pt" fo:border-left="none" fo:border-right="none" fo:border-top="0.05pt solid #000000" fo:border-bottom="0.05pt solid #000000" style:writing-mode="lr-tb">
        <style:background-image/>
      </style:table-cell-properties>
    </style:style>
    <style:style style:name="Table1.A2" style:family="table-cell">
      <style:table-cell-properties style:vertical-align="" fo:background-color="transparent" fo:padding="0pt" fo:border-left="none" fo:border-right="none" fo:border-top="none" fo:border-bottom="0.05pt solid #000000" style:writing-mode="lr-tb">
        <style:background-image/>
      </style:table-cell-properties>
    </style:style>
    <style:style style:name="Table1.A3" style:family="table-cell">
      <style:table-cell-properties style:vertical-align="" fo:background-color="transparent" fo:padding="0pt" fo:border="none" style:writing-mode="lr-tb">
        <style:background-image/>
      </style:table-cell-properties>
    </style:style>
    <style:style style:name="Table2" style:family="table">
      <style:table-properties style:width="468pt" fo:margin-top="8pt" fo:margin-bottom="7pt" table:align="margins" style:may-break-between-rows="false"/>
    </style:style>
    <style:style style:name="Table2.A" style:family="table-column">
      <style:table-column-properties style:column-width="94.4pt" style:rel-column-width="13219*"/>
    </style:style>
    <style:style style:name="Table2.B" style:family="table-column">
      <style:table-column-properties style:column-width="85.45pt" style:rel-column-width="11965*"/>
    </style:style>
    <style:style style:name="Table2.C" style:family="table-column">
      <style:table-column-properties style:column-width="94.35pt" style:rel-column-width="13212*"/>
    </style:style>
    <style:style style:name="Table2.D" style:family="table-column">
      <style:table-column-properties style:column-width="13.8pt" style:rel-column-width="1932*"/>
    </style:style>
    <style:style style:name="Table2.F" style:family="table-column">
      <style:table-column-properties style:column-width="94.55pt" style:rel-column-width="13242*"/>
    </style:style>
    <style:style style:name="Table2.A1" style:family="table-cell">
      <style:table-cell-properties fo:padding="0pt" fo:border-left="none" fo:border-right="none" fo:border-top="0.05pt solid #000000" fo:border-bottom="none"/>
    </style:style>
    <style:style style:name="Table2.B1" style:family="table-cell">
      <style:table-cell-properties fo:padding="0pt" fo:border-left="none" fo:border-right="none" fo:border-top="0.05pt solid #000000" fo:border-bottom="0.05pt solid #000000"/>
    </style:style>
    <style:style style:name="Table2.A2" style:family="table-cell">
      <style:table-cell-properties fo:padding="0pt" fo:border-left="none" fo:border-right="none" fo:border-top="none" fo:border-bottom="0.05pt solid #000000"/>
    </style:style>
    <style:style style:name="Table2.A3" style:family="table-cell">
      <style:table-cell-properties fo:padding="0pt" fo:border="none"/>
    </style:style>
    <style:style style:name="Table3" style:family="table">
      <style:table-properties style:width="468pt" fo:margin-top="7pt" fo:margin-bottom="7pt" table:align="margins" style:writing-mode="lr-tb"/>
    </style:style>
    <style:style style:name="Table3.A" style:family="table-column">
      <style:table-column-properties style:column-width="99.2pt" style:rel-column-width="13891*"/>
    </style:style>
    <style:style style:name="Table3.B" style:family="table-column">
      <style:table-column-properties style:column-width="44.8pt" style:rel-column-width="6273*"/>
    </style:style>
    <style:style style:name="Table3.C" style:family="table-column">
      <style:table-column-properties style:column-width="62.7pt" style:rel-column-width="8780*"/>
    </style:style>
    <style:style style:name="Table3.D" style:family="table-column">
      <style:table-column-properties style:column-width="67.5pt" style:rel-column-width="9452*"/>
    </style:style>
    <style:style style:name="Table3.E" style:family="table-column">
      <style:table-column-properties style:column-width="18.3pt" style:rel-column-width="2562*"/>
    </style:style>
    <style:style style:name="Table3.F" style:family="table-column">
      <style:table-column-properties style:column-width="58.5pt" style:rel-column-width="8191*"/>
    </style:style>
    <style:style style:name="Table3.H" style:family="table-column">
      <style:table-column-properties style:column-width="58.5pt" style:rel-column-width="8195*"/>
    </style:style>
    <style:style style:name="Table3.A1" style:family="table-cell">
      <style:table-cell-properties fo:padding="0pt" fo:border-left="none" fo:border-right="none" fo:border-top="0.05pt solid #000000" fo:border-bottom="none"/>
    </style:style>
    <style:style style:name="Table3.B1" style:family="table-cell">
      <style:table-cell-properties fo:padding="0pt" fo:border-left="none" fo:border-right="none" fo:border-top="0.05pt solid #000000" fo:border-bottom="0.05pt solid #000000"/>
    </style:style>
    <style:style style:name="Table3.A2" style:family="table-cell">
      <style:table-cell-properties fo:padding="0pt" fo:border-left="none" fo:border-right="none" fo:border-top="none" fo:border-bottom="0.05pt solid #000000"/>
    </style:style>
    <style:style style:name="Table3.A3" style:family="table-cell">
      <style:table-cell-properties fo:padding="0pt" fo:border="none"/>
    </style:style>
    <style:style style:name="Table4" style:family="table">
      <style:table-properties style:width="468pt" style:rel-width="100%" fo:margin-left="0pt" fo:margin-top="8pt" fo:margin-bottom="7pt" table:align="left" style:writing-mode="lr-tb"/>
    </style:style>
    <style:style style:name="Table4.A" style:family="table-column">
      <style:table-column-properties style:column-width="162.45pt" style:rel-column-width="3249*"/>
    </style:style>
    <style:style style:name="Table4.B" style:family="table-column">
      <style:table-column-properties style:column-width="97.85pt" style:rel-column-width="1957*"/>
    </style:style>
    <style:style style:name="Table4.D" style:family="table-column">
      <style:table-column-properties style:column-width="109.85pt" style:rel-column-width="2197*"/>
    </style:style>
    <style:style style:name="Table4.A1" style:family="table-cell">
      <style:table-cell-properties style:vertical-align="bottom" fo:padding="0pt" fo:border-left="none" fo:border-right="none" fo:border-top="0.05pt solid #000000" fo:border-bottom="0.05pt solid #000000"/>
    </style:style>
    <style:style style:name="Table4.A2" style:family="table-cell">
      <style:table-cell-properties fo:padding="0pt" fo:border="none"/>
    </style:style>
    <style:style style:name="Table4.B2" style:family="table-cell">
      <style:table-cell-properties fo:padding="0pt" fo:border="none"/>
    </style:style>
    <style:style style:name="Table4.C2" style:family="table-cell">
      <style:table-cell-properties fo:padding="0pt" fo:border="none"/>
    </style:style>
    <style:style style:name="Table4.D2" style:family="table-cell">
      <style:table-cell-properties fo:padding="0pt" fo:border="none"/>
    </style:style>
    <style:style style:name="Table4.A3" style:family="table-cell">
      <style:table-cell-properties fo:padding="0pt" fo:border="none"/>
    </style:style>
    <style:style style:name="Table4.B3" style:family="table-cell">
      <style:table-cell-properties fo:padding="0pt" fo:border="none"/>
    </style:style>
    <style:style style:name="Table4.C3" style:family="table-cell">
      <style:table-cell-properties fo:padding="0pt" fo:border="none"/>
    </style:style>
    <style:style style:name="Table4.D3" style:family="table-cell">
      <style:table-cell-properties fo:padding="0pt" fo:border="none"/>
    </style:style>
    <style:style style:name="Table4.A4" style:family="table-cell">
      <style:table-cell-properties fo:padding="0pt" fo:border="none"/>
    </style:style>
    <style:style style:name="Table4.B4" style:family="table-cell">
      <style:table-cell-properties fo:padding="0pt" fo:border="none"/>
    </style:style>
    <style:style style:name="Table4.C4" style:family="table-cell">
      <style:table-cell-properties fo:padding="0pt" fo:border="none"/>
    </style:style>
    <style:style style:name="Table4.D4" style:family="table-cell">
      <style:table-cell-properties fo:padding="0pt" fo:border="none"/>
    </style:style>
    <style:style style:name="Table4.A5" style:family="table-cell">
      <style:table-cell-properties fo:padding="0pt" fo:border="none"/>
    </style:style>
    <style:style style:name="Table4.B5" style:family="table-cell">
      <style:table-cell-properties fo:padding="0pt" fo:border="none"/>
    </style:style>
    <style:style style:name="Table4.C5" style:family="table-cell">
      <style:table-cell-properties fo:padding="0pt" fo:border="none"/>
    </style:style>
    <style:style style:name="Table4.D5" style:family="table-cell">
      <style:table-cell-properties fo:padding="0pt" fo:border="none"/>
    </style:style>
    <style:style style:name="Table4.A6" style:family="table-cell">
      <style:table-cell-properties fo:padding="0pt" fo:border="none"/>
    </style:style>
    <style:style style:name="Table4.B6" style:family="table-cell">
      <style:table-cell-properties fo:padding="0pt" fo:border="none"/>
    </style:style>
    <style:style style:name="Table4.C6" style:family="table-cell">
      <style:table-cell-properties fo:padding="0pt" fo:border="none"/>
    </style:style>
    <style:style style:name="Table4.D6" style:family="table-cell">
      <style:table-cell-properties fo:padding="0pt" fo:border="none"/>
    </style:style>
    <style:style style:name="Table4.A7" style:family="table-cell">
      <style:table-cell-properties fo:padding="0pt" fo:border="none"/>
    </style:style>
    <style:style style:name="Table4.B7" style:family="table-cell">
      <style:table-cell-properties fo:padding="0pt" fo:border="none"/>
    </style:style>
    <style:style style:name="Table4.C7" style:family="table-cell">
      <style:table-cell-properties fo:padding="0pt" fo:border="none"/>
    </style:style>
    <style:style style:name="Table4.D7" style:family="table-cell">
      <style:table-cell-properties fo:padding="0pt" fo:border="none"/>
    </style:style>
    <style:style style:name="Table4.A8" style:family="table-cell">
      <style:table-cell-properties fo:padding="0pt" fo:border="none"/>
    </style:style>
    <style:style style:name="Table4.B8" style:family="table-cell">
      <style:table-cell-properties fo:padding="0pt" fo:border="none"/>
    </style:style>
    <style:style style:name="Table4.C8" style:family="table-cell">
      <style:table-cell-properties fo:padding="0pt" fo:border="none"/>
    </style:style>
    <style:style style:name="Table4.D8" style:family="table-cell">
      <style:table-cell-properties fo:padding="0pt" fo:border="none"/>
    </style:style>
    <style:style style:name="Table4.A9" style:family="table-cell">
      <style:table-cell-properties fo:padding="0pt" fo:border="none"/>
    </style:style>
    <style:style style:name="Table4.B9" style:family="table-cell">
      <style:table-cell-properties fo:padding="0pt" fo:border="none"/>
    </style:style>
    <style:style style:name="Table4.C9" style:family="table-cell">
      <style:table-cell-properties fo:padding="0pt" fo:border="none"/>
    </style:style>
    <style:style style:name="Table4.D9" style:family="table-cell">
      <style:table-cell-properties fo:padding="0pt" fo:border="none"/>
    </style:style>
    <style:style style:name="Table4.A10" style:family="table-cell">
      <style:table-cell-properties fo:padding="0pt" fo:border="none"/>
    </style:style>
    <style:style style:name="Table4.B10" style:family="table-cell">
      <style:table-cell-properties fo:padding="0pt" fo:border="none"/>
    </style:style>
    <style:style style:name="Table4.C10" style:family="table-cell">
      <style:table-cell-properties fo:padding="0pt" fo:border="none"/>
    </style:style>
    <style:style style:name="Table4.D10" style:family="table-cell">
      <style:table-cell-properties fo:padding="0pt" fo:border="none"/>
    </style:style>
    <style:style style:name="Table4.A11" style:family="table-cell">
      <style:table-cell-properties fo:padding="0pt" fo:border="none"/>
    </style:style>
    <style:style style:name="Table4.B11" style:family="table-cell">
      <style:table-cell-properties fo:padding="0pt" fo:border="none"/>
    </style:style>
    <style:style style:name="Table4.C11" style:family="table-cell">
      <style:table-cell-properties fo:padding="0pt" fo:border="none"/>
    </style:style>
    <style:style style:name="Table4.D11" style:family="table-cell">
      <style:table-cell-properties fo:padding="0pt" fo:border="none"/>
    </style:style>
    <style:style style:name="Table4.A12" style:family="table-cell">
      <style:table-cell-properties fo:padding="0pt" fo:border="none"/>
    </style:style>
    <style:style style:name="Table4.B12" style:family="table-cell">
      <style:table-cell-properties fo:padding="0pt" fo:border="none"/>
    </style:style>
    <style:style style:name="Table4.C12" style:family="table-cell">
      <style:table-cell-properties fo:padding="0pt" fo:border="none"/>
    </style:style>
    <style:style style:name="Table4.D12" style:family="table-cell">
      <style:table-cell-properties fo:padding="0pt" fo:border="none"/>
    </style:style>
    <style:style style:name="Table4.A13" style:family="table-cell">
      <style:table-cell-properties fo:padding="0pt" fo:border="none"/>
    </style:style>
    <style:style style:name="Table4.B13" style:family="table-cell">
      <style:table-cell-properties fo:padding="0pt" fo:border="none"/>
    </style:style>
    <style:style style:name="Table4.C13" style:family="table-cell">
      <style:table-cell-properties fo:padding="0pt" fo:border="none"/>
    </style:style>
    <style:style style:name="Table4.D13" style:family="table-cell">
      <style:table-cell-properties fo:padding="0pt" fo:border="none"/>
    </style:style>
    <style:style style:name="Table4.A14" style:family="table-cell">
      <style:table-cell-properties fo:padding="0pt" fo:border="none"/>
    </style:style>
    <style:style style:name="Table4.B14" style:family="table-cell">
      <style:table-cell-properties fo:padding="0pt" fo:border="none"/>
    </style:style>
    <style:style style:name="Table4.C14" style:family="table-cell">
      <style:table-cell-properties fo:padding="0pt" fo:border="none"/>
    </style:style>
    <style:style style:name="Table4.D14" style:family="table-cell">
      <style:table-cell-properties fo:padding="0pt" fo:border="none"/>
    </style:style>
    <style:style style:name="Table4.A15" style:family="table-cell">
      <style:table-cell-properties fo:padding="0pt" fo:border="none"/>
    </style:style>
    <style:style style:name="Table4.B15" style:family="table-cell">
      <style:table-cell-properties fo:padding="0pt" fo:border="none"/>
    </style:style>
    <style:style style:name="Table4.C15" style:family="table-cell">
      <style:table-cell-properties fo:padding="0pt" fo:border="none"/>
    </style:style>
    <style:style style:name="Table4.D15" style:family="table-cell">
      <style:table-cell-properties fo:padding="0pt" fo:border="none"/>
    </style:style>
    <style:style style:name="Table4.A16" style:family="table-cell">
      <style:table-cell-properties fo:padding="0pt" fo:border="none"/>
    </style:style>
    <style:style style:name="Table4.B16" style:family="table-cell">
      <style:table-cell-properties fo:padding="0pt" fo:border="none"/>
    </style:style>
    <style:style style:name="Table4.C16" style:family="table-cell">
      <style:table-cell-properties fo:padding="0pt" fo:border="none"/>
    </style:style>
    <style:style style:name="Table4.D16" style:family="table-cell">
      <style:table-cell-properties fo:padding="0pt" fo:border="none"/>
    </style:style>
    <style:style style:name="Table4.A17" style:family="table-cell">
      <style:table-cell-properties fo:padding="0pt" fo:border="none"/>
    </style:style>
    <style:style style:name="Table4.B17" style:family="table-cell">
      <style:table-cell-properties fo:padding="0pt" fo:border="none"/>
    </style:style>
    <style:style style:name="Table4.C17" style:family="table-cell">
      <style:table-cell-properties fo:padding="0pt" fo:border="none"/>
    </style:style>
    <style:style style:name="Table4.D17" style:family="table-cell">
      <style:table-cell-properties fo:padding="0pt" fo:border="none"/>
    </style:style>
    <style:style style:name="Table4.A18" style:family="table-cell">
      <style:table-cell-properties fo:padding="0pt" fo:border="none"/>
    </style:style>
    <style:style style:name="Table4.B18" style:family="table-cell">
      <style:table-cell-properties fo:padding="0pt" fo:border="none"/>
    </style:style>
    <style:style style:name="Table4.C18" style:family="table-cell">
      <style:table-cell-properties fo:padding="0pt" fo:border="none"/>
    </style:style>
    <style:style style:name="Table4.D18" style:family="table-cell">
      <style:table-cell-properties fo:padding="0pt" fo:border="none"/>
    </style:style>
    <style:style style:name="Table4.A19" style:family="table-cell">
      <style:table-cell-properties fo:padding="0pt" fo:border="none"/>
    </style:style>
    <style:style style:name="Table4.B19" style:family="table-cell">
      <style:table-cell-properties fo:padding="0pt" fo:border="none"/>
    </style:style>
    <style:style style:name="Table4.C19" style:family="table-cell">
      <style:table-cell-properties fo:padding="0pt" fo:border="none"/>
    </style:style>
    <style:style style:name="Table4.D19" style:family="table-cell">
      <style:table-cell-properties fo:padding="0pt" fo:border="none"/>
    </style:style>
    <style:style style:name="Table4.A20" style:family="table-cell">
      <style:table-cell-properties fo:padding="0pt" fo:border="none"/>
    </style:style>
    <style:style style:name="Table4.B20" style:family="table-cell">
      <style:table-cell-properties fo:padding="0pt" fo:border="none"/>
    </style:style>
    <style:style style:name="Table4.C20" style:family="table-cell">
      <style:table-cell-properties fo:padding="0pt" fo:border="none"/>
    </style:style>
    <style:style style:name="Table4.D20" style:family="table-cell">
      <style:table-cell-properties fo:padding="0pt" fo:border="none"/>
    </style:style>
    <style:style style:name="Table4.A21" style:family="table-cell">
      <style:table-cell-properties fo:padding="0pt" fo:border="none"/>
    </style:style>
    <style:style style:name="Table4.B21" style:family="table-cell">
      <style:table-cell-properties fo:padding="0pt" fo:border="none"/>
    </style:style>
    <style:style style:name="Table4.C21" style:family="table-cell">
      <style:table-cell-properties fo:padding="0pt" fo:border="none"/>
    </style:style>
    <style:style style:name="Table4.D21" style:family="table-cell">
      <style:table-cell-properties fo:padding="0pt" fo:border="none"/>
    </style:style>
    <style:style style:name="Table4.A22" style:family="table-cell">
      <style:table-cell-properties fo:padding="0pt" fo:border="none"/>
    </style:style>
    <style:style style:name="Table4.B22" style:family="table-cell">
      <style:table-cell-properties fo:padding="0pt" fo:border="none"/>
    </style:style>
    <style:style style:name="Table4.C22" style:family="table-cell">
      <style:table-cell-properties fo:padding="0pt" fo:border="none"/>
    </style:style>
    <style:style style:name="Table4.D22" style:family="table-cell">
      <style:table-cell-properties fo:padding="0pt" fo:border="none"/>
    </style:style>
    <style:style style:name="Table4.A23" style:family="table-cell">
      <style:table-cell-properties fo:padding="0pt" fo:border="none"/>
    </style:style>
    <style:style style:name="Table4.B23" style:family="table-cell">
      <style:table-cell-properties fo:padding="0pt" fo:border="none"/>
    </style:style>
    <style:style style:name="Table4.C23" style:family="table-cell">
      <style:table-cell-properties fo:padding="0pt" fo:border="none"/>
    </style:style>
    <style:style style:name="Table4.D23" style:family="table-cell">
      <style:table-cell-properties fo:padding="0pt" fo:border="none"/>
    </style:style>
    <style:style style:name="Table4.A24" style:family="table-cell">
      <style:table-cell-properties fo:padding="0pt" fo:border="none"/>
    </style:style>
    <style:style style:name="Table4.B24" style:family="table-cell">
      <style:table-cell-properties fo:padding="0pt" fo:border="none"/>
    </style:style>
    <style:style style:name="Table4.C24" style:family="table-cell">
      <style:table-cell-properties fo:padding="0pt" fo:border="none"/>
    </style:style>
    <style:style style:name="Table4.D24" style:family="table-cell">
      <style:table-cell-properties fo:padding="0pt" fo:border="none"/>
    </style:style>
    <style:style style:name="Table4.A25" style:family="table-cell">
      <style:table-cell-properties fo:padding="0pt" fo:border="none"/>
    </style:style>
    <style:style style:name="Table4.B25" style:family="table-cell">
      <style:table-cell-properties fo:padding="0pt" fo:border="none"/>
    </style:style>
    <style:style style:name="Table4.C25" style:family="table-cell">
      <style:table-cell-properties fo:padding="0pt" fo:border="none"/>
    </style:style>
    <style:style style:name="Table4.D25" style:family="table-cell">
      <style:table-cell-properties fo:padding="0pt" fo:border="none"/>
    </style:style>
    <style:style style:name="Table4.A26" style:family="table-cell">
      <style:table-cell-properties fo:padding="0pt" fo:border-left="none" fo:border-right="none" fo:border-top="none" fo:border-bottom="0.05pt solid #000000"/>
    </style:style>
    <style:style style:name="Table4.B26" style:family="table-cell">
      <style:table-cell-properties fo:padding="0pt" fo:border-left="none" fo:border-right="none" fo:border-top="none" fo:border-bottom="0.05pt solid #000000"/>
    </style:style>
    <style:style style:name="Table4.C26" style:family="table-cell">
      <style:table-cell-properties fo:padding="0pt" fo:border-left="none" fo:border-right="none" fo:border-top="none" fo:border-bottom="0.05pt solid #000000"/>
    </style:style>
    <style:style style:name="Table4.D26" style:family="table-cell">
      <style:table-cell-properties fo:padding="0pt" fo:border-left="none" fo:border-right="none" fo:border-top="none" fo:border-bottom="0.05pt solid #000000"/>
    </style:style>
    <style:style style:name="Table5" style:family="table">
      <style:table-properties style:width="468pt" fo:margin-left="0pt" fo:margin-top="8pt" fo:margin-bottom="7pt" fo:break-before="auto" fo:break-after="auto" table:align="left" fo:keep-with-next="auto" style:may-break-between-rows="true" table:border-model="collapsing"/>
    </style:style>
    <style:style style:name="Table5.A" style:family="table-column">
      <style:table-column-properties style:column-width="202.3pt"/>
    </style:style>
    <style:style style:name="Table5.B" style:family="table-column">
      <style:table-column-properties style:column-width="88.55pt"/>
    </style:style>
    <style:style style:name="Table5.D" style:family="table-column">
      <style:table-column-properties style:column-width="88.6pt"/>
    </style:style>
    <style:style style:name="Table5.1" style:family="table-row">
      <style:table-row-properties fo:keep-together="auto"/>
    </style:style>
    <style:style style:name="Table5.A1" style:family="table-cell">
      <style:table-cell-properties style:vertical-align="bottom" fo:background-color="transparent" fo:padding="0pt" fo:border-left="none" fo:border-right="none" fo:border-top="0.05pt solid #000000" fo:border-bottom="0.05pt solid #000000" style:writing-mode="lr-tb">
        <style:background-image/>
      </style:table-cell-properties>
    </style:style>
    <style:style style:name="Table5.A2" style:family="table-cell">
      <style:table-cell-properties style:vertical-align="" fo:background-color="transparent" fo:padding="0pt" fo:border="none" style:writing-mode="lr-tb">
        <style:background-image/>
      </style:table-cell-properties>
    </style:style>
    <style:style style:name="Table5.A26" style:family="table-cell">
      <style:table-cell-properties style:vertical-align="" fo:background-color="transparent" fo:padding="0pt" fo:border-left="none" fo:border-right="none" fo:border-top="none" fo:border-bottom="0.05pt solid #000000" style:writing-mode="lr-tb">
        <style:background-image/>
      </style:table-cell-properties>
    </style:style>
    <style:style style:name="Table6" style:family="table">
      <style:table-properties style:width="468.05pt" fo:margin-left="0pt" fo:margin-top="8pt" fo:margin-bottom="7pt" fo:break-before="auto" fo:break-after="auto" table:align="left" fo:keep-with-next="auto" style:may-break-between-rows="true" table:border-model="collapsing"/>
    </style:style>
    <style:style style:name="Table6.A" style:family="table-column">
      <style:table-column-properties style:column-width="166.55pt"/>
    </style:style>
    <style:style style:name="Table6.B" style:family="table-column">
      <style:table-column-properties style:column-width="100.5pt"/>
    </style:style>
    <style:style style:name="Table6.1" style:family="table-row">
      <style:table-row-properties fo:keep-together="auto"/>
    </style:style>
    <style:style style:name="Table6.A1" style:family="table-cell">
      <style:table-cell-properties style:vertical-align="" fo:background-color="transparent" fo:padding="0pt" fo:border-left="none" fo:border-right="none" fo:border-top="0.05pt solid #000000" fo:border-bottom="0.05pt solid #000000" style:writing-mode="lr-tb">
        <style:background-image/>
      </style:table-cell-properties>
    </style:style>
    <style:style style:name="Table6.A2" style:family="table-cell">
      <style:table-cell-properties style:vertical-align="" fo:background-color="transparent" fo:padding="0pt" fo:border="none" style:writing-mode="lr-tb">
        <style:background-image/>
      </style:table-cell-properties>
    </style:style>
    <style:style style:name="Table6.A10" style:family="table-cell">
      <style:table-cell-properties style:vertical-align="" fo:background-color="transparent" fo:padding="0pt" fo:border-left="none" fo:border-right="none" fo:border-top="none" fo:border-bottom="0.05pt solid #000000" style:writing-mode="lr-tb">
        <style:background-image/>
      </style:table-cell-properties>
    </style:style>
    <style:style style:name="Table7" style:family="table">
      <style:table-properties style:width="468pt" fo:margin-top="8pt" fo:margin-bottom="7pt" fo:break-before="auto" fo:break-after="auto" table:align="margins" fo:keep-with-next="auto" style:may-break-between-rows="true" table:border-model="collapsing"/>
    </style:style>
    <style:style style:name="Table7.A" style:family="table-column">
      <style:table-column-properties style:column-width="175.45pt" style:rel-column-width="24566*"/>
    </style:style>
    <style:style style:name="Table7.B" style:family="table-column">
      <style:table-column-properties style:column-width="48.75pt" style:rel-column-width="6828*"/>
    </style:style>
    <style:style style:name="Table7.G" style:family="table-column">
      <style:table-column-properties style:column-width="48.75pt" style:rel-column-width="6829*"/>
    </style:style>
    <style:style style:name="Table7.1" style:family="table-row">
      <style:table-row-properties fo:keep-together="auto"/>
    </style:style>
    <style:style style:name="Table7.A1" style:family="table-cell">
      <style:table-cell-properties style:vertical-align="bottom" fo:background-color="transparent" fo:padding="0pt" fo:border-left="none" fo:border-right="none" fo:border-top="0.05pt solid #000000" fo:border-bottom="0.05pt solid #000000" style:writing-mode="lr-tb">
        <style:background-image/>
      </style:table-cell-properties>
    </style:style>
    <style:style style:name="Table7.A2" style:family="table-cell">
      <style:table-cell-properties style:vertical-align="" fo:background-color="transparent" fo:padding="0pt" fo:border="none" style:writing-mode="lr-tb">
        <style:background-image/>
      </style:table-cell-properties>
    </style:style>
    <style:style style:name="Table7.A20" style:family="table-cell">
      <style:table-cell-properties style:vertical-align="" fo:background-color="transparent" fo:padding="0pt" fo:border-left="none" fo:border-right="none" fo:border-top="none" fo:border-bottom="0.05pt solid #000000" style:writing-mode="lr-tb">
        <style:background-image/>
      </style:table-cell-properties>
    </style:style>
    <style:style style:name="Table8" style:family="table">
      <style:table-properties style:width="468pt" fo:margin-top="7pt" fo:margin-bottom="7pt" fo:break-before="auto" fo:break-after="auto" table:align="margins" fo:keep-with-next="auto" style:may-break-between-rows="true" table:border-model="collapsing"/>
    </style:style>
    <style:style style:name="Table8.A" style:family="table-column">
      <style:table-column-properties style:column-width="112.65pt" style:rel-column-width="15774*"/>
    </style:style>
    <style:style style:name="Table8.B" style:family="table-column">
      <style:table-column-properties style:column-width="59.2pt" style:rel-column-width="8293*"/>
    </style:style>
    <style:style style:name="Table8.G" style:family="table-column">
      <style:table-column-properties style:column-width="59.25pt" style:rel-column-width="8296*"/>
    </style:style>
    <style:style style:name="Table8.1" style:family="table-row">
      <style:table-row-properties fo:keep-together="auto"/>
    </style:style>
    <style:style style:name="Table8.A1" style:family="table-cell">
      <style:table-cell-properties style:vertical-align="" fo:background-color="transparent" fo:padding="0pt" fo:border-left="none" fo:border-right="none" fo:border-top="0.05pt solid #000000" fo:border-bottom="0.05pt solid #000000" style:writing-mode="lr-tb">
        <style:background-image/>
      </style:table-cell-properties>
    </style:style>
    <style:style style:name="Table8.A2" style:family="table-cell">
      <style:table-cell-properties style:vertical-align="" fo:background-color="transparent" fo:padding="0pt" fo:border="none" style:writing-mode="lr-tb">
        <style:background-image/>
      </style:table-cell-properties>
    </style:style>
    <style:style style:name="Table8.A7" style:family="table-cell">
      <style:table-cell-properties style:vertical-align="" fo:background-color="transparent" fo:padding="0pt" fo:border-left="none" fo:border-right="none" fo:border-top="none" fo:border-bottom="0.05pt solid #000000" style:writing-mode="lr-tb">
        <style:background-image/>
      </style:table-cell-properties>
    </style:style>
    <style:style style:name="Table9" style:family="table">
      <style:table-properties style:width="468pt" fo:margin-top="8pt" fo:margin-bottom="7pt" table:align="margins" style:writing-mode="lr-tb"/>
    </style:style>
    <style:style style:name="Table9.A" style:family="table-column">
      <style:table-column-properties style:column-width="72pt" style:rel-column-width="10081*"/>
    </style:style>
    <style:style style:name="Table9.B" style:family="table-column">
      <style:table-column-properties style:column-width="86.35pt" style:rel-column-width="12095*"/>
    </style:style>
    <style:style style:name="Table9.F" style:family="table-column">
      <style:table-column-properties style:column-width="50.5pt" style:rel-column-width="7074*"/>
    </style:style>
    <style:style style:name="Table9.A1" style:family="table-cell">
      <style:table-cell-properties fo:padding="0pt" fo:border-left="none" fo:border-right="none" fo:border-top="0.05pt solid #000000" fo:border-bottom="none"/>
    </style:style>
    <style:style style:name="Table9.B1" style:family="table-cell">
      <style:table-cell-properties fo:padding="0pt" fo:border-left="none" fo:border-right="none" fo:border-top="0.05pt solid #000000" fo:border-bottom="0.05pt solid #000000"/>
    </style:style>
    <style:style style:name="Table9.A2" style:family="table-cell">
      <style:table-cell-properties fo:padding="0pt" fo:border-left="none" fo:border-right="none" fo:border-top="none" fo:border-bottom="0.05pt solid #000000"/>
    </style:style>
    <style:style style:name="Table9.A3" style:family="table-cell">
      <style:table-cell-properties fo:padding="0pt" fo:border="none"/>
    </style:style>
    <style:style style:name="Table10" style:family="table">
      <style:table-properties style:width="468pt" fo:margin-top="8pt" fo:margin-bottom="7pt" table:align="margins" style:writing-mode="lr-tb"/>
    </style:style>
    <style:style style:name="Table10.A" style:family="table-column">
      <style:table-column-properties style:column-width="153.25pt" style:rel-column-width="21462*"/>
    </style:style>
    <style:style style:name="Table10.B" style:family="table-column">
      <style:table-column-properties style:column-width="76.35pt" style:rel-column-width="10692*"/>
    </style:style>
    <style:style style:name="Table10.D" style:family="table-column">
      <style:table-column-properties style:column-width="18pt" style:rel-column-width="2520*"/>
    </style:style>
    <style:style style:name="Table10.E" style:family="table-column">
      <style:table-column-properties style:column-width="72pt" style:rel-column-width="10083*"/>
    </style:style>
    <style:style style:name="Table10.F" style:family="table-column">
      <style:table-column-properties style:column-width="72.05pt" style:rel-column-width="10086*"/>
    </style:style>
    <style:style style:name="Table10.A1" style:family="table-cell">
      <style:table-cell-properties style:vertical-align="bottom" fo:padding="0pt" fo:border-left="none" fo:border-right="none" fo:border-top="0.05pt solid #000000" fo:border-bottom="none"/>
    </style:style>
    <style:style style:name="Table10.B1" style:family="table-cell">
      <style:table-cell-properties style:vertical-align="bottom" fo:padding="0pt" fo:border-left="none" fo:border-right="none" fo:border-top="0.05pt solid #000000" fo:border-bottom="0.05pt solid #000000"/>
    </style:style>
    <style:style style:name="Table10.A2" style:family="table-cell">
      <style:table-cell-properties fo:padding="0pt" fo:border-left="none" fo:border-right="none" fo:border-top="none" fo:border-bottom="0.05pt solid #000000"/>
    </style:style>
    <style:style style:name="Table10.B2" style:family="table-cell">
      <style:table-cell-properties fo:padding="0pt" fo:border-left="none" fo:border-right="none" fo:border-top="none" fo:border-bottom="0.05pt solid #000000"/>
    </style:style>
    <style:style style:name="Table10.C2" style:family="table-cell">
      <style:table-cell-properties fo:padding="0pt" fo:border-left="none" fo:border-right="none" fo:border-top="none" fo:border-bottom="0.05pt solid #000000"/>
    </style:style>
    <style:style style:name="Table10.D2" style:family="table-cell">
      <style:table-cell-properties fo:padding="0pt" fo:border-left="none" fo:border-right="none" fo:border-top="none" fo:border-bottom="0.05pt solid #000000"/>
    </style:style>
    <style:style style:name="Table10.E2" style:family="table-cell">
      <style:table-cell-properties fo:padding="0pt" fo:border-left="none" fo:border-right="none" fo:border-top="none" fo:border-bottom="0.05pt solid #000000"/>
    </style:style>
    <style:style style:name="Table10.F2" style:family="table-cell">
      <style:table-cell-properties fo:padding="0pt" fo:border-left="none" fo:border-right="none" fo:border-top="none" fo:border-bottom="0.05pt solid #000000"/>
    </style:style>
    <style:style style:name="Table10.A3" style:family="table-cell">
      <style:table-cell-properties fo:padding="0pt" fo:border="none"/>
    </style:style>
    <style:style style:name="Table10.B3" style:family="table-cell">
      <style:table-cell-properties fo:padding="0pt" fo:border="none"/>
    </style:style>
    <style:style style:name="Table10.C3" style:family="table-cell">
      <style:table-cell-properties fo:padding="0pt" fo:border="none"/>
    </style:style>
    <style:style style:name="Table10.D3" style:family="table-cell">
      <style:table-cell-properties fo:padding="0pt" fo:border="none"/>
    </style:style>
    <style:style style:name="Table10.E3" style:family="table-cell">
      <style:table-cell-properties fo:padding="0pt" fo:border="none"/>
    </style:style>
    <style:style style:name="Table10.F3" style:family="table-cell">
      <style:table-cell-properties fo:padding="0pt" fo:border="none"/>
    </style:style>
    <style:style style:name="Table10.A4" style:family="table-cell">
      <style:table-cell-properties fo:padding="0pt" fo:border="none"/>
    </style:style>
    <style:style style:name="Table10.B4" style:family="table-cell">
      <style:table-cell-properties fo:padding="0pt" fo:border="none"/>
    </style:style>
    <style:style style:name="Table10.C4" style:family="table-cell">
      <style:table-cell-properties fo:padding="0pt" fo:border="none"/>
    </style:style>
    <style:style style:name="Table10.D4" style:family="table-cell">
      <style:table-cell-properties fo:padding="0pt" fo:border="none"/>
    </style:style>
    <style:style style:name="Table10.E4" style:family="table-cell">
      <style:table-cell-properties fo:padding="0pt" fo:border="none"/>
    </style:style>
    <style:style style:name="Table10.F4" style:family="table-cell">
      <style:table-cell-properties fo:padding="0pt" fo:border="none"/>
    </style:style>
    <style:style style:name="Table10.A5" style:family="table-cell">
      <style:table-cell-properties fo:padding="0pt" fo:border="none"/>
    </style:style>
    <style:style style:name="Table10.B5" style:family="table-cell">
      <style:table-cell-properties fo:padding="0pt" fo:border="none"/>
    </style:style>
    <style:style style:name="Table10.C5" style:family="table-cell">
      <style:table-cell-properties fo:padding="0pt" fo:border="none"/>
    </style:style>
    <style:style style:name="Table10.D5" style:family="table-cell">
      <style:table-cell-properties fo:padding="0pt" fo:border="none"/>
    </style:style>
    <style:style style:name="Table10.E5" style:family="table-cell">
      <style:table-cell-properties fo:padding="0pt" fo:border="none"/>
    </style:style>
    <style:style style:name="Table10.F5" style:family="table-cell">
      <style:table-cell-properties fo:padding="0pt" fo:border="none"/>
    </style:style>
    <style:style style:name="Table10.A6" style:family="table-cell">
      <style:table-cell-properties fo:padding="0pt" fo:border="none"/>
    </style:style>
    <style:style style:name="Table10.B6" style:family="table-cell">
      <style:table-cell-properties fo:padding="0pt" fo:border="none"/>
    </style:style>
    <style:style style:name="Table10.C6" style:family="table-cell">
      <style:table-cell-properties fo:padding="0pt" fo:border="none"/>
    </style:style>
    <style:style style:name="Table10.D6" style:family="table-cell">
      <style:table-cell-properties fo:padding="0pt" fo:border="none"/>
    </style:style>
    <style:style style:name="Table10.E6" style:family="table-cell">
      <style:table-cell-properties fo:padding="0pt" fo:border="none"/>
    </style:style>
    <style:style style:name="Table10.F6" style:family="table-cell">
      <style:table-cell-properties fo:padding="0pt" fo:border="none"/>
    </style:style>
    <style:style style:name="Table10.A7" style:family="table-cell">
      <style:table-cell-properties fo:padding="0pt" fo:border="none"/>
    </style:style>
    <style:style style:name="Table10.B7" style:family="table-cell">
      <style:table-cell-properties fo:padding="0pt" fo:border="none"/>
    </style:style>
    <style:style style:name="Table10.C7" style:family="table-cell">
      <style:table-cell-properties fo:padding="0pt" fo:border="none"/>
    </style:style>
    <style:style style:name="Table10.D7" style:family="table-cell">
      <style:table-cell-properties fo:padding="0pt" fo:border="none"/>
    </style:style>
    <style:style style:name="Table10.E7" style:family="table-cell">
      <style:table-cell-properties fo:padding="0pt" fo:border="none"/>
    </style:style>
    <style:style style:name="Table10.F7" style:family="table-cell">
      <style:table-cell-properties fo:padding="0pt" fo:border="none"/>
    </style:style>
    <style:style style:name="Table10.A8" style:family="table-cell">
      <style:table-cell-properties fo:padding="0pt" fo:border="none"/>
    </style:style>
    <style:style style:name="Table10.B8" style:family="table-cell">
      <style:table-cell-properties fo:padding="0pt" fo:border="none"/>
    </style:style>
    <style:style style:name="Table10.C8" style:family="table-cell">
      <style:table-cell-properties fo:padding="0pt" fo:border="none"/>
    </style:style>
    <style:style style:name="Table10.D8" style:family="table-cell">
      <style:table-cell-properties fo:padding="0pt" fo:border="none"/>
    </style:style>
    <style:style style:name="Table10.E8" style:family="table-cell">
      <style:table-cell-properties fo:padding="0pt" fo:border="none"/>
    </style:style>
    <style:style style:name="Table10.F8" style:family="table-cell">
      <style:table-cell-properties fo:padding="0pt" fo:border="none"/>
    </style:style>
    <style:style style:name="Table10.A9" style:family="table-cell">
      <style:table-cell-properties fo:padding="0pt" fo:border="none"/>
    </style:style>
    <style:style style:name="Table10.B9" style:family="table-cell">
      <style:table-cell-properties fo:padding="0pt" fo:border="none"/>
    </style:style>
    <style:style style:name="Table10.C9" style:family="table-cell">
      <style:table-cell-properties fo:padding="0pt" fo:border="none"/>
    </style:style>
    <style:style style:name="Table10.D9" style:family="table-cell">
      <style:table-cell-properties fo:padding="0pt" fo:border="none"/>
    </style:style>
    <style:style style:name="Table10.E9" style:family="table-cell">
      <style:table-cell-properties fo:padding="0pt" fo:border="none"/>
    </style:style>
    <style:style style:name="Table10.F9" style:family="table-cell">
      <style:table-cell-properties fo:padding="0pt" fo:border="none"/>
    </style:style>
    <style:style style:name="Table10.A10" style:family="table-cell">
      <style:table-cell-properties fo:padding="0pt" fo:border="none"/>
    </style:style>
    <style:style style:name="Table10.B10" style:family="table-cell">
      <style:table-cell-properties fo:padding="0pt" fo:border="none"/>
    </style:style>
    <style:style style:name="Table10.C10" style:family="table-cell">
      <style:table-cell-properties fo:padding="0pt" fo:border="none"/>
    </style:style>
    <style:style style:name="Table10.D10" style:family="table-cell">
      <style:table-cell-properties fo:padding="0pt" fo:border="none"/>
    </style:style>
    <style:style style:name="Table10.E10" style:family="table-cell">
      <style:table-cell-properties fo:padding="0pt" fo:border="none"/>
    </style:style>
    <style:style style:name="Table10.F10" style:family="table-cell">
      <style:table-cell-properties fo:padding="0pt" fo:border="none"/>
    </style:style>
    <style:style style:name="Table10.A11" style:family="table-cell">
      <style:table-cell-properties fo:padding="0pt" fo:border="none"/>
    </style:style>
    <style:style style:name="Table10.B11" style:family="table-cell">
      <style:table-cell-properties fo:padding="0pt" fo:border="none"/>
    </style:style>
    <style:style style:name="Table10.C11" style:family="table-cell">
      <style:table-cell-properties fo:padding="0pt" fo:border="none"/>
    </style:style>
    <style:style style:name="Table10.D11" style:family="table-cell">
      <style:table-cell-properties fo:padding="0pt" fo:border="none"/>
    </style:style>
    <style:style style:name="Table10.E11" style:family="table-cell">
      <style:table-cell-properties fo:padding="0pt" fo:border="none"/>
    </style:style>
    <style:style style:name="Table10.F11" style:family="table-cell">
      <style:table-cell-properties fo:padding="0pt" fo:border="none"/>
    </style:style>
    <style:style style:name="Table10.A12" style:family="table-cell">
      <style:table-cell-properties fo:padding="0pt" fo:border="none"/>
    </style:style>
    <style:style style:name="Table10.B12" style:family="table-cell">
      <style:table-cell-properties fo:padding="0pt" fo:border="none"/>
    </style:style>
    <style:style style:name="Table10.C12" style:family="table-cell">
      <style:table-cell-properties fo:padding="0pt" fo:border="none"/>
    </style:style>
    <style:style style:name="Table10.D12" style:family="table-cell">
      <style:table-cell-properties fo:padding="0pt" fo:border="none"/>
    </style:style>
    <style:style style:name="Table10.E12" style:family="table-cell">
      <style:table-cell-properties fo:padding="0pt" fo:border="none"/>
    </style:style>
    <style:style style:name="Table10.F12" style:family="table-cell">
      <style:table-cell-properties fo:padding="0pt" fo:border="none"/>
    </style:style>
    <style:style style:name="Table10.A13" style:family="table-cell">
      <style:table-cell-properties fo:padding="0pt" fo:border="none"/>
    </style:style>
    <style:style style:name="Table10.B13" style:family="table-cell">
      <style:table-cell-properties fo:padding="0pt" fo:border="none"/>
    </style:style>
    <style:style style:name="Table10.C13" style:family="table-cell">
      <style:table-cell-properties fo:padding="0pt" fo:border="none"/>
    </style:style>
    <style:style style:name="Table10.D13" style:family="table-cell">
      <style:table-cell-properties fo:padding="0pt" fo:border="none"/>
    </style:style>
    <style:style style:name="Table10.E13" style:family="table-cell">
      <style:table-cell-properties fo:padding="0pt" fo:border="none"/>
    </style:style>
    <style:style style:name="Table10.F13" style:family="table-cell">
      <style:table-cell-properties fo:padding="0pt" fo:border="none"/>
    </style:style>
    <style:style style:name="Table10.A14" style:family="table-cell">
      <style:table-cell-properties fo:padding="0pt" fo:border-left="none" fo:border-right="none" fo:border-top="none" fo:border-bottom="0.05pt solid #000000"/>
    </style:style>
    <style:style style:name="Table10.B14" style:family="table-cell">
      <style:table-cell-properties fo:padding="0pt" fo:border-left="none" fo:border-right="none" fo:border-top="none" fo:border-bottom="0.05pt solid #000000"/>
    </style:style>
    <style:style style:name="Table10.C14" style:family="table-cell">
      <style:table-cell-properties fo:padding="0pt" fo:border-left="none" fo:border-right="none" fo:border-top="none" fo:border-bottom="0.05pt solid #000000"/>
    </style:style>
    <style:style style:name="Table10.D14" style:family="table-cell">
      <style:table-cell-properties fo:padding="0pt" fo:border-left="none" fo:border-right="none" fo:border-top="none" fo:border-bottom="0.05pt solid #000000"/>
    </style:style>
    <style:style style:name="Table10.E14" style:family="table-cell">
      <style:table-cell-properties fo:padding="0pt" fo:border-left="none" fo:border-right="none" fo:border-top="none" fo:border-bottom="0.05pt solid #000000"/>
    </style:style>
    <style:style style:name="Table10.F14" style:family="table-cell">
      <style:table-cell-properties fo:padding="0pt" fo:border-left="none" fo:border-right="none" fo:border-top="none" fo:border-bottom="0.05pt solid #000000"/>
    </style:style>
    <style:style style:name="Table11" style:family="table">
      <style:table-properties style:width="468pt" fo:margin-top="8pt" fo:margin-bottom="7pt" fo:break-before="auto" fo:break-after="auto" table:align="margins" fo:keep-with-next="auto" style:may-break-between-rows="true" style:writing-mode="lr-tb" table:border-model="collapsing"/>
    </style:style>
    <style:style style:name="Table11.A" style:family="table-column">
      <style:table-column-properties style:column-width="117pt" style:rel-column-width="16383*"/>
    </style:style>
    <style:style style:name="Table11.D" style:family="table-column">
      <style:table-column-properties style:column-width="117pt" style:rel-column-width="16386*"/>
    </style:style>
    <style:style style:name="Table11.1" style:family="table-row">
      <style:table-row-properties fo:keep-together="auto"/>
    </style:style>
    <style:style style:name="Table11.A1" style:family="table-cell">
      <style:table-cell-properties style:vertical-align="" fo:background-color="transparent" fo:padding="0pt" fo:border-left="none" fo:border-right="none" fo:border-top="0.05pt solid #000000" fo:border-bottom="none" style:writing-mode="lr-tb">
        <style:background-image/>
      </style:table-cell-properties>
    </style:style>
    <style:style style:name="Table11.C1" style:family="table-cell">
      <style:table-cell-properties style:vertical-align="" fo:background-color="transparent" fo:padding="0pt" fo:border-left="none" fo:border-right="none" fo:border-top="0.05pt solid #000000" fo:border-bottom="0.05pt solid #000000" style:writing-mode="lr-tb">
        <style:background-image/>
      </style:table-cell-properties>
    </style:style>
    <style:style style:name="Table11.A2" style:family="table-cell">
      <style:table-cell-properties style:vertical-align="" fo:background-color="transparent" fo:padding="0pt" fo:border-left="none" fo:border-right="none" fo:border-top="none" fo:border-bottom="0.05pt solid #000000" style:writing-mode="lr-tb">
        <style:background-image/>
      </style:table-cell-properties>
    </style:style>
    <style:style style:name="Table11.A3" style:family="table-cell">
      <style:table-cell-properties style:vertical-align="" fo:background-color="transparent" fo:padding="0pt" fo:border="none" style:writing-mode="lr-tb">
        <style:background-image/>
      </style:table-cell-properties>
    </style:style>
    <style:style style:name="Table12" style:family="table">
      <style:table-properties style:width="468pt" fo:margin-top="8pt" fo:margin-bottom="7pt" fo:break-before="auto" fo:break-after="auto" table:align="margins" fo:keep-with-next="auto" style:may-break-between-rows="true" table:border-model="collapsing"/>
    </style:style>
    <style:style style:name="Table12.A" style:family="table-column">
      <style:table-column-properties style:column-width="130.4pt" style:rel-column-width="18262*"/>
    </style:style>
    <style:style style:name="Table12.B" style:family="table-column">
      <style:table-column-properties style:column-width="42.8pt" style:rel-column-width="5994*"/>
    </style:style>
    <style:style style:name="Table12.F" style:family="table-column">
      <style:table-column-properties style:column-width="55.45pt" style:rel-column-width="7765*"/>
    </style:style>
    <style:style style:name="Table12.H" style:family="table-column">
      <style:table-column-properties style:column-width="55.45pt" style:rel-column-width="7767*"/>
    </style:style>
    <style:style style:name="Table12.1" style:family="table-row">
      <style:table-row-properties fo:keep-together="auto"/>
    </style:style>
    <style:style style:name="Table12.A1" style:family="table-cell">
      <style:table-cell-properties style:vertical-align="" fo:background-color="transparent" fo:padding="0pt" fo:border-left="none" fo:border-right="none" fo:border-top="0.05pt solid #000000" fo:border-bottom="none" style:writing-mode="lr-tb">
        <style:background-image/>
      </style:table-cell-properties>
    </style:style>
    <style:style style:name="Table12.F1" style:family="table-cell">
      <style:table-cell-properties style:vertical-align="" fo:background-color="transparent" fo:padding="0pt" fo:border-left="none" fo:border-right="none" fo:border-top="0.05pt solid #000000" fo:border-bottom="0.05pt solid #000000" style:writing-mode="lr-tb">
        <style:background-image/>
      </style:table-cell-properties>
    </style:style>
    <style:style style:name="Table12.A2" style:family="table-cell">
      <style:table-cell-properties style:vertical-align="" fo:background-color="transparent" fo:padding="0pt" fo:border-left="none" fo:border-right="none" fo:border-top="none" fo:border-bottom="0.05pt solid #000000" style:writing-mode="lr-tb">
        <style:background-image/>
      </style:table-cell-properties>
    </style:style>
    <style:style style:name="Table12.A3" style:family="table-cell">
      <style:table-cell-properties style:vertical-align="" fo:background-color="transparent" fo:padding="0pt" fo:border="none" style:writing-mode="lr-tb">
        <style:background-image/>
      </style:table-cell-properties>
    </style:style>
    <style:style style:name="Table13" style:family="table">
      <style:table-properties style:width="468pt" fo:margin-top="8pt" fo:margin-bottom="7pt" table:align="margins"/>
    </style:style>
    <style:style style:name="Table13.A" style:family="table-column">
      <style:table-column-properties style:column-width="72pt" style:rel-column-width="10082*"/>
    </style:style>
    <style:style style:name="Table13.B" style:family="table-column">
      <style:table-column-properties style:column-width="45.1pt" style:rel-column-width="6315*"/>
    </style:style>
    <style:style style:name="Table13.C" style:family="table-column">
      <style:table-column-properties style:column-width="40.7pt" style:rel-column-width="5699*"/>
    </style:style>
    <style:style style:name="Table13.D" style:family="table-column">
      <style:table-column-properties style:column-width="8.75pt" style:rel-column-width="1225*"/>
    </style:style>
    <style:style style:name="Table13.G" style:family="table-column">
      <style:table-column-properties style:column-width="40pt" style:rel-column-width="5601*"/>
    </style:style>
    <style:style style:name="Table13.H" style:family="table-column">
      <style:table-column-properties style:column-width="40.75pt" style:rel-column-width="5706*"/>
    </style:style>
    <style:style style:name="Table13.J" style:family="table-column">
      <style:table-column-properties style:column-width="45.05pt" style:rel-column-width="6308*"/>
    </style:style>
    <style:style style:name="Table13.K" style:family="table-column">
      <style:table-column-properties style:column-width="44.8pt" style:rel-column-width="6270*"/>
    </style:style>
    <style:style style:name="Table13.A1" style:family="table-cell">
      <style:table-cell-properties fo:padding="0pt" fo:border-left="none" fo:border-right="none" fo:border-top="0.05pt solid #000000" fo:border-bottom="none"/>
    </style:style>
    <style:style style:name="Table13.B1" style:family="table-cell">
      <style:table-cell-properties fo:padding="0pt" fo:border-left="none" fo:border-right="none" fo:border-top="0.05pt solid #000000" fo:border-bottom="0.05pt solid #000000"/>
    </style:style>
    <style:style style:name="Table13.A2" style:family="table-cell">
      <style:table-cell-properties style:vertical-align="bottom" fo:padding="0pt" fo:border-left="none" fo:border-right="none" fo:border-top="none" fo:border-bottom="0.05pt solid #000000"/>
    </style:style>
    <style:style style:name="Table13.A3" style:family="table-cell">
      <style:table-cell-properties fo:padding="0pt" fo:border="none"/>
    </style:style>
    <style:style style:name="Table13.B3" style:family="table-cell">
      <style:table-cell-properties fo:padding="0pt" fo:border="none"/>
    </style:style>
    <style:style style:name="Table13.C3" style:family="table-cell">
      <style:table-cell-properties fo:padding="0pt" fo:border="none"/>
    </style:style>
    <style:style style:name="Table13.D3" style:family="table-cell">
      <style:table-cell-properties fo:padding="0pt" fo:border="none"/>
    </style:style>
    <style:style style:name="Table13.E3" style:family="table-cell">
      <style:table-cell-properties fo:padding="0pt" fo:border="none"/>
    </style:style>
    <style:style style:name="Table13.F3" style:family="table-cell">
      <style:table-cell-properties fo:padding="0pt" fo:border="none"/>
    </style:style>
    <style:style style:name="Table13.G3" style:family="table-cell">
      <style:table-cell-properties fo:padding="0pt" fo:border="none"/>
    </style:style>
    <style:style style:name="Table13.H3" style:family="table-cell">
      <style:table-cell-properties fo:padding="0pt" fo:border="none"/>
    </style:style>
    <style:style style:name="Table13.I3" style:family="table-cell">
      <style:table-cell-properties fo:padding="0pt" fo:border="none"/>
    </style:style>
    <style:style style:name="Table13.J3" style:family="table-cell">
      <style:table-cell-properties fo:padding="0pt" fo:border="none"/>
    </style:style>
    <style:style style:name="Table13.K3" style:family="table-cell">
      <style:table-cell-properties fo:padding="0pt" fo:border="none"/>
    </style:style>
    <style:style style:name="Table13.A4" style:family="table-cell">
      <style:table-cell-properties fo:padding="0pt" fo:border="none"/>
    </style:style>
    <style:style style:name="Table13.B4" style:family="table-cell">
      <style:table-cell-properties fo:padding="0pt" fo:border="none"/>
    </style:style>
    <style:style style:name="Table13.C4" style:family="table-cell">
      <style:table-cell-properties fo:padding="0pt" fo:border="none"/>
    </style:style>
    <style:style style:name="Table13.D4" style:family="table-cell">
      <style:table-cell-properties fo:padding="0pt" fo:border="none"/>
    </style:style>
    <style:style style:name="Table13.E4" style:family="table-cell">
      <style:table-cell-properties fo:padding="0pt" fo:border="none"/>
    </style:style>
    <style:style style:name="Table13.F4" style:family="table-cell">
      <style:table-cell-properties fo:padding="0pt" fo:border="none"/>
    </style:style>
    <style:style style:name="Table13.G4" style:family="table-cell">
      <style:table-cell-properties fo:padding="0pt" fo:border="none"/>
    </style:style>
    <style:style style:name="Table13.H4" style:family="table-cell">
      <style:table-cell-properties fo:padding="0pt" fo:border="none"/>
    </style:style>
    <style:style style:name="Table13.I4" style:family="table-cell">
      <style:table-cell-properties fo:padding="0pt" fo:border="none"/>
    </style:style>
    <style:style style:name="Table13.J4" style:family="table-cell">
      <style:table-cell-properties fo:padding="0pt" fo:border="none"/>
    </style:style>
    <style:style style:name="Table13.K4" style:family="table-cell">
      <style:table-cell-properties fo:padding="0pt" fo:border="none"/>
    </style:style>
    <style:style style:name="Table13.A5" style:family="table-cell">
      <style:table-cell-properties fo:padding="0pt" fo:border="none"/>
    </style:style>
    <style:style style:name="Table13.B5" style:family="table-cell">
      <style:table-cell-properties fo:padding="0pt" fo:border="none"/>
    </style:style>
    <style:style style:name="Table13.C5" style:family="table-cell">
      <style:table-cell-properties fo:padding="0pt" fo:border="none"/>
    </style:style>
    <style:style style:name="Table13.D5" style:family="table-cell">
      <style:table-cell-properties fo:padding="0pt" fo:border="none"/>
    </style:style>
    <style:style style:name="Table13.E5" style:family="table-cell">
      <style:table-cell-properties fo:padding="0pt" fo:border="none"/>
    </style:style>
    <style:style style:name="Table13.F5" style:family="table-cell">
      <style:table-cell-properties fo:padding="0pt" fo:border="none"/>
    </style:style>
    <style:style style:name="Table13.G5" style:family="table-cell">
      <style:table-cell-properties fo:padding="0pt" fo:border="none"/>
    </style:style>
    <style:style style:name="Table13.H5" style:family="table-cell">
      <style:table-cell-properties fo:padding="0pt" fo:border="none"/>
    </style:style>
    <style:style style:name="Table13.I5" style:family="table-cell">
      <style:table-cell-properties fo:padding="0pt" fo:border="none"/>
    </style:style>
    <style:style style:name="Table13.J5" style:family="table-cell">
      <style:table-cell-properties fo:padding="0pt" fo:border="none"/>
    </style:style>
    <style:style style:name="Table13.K5" style:family="table-cell">
      <style:table-cell-properties fo:padding="0pt" fo:border="none"/>
    </style:style>
    <style:style style:name="Table13.A6" style:family="table-cell">
      <style:table-cell-properties fo:padding="0pt" fo:border="none"/>
    </style:style>
    <style:style style:name="Table13.B6" style:family="table-cell">
      <style:table-cell-properties fo:padding="0pt" fo:border="none"/>
    </style:style>
    <style:style style:name="Table13.C6" style:family="table-cell">
      <style:table-cell-properties fo:padding="0pt" fo:border="none"/>
    </style:style>
    <style:style style:name="Table13.D6" style:family="table-cell">
      <style:table-cell-properties fo:padding="0pt" fo:border="none"/>
    </style:style>
    <style:style style:name="Table13.E6" style:family="table-cell">
      <style:table-cell-properties fo:padding="0pt" fo:border="none"/>
    </style:style>
    <style:style style:name="Table13.F6" style:family="table-cell">
      <style:table-cell-properties fo:padding="0pt" fo:border="none"/>
    </style:style>
    <style:style style:name="Table13.G6" style:family="table-cell">
      <style:table-cell-properties fo:padding="0pt" fo:border="none"/>
    </style:style>
    <style:style style:name="Table13.H6" style:family="table-cell">
      <style:table-cell-properties fo:padding="0pt" fo:border="none"/>
    </style:style>
    <style:style style:name="Table13.I6" style:family="table-cell">
      <style:table-cell-properties fo:padding="0pt" fo:border="none"/>
    </style:style>
    <style:style style:name="Table13.J6" style:family="table-cell">
      <style:table-cell-properties fo:padding="0pt" fo:border="none"/>
    </style:style>
    <style:style style:name="Table13.K6" style:family="table-cell">
      <style:table-cell-properties fo:padding="0pt" fo:border="none"/>
    </style:style>
    <style:style style:name="Table13.A7" style:family="table-cell">
      <style:table-cell-properties fo:padding="0pt" fo:border="none"/>
    </style:style>
    <style:style style:name="Table13.B7" style:family="table-cell">
      <style:table-cell-properties fo:padding="0pt" fo:border="none"/>
    </style:style>
    <style:style style:name="Table13.C7" style:family="table-cell">
      <style:table-cell-properties fo:padding="0pt" fo:border="none"/>
    </style:style>
    <style:style style:name="Table13.D7" style:family="table-cell">
      <style:table-cell-properties fo:padding="0pt" fo:border="none"/>
    </style:style>
    <style:style style:name="Table13.E7" style:family="table-cell">
      <style:table-cell-properties fo:padding="0pt" fo:border="none"/>
    </style:style>
    <style:style style:name="Table13.F7" style:family="table-cell">
      <style:table-cell-properties fo:padding="0pt" fo:border="none"/>
    </style:style>
    <style:style style:name="Table13.G7" style:family="table-cell">
      <style:table-cell-properties fo:padding="0pt" fo:border="none"/>
    </style:style>
    <style:style style:name="Table13.H7" style:family="table-cell">
      <style:table-cell-properties fo:padding="0pt" fo:border="none"/>
    </style:style>
    <style:style style:name="Table13.I7" style:family="table-cell">
      <style:table-cell-properties fo:padding="0pt" fo:border="none"/>
    </style:style>
    <style:style style:name="Table13.J7" style:family="table-cell">
      <style:table-cell-properties fo:padding="0pt" fo:border="none"/>
    </style:style>
    <style:style style:name="Table13.K7" style:family="table-cell">
      <style:table-cell-properties fo:padding="0pt" fo:border="none"/>
    </style:style>
    <style:style style:name="Table13.A8" style:family="table-cell">
      <style:table-cell-properties fo:padding="0pt" fo:border="none"/>
    </style:style>
    <style:style style:name="Table13.B8" style:family="table-cell">
      <style:table-cell-properties fo:padding="0pt" fo:border="none"/>
    </style:style>
    <style:style style:name="Table13.C8" style:family="table-cell">
      <style:table-cell-properties fo:padding="0pt" fo:border="none"/>
    </style:style>
    <style:style style:name="Table13.D8" style:family="table-cell">
      <style:table-cell-properties fo:padding="0pt" fo:border="none"/>
    </style:style>
    <style:style style:name="Table13.E8" style:family="table-cell">
      <style:table-cell-properties fo:padding="0pt" fo:border="none"/>
    </style:style>
    <style:style style:name="Table13.F8" style:family="table-cell">
      <style:table-cell-properties fo:padding="0pt" fo:border="none"/>
    </style:style>
    <style:style style:name="Table13.G8" style:family="table-cell">
      <style:table-cell-properties fo:padding="0pt" fo:border="none"/>
    </style:style>
    <style:style style:name="Table13.H8" style:family="table-cell">
      <style:table-cell-properties fo:padding="0pt" fo:border="none"/>
    </style:style>
    <style:style style:name="Table13.I8" style:family="table-cell">
      <style:table-cell-properties fo:padding="0pt" fo:border="none"/>
    </style:style>
    <style:style style:name="Table13.J8" style:family="table-cell">
      <style:table-cell-properties fo:padding="0pt" fo:border="none"/>
    </style:style>
    <style:style style:name="Table13.K8" style:family="table-cell">
      <style:table-cell-properties fo:padding="0pt" fo:border="none"/>
    </style:style>
    <style:style style:name="Table13.A9" style:family="table-cell">
      <style:table-cell-properties fo:padding="0pt" fo:border="none"/>
    </style:style>
    <style:style style:name="Table13.B9" style:family="table-cell">
      <style:table-cell-properties fo:padding="0pt" fo:border="none"/>
    </style:style>
    <style:style style:name="Table13.C9" style:family="table-cell">
      <style:table-cell-properties fo:padding="0pt" fo:border="none"/>
    </style:style>
    <style:style style:name="Table13.D9" style:family="table-cell">
      <style:table-cell-properties fo:padding="0pt" fo:border="none"/>
    </style:style>
    <style:style style:name="Table13.E9" style:family="table-cell">
      <style:table-cell-properties fo:padding="0pt" fo:border="none"/>
    </style:style>
    <style:style style:name="Table13.F9" style:family="table-cell">
      <style:table-cell-properties fo:padding="0pt" fo:border="none"/>
    </style:style>
    <style:style style:name="Table13.G9" style:family="table-cell">
      <style:table-cell-properties fo:padding="0pt" fo:border="none"/>
    </style:style>
    <style:style style:name="Table13.H9" style:family="table-cell">
      <style:table-cell-properties fo:padding="0pt" fo:border="none"/>
    </style:style>
    <style:style style:name="Table13.I9" style:family="table-cell">
      <style:table-cell-properties fo:padding="0pt" fo:border="none"/>
    </style:style>
    <style:style style:name="Table13.J9" style:family="table-cell">
      <style:table-cell-properties fo:padding="0pt" fo:border="none"/>
    </style:style>
    <style:style style:name="Table13.K9" style:family="table-cell">
      <style:table-cell-properties fo:padding="0pt" fo:border="none"/>
    </style:style>
    <style:style style:name="Table13.A10" style:family="table-cell">
      <style:table-cell-properties fo:padding="0pt" fo:border="none"/>
    </style:style>
    <style:style style:name="Table13.B10" style:family="table-cell">
      <style:table-cell-properties fo:padding="0pt" fo:border="none"/>
    </style:style>
    <style:style style:name="Table13.C10" style:family="table-cell">
      <style:table-cell-properties fo:padding="0pt" fo:border="none"/>
    </style:style>
    <style:style style:name="Table13.D10" style:family="table-cell">
      <style:table-cell-properties fo:padding="0pt" fo:border="none"/>
    </style:style>
    <style:style style:name="Table13.E10" style:family="table-cell">
      <style:table-cell-properties fo:padding="0pt" fo:border="none"/>
    </style:style>
    <style:style style:name="Table13.F10" style:family="table-cell">
      <style:table-cell-properties fo:padding="0pt" fo:border="none"/>
    </style:style>
    <style:style style:name="Table13.G10" style:family="table-cell">
      <style:table-cell-properties fo:padding="0pt" fo:border="none"/>
    </style:style>
    <style:style style:name="Table13.H10" style:family="table-cell">
      <style:table-cell-properties fo:padding="0pt" fo:border="none"/>
    </style:style>
    <style:style style:name="Table13.I10" style:family="table-cell">
      <style:table-cell-properties fo:padding="0pt" fo:border="none"/>
    </style:style>
    <style:style style:name="Table13.J10" style:family="table-cell">
      <style:table-cell-properties fo:padding="0pt" fo:border="none"/>
    </style:style>
    <style:style style:name="Table13.K10" style:family="table-cell">
      <style:table-cell-properties fo:padding="0pt" fo:border="none"/>
    </style:style>
    <style:style style:name="Table13.A11" style:family="table-cell">
      <style:table-cell-properties fo:padding="0pt" fo:border-left="none" fo:border-right="none" fo:border-top="none" fo:border-bottom="0.05pt solid #000000"/>
    </style:style>
    <style:style style:name="Table13.B11" style:family="table-cell">
      <style:table-cell-properties fo:padding="0pt" fo:border-left="none" fo:border-right="none" fo:border-top="none" fo:border-bottom="0.05pt solid #000000"/>
    </style:style>
    <style:style style:name="Table13.C11" style:family="table-cell">
      <style:table-cell-properties fo:padding="0pt" fo:border-left="none" fo:border-right="none" fo:border-top="none" fo:border-bottom="0.05pt solid #000000"/>
    </style:style>
    <style:style style:name="Table13.D11" style:family="table-cell">
      <style:table-cell-properties fo:padding="0pt" fo:border-left="none" fo:border-right="none" fo:border-top="none" fo:border-bottom="0.05pt solid #000000"/>
    </style:style>
    <style:style style:name="Table13.E11" style:family="table-cell">
      <style:table-cell-properties fo:padding="0pt" fo:border-left="none" fo:border-right="none" fo:border-top="none" fo:border-bottom="0.05pt solid #000000"/>
    </style:style>
    <style:style style:name="Table13.F11" style:family="table-cell">
      <style:table-cell-properties fo:padding="0pt" fo:border-left="none" fo:border-right="none" fo:border-top="none" fo:border-bottom="0.05pt solid #000000"/>
    </style:style>
    <style:style style:name="Table13.G11" style:family="table-cell">
      <style:table-cell-properties fo:padding="0pt" fo:border-left="none" fo:border-right="none" fo:border-top="none" fo:border-bottom="0.05pt solid #000000"/>
    </style:style>
    <style:style style:name="Table13.H11" style:family="table-cell">
      <style:table-cell-properties fo:padding="0pt" fo:border-left="none" fo:border-right="none" fo:border-top="none" fo:border-bottom="0.05pt solid #000000"/>
    </style:style>
    <style:style style:name="Table13.I11" style:family="table-cell">
      <style:table-cell-properties fo:padding="0pt" fo:border-left="none" fo:border-right="none" fo:border-top="none" fo:border-bottom="0.05pt solid #000000"/>
    </style:style>
    <style:style style:name="Table13.J11" style:family="table-cell">
      <style:table-cell-properties fo:padding="0pt" fo:border-left="none" fo:border-right="none" fo:border-top="none" fo:border-bottom="0.05pt solid #000000"/>
    </style:style>
    <style:style style:name="Table13.K11" style:family="table-cell">
      <style:table-cell-properties fo:padding="0pt" fo:border-left="none" fo:border-right="none" fo:border-top="none" fo:border-bottom="0.05pt solid #000000"/>
    </style:style>
    <style:style style:name="Table14" style:family="table">
      <style:table-properties style:width="468pt" fo:margin-top="8pt" fo:margin-bottom="7pt" table:align="margins"/>
    </style:style>
    <style:style style:name="Table14.A" style:family="table-column">
      <style:table-column-properties style:column-width="189.15pt" style:rel-column-width="26487*"/>
    </style:style>
    <style:style style:name="Table14.B" style:family="table-column">
      <style:table-column-properties style:column-width="92.95pt" style:rel-column-width="13015*"/>
    </style:style>
    <style:style style:name="Table14.D" style:family="table-column">
      <style:table-column-properties style:column-width="92.95pt" style:rel-column-width="13018*"/>
    </style:style>
    <style:style style:name="Table14.A1" style:family="table-cell">
      <style:table-cell-properties fo:padding="0pt" fo:border-left="none" fo:border-right="none" fo:border-top="0.05pt solid #000000" fo:border-bottom="none"/>
    </style:style>
    <style:style style:name="Table14.B1" style:family="table-cell">
      <style:table-cell-properties fo:padding="0pt" fo:border-left="none" fo:border-right="none" fo:border-top="0.05pt solid #000000" fo:border-bottom="0.05pt solid #000000"/>
    </style:style>
    <style:style style:name="Table14.A2" style:family="table-cell">
      <style:table-cell-properties fo:padding="0pt" fo:border="none"/>
    </style:style>
    <style:style style:name="Table14.C2" style:family="table-cell">
      <style:table-cell-properties fo:padding="0pt" fo:border-left="none" fo:border-right="none" fo:border-top="none" fo:border-bottom="0.05pt solid #000000"/>
    </style:style>
    <style:style style:name="Table15" style:family="table">
      <style:table-properties style:width="468pt" fo:margin-top="8pt" fo:margin-bottom="7pt" table:align="margins"/>
    </style:style>
    <style:style style:name="Table15.A" style:family="table-column">
      <style:table-column-properties style:column-width="109.45pt" style:rel-column-width="15326*"/>
    </style:style>
    <style:style style:name="Table15.B" style:family="table-column">
      <style:table-column-properties style:column-width="56.15pt" style:rel-column-width="7862*"/>
    </style:style>
    <style:style style:name="Table15.D" style:family="table-column">
      <style:table-column-properties style:column-width="10.1pt" style:rel-column-width="1414*"/>
    </style:style>
    <style:style style:name="Table15.I" style:family="table-column">
      <style:table-column-properties style:column-width="57.65pt" style:rel-column-width="8071*"/>
    </style:style>
    <style:style style:name="Table15.A1" style:family="table-cell">
      <style:table-cell-properties fo:padding="0pt" fo:border-left="none" fo:border-right="none" fo:border-top="0.05pt solid #000000" fo:border-bottom="none"/>
    </style:style>
    <style:style style:name="Table15.B1" style:family="table-cell">
      <style:table-cell-properties fo:padding="0pt" fo:border-left="none" fo:border-right="none" fo:border-top="0.05pt solid #000000" fo:border-bottom="0.05pt solid #000000"/>
    </style:style>
    <style:style style:name="Table15.A2" style:family="table-cell">
      <style:table-cell-properties fo:padding="0pt" fo:border="none"/>
    </style:style>
    <style:style style:name="Table15.B2" style:family="table-cell">
      <style:table-cell-properties fo:padding="0pt" fo:border-left="none" fo:border-right="none" fo:border-top="none" fo:border-bottom="0.05pt solid #000000"/>
    </style:style>
    <style:style style:name="Table16" style:family="table">
      <style:table-properties style:width="468.1pt" fo:margin-left="0pt" fo:margin-top="8pt" fo:margin-bottom="7pt" table:align="left"/>
    </style:style>
    <style:style style:name="Table16.A" style:family="table-column">
      <style:table-column-properties style:column-width="166.6pt"/>
    </style:style>
    <style:style style:name="Table16.B" style:family="table-column">
      <style:table-column-properties style:column-width="60.3pt"/>
    </style:style>
    <style:style style:name="Table16.A1" style:family="table-cell">
      <style:table-cell-properties fo:padding="0pt" fo:border-left="none" fo:border-right="none" fo:border-top="0.05pt solid #000000" fo:border-bottom="0.05pt solid #000000"/>
    </style:style>
    <style:style style:name="Table16.A2" style:family="table-cell">
      <style:table-cell-properties fo:padding="0pt" fo:border="none"/>
    </style:style>
    <style:style style:name="Table16.A15" style:family="table-cell">
      <style:table-cell-properties fo:padding="0pt" fo:border-left="none" fo:border-right="none" fo:border-top="none" fo:border-bottom="0.05pt solid #000000"/>
    </style:style>
    <style:style style:name="Table17" style:family="table">
      <style:table-properties style:width="468pt" style:rel-width="100%" fo:margin-left="0pt" fo:margin-top="8pt" fo:margin-bottom="7pt" fo:break-before="auto" fo:break-after="auto" table:align="left"/>
    </style:style>
    <style:style style:name="Table17.A" style:family="table-column">
      <style:table-column-properties style:column-width="98.7pt" style:rel-column-width="1974*"/>
    </style:style>
    <style:style style:name="Table17.B" style:family="table-column">
      <style:table-column-properties style:column-width="73.85pt" style:rel-column-width="1477*"/>
    </style:style>
    <style:style style:name="Table17.F" style:family="table-column">
      <style:table-column-properties style:column-width="73.9pt" style:rel-column-width="1478*"/>
    </style:style>
    <style:style style:name="Table17.1" style:family="table-row">
      <style:table-row-properties fo:keep-together="always"/>
    </style:style>
    <style:style style:name="Table17.A1" style:family="table-cell">
      <style:table-cell-properties fo:padding="0pt" fo:border-left="none" fo:border-right="none" fo:border-top="0.05pt solid #000000" fo:border-bottom="0.05pt solid #000000"/>
    </style:style>
    <style:style style:name="Table17.A2" style:family="table-cell">
      <style:table-cell-properties fo:padding="0pt" fo:border="none"/>
    </style:style>
    <style:style style:name="Table17.A20" style:family="table-cell">
      <style:table-cell-properties fo:padding="0pt" fo:border-left="none" fo:border-right="none" fo:border-top="0.05pt solid #000000" fo:border-bottom="none"/>
    </style:style>
    <style:style style:name="Table17.A30" style:family="table-cell">
      <style:table-cell-properties fo:padding="0pt" fo:border-left="none" fo:border-right="none" fo:border-top="none" fo:border-bottom="0.05pt solid #000000"/>
    </style:style>
    <style:style style:name="Table18" style:family="table">
      <style:table-properties style:width="468pt" fo:margin-top="8pt" fo:margin-bottom="7pt" table:align="margins"/>
    </style:style>
    <style:style style:name="Table18.A" style:family="table-column">
      <style:table-column-properties style:column-width="49.45pt" style:rel-column-width="6924*"/>
    </style:style>
    <style:style style:name="Table18.B" style:family="table-column">
      <style:table-column-properties style:column-width="67.65pt" style:rel-column-width="9473*"/>
    </style:style>
    <style:style style:name="Table18.C" style:family="table-column">
      <style:table-column-properties style:column-width="107.65pt" style:rel-column-width="15074*"/>
    </style:style>
    <style:style style:name="Table18.D" style:family="table-column">
      <style:table-column-properties style:column-width="243.25pt" style:rel-column-width="34064*"/>
    </style:style>
    <style:style style:name="Table18.1" style:family="table-row">
      <style:table-row-properties fo:keep-together="always"/>
    </style:style>
    <style:style style:name="Table18.A1" style:family="table-cell">
      <style:table-cell-properties style:vertical-align="bottom" fo:padding="0pt" fo:border-left="none" fo:border-right="none" fo:border-top="0.05pt solid #000000" fo:border-bottom="0.05pt solid #000000"/>
    </style:style>
    <style:style style:name="Table18.A2" style:family="table-cell">
      <style:table-cell-properties fo:padding="0pt" fo:border="none"/>
    </style:style>
    <style:style style:name="Table18.A3" style:family="table-cell">
      <style:table-cell-properties fo:padding="0pt" fo:border="none"/>
    </style:style>
    <style:style style:name="Table18.A4" style:family="table-cell">
      <style:table-cell-properties fo:padding="0pt" fo:border="none"/>
    </style:style>
    <style:style style:name="Table18.B4" style:family="table-cell">
      <style:table-cell-properties fo:padding="0pt" fo:border="none"/>
    </style:style>
    <style:style style:name="Table18.C4" style:family="table-cell">
      <style:table-cell-properties fo:padding="0pt" fo:border="none"/>
    </style:style>
    <style:style style:name="Table18.D4" style:family="table-cell">
      <style:table-cell-properties fo:padding="0pt" fo:border="none"/>
    </style:style>
    <style:style style:name="Table18.A5" style:family="table-cell">
      <style:table-cell-properties fo:padding="0pt" fo:border="none"/>
    </style:style>
    <style:style style:name="Table18.B5" style:family="table-cell">
      <style:table-cell-properties fo:padding="0pt" fo:border="none"/>
    </style:style>
    <style:style style:name="Table18.C5" style:family="table-cell">
      <style:table-cell-properties fo:padding="0pt" fo:border="none"/>
    </style:style>
    <style:style style:name="Table18.D5" style:family="table-cell">
      <style:table-cell-properties fo:padding="0pt" fo:border="none"/>
    </style:style>
    <style:style style:name="Table18.A6" style:family="table-cell">
      <style:table-cell-properties fo:padding="0pt" fo:border="none"/>
    </style:style>
    <style:style style:name="Table18.B6" style:family="table-cell">
      <style:table-cell-properties fo:padding="0pt" fo:border="none"/>
    </style:style>
    <style:style style:name="Table18.C6" style:family="table-cell">
      <style:table-cell-properties fo:padding="0pt" fo:border="none"/>
    </style:style>
    <style:style style:name="Table18.D6" style:family="table-cell">
      <style:table-cell-properties fo:padding="0pt" fo:border="none"/>
    </style:style>
    <style:style style:name="Table18.A7" style:family="table-cell">
      <style:table-cell-properties fo:padding="0pt" fo:border="none"/>
    </style:style>
    <style:style style:name="Table18.B7" style:family="table-cell">
      <style:table-cell-properties fo:padding="0pt" fo:border="none"/>
    </style:style>
    <style:style style:name="Table18.C7" style:family="table-cell">
      <style:table-cell-properties fo:padding="0pt" fo:border="none"/>
    </style:style>
    <style:style style:name="Table18.D7" style:family="table-cell">
      <style:table-cell-properties fo:padding="0pt" fo:border="none"/>
    </style:style>
    <style:style style:name="Table18.A8" style:family="table-cell">
      <style:table-cell-properties fo:padding="0pt" fo:border="none"/>
    </style:style>
    <style:style style:name="Table18.A9" style:family="table-cell">
      <style:table-cell-properties fo:padding="0pt" fo:border="none"/>
    </style:style>
    <style:style style:name="Table18.A10" style:family="table-cell">
      <style:table-cell-properties fo:padding="0pt" fo:border="none"/>
    </style:style>
    <style:style style:name="Table18.B10" style:family="table-cell">
      <style:table-cell-properties fo:padding="0pt" fo:border="none"/>
    </style:style>
    <style:style style:name="Table18.C10" style:family="table-cell">
      <style:table-cell-properties fo:padding="0pt" fo:border="none"/>
    </style:style>
    <style:style style:name="Table18.D10" style:family="table-cell">
      <style:table-cell-properties fo:padding="0pt" fo:border="none"/>
    </style:style>
    <style:style style:name="Table18.A11" style:family="table-cell">
      <style:table-cell-properties fo:padding="0pt" fo:border="none"/>
    </style:style>
    <style:style style:name="Table18.B11" style:family="table-cell">
      <style:table-cell-properties fo:padding="0pt" fo:border="none"/>
    </style:style>
    <style:style style:name="Table18.C11" style:family="table-cell">
      <style:table-cell-properties fo:padding="0pt" fo:border="none"/>
    </style:style>
    <style:style style:name="Table18.D11" style:family="table-cell">
      <style:table-cell-properties fo:padding="0pt" fo:border="none"/>
    </style:style>
    <style:style style:name="Table18.A12" style:family="table-cell">
      <style:table-cell-properties fo:padding="0pt" fo:border="none"/>
    </style:style>
    <style:style style:name="Table18.B12" style:family="table-cell">
      <style:table-cell-properties fo:padding="0pt" fo:border="none"/>
    </style:style>
    <style:style style:name="Table18.C12" style:family="table-cell">
      <style:table-cell-properties fo:padding="0pt" fo:border="none"/>
    </style:style>
    <style:style style:name="Table18.D12" style:family="table-cell">
      <style:table-cell-properties fo:padding="0pt" fo:border="none"/>
    </style:style>
    <style:style style:name="Table18.A13" style:family="table-cell">
      <style:table-cell-properties fo:padding="0pt" fo:border-left="none" fo:border-right="none" fo:border-top="none" fo:border-bottom="0.05pt solid #000000"/>
    </style:style>
    <style:style style:name="Table18.B13" style:family="table-cell">
      <style:table-cell-properties fo:padding="0pt" fo:border-left="none" fo:border-right="none" fo:border-top="none" fo:border-bottom="0.05pt solid #000000"/>
    </style:style>
    <style:style style:name="Table18.C13" style:family="table-cell">
      <style:table-cell-properties fo:padding="0pt" fo:border-left="none" fo:border-right="none" fo:border-top="none" fo:border-bottom="0.05pt solid #000000"/>
    </style:style>
    <style:style style:name="Table18.D13" style:family="table-cell">
      <style:table-cell-properties fo:padding="0pt" fo:border-left="none" fo:border-right="none" fo:border-top="none" fo:border-bottom="0.05pt solid #000000"/>
    </style:style>
    <style:style style:name="P1" style:family="paragraph" style:parent-style-name="custom_5f_Page-footer">
      <style:text-properties fo:language="en" fo:country="CA"/>
    </style:style>
    <style:style style:name="P2" style:family="paragraph" style:parent-style-name="Header">
      <style:paragraph-properties>
        <style:tab-stops>
          <style:tab-stop style:position="234pt" style:type="center"/>
          <style:tab-stop style:position="464.66pt" style:type="right"/>
        </style:tab-stops>
      </style:paragraph-properties>
    </style:style>
    <style:style style:name="P3" style:family="paragraph" style:parent-style-name="Footer">
      <style:paragraph-properties>
        <style:tab-stops>
          <style:tab-stop style:position="234.26pt" style:type="center"/>
          <style:tab-stop style:position="498.61pt" style:type="right"/>
        </style:tab-stops>
      </style:paragraph-properties>
    </style:style>
    <style:style style:name="P4" style:family="paragraph" style:parent-style-name="custom">
      <style:text-properties officeooo:paragraph-rsid="00ba3f0e"/>
    </style:style>
    <style:style style:name="P5" style:family="paragraph" style:parent-style-name="custom">
      <style:text-properties officeooo:rsid="00bda739" officeooo:paragraph-rsid="00bda739"/>
    </style:style>
    <style:style style:name="P6" style:family="paragraph" style:parent-style-name="custom">
      <style:text-properties officeooo:paragraph-rsid="00c03438"/>
    </style:style>
    <style:style style:name="P7" style:family="paragraph" style:parent-style-name="custom">
      <style:text-properties officeooo:paragraph-rsid="00c55003"/>
    </style:style>
    <style:style style:name="P8" style:family="paragraph" style:parent-style-name="custom">
      <style:text-properties officeooo:rsid="00c9935a" officeooo:paragraph-rsid="00c9935a"/>
    </style:style>
    <style:style style:name="P9" style:family="paragraph" style:parent-style-name="custom">
      <style:text-properties officeooo:paragraph-rsid="00d1530e"/>
    </style:style>
    <style:style style:name="P10" style:family="paragraph" style:parent-style-name="custom">
      <style:text-properties officeooo:paragraph-rsid="00d5da99"/>
    </style:style>
    <style:style style:name="P11" style:family="paragraph" style:parent-style-name="custom_5f_Table-text-double">
      <style:paragraph-properties fo:text-align="center" style:justify-single-word="false"/>
    </style:style>
    <style:style style:name="P12" style:family="paragraph" style:parent-style-name="custom_5f_Table-text-double">
      <style:paragraph-properties fo:text-align="center" style:justify-single-word="false"/>
      <style:text-properties officeooo:paragraph-rsid="00ba3f0e"/>
    </style:style>
    <style:style style:name="P13" style:family="paragraph" style:parent-style-name="custom_5f_Table-text-double">
      <style:paragraph-properties fo:text-align="center" style:justify-single-word="false"/>
      <style:text-properties officeooo:paragraph-rsid="00c7480b"/>
    </style:style>
    <style:style style:name="P14" style:family="paragraph" style:parent-style-name="custom_5f_Table-text-double">
      <style:paragraph-properties fo:text-align="center" style:justify-single-word="false"/>
      <style:text-properties officeooo:paragraph-rsid="00d5da99"/>
    </style:style>
    <style:style style:name="P15" style:family="paragraph" style:parent-style-name="custom_5f_Table-text-double">
      <style:paragraph-properties fo:text-align="center" style:justify-single-word="false"/>
      <style:text-properties officeooo:paragraph-rsid="00e99742"/>
    </style:style>
    <style:style style:name="P16" style:family="paragraph" style:parent-style-name="custom_5f_Table-text-double">
      <style:paragraph-properties fo:text-align="center" style:justify-single-word="false" style:register-true="true"/>
    </style:style>
    <style:style style:name="P17" style:family="paragraph" style:parent-style-name="custom_5f_Table-text-double">
      <style:text-properties fo:font-style="italic" style:font-style-asian="italic" style:font-style-complex="italic"/>
    </style:style>
    <style:style style:name="P18" style:family="paragraph" style:parent-style-name="custom_5f_Table-text-double">
      <style:paragraph-properties fo:text-align="center" style:justify-single-word="false"/>
      <style:text-properties fo:font-style="italic" style:font-style-asian="italic" style:font-style-complex="italic"/>
    </style:style>
    <style:style style:name="P19" style:family="paragraph" style:parent-style-name="custom_5f_Table-text-double">
      <style:paragraph-properties fo:text-align="start" style:justify-single-word="fals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custom_5f_Table-text-double">
      <style:paragraph-properties fo:text-align="center" style:justify-single-word="fals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custom_5f_Table-text-double">
      <style:paragraph-properties fo:text-align="center" style:justify-single-word="false"/>
      <style:text-properties style:use-window-font-color="true" style:text-outline="false" style:text-line-through-style="none" style:text-line-through-type="none" style:font-name="Times New Roman1"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22" style:family="paragraph" style:parent-style-name="custom_5f_Table-text-double">
      <style:text-properties officeooo:paragraph-rsid="00cc89ba"/>
    </style:style>
    <style:style style:name="P23" style:family="paragraph" style:parent-style-name="custom_5f_Table-text-double">
      <style:paragraph-properties style:register-true="true"/>
    </style:style>
    <style:style style:name="P24" style:family="paragraph" style:parent-style-name="custom_5f_Table-text-double">
      <style:paragraph-properties fo:text-align="center" style:justify-single-word="false" style:register-true="true"/>
      <style:text-properties fo:font-weight="bold" style:font-weight-asian="bold" style:font-weight-complex="bold"/>
    </style:style>
    <style:style style:name="P25" style:family="paragraph" style:parent-style-name="custom_5f_Table-text-single">
      <style:text-properties officeooo:paragraph-rsid="00df2237"/>
    </style:style>
    <style:style style:name="P26" style:family="paragraph" style:parent-style-name="custom">
      <style:paragraph-properties fo:margin-left="0pt" fo:margin-right="0pt" fo:text-indent="0pt" style:auto-text-indent="false"/>
    </style:style>
    <style:style style:name="P27" style:family="paragraph" style:parent-style-name="custom">
      <style:paragraph-properties fo:margin-left="0pt" fo:margin-right="0pt" fo:text-indent="0pt" style:auto-text-indent="false"/>
      <style:text-properties officeooo:rsid="00ba3f0e" officeooo:paragraph-rsid="00bda739"/>
    </style:style>
    <style:style style:name="P28" style:family="paragraph" style:parent-style-name="custom">
      <style:paragraph-properties fo:margin-left="0pt" fo:margin-right="0pt" fo:text-indent="0pt" style:auto-text-indent="false"/>
      <style:text-properties officeooo:rsid="00c9935a" officeooo:paragraph-rsid="00c9935a"/>
    </style:style>
    <style:style style:name="P29" style:family="paragraph" style:parent-style-name="custom">
      <style:paragraph-properties fo:margin-left="0pt" fo:margin-right="0pt" fo:text-indent="0pt" style:auto-text-indent="false"/>
      <style:text-properties officeooo:paragraph-rsid="00c03438"/>
    </style:style>
    <style:style style:name="P30" style:family="paragraph" style:parent-style-name="custom">
      <style:paragraph-properties fo:margin-left="0pt" fo:margin-right="0pt" fo:text-indent="0pt" style:auto-text-indent="false"/>
      <style:text-properties officeooo:paragraph-rsid="00c55003"/>
    </style:style>
    <style:style style:name="P31" style:family="paragraph" style:parent-style-name="custom_5f_Heading-1" style:master-page-name="">
      <style:paragraph-properties style:page-number="auto" fo:break-before="page"/>
    </style:style>
    <style:style style:name="P32" style:family="paragraph" style:parent-style-name="custom_5f_Table-title">
      <style:text-properties officeooo:paragraph-rsid="00f2452a"/>
    </style:style>
    <style:style style:name="P33" style:family="paragraph" style:parent-style-name="custom_5f_Table-text-double-indent">
      <style:paragraph-properties style:register-true="true"/>
    </style:style>
    <style:style style:name="P34" style:family="paragraph" style:parent-style-name="Standard">
      <style:text-properties officeooo:rsid="00f741f1" officeooo:paragraph-rsid="00f741f1"/>
    </style:style>
    <style:style style:name="P35" style:family="paragraph" style:parent-style-name="Heading_20_1" style:master-page-name="">
      <style:paragraph-properties style:page-number="auto" fo:break-before="page"/>
    </style:style>
    <style:style style:name="P36" style:family="paragraph" style:parent-style-name="custom_5f_Table-number" style:master-page-name="">
      <style:paragraph-properties style:page-number="auto" fo:break-before="auto" fo:break-after="auto"/>
    </style:style>
    <style:style style:name="P37" style:family="paragraph" style:parent-style-name="custom">
      <style:text-properties officeooo:rsid="00f5bf7e" officeooo:paragraph-rsid="00f5bf7e"/>
    </style:style>
    <style:style style:name="P38" style:family="paragraph" style:parent-style-name="custom_5f_Table-text-double">
      <style:paragraph-properties fo:text-align="center" style:justify-single-word="false"/>
    </style:style>
    <style:style style:name="T1" style:family="text">
      <style:text-properties fo:language="en" fo:country="CA"/>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b600bd" style:font-style-asian="italic" style:font-style-complex="italic"/>
    </style:style>
    <style:style style:name="T5" style:family="text">
      <style:text-properties fo:font-style="italic" officeooo:rsid="00ba3f0e" style:font-style-asian="italic" style:font-style-complex="italic"/>
    </style:style>
    <style:style style:name="T6" style:family="text">
      <style:text-properties fo:font-style="italic" officeooo:rsid="00c7c123" style:font-style-asian="italic" style:font-style-complex="italic"/>
    </style:style>
    <style:style style:name="T7" style:family="text">
      <style:text-properties fo:font-style="italic" officeooo:rsid="00cc89ba" style:font-style-asian="italic" style:font-style-complex="italic"/>
    </style:style>
    <style:style style:name="T8" style:family="text">
      <style:text-properties fo:font-style="italic" officeooo:rsid="00ce6731" style:font-style-asian="italic" style:font-style-complex="italic"/>
    </style:style>
    <style:style style:name="T9" style:family="text">
      <style:text-properties fo:font-style="italic" officeooo:rsid="00d5bf86" style:font-style-asian="italic" style:font-style-complex="italic"/>
    </style:style>
    <style:style style:name="T10" style:family="text">
      <style:text-properties fo:font-style="italic" officeooo:rsid="00da4cef" style:font-style-asian="italic" style:font-style-complex="italic"/>
    </style:style>
    <style:style style:name="T11" style:family="text">
      <style:text-properties fo:font-style="italic" officeooo:rsid="00df2237" style:font-style-asian="italic" style:font-style-complex="italic"/>
    </style:style>
    <style:style style:name="T12" style:family="text">
      <style:text-properties fo:font-style="italic" officeooo:rsid="00f5bf7e" style:font-style-asian="italic" style:font-style-complex="italic"/>
    </style:style>
    <style:style style:name="T13" style:family="text">
      <style:text-properties fo:font-style="italic" officeooo:rsid="00f74f5f"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b6c6c4" style:font-style-asian="normal" style:font-style-complex="normal"/>
    </style:style>
    <style:style style:name="T16" style:family="text">
      <style:text-properties fo:font-style="normal" officeooo:rsid="00cdd288" style:font-style-asian="normal" style:font-style-complex="normal"/>
    </style:style>
    <style:style style:name="T17" style:family="text">
      <style:text-properties officeooo:rsid="00b600bd"/>
    </style:style>
    <style:style style:name="T18" style:family="text">
      <style:text-properties officeooo:rsid="00ba3f0e"/>
    </style:style>
    <style:style style:name="T19" style:family="text">
      <style:text-properties style:text-position="super 58%"/>
    </style:style>
    <style:style style:name="T20" style:family="text">
      <style:text-properties style:text-position="super 58%" style:font-size-asian="10.5pt"/>
    </style:style>
    <style:style style:name="T21" style:family="text">
      <style:text-properties style:text-position="super 58%" officeooo:rsid="00c55003"/>
    </style:style>
    <style:style style:name="T22" style:family="text">
      <style:text-properties style:text-position="super 58%" officeooo:rsid="00c7c123"/>
    </style:style>
    <style:style style:name="T23" style:family="text">
      <style:text-properties style:text-position="super 58%" officeooo:rsid="00c9248f"/>
    </style:style>
    <style:style style:name="T24" style:family="text">
      <style:text-properties style:text-position="super 58%" officeooo:rsid="00d10eb8"/>
    </style:style>
    <style:style style:name="T25" style:family="text">
      <style:text-properties style:text-position="super 58%" officeooo:rsid="00d1530e"/>
    </style:style>
    <style:style style:name="T26" style:family="text">
      <style:text-properties style:text-position="super 58%" officeooo:rsid="00da4cef"/>
    </style:style>
    <style:style style:name="T27" style:family="text">
      <style:text-properties officeooo:rsid="00bda739"/>
    </style:style>
    <style:style style:name="T28" style:family="text">
      <style:text-properties officeooo:rsid="00c03438"/>
    </style:style>
    <style:style style:name="T29" style:family="text">
      <style:text-properties officeooo:rsid="00c3a451"/>
    </style:style>
    <style:style style:name="T30" style:family="text">
      <style:text-properties officeooo:rsid="00c7480b"/>
    </style:style>
    <style:style style:name="T31" style:family="text">
      <style:text-properties officeooo:rsid="00c7c123"/>
    </style:style>
    <style:style style:name="T32" style:family="text">
      <style:text-properties style:text-position="sub 58%"/>
    </style:style>
    <style:style style:name="T33" style:family="text">
      <style:text-properties style:text-position="sub 58%" officeooo:rsid="00c7c123"/>
    </style:style>
    <style:style style:name="T34" style:family="text">
      <style:text-properties style:text-position="sub 58%" fo:font-style="normal" style:font-style-asian="normal" style:font-style-complex="normal"/>
    </style:style>
    <style:style style:name="T35" style:family="text">
      <style:text-properties style:text-position="sub 58%" fo:font-style="normal" officeooo:rsid="00c7c123" style:font-style-asian="normal" style:font-style-complex="normal"/>
    </style:style>
    <style:style style:name="T36" style:family="text">
      <style:text-properties style:text-position="sub 58%" officeooo:rsid="00da4cef"/>
    </style:style>
    <style:style style:name="T37" style:family="text">
      <style:text-properties officeooo:rsid="00c9248f"/>
    </style:style>
    <style:style style:name="T38" style:family="text">
      <style:text-properties officeooo:rsid="00cc89ba"/>
    </style:style>
    <style:style style:name="T39" style:family="text">
      <style:text-properties officeooo:rsid="00ce6731"/>
    </style:style>
    <style:style style:name="T40" style:family="text">
      <style:text-properties officeooo:rsid="00cf21c6"/>
    </style:style>
    <style:style style:name="T41" style:family="text">
      <style:text-properties officeooo:rsid="00d10eb8"/>
    </style:style>
    <style:style style:name="T42" style:family="text">
      <style:text-properties officeooo:rsid="00d5bf86"/>
    </style:style>
    <style:style style:name="T43" style:family="text">
      <style:text-properties officeooo:rsid="00d5da99"/>
    </style:style>
    <style:style style:name="T44" style:family="text">
      <style:text-properties officeooo:rsid="00da4cef"/>
    </style:style>
    <style:style style:name="T45" style:family="text">
      <style:text-properties fo:font-variant="normal" fo:text-transform="none" style:text-position="0% 100%" fo:font-style="normal" style:text-underline-style="none" fo:font-weight="normal"/>
    </style:style>
    <style:style style:name="T46" style:family="text">
      <style:text-properties officeooo:rsid="00df2237"/>
    </style:style>
    <style:style style:name="T47" style:family="text">
      <style:text-properties officeooo:rsid="00ed582f"/>
    </style:style>
    <style:style style:name="T48" style:family="text">
      <style:text-properties officeooo:rsid="00f29150"/>
    </style:style>
    <style:style style:name="T49" style:family="text">
      <style:text-properties officeooo:rsid="00f5bf7e"/>
    </style:style>
    <style:style style:name="T50" style:family="text">
      <style:text-properties officeooo:rsid="00f64d7b"/>
    </style:style>
    <style:style style:name="T51" style:family="text">
      <style:text-properties officeooo:rsid="00f741f1"/>
    </style:style>
    <style:style style:name="T52" style:family="text">
      <style:text-properties officeooo:rsid="00f74f5f"/>
    </style:style>
    <style:style style:name="Sect1" style:family="section">
      <style:section-properties style:editable="false">
        <style:columns fo:column-count="1" fo:column-gap="0pt"/>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Examples of APA Styled Table<text:span text:style-name="T48">s</text:span></text:p>
      <text:p text:style-name="custom"><text:span text:style-name="T51">This</text:span> document <text:span text:style-name="T51">aims </text:span>to demonstrate <text:span text:style-name="T50">t</text:span>ables <text:span text:style-name="T49">that are formatted </text:span>using the instructions—known as “APA style”<text:span text:style-name="T49">—</text:span>provided in the <text:span text:style-name="T3">Publication Manual of the American Psychological Association</text:span> <text:reference-mark-start text:name="ZOTERO_ITEM {&quot;citationID&quot;:&quot;gqOKY45q&quot;,&quot;properties&quot;:{&quot;formattedCitation&quot;:&quot;(American Psychological Association, 2009)&quot;,&quot;plainCitation&quot;:&quot;(American Psychological Association, 2009)&quot;},&quot;citationItems&quot;:[{&quot;id&quot;:768,&quot;uris&quot;:[&quot;http://zotero.org/users/3246/items/IDJE47SN&quot;],&quot;uri&quot;:[&quot;http://zotero.org/users/3246/items/IDJE47SN&quot;]}]} RNDTu3GWPoyP8"/>(American Psychological Association, 2009)<text:reference-mark-end text:name="ZOTERO_ITEM {&quot;citationID&quot;:&quot;gqOKY45q&quot;,&quot;properties&quot;:{&quot;formattedCitation&quot;:&quot;(American Psychological Association, 2009)&quot;,&quot;plainCitation&quot;:&quot;(American Psychological Association, 2009)&quot;},&quot;citationItems&quot;:[{&quot;id&quot;:768,&quot;uris&quot;:[&quot;http://zotero.org/users/3246/items/IDJE47SN&quot;],&quot;uri&quot;:[&quot;http://zotero.org/users/3246/items/IDJE47SN&quot;]}]} RNDTu3GWPoyP8"/>. <text:span text:style-name="T49">The examples in this document are taken directly from the </text:span><text:span text:style-name="T12">Publication Manual</text:span><text:span text:style-name="T49">. They are formatted here according to APA style and within the constraints of features available within the LibreOffice Writer word processor software </text:span><text:reference-mark-start text:name="ZOTERO_ITEM {&quot;citationID&quot;:&quot;kvxTdm1f&quot;,&quot;properties&quot;:{&quot;formattedCitation&quot;:&quot;{\\rtf (\\uc0\\u8220{}LibreOffice,\\uc0\\u8221{} n.d.)}&quot;,&quot;plainCitation&quot;:&quot;(“LibreOffice,” n.d.)&quot;},&quot;citationItems&quot;:[{&quot;id&quot;:3569,&quot;uris&quot;:[&quot;http://zotero.org/users/3246/items/HI2UF8B8&quot;],&quot;uri&quot;:[&quot;http://zotero.org/users/3246/items/HI2UF8B8&quot;]}]} RNDloVJIikCxt"/><text:span text:style-name="T45">(“LibreOffice,” n.d.)</text:span><text:reference-mark-end text:name="ZOTERO_ITEM {&quot;citationID&quot;:&quot;kvxTdm1f&quot;,&quot;properties&quot;:{&quot;formattedCitation&quot;:&quot;{\\rtf (\\uc0\\u8220{}LibreOffice,\\uc0\\u8221{} n.d.)}&quot;,&quot;plainCitation&quot;:&quot;(“LibreOffice,” n.d.)&quot;},&quot;citationItems&quot;:[{&quot;id&quot;:3569,&quot;uris&quot;:[&quot;http://zotero.org/users/3246/items/HI2UF8B8&quot;],&quot;uri&quot;:[&quot;http://zotero.org/users/3246/items/HI2UF8B8&quot;]}]} RNDloVJIikCxt"/><text:span text:style-name="T49">. With the tables being composed within a LibreOffice Writer document, the formatting applied to the various parts of the tables could then be saved as </text:span><text:span text:style-name="T12">Paragraph Styles</text:span><text:span text:style-name="T49">. The resulting </text:span><text:span text:style-name="T12">Paragraph Styles</text:span><text:span text:style-name="T49"> allow the table formatting to be more easily applied to subsequent tables. </text:span></text:p>
      <text:h text:style-name="Heading_20_2" text:outline-level="2"><text:span text:style-name="T51">Limitations and Aspirations</text:span></text:h>
      <text:p text:style-name="P34"><text:span text:style-name="T52">LibreOffice </text:span>Writer allows for text alignment grids through <text:span text:style-name="T3">Page Styles</text:span>. <text:span text:style-name="T52">Ideally, a</text:span> common, double-spaced grid could allow all document elements to consistently and automatically align to the double-spaced requirement of the APA style. This would be enabled with two options: first, the <text:span text:style-name="T3">Register-true</text:span> option under <text:span text:style-name="T3">Layout Settings</text:span> for the appropriate <text:span text:style-name="T3">Page Style</text:span>; and second, by activating the <text:span text:style-name="T3">Register-true</text:span> option under <text:span text:style-name="T3">Indents and Spacing</text:span> for the <text:span text:style-name="T3">Page Style</text:span> that is to align <text:span text:style-name="T52">with </text:span>the underlying grid. This feature is not enabled in this document due to <text:span text:style-name="T52">an unresolved </text:span>issue <text:span text:style-name="T52">of excess spacing </text:span>above and below the tables. <text:span text:style-name="T52">The current double-spacing is accomplished in part by the more conventional </text:span><text:span text:style-name="T13">Line Spacing</text:span><text:span text:style-name="T52"> option for each </text:span><text:span text:style-name="T13">Paragraph Style</text:span><text:span text:style-name="T52">. In some cases, spacing above and below a </text:span><text:span text:style-name="T13">Paragraph Style</text:span><text:span text:style-name="T52"> is set to mimic double-spacing without the </text:span><text:span text:style-name="T13">Line Spacing</text:span><text:span text:style-name="T52"> being set. </text:span></text:p>
      <text:p text:style-name="P37"/>
      <text:p text:style-name="P35">Table examples</text:p>
      <text:p text:style-name="P36">Table 1 <text:reference-mark-start text:name="ZOTERO_ITEM {&quot;citationID&quot;:&quot;2UURousy&quot;,&quot;properties&quot;:{&quot;formattedCitation&quot;:&quot;(American Psychological Association, 2009, p. 52)&quot;,&quot;plainCitation&quot;:&quot;(American Psychological Association, 2009, p. 52)&quot;},&quot;citationItems&quot;:[{&quot;id&quot;:768,&quot;uris&quot;:[&quot;http://zotero.org/users/3246/items/IDJE47SN&quot;],&quot;uri&quot;:[&quot;http://zotero.org/users/3246/items/IDJE47SN&quot;],&quot;locator&quot;:&quot;52&quot;,&quot;label&quot;:&quot;page&quot;}]} RNDAy9MzV8HbT"/><text:span text:style-name="T18">(American Psychological Association, 2009, p. 52)</text:span><text:reference-mark-end text:name="ZOTERO_ITEM {&quot;citationID&quot;:&quot;2UURousy&quot;,&quot;properties&quot;:{&quot;formattedCitation&quot;:&quot;(American Psychological Association, 2009, p. 52)&quot;,&quot;plainCitation&quot;:&quot;(American Psychological Association, 2009, p. 52)&quot;},&quot;citationItems&quot;:[{&quot;id&quot;:768,&quot;uris&quot;:[&quot;http://zotero.org/users/3246/items/IDJE47SN&quot;],&quot;uri&quot;:[&quot;http://zotero.org/users/3246/items/IDJE47SN&quot;],&quot;locator&quot;:&quot;52&quot;,&quot;label&quot;:&quot;page&quot;}]} RNDAy9MzV8HbT"/></text:p>
      <text:p text:style-name="P32">Participant Characteristi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style-name="Table1.1">
            <table:table-cell table:style-name="Table1.A1" office:value-type="string">
              <text:p text:style-name="P19"/>
            </table:table-cell>
            <table:table-cell table:style-name="Table1.B1" table:number-columns-spanned="2" office:value-type="string">
              <text:p text:style-name="P20">Younger group </text:p>
            </table:table-cell>
            <table:covered-table-cell/>
            <table:table-cell table:style-name="Table1.A1" office:value-type="string">
              <text:p text:style-name="P20"/>
            </table:table-cell>
            <table:table-cell table:style-name="Table1.B1" table:number-columns-spanned="2" office:value-type="string">
              <text:p text:style-name="P20">Older group</text:p>
            </table:table-cell>
            <table:covered-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header-rows>
        <table:table-row table:style-name="Table1.1">
          <table:table-cell table:style-name="Table1.A2" office:value-type="string">
            <text:p text:style-name="P19">Measure</text:p>
          </table:table-cell>
          <table:table-cell table:style-name="Table1.A2" office:value-type="string">
            <text:p text:style-name="P21">M </text:p>
          </table:table-cell>
          <table:table-cell table:style-name="Table1.A2" office:value-type="string">
            <text:p text:style-name="P21">SD</text:p>
          </table:table-cell>
          <table:table-cell table:style-name="Table1.A2" office:value-type="string">
            <text:p text:style-name="P21"/>
          </table:table-cell>
          <table:table-cell table:style-name="Table1.A2" office:value-type="string">
            <text:p text:style-name="P21">M</text:p>
          </table:table-cell>
          <table:table-cell table:style-name="Table1.A2" office:value-type="string">
            <text:p text:style-name="P21">SD</text:p>
          </table:table-cell>
          <table:table-cell table:style-name="Table1.A2" office:value-type="string">
            <text:p text:style-name="P21"/>
          </table:table-cell>
          <table:table-cell table:style-name="Table1.A2" office:value-type="string">
            <text:p text:style-name="P21">F<text:span text:style-name="T14">(</text:span><text:span text:style-name="T15">1</text:span><text:span text:style-name="T14">, 46)</text:span> </text:p>
          </table:table-cell>
          <table:table-cell table:style-name="Table1.A2" office:value-type="string">
            <text:p text:style-name="P21">p</text:p>
          </table:table-cell>
        </table:table-row>
        <table:table-row table:style-name="Table1.1">
          <table:table-cell table:style-name="Table1.A3" office:value-type="string">
            <text:p text:style-name="P19">Years of education</text:p>
          </table:table-cell>
          <table:table-cell table:style-name="Table1.A3" office:value-type="string">
            <text:p text:style-name="P20">13.92</text:p>
          </table:table-cell>
          <table:table-cell table:style-name="Table1.A3" office:value-type="string">
            <text:p text:style-name="P20">1.28 </text:p>
          </table:table-cell>
          <table:table-cell table:style-name="Table1.A3" office:value-type="string">
            <text:p text:style-name="P20"/>
          </table:table-cell>
          <table:table-cell table:style-name="Table1.A3" office:value-type="string">
            <text:p text:style-name="P20">16.33</text:p>
          </table:table-cell>
          <table:table-cell table:style-name="Table1.A3" office:value-type="string">
            <text:p text:style-name="P20">2.43</text:p>
          </table:table-cell>
          <table:table-cell table:style-name="Table1.A3" office:value-type="string">
            <text:p text:style-name="P20"/>
          </table:table-cell>
          <table:table-cell table:style-name="Table1.A3" office:value-type="string">
            <text:p text:style-name="P20">18.62</text:p>
          </table:table-cell>
          <table:table-cell table:style-name="Table1.A3" office:value-type="string">
            <text:p text:style-name="P20">&lt;.001</text:p>
          </table:table-cell>
        </table:table-row>
        <table:table-row table:style-name="Table1.1">
          <table:table-cell table:style-name="Table1.A3" office:value-type="string">
            <text:p text:style-name="P19">Beck Anxiety Inventory</text:p>
          </table:table-cell>
          <table:table-cell table:style-name="Table1.A3" office:value-type="string">
            <text:p text:style-name="P20">9.39</text:p>
          </table:table-cell>
          <table:table-cell table:style-name="Table1.A3" office:value-type="string">
            <text:p text:style-name="P20">5.34 </text:p>
          </table:table-cell>
          <table:table-cell table:style-name="Table1.A3" office:value-type="string">
            <text:p text:style-name="P20"/>
          </table:table-cell>
          <table:table-cell table:style-name="Table1.A3" office:value-type="string">
            <text:p text:style-name="P20">6.25 </text:p>
          </table:table-cell>
          <table:table-cell table:style-name="Table1.A3" office:value-type="string">
            <text:p text:style-name="P20">6.06</text:p>
          </table:table-cell>
          <table:table-cell table:style-name="Table1.A3" office:value-type="string">
            <text:p text:style-name="P20"/>
          </table:table-cell>
          <table:table-cell table:style-name="Table1.A3" office:value-type="string">
            <text:p text:style-name="P20">3.54</text:p>
          </table:table-cell>
          <table:table-cell table:style-name="Table1.A3" office:value-type="string">
            <text:p text:style-name="P20">.066</text:p>
          </table:table-cell>
        </table:table-row>
        <table:table-row table:style-name="Table1.1">
          <table:table-cell table:style-name="Table1.A3" office:value-type="string">
            <text:p text:style-name="P19">BADS-DEX </text:p>
          </table:table-cell>
          <table:table-cell table:style-name="Table1.A3" office:value-type="string">
            <text:p text:style-name="P20">20.79 </text:p>
          </table:table-cell>
          <table:table-cell table:style-name="Table1.A3" office:value-type="string">
            <text:p text:style-name="P20">7.58 </text:p>
          </table:table-cell>
          <table:table-cell table:style-name="Table1.A3" office:value-type="string">
            <text:p text:style-name="P20"/>
          </table:table-cell>
          <table:table-cell table:style-name="Table1.A3" office:value-type="string">
            <text:p text:style-name="P20">13.38 </text:p>
          </table:table-cell>
          <table:table-cell table:style-name="Table1.A3" office:value-type="string">
            <text:p text:style-name="P20">8.29 </text:p>
          </table:table-cell>
          <table:table-cell table:style-name="Table1.A3" office:value-type="string">
            <text:p text:style-name="P20"/>
          </table:table-cell>
          <table:table-cell table:style-name="Table1.A3" office:value-type="string">
            <text:p text:style-name="P20">10.46 <text:tab/></text:p>
          </table:table-cell>
          <table:table-cell table:style-name="Table1.A3" office:value-type="string">
            <text:p text:style-name="P20">.002</text:p>
          </table:table-cell>
        </table:table-row>
        <table:table-row table:style-name="Table1.1">
          <table:table-cell table:style-name="Table1.A3" office:value-type="string">
            <text:p text:style-name="P19">STAI-State </text:p>
          </table:table-cell>
          <table:table-cell table:style-name="Table1.A3" office:value-type="string">
            <text:p text:style-name="P20">45.79 </text:p>
          </table:table-cell>
          <table:table-cell table:style-name="Table1.A3" office:value-type="string">
            <text:p text:style-name="P20">4.44 </text:p>
          </table:table-cell>
          <table:table-cell table:style-name="Table1.A3" office:value-type="string">
            <text:p text:style-name="P20"/>
          </table:table-cell>
          <table:table-cell table:style-name="Table1.A3" office:value-type="string">
            <text:p text:style-name="P20">47.08 </text:p>
          </table:table-cell>
          <table:table-cell table:style-name="Table1.A3" office:value-type="string">
            <text:p text:style-name="P20">3.48 </text:p>
          </table:table-cell>
          <table:table-cell table:style-name="Table1.A3" office:value-type="string">
            <text:p text:style-name="P20"/>
          </table:table-cell>
          <table:table-cell table:style-name="Table1.A3" office:value-type="string">
            <text:p text:style-name="P20">1.07 </text:p>
          </table:table-cell>
          <table:table-cell table:style-name="Table1.A3" office:value-type="string">
            <text:p text:style-name="P20">.306</text:p>
          </table:table-cell>
        </table:table-row>
        <table:table-row table:style-name="Table1.1">
          <table:table-cell table:style-name="Table1.A3" office:value-type="string">
            <text:p text:style-name="P19">STAI-Trait </text:p>
          </table:table-cell>
          <table:table-cell table:style-name="Table1.A3" office:value-type="string">
            <text:p text:style-name="P20">45.64 </text:p>
          </table:table-cell>
          <table:table-cell table:style-name="Table1.A3" office:value-type="string">
            <text:p text:style-name="P20">4.50 </text:p>
          </table:table-cell>
          <table:table-cell table:style-name="Table1.A3" office:value-type="string">
            <text:p text:style-name="P20"/>
          </table:table-cell>
          <table:table-cell table:style-name="Table1.A3" office:value-type="string">
            <text:p text:style-name="P20">45.58 </text:p>
          </table:table-cell>
          <table:table-cell table:style-name="Table1.A3" office:value-type="string">
            <text:p text:style-name="P20">3.15 </text:p>
          </table:table-cell>
          <table:table-cell table:style-name="Table1.A3" office:value-type="string">
            <text:p text:style-name="P20"/>
          </table:table-cell>
          <table:table-cell table:style-name="Table1.A3" office:value-type="string">
            <text:p text:style-name="P20">0.02 </text:p>
          </table:table-cell>
          <table:table-cell table:style-name="Table1.A3" office:value-type="string">
            <text:p text:style-name="P20">.963</text:p>
          </table:table-cell>
        </table:table-row>
        <table:table-row table:style-name="Table1.1">
          <table:table-cell table:style-name="Table1.A3" office:value-type="string">
            <text:p text:style-name="P19">Digit Symbol Substitution </text:p>
          </table:table-cell>
          <table:table-cell table:style-name="Table1.A3" office:value-type="string">
            <text:p text:style-name="P20">49.62 </text:p>
          </table:table-cell>
          <table:table-cell table:style-name="Table1.A3" office:value-type="string">
            <text:p text:style-name="P20">7.18 </text:p>
          </table:table-cell>
          <table:table-cell table:style-name="Table1.A3" office:value-type="string">
            <text:p text:style-name="P20"/>
          </table:table-cell>
          <table:table-cell table:style-name="Table1.A3" office:value-type="string">
            <text:p text:style-name="P20">31.58 </text:p>
          </table:table-cell>
          <table:table-cell table:style-name="Table1.A3" office:value-type="string">
            <text:p text:style-name="P20">6.56 </text:p>
          </table:table-cell>
          <table:table-cell table:style-name="Table1.A3" office:value-type="string">
            <text:p text:style-name="P20"/>
          </table:table-cell>
          <table:table-cell table:style-name="Table1.A3" office:value-type="string">
            <text:p text:style-name="P20">77.52 </text:p>
          </table:table-cell>
          <table:table-cell table:style-name="Table1.A3" office:value-type="string">
            <text:p text:style-name="P20">&lt;.001</text:p>
          </table:table-cell>
        </table:table-row>
        <table:table-row table:style-name="Table1.1">
          <table:table-cell table:style-name="Table1.A3" office:value-type="string">
            <text:p text:style-name="P19">Generative naming </text:p>
          </table:table-cell>
          <table:table-cell table:style-name="Table1.A3" office:value-type="string">
            <text:p text:style-name="P20">46.95 </text:p>
          </table:table-cell>
          <table:table-cell table:style-name="Table1.A3" office:value-type="string">
            <text:p text:style-name="P20">9.70 </text:p>
          </table:table-cell>
          <table:table-cell table:style-name="Table1.A3" office:value-type="string">
            <text:p text:style-name="P20"/>
          </table:table-cell>
          <table:table-cell table:style-name="Table1.A3" office:value-type="string">
            <text:p text:style-name="P20">47.17 </text:p>
          </table:table-cell>
          <table:table-cell table:style-name="Table1.A3" office:value-type="string">
            <text:p text:style-name="P20">12.98 </text:p>
          </table:table-cell>
          <table:table-cell table:style-name="Table1.A3" office:value-type="string">
            <text:p text:style-name="P20"/>
          </table:table-cell>
          <table:table-cell table:style-name="Table1.A3" office:value-type="string">
            <text:p text:style-name="P20">.004 </text:p>
          </table:table-cell>
          <table:table-cell table:style-name="Table1.A3" office:value-type="string">
            <text:p text:style-name="P20">.951</text:p>
          </table:table-cell>
        </table:table-row>
        <table:table-row table:style-name="Table1.1">
          <table:table-cell table:style-name="Table1.A3" office:value-type="string">
            <text:p text:style-name="P19">Vocabulary </text:p>
          </table:table-cell>
          <table:table-cell table:style-name="Table1.A3" office:value-type="string">
            <text:p text:style-name="P20">33.00 </text:p>
          </table:table-cell>
          <table:table-cell table:style-name="Table1.A3" office:value-type="string">
            <text:p text:style-name="P20">3.52 </text:p>
          </table:table-cell>
          <table:table-cell table:style-name="Table1.A3" office:value-type="string">
            <text:p text:style-name="P20"/>
          </table:table-cell>
          <table:table-cell table:style-name="Table1.A3" office:value-type="string">
            <text:p text:style-name="P20">35.25 </text:p>
          </table:table-cell>
          <table:table-cell table:style-name="Table1.A3" office:value-type="string">
            <text:p text:style-name="P20">3.70 </text:p>
          </table:table-cell>
          <table:table-cell table:style-name="Table1.A3" office:value-type="string">
            <text:p text:style-name="P20"/>
          </table:table-cell>
          <table:table-cell table:style-name="Table1.A3" office:value-type="string">
            <text:p text:style-name="P20">4.33 </text:p>
          </table:table-cell>
          <table:table-cell table:style-name="Table1.A3" office:value-type="string">
            <text:p text:style-name="P20">.043</text:p>
          </table:table-cell>
        </table:table-row>
        <table:table-row table:style-name="Table1.1">
          <table:table-cell table:style-name="Table1.A3" office:value-type="string">
            <text:p text:style-name="P19">Digit Span-Backward </text:p>
          </table:table-cell>
          <table:table-cell table:style-name="Table1.A3" office:value-type="string">
            <text:p text:style-name="P20">8.81 </text:p>
          </table:table-cell>
          <table:table-cell table:style-name="Table1.A3" office:value-type="string">
            <text:p text:style-name="P20">2.09 </text:p>
          </table:table-cell>
          <table:table-cell table:style-name="Table1.A3" office:value-type="string">
            <text:p text:style-name="P20"/>
          </table:table-cell>
          <table:table-cell table:style-name="Table1.A3" office:value-type="string">
            <text:p text:style-name="P20">8.25 </text:p>
          </table:table-cell>
          <table:table-cell table:style-name="Table1.A3" office:value-type="string">
            <text:p text:style-name="P20">2.15</text:p>
          </table:table-cell>
          <table:table-cell table:style-name="Table1.A3" office:value-type="string">
            <text:p text:style-name="P20"/>
          </table:table-cell>
          <table:table-cell table:style-name="Table1.A3" office:value-type="string">
            <text:p text:style-name="P20"><text:s/>0.78 </text:p>
          </table:table-cell>
          <table:table-cell table:style-name="Table1.A3" office:value-type="string">
            <text:p text:style-name="P20">.383</text:p>
          </table:table-cell>
        </table:table-row>
        <table:table-row table:style-name="Table1.1">
          <table:table-cell table:style-name="Table1.A3" office:value-type="string">
            <text:p text:style-name="P19">Arithmetic </text:p>
          </table:table-cell>
          <table:table-cell table:style-name="Table1.A3" office:value-type="string">
            <text:p text:style-name="P20">16.14 </text:p>
          </table:table-cell>
          <table:table-cell table:style-name="Table1.A3" office:value-type="string">
            <text:p text:style-name="P20">2.75 </text:p>
          </table:table-cell>
          <table:table-cell table:style-name="Table1.A3" office:value-type="string">
            <text:p text:style-name="P20"/>
          </table:table-cell>
          <table:table-cell table:style-name="Table1.A3" office:value-type="string">
            <text:p text:style-name="P20">14.96 </text:p>
          </table:table-cell>
          <table:table-cell table:style-name="Table1.A3" office:value-type="string">
            <text:p text:style-name="P20">3.11 </text:p>
          </table:table-cell>
          <table:table-cell table:style-name="Table1.A3" office:value-type="string">
            <text:p text:style-name="P20"/>
          </table:table-cell>
          <table:table-cell table:style-name="Table1.A3" office:value-type="string">
            <text:p text:style-name="P20">1.84 </text:p>
          </table:table-cell>
          <table:table-cell table:style-name="Table1.A3" office:value-type="string">
            <text:p text:style-name="P20">.182</text:p>
          </table:table-cell>
        </table:table-row>
        <table:table-row table:style-name="Table1.1">
          <table:table-cell table:style-name="Table1.A3" office:value-type="string">
            <text:p text:style-name="P19">Mental Control </text:p>
          </table:table-cell>
          <table:table-cell table:style-name="Table1.A3" office:value-type="string">
            <text:p text:style-name="P20">32.32 </text:p>
          </table:table-cell>
          <table:table-cell table:style-name="Table1.A3" office:value-type="string">
            <text:p text:style-name="P20">3.82 </text:p>
          </table:table-cell>
          <table:table-cell table:style-name="Table1.A3" office:value-type="string">
            <text:p text:style-name="P20"/>
          </table:table-cell>
          <table:table-cell table:style-name="Table1.A3" office:value-type="string">
            <text:p text:style-name="P20">23.75 </text:p>
          </table:table-cell>
          <table:table-cell table:style-name="Table1.A3" office:value-type="string">
            <text:p text:style-name="P20">5.13 </text:p>
          </table:table-cell>
          <table:table-cell table:style-name="Table1.A3" office:value-type="string">
            <text:p text:style-name="P20"/>
          </table:table-cell>
          <table:table-cell table:style-name="Table1.A3" office:value-type="string">
            <text:p text:style-name="P20">40.60 </text:p>
          </table:table-cell>
          <table:table-cell table:style-name="Table1.A3" office:value-type="string">
            <text:p text:style-name="P20">&lt;.001</text:p>
          </table:table-cell>
        </table:table-row>
        <table:table-row table:style-name="Table1.1">
          <table:table-cell table:style-name="Table1.A3" office:value-type="string">
            <text:p text:style-name="P19">Self-Ordered Pointing </text:p>
          </table:table-cell>
          <table:table-cell table:style-name="Table1.A3" office:value-type="string">
            <text:p text:style-name="P20">1.73 </text:p>
          </table:table-cell>
          <table:table-cell table:style-name="Table1.A3" office:value-type="string">
            <text:p text:style-name="P20">2.53 </text:p>
          </table:table-cell>
          <table:table-cell table:style-name="Table1.A3" office:value-type="string">
            <text:p text:style-name="P20"/>
          </table:table-cell>
          <table:table-cell table:style-name="Table1.A3" office:value-type="string">
            <text:p text:style-name="P20">9.25 </text:p>
          </table:table-cell>
          <table:table-cell table:style-name="Table1.A3" office:value-type="string">
            <text:p text:style-name="P20">9.40 </text:p>
          </table:table-cell>
          <table:table-cell table:style-name="Table1.A3" office:value-type="string">
            <text:p text:style-name="P20"/>
          </table:table-cell>
          <table:table-cell table:style-name="Table1.A3" office:value-type="string">
            <text:p text:style-name="P20">13.18 </text:p>
          </table:table-cell>
          <table:table-cell table:style-name="Table1.A3" office:value-type="string">
            <text:p text:style-name="P20">.001</text:p>
          </table:table-cell>
        </table:table-row>
        <table:table-row table:style-name="Table1.1">
          <table:table-cell table:style-name="Table1.A2" office:value-type="string">
            <text:p text:style-name="P19">WCST persever<text:span text:style-name="T28">a</text:span>tive errors </text:p>
          </table:table-cell>
          <table:table-cell table:style-name="Table1.A2" office:value-type="string">
            <text:p text:style-name="P20">0.36 </text:p>
          </table:table-cell>
          <table:table-cell table:style-name="Table1.A2" office:value-type="string">
            <text:p text:style-name="P20">0.66 </text:p>
          </table:table-cell>
          <table:table-cell table:style-name="Table1.A2" office:value-type="string">
            <text:p text:style-name="P20"/>
          </table:table-cell>
          <table:table-cell table:style-name="Table1.A2" office:value-type="string">
            <text:p text:style-name="P20">1.83 </text:p>
          </table:table-cell>
          <table:table-cell table:style-name="Table1.A2" office:value-type="string">
            <text:p text:style-name="P20">3.23 </text:p>
          </table:table-cell>
          <table:table-cell table:style-name="Table1.A2" office:value-type="string">
            <text:p text:style-name="P20"/>
          </table:table-cell>
          <table:table-cell table:style-name="Table1.A2" office:value-type="string">
            <text:p text:style-name="P20">4.39 </text:p>
          </table:table-cell>
          <table:table-cell table:style-name="Table1.A2" office:value-type="string">
            <text:p text:style-name="P20">.042</text:p>
          </table:table-cell>
        </table:table-row>
      </table:table>
      <text:p text:style-name="custom_5f_Table-note-double"><text:span text:style-name="T4">Note.</text:span><text:span text:style-name="T17"> The Beck Anxiety Inventory is from Beck et al (1988); the Behavioral Assessment of the Dysexecutive Syndrome—Dysexecutive Questionnaire (BADS-DEX) is from Wilson et al. (1996); the State-Trait Anxiety Inventory (STAI) measures are from Spielberger et al. (1970); and the Digit Symbol Substitution, Digit Span-Backward, and Arithmetic Wechsler Adult Intelligence Scale—III and Wechsler Memory Scale—III measures are from Wechsler (1997). </text:span><text:soft-page-break/><text:span text:style-name="T17">Generative naming scores represent the total number of words produced in 60 s each for letters F, A, and S. The Vocabulary measure is from Shipley (1986); the Mental Control measure is from Wechsler (1987); the Self-Ordered Pointing measure was adapted from Petrides and Milner (1982); and the Wisconsin Card Sorting Task (WCST) measure is from Nelson (1976). All values represent raw, nonstandardized scores.</text:span></text:p>
      <text:p text:style-name="P4"/>
      <text:p text:style-name="custom_5f_Table-number">Table X <text:reference-mark-start text:name="ZOTERO_ITEM {&quot;citationID&quot;:&quot;Cak065uB&quot;,&quot;properties&quot;:{&quot;formattedCitation&quot;:&quot;(American Psychological Association, 2009, p. 129)&quot;,&quot;plainCitation&quot;:&quot;(American Psychological Association, 2009, p. 129)&quot;},&quot;citationItems&quot;:[{&quot;id&quot;:768,&quot;uris&quot;:[&quot;http://zotero.org/users/3246/items/IDJE47SN&quot;],&quot;uri&quot;:[&quot;http://zotero.org/users/3246/items/IDJE47SN&quot;],&quot;locator&quot;:&quot;129&quot;,&quot;label&quot;:&quot;page&quot;}]} RNDLjQLg4JvRt"/>(American Psychological Association, 2009, p. 129)<text:reference-mark-end text:name="ZOTERO_ITEM {&quot;citationID&quot;:&quot;Cak065uB&quot;,&quot;properties&quot;:{&quot;formattedCitation&quot;:&quot;(American Psychological Association, 2009, p. 129)&quot;,&quot;plainCitation&quot;:&quot;(American Psychological Association, 2009, p. 129)&quot;},&quot;citationItems&quot;:[{&quot;id&quot;:768,&quot;uris&quot;:[&quot;http://zotero.org/users/3246/items/IDJE47SN&quot;],&quot;uri&quot;:[&quot;http://zotero.org/users/3246/items/IDJE47SN&quot;],&quot;locator&quot;:&quot;129&quot;,&quot;label&quot;:&quot;page&quot;}]} RNDLjQLg4JvRt"/></text:p>
      <text:p text:style-name="custom_5f_Table-title">Numbers of Children With and Without Proof of Parental Citizenship</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row>
          <table:table-cell table:style-name="Table2.A1" office:value-type="string">
            <text:p text:style-name="custom_5f_Table-text-double"/>
          </table:table-cell>
          <table:table-cell table:style-name="Table2.B1" table:number-columns-spanned="2" office:value-type="string">
            <text:p text:style-name="P11">Girls</text:p>
          </table:table-cell>
          <table:covered-table-cell/>
          <table:table-cell table:style-name="Table2.A1" office:value-type="string">
            <text:p text:style-name="P11"/>
          </table:table-cell>
          <table:table-cell table:style-name="Table2.B1" table:number-columns-spanned="2" office:value-type="string">
            <text:p text:style-name="P11">Boys</text:p>
          </table:table-cell>
          <table:covered-table-cell/>
        </table:table-row>
        <table:table-row>
          <table:table-cell table:style-name="Table2.A2" office:value-type="string">
            <text:p text:style-name="P11">Grade</text:p>
          </table:table-cell>
          <table:table-cell table:style-name="Table2.A2" office:value-type="string">
            <text:p text:style-name="P11">With</text:p>
          </table:table-cell>
          <table:table-cell table:style-name="Table2.A2" office:value-type="string">
            <text:p text:style-name="P11">Without</text:p>
          </table:table-cell>
          <table:table-cell table:style-name="Table2.A2" office:value-type="string">
            <text:p text:style-name="P11"/>
          </table:table-cell>
          <table:table-cell table:style-name="Table2.A2" office:value-type="string">
            <text:p text:style-name="P11">With</text:p>
          </table:table-cell>
          <table:table-cell table:style-name="Table2.A2" office:value-type="string">
            <text:p text:style-name="P11">Without</text:p>
          </table:table-cell>
        </table:table-row>
        <table:table-row>
          <table:table-cell table:style-name="Table2.A3" table:number-columns-spanned="6" office:value-type="string">
            <text:p text:style-name="P12">Wave 1</text:p>
          </table:table-cell>
          <table:covered-table-cell/>
          <table:covered-table-cell/>
          <table:covered-table-cell/>
          <table:covered-table-cell/>
          <table:covered-table-cell/>
        </table:table-row>
        <table:table-row>
          <table:table-cell table:style-name="Table2.A3" office:value-type="string">
            <text:p text:style-name="P11">3</text:p>
          </table:table-cell>
          <table:table-cell table:style-name="Table2.A3" office:value-type="string">
            <text:p text:style-name="P11">280</text:p>
          </table:table-cell>
          <table:table-cell table:style-name="Table2.A3" office:value-type="string">
            <text:p text:style-name="P11">240</text:p>
          </table:table-cell>
          <table:table-cell table:style-name="Table2.A3" office:value-type="string">
            <text:p text:style-name="P11"/>
          </table:table-cell>
          <table:table-cell table:style-name="Table2.A3" office:value-type="string">
            <text:p text:style-name="P11">281</text:p>
          </table:table-cell>
          <table:table-cell table:style-name="Table2.A3" office:value-type="string">
            <text:p text:style-name="P11">232</text:p>
          </table:table-cell>
        </table:table-row>
        <table:table-row>
          <table:table-cell table:style-name="Table2.A3" office:value-type="string">
            <text:p text:style-name="P11">4</text:p>
          </table:table-cell>
          <table:table-cell table:style-name="Table2.A3" office:value-type="string">
            <text:p text:style-name="P11">297</text:p>
          </table:table-cell>
          <table:table-cell table:style-name="Table2.A3" office:value-type="string">
            <text:p text:style-name="P11">251</text:p>
          </table:table-cell>
          <table:table-cell table:style-name="Table2.A3" office:value-type="string">
            <text:p text:style-name="P11"/>
          </table:table-cell>
          <table:table-cell table:style-name="Table2.A3" office:value-type="string">
            <text:p text:style-name="P11">290</text:p>
          </table:table-cell>
          <table:table-cell table:style-name="Table2.A3" office:value-type="string">
            <text:p text:style-name="P11">264</text:p>
          </table:table-cell>
        </table:table-row>
        <table:table-row>
          <table:table-cell table:style-name="Table2.A3" office:value-type="string">
            <text:p text:style-name="P11">5</text:p>
          </table:table-cell>
          <table:table-cell table:style-name="Table2.A3" office:value-type="string">
            <text:p text:style-name="P11">301</text:p>
          </table:table-cell>
          <table:table-cell table:style-name="Table2.A3" office:value-type="string">
            <text:p text:style-name="P11">260</text:p>
          </table:table-cell>
          <table:table-cell table:style-name="Table2.A3" office:value-type="string">
            <text:p text:style-name="P11"/>
          </table:table-cell>
          <table:table-cell table:style-name="Table2.A3" office:value-type="string">
            <text:p text:style-name="P11">306</text:p>
          </table:table-cell>
          <table:table-cell table:style-name="Table2.A3" office:value-type="string">
            <text:p text:style-name="P11">221</text:p>
          </table:table-cell>
        </table:table-row>
        <table:table-row>
          <table:table-cell table:style-name="Table2.B1" office:value-type="string">
            <text:p text:style-name="P11">Total</text:p>
          </table:table-cell>
          <table:table-cell table:style-name="Table2.B1" office:value-type="string">
            <text:p text:style-name="P11">878</text:p>
          </table:table-cell>
          <table:table-cell table:style-name="Table2.B1" office:value-type="string">
            <text:p text:style-name="P11">751</text:p>
          </table:table-cell>
          <table:table-cell table:style-name="Table2.B1" office:value-type="string">
            <text:p text:style-name="P11"/>
          </table:table-cell>
          <table:table-cell table:style-name="Table2.B1" office:value-type="string">
            <text:p text:style-name="P11">877</text:p>
          </table:table-cell>
          <table:table-cell table:style-name="Table2.B1" office:value-type="string">
            <text:p text:style-name="P11">717</text:p>
          </table:table-cell>
        </table:table-row>
        <table:table-row>
          <table:table-cell table:style-name="Table2.A3" table:number-columns-spanned="6" office:value-type="string">
            <text:p text:style-name="P12">Wave 2</text:p>
          </table:table-cell>
          <table:covered-table-cell/>
          <table:covered-table-cell/>
          <table:covered-table-cell/>
          <table:covered-table-cell/>
          <table:covered-table-cell/>
        </table:table-row>
        <table:table-row>
          <table:table-cell table:style-name="Table2.A3" office:value-type="string">
            <text:p text:style-name="P11">3</text:p>
          </table:table-cell>
          <table:table-cell table:style-name="Table2.A3" office:value-type="string">
            <text:p text:style-name="P11">201</text:p>
          </table:table-cell>
          <table:table-cell table:style-name="Table2.A3" office:value-type="string">
            <text:p text:style-name="P11">189</text:p>
          </table:table-cell>
          <table:table-cell table:style-name="Table2.A3" office:value-type="string">
            <text:p text:style-name="P11"/>
          </table:table-cell>
          <table:table-cell table:style-name="Table2.A3" office:value-type="string">
            <text:p text:style-name="P11">210</text:p>
          </table:table-cell>
          <table:table-cell table:style-name="Table2.A3" office:value-type="string">
            <text:p text:style-name="P11">199</text:p>
          </table:table-cell>
        </table:table-row>
        <table:table-row>
          <table:table-cell table:style-name="Table2.A3" office:value-type="string">
            <text:p text:style-name="P11">4</text:p>
          </table:table-cell>
          <table:table-cell table:style-name="Table2.A3" office:value-type="string">
            <text:p text:style-name="P11">214</text:p>
          </table:table-cell>
          <table:table-cell table:style-name="Table2.A3" office:value-type="string">
            <text:p text:style-name="P11">194</text:p>
          </table:table-cell>
          <table:table-cell table:style-name="Table2.A3" office:value-type="string">
            <text:p text:style-name="P11"/>
          </table:table-cell>
          <table:table-cell table:style-name="Table2.A3" office:value-type="string">
            <text:p text:style-name="P11">236</text:p>
          </table:table-cell>
          <table:table-cell table:style-name="Table2.A3" office:value-type="string">
            <text:p text:style-name="P11">210</text:p>
          </table:table-cell>
        </table:table-row>
        <table:table-row>
          <table:table-cell table:style-name="Table2.A3" office:value-type="string">
            <text:p text:style-name="P11">5</text:p>
          </table:table-cell>
          <table:table-cell table:style-name="Table2.A3" office:value-type="string">
            <text:p text:style-name="P11">221</text:p>
          </table:table-cell>
          <table:table-cell table:style-name="Table2.A3" office:value-type="string">
            <text:p text:style-name="P11">216</text:p>
          </table:table-cell>
          <table:table-cell table:style-name="Table2.A3" office:value-type="string">
            <text:p text:style-name="P11"/>
          </table:table-cell>
          <table:table-cell table:style-name="Table2.A3" office:value-type="string">
            <text:p text:style-name="P11">239</text:p>
          </table:table-cell>
          <table:table-cell table:style-name="Table2.A3" office:value-type="string">
            <text:p text:style-name="P11">213</text:p>
          </table:table-cell>
        </table:table-row>
        <table:table-row>
          <table:table-cell table:style-name="Table2.B1" office:value-type="string">
            <text:p text:style-name="P11">Total</text:p>
          </table:table-cell>
          <table:table-cell table:style-name="Table2.B1" office:value-type="string">
            <text:p text:style-name="P11">636</text:p>
          </table:table-cell>
          <table:table-cell table:style-name="Table2.B1" office:value-type="string">
            <text:p text:style-name="P11">599</text:p>
          </table:table-cell>
          <table:table-cell table:style-name="Table2.B1" office:value-type="string">
            <text:p text:style-name="P11"/>
          </table:table-cell>
          <table:table-cell table:style-name="Table2.B1" office:value-type="string">
            <text:p text:style-name="P11">685</text:p>
          </table:table-cell>
          <table:table-cell table:style-name="Table2.B1" office:value-type="string">
            <text:p text:style-name="P11">622</text:p>
          </table:table-cell>
        </table:table-row>
      </table:table>
      <text:p text:style-name="custom_5f_Table-note-double"><text:span text:style-name="T5">Note. </text:span><text:span text:style-name="T18">General notes to a table appear here, including definitions of abbreviations (see section 5.16).</text:span></text:p>
      <text:p text:style-name="custom_5f_Table-note-double"><text:span text:style-name="T20">3</text:span>A specific note appears on a separate line below any general notes; subsequent specific notes are run in (see section 5.16).</text:p>
      <text:p text:style-name="custom_5f_Table-note-double">*A probability note (<text:span text:style-name="T3">p</text:span> value) appears on a separate line below any specific notes; subsequent probability notes are run in (see section 5.16 for more details on content).</text:p>
      <text:p text:style-name="P27"><text:s/></text:p>
      <text:p text:style-name="P5"/>
      <text:p text:style-name="custom_5f_Table-number">Table X <text:reference-mark-start text:name="ZOTERO_ITEM {&quot;citationID&quot;:&quot;zbpNlm44&quot;,&quot;properties&quot;:{&quot;formattedCitation&quot;:&quot;(American Psychological Association, 2009, p. 130)&quot;,&quot;plainCitation&quot;:&quot;(American Psychological Association, 2009, p. 130)&quot;},&quot;citationItems&quot;:[{&quot;id&quot;:768,&quot;uris&quot;:[&quot;http://zotero.org/users/3246/items/IDJE47SN&quot;],&quot;uri&quot;:[&quot;http://zotero.org/users/3246/items/IDJE47SN&quot;],&quot;locator&quot;:&quot;130&quot;,&quot;label&quot;:&quot;page&quot;}]} RNDf4US87jWfQ"/>(American Psychological Association, 2009, p. 130)<text:reference-mark-end text:name="ZOTERO_ITEM {&quot;citationID&quot;:&quot;zbpNlm44&quot;,&quot;properties&quot;:{&quot;formattedCitation&quot;:&quot;(American Psychological Association, 2009, p. 130)&quot;,&quot;plainCitation&quot;:&quot;(American Psychological Association, 2009, p. 130)&quot;},&quot;citationItems&quot;:[{&quot;id&quot;:768,&quot;uris&quot;:[&quot;http://zotero.org/users/3246/items/IDJE47SN&quot;],&quot;uri&quot;:[&quot;http://zotero.org/users/3246/items/IDJE47SN&quot;],&quot;locator&quot;:&quot;130&quot;,&quot;label&quot;:&quot;page&quot;}]} RNDf4US87jWfQ"/></text:p>
      <text:p text:style-name="custom_5f_Table-title">Proportion of Errors in Younger and Older Group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H"/>
        <table:table-row>
          <table:table-cell table:style-name="Table3.A1" office:value-type="string">
            <text:p text:style-name="custom_5f_Table-text-double"/>
          </table:table-cell>
          <table:table-cell table:style-name="Table3.B1" table:number-columns-spanned="3" office:value-type="string">
            <text:p text:style-name="P11">Younger</text:p>
          </table:table-cell>
          <table:covered-table-cell/>
          <table:covered-table-cell/>
          <table:table-cell table:style-name="Table3.A1" office:value-type="string">
            <text:p text:style-name="P11"/>
          </table:table-cell>
          <table:table-cell table:style-name="Table3.B1" table:number-columns-spanned="3" office:value-type="string">
            <text:p text:style-name="P11">Older</text:p>
          </table:table-cell>
          <table:covered-table-cell/>
          <table:covered-table-cell/>
        </table:table-row>
        <table:table-row>
          <table:table-cell table:style-name="Table3.A2" office:value-type="string">
            <text:p text:style-name="custom_5f_Table-text-double">Level of difficulty</text:p>
          </table:table-cell>
          <table:table-cell table:style-name="Table3.A2" office:value-type="string">
            <text:p text:style-name="P18">n</text:p>
          </table:table-cell>
          <table:table-cell table:style-name="Table3.A2" office:value-type="string">
            <text:p text:style-name="P18">M(SD)</text:p>
          </table:table-cell>
          <table:table-cell table:style-name="Table3.A2" office:value-type="string">
            <text:p text:style-name="P11">95% C<text:span text:style-name="T27">I</text:span></text:p>
          </table:table-cell>
          <table:table-cell table:style-name="Table3.A2" office:value-type="string">
            <text:p text:style-name="P11"/>
          </table:table-cell>
          <table:table-cell table:style-name="Table3.A2" office:value-type="string">
            <text:p text:style-name="P18">n</text:p>
          </table:table-cell>
          <table:table-cell table:style-name="Table3.A2" office:value-type="string">
            <text:p text:style-name="P18">M(SD)</text:p>
          </table:table-cell>
          <table:table-cell table:style-name="Table3.A2" office:value-type="string">
            <text:p text:style-name="P11">95% C<text:span text:style-name="T27">I</text:span></text:p>
          </table:table-cell>
        </table:table-row>
        <table:table-row>
          <table:table-cell table:style-name="Table3.A3" office:value-type="string">
            <text:p text:style-name="custom_5f_Table-text-double">Low</text:p>
          </table:table-cell>
          <table:table-cell table:style-name="Table3.A3" office:value-type="string">
            <text:p text:style-name="P11">12</text:p>
          </table:table-cell>
          <table:table-cell table:style-name="Table3.A3" office:value-type="string">
            <text:p text:style-name="P11">.05 (.08)</text:p>
          </table:table-cell>
          <table:table-cell table:style-name="Table3.A3" office:value-type="string">
            <text:p text:style-name="P11">[.02, .11]</text:p>
          </table:table-cell>
          <table:table-cell table:style-name="Table3.A3" office:value-type="string">
            <text:p text:style-name="P11"/>
          </table:table-cell>
          <table:table-cell table:style-name="Table3.A3" office:value-type="string">
            <text:p text:style-name="P11">18</text:p>
          </table:table-cell>
          <table:table-cell table:style-name="Table3.A3" office:value-type="string">
            <text:p text:style-name="P11">.14 (.15)</text:p>
          </table:table-cell>
          <table:table-cell table:style-name="Table3.A3" office:value-type="string">
            <text:p text:style-name="P11">[.08, .22]</text:p>
          </table:table-cell>
        </table:table-row>
        <table:table-row>
          <table:table-cell table:style-name="Table3.A3" office:value-type="string">
            <text:p text:style-name="custom_5f_Table-text-double">Moderate</text:p>
          </table:table-cell>
          <table:table-cell table:style-name="Table3.A3" office:value-type="string">
            <text:p text:style-name="P11">15</text:p>
          </table:table-cell>
          <table:table-cell table:style-name="Table3.A3" office:value-type="string">
            <text:p text:style-name="P11">.05 (.07)</text:p>
          </table:table-cell>
          <table:table-cell table:style-name="Table3.A3" office:value-type="string">
            <text:p text:style-name="P11">[.02, .10]</text:p>
          </table:table-cell>
          <table:table-cell table:style-name="Table3.A3" office:value-type="string">
            <text:p text:style-name="P11"/>
          </table:table-cell>
          <table:table-cell table:style-name="Table3.A3" office:value-type="string">
            <text:p text:style-name="P11">12</text:p>
          </table:table-cell>
          <table:table-cell table:style-name="Table3.A3" office:value-type="string">
            <text:p text:style-name="P11">.17 (.15)</text:p>
          </table:table-cell>
          <table:table-cell table:style-name="Table3.A3" office:value-type="string">
            <text:p text:style-name="P11">[.08, .28]</text:p>
          </table:table-cell>
        </table:table-row>
        <table:table-row>
          <table:table-cell table:style-name="Table3.A2" office:value-type="string">
            <text:p text:style-name="custom_5f_Table-text-double">High</text:p>
          </table:table-cell>
          <table:table-cell table:style-name="Table3.A2" office:value-type="string">
            <text:p text:style-name="P11">16</text:p>
          </table:table-cell>
          <table:table-cell table:style-name="Table3.A2" office:value-type="string">
            <text:p text:style-name="P11">.11 (.10)</text:p>
          </table:table-cell>
          <table:table-cell table:style-name="Table3.A2" office:value-type="string">
            <text:p text:style-name="P11">[.07, .17]</text:p>
          </table:table-cell>
          <table:table-cell table:style-name="Table3.A2" office:value-type="string">
            <text:p text:style-name="P11"/>
          </table:table-cell>
          <table:table-cell table:style-name="Table3.A2" office:value-type="string">
            <text:p text:style-name="P11">14</text:p>
          </table:table-cell>
          <table:table-cell table:style-name="Table3.A2" office:value-type="string">
            <text:p text:style-name="P11">.26 (.21)</text:p>
          </table:table-cell>
          <table:table-cell table:style-name="Table3.A2" office:value-type="string">
            <text:p text:style-name="P11">[.15, .39]</text:p>
          </table:table-cell>
        </table:table-row>
      </table:table>
      <text:p text:style-name="custom_5f_Table-note-double"><text:span text:style-name="T3">Note.</text:span> C<text:span text:style-name="T27">I</text:span> = confidence interval. </text:p>
      <text:p text:style-name="custom_5f_Table-note-double"/>
      <text:p text:style-name="custom_5f_Table-number">Table X <text:reference-mark-start text:name="ZOTERO_ITEM {&quot;citationID&quot;:&quot;A436dpyB&quot;,&quot;properties&quot;:{&quot;formattedCitation&quot;:&quot;(American Psychological Association, 2009, p. 131)&quot;,&quot;plainCitation&quot;:&quot;(American Psychological Association, 2009, p. 131)&quot;},&quot;citationItems&quot;:[{&quot;id&quot;:768,&quot;uris&quot;:[&quot;http://zotero.org/users/3246/items/IDJE47SN&quot;],&quot;uri&quot;:[&quot;http://zotero.org/users/3246/items/IDJE47SN&quot;],&quot;locator&quot;:&quot;131&quot;,&quot;label&quot;:&quot;page&quot;}]} RNDtENDOkPFDT"/>(American Psychological Association, 2009, p. 131)<text:reference-mark-end text:name="ZOTERO_ITEM {&quot;citationID&quot;:&quot;A436dpyB&quot;,&quot;properties&quot;:{&quot;formattedCitation&quot;:&quot;(American Psychological Association, 2009, p. 131)&quot;,&quot;plainCitation&quot;:&quot;(American Psychological Association, 2009, p. 131)&quot;},&quot;citationItems&quot;:[{&quot;id&quot;:768,&quot;uris&quot;:[&quot;http://zotero.org/users/3246/items/IDJE47SN&quot;],&quot;uri&quot;:[&quot;http://zotero.org/users/3246/items/IDJE47SN&quot;],&quot;locator&quot;:&quot;131&quot;,&quot;label&quot;:&quot;page&quot;}]} RNDtENDOkPFDT"/></text:p>
      <text:p text:style-name="custom_5f_Table-title">Factor Loadings for Exploratory Factor Analysis With Varimax Rotation of Personality <text:span text:style-name="T27">Pathology Scales</text:span></text:p>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P11">Scale</text:p>
            </table:table-cell>
            <table:table-cell table:style-name="Table4.A1" office:value-type="string">
              <text:p text:style-name="P11">Introversion</text:p>
            </table:table-cell>
            <table:table-cell table:style-name="Table4.A1" office:value-type="string">
              <text:p text:style-name="P11">Emotional <text:line-break/>Dysregulation</text:p>
            </table:table-cell>
            <table:table-cell table:style-name="Table4.A1" office:value-type="string">
              <text:p text:style-name="P11">Peculiarity</text:p>
            </table:table-cell>
          </table:table-row>
        </table:table-header-rows>
        <table:table-row>
          <table:table-cell table:style-name="Table4.A25" office:value-type="string">
            <text:p text:style-name="P23">SPO Constricted Affect</text:p>
          </table:table-cell>
          <table:table-cell table:style-name="Table4.B2" office:value-type="string">
            <text:p text:style-name="P24">.77</text:p>
          </table:table-cell>
          <table:table-cell table:style-name="Table4.C2" office:value-type="string">
            <text:p text:style-name="P16">.33</text:p>
          </table:table-cell>
          <table:table-cell table:style-name="Table4.D2" office:value-type="string">
            <text:p text:style-name="P16">.21</text:p>
          </table:table-cell>
        </table:table-row>
        <table:table-row>
          <table:table-cell table:style-name="Table4.A25" office:value-type="string">
            <text:p text:style-name="P33">Excessive Social Anxiety</text:p>
          </table:table-cell>
          <table:table-cell table:style-name="Table4.B3" office:value-type="string">
            <text:p text:style-name="P24">.43</text:p>
          </table:table-cell>
          <table:table-cell table:style-name="Table4.C3" office:value-type="string">
            <text:p text:style-name="P24">.52</text:p>
          </table:table-cell>
          <table:table-cell table:style-name="Table4.D3" office:value-type="string">
            <text:p text:style-name="P16">.29</text:p>
          </table:table-cell>
        </table:table-row>
        <table:table-row>
          <table:table-cell table:style-name="Table4.A25" office:value-type="string">
            <text:p text:style-name="P33">Ideas of Reference</text:p>
          </table:table-cell>
          <table:table-cell table:style-name="Table4.B4" office:value-type="string">
            <text:p text:style-name="P16">-.08</text:p>
          </table:table-cell>
          <table:table-cell table:style-name="Table4.C4" office:value-type="string">
            <text:p text:style-name="P16">.17</text:p>
          </table:table-cell>
          <table:table-cell table:style-name="Table4.D4" office:value-type="string">
            <text:p text:style-name="P24">.67</text:p>
          </table:table-cell>
        </table:table-row>
        <table:table-row>
          <table:table-cell table:style-name="Table4.A25" office:value-type="string">
            <text:p text:style-name="P33">No Friends</text:p>
          </table:table-cell>
          <table:table-cell table:style-name="Table4.B5" office:value-type="string">
            <text:p text:style-name="P24">.84</text:p>
          </table:table-cell>
          <table:table-cell table:style-name="Table4.C5" office:value-type="string">
            <text:p text:style-name="P16">.19</text:p>
          </table:table-cell>
          <table:table-cell table:style-name="Table4.D5" office:value-type="string">
            <text:p text:style-name="P16">.13</text:p>
          </table:table-cell>
        </table:table-row>
        <table:table-row>
          <table:table-cell table:style-name="Table4.A25" office:value-type="string">
            <text:p text:style-name="P33">Odd Beliefs</text:p>
          </table:table-cell>
          <table:table-cell table:style-name="Table4.B6" office:value-type="string">
            <text:p text:style-name="P16">-.03</text:p>
          </table:table-cell>
          <table:table-cell table:style-name="Table4.C6" office:value-type="string">
            <text:p text:style-name="P16">.13</text:p>
          </table:table-cell>
          <table:table-cell table:style-name="Table4.D6" office:value-type="string">
            <text:p text:style-name="P24">.50</text:p>
          </table:table-cell>
        </table:table-row>
        <table:table-row>
          <table:table-cell table:style-name="Table4.A25" office:value-type="string">
            <text:p text:style-name="P33">Odd Behavior</text:p>
          </table:table-cell>
          <table:table-cell table:style-name="Table4.B7" office:value-type="string">
            <text:p text:style-name="P16">.23</text:p>
          </table:table-cell>
          <table:table-cell table:style-name="Table4.C7" office:value-type="string">
            <text:p text:style-name="P16">.19</text:p>
          </table:table-cell>
          <table:table-cell table:style-name="Table4.D7" office:value-type="string">
            <text:p text:style-name="P24">.56</text:p>
          </table:table-cell>
        </table:table-row>
        <table:table-row>
          <table:table-cell table:style-name="Table4.A25" office:value-type="string">
            <text:p text:style-name="P33">Odd Speech</text:p>
          </table:table-cell>
          <table:table-cell table:style-name="Table4.B8" office:value-type="string">
            <text:p text:style-name="P16">.15</text:p>
          </table:table-cell>
          <table:table-cell table:style-name="Table4.C8" office:value-type="string">
            <text:p text:style-name="P16">.34</text:p>
          </table:table-cell>
          <table:table-cell table:style-name="Table4.D8" office:value-type="string">
            <text:p text:style-name="P24">.56</text:p>
          </table:table-cell>
        </table:table-row>
        <table:table-row>
          <table:table-cell table:style-name="Table4.A25" office:value-type="string">
            <text:p text:style-name="P33">Unusual Perceptions</text:p>
          </table:table-cell>
          <table:table-cell table:style-name="Table4.B9" office:value-type="string">
            <text:p text:style-name="P16">.09</text:p>
          </table:table-cell>
          <table:table-cell table:style-name="Table4.C9" office:value-type="string">
            <text:p text:style-name="P16">.14</text:p>
          </table:table-cell>
          <table:table-cell table:style-name="Table4.D9" office:value-type="string">
            <text:p text:style-name="P24">.76</text:p>
          </table:table-cell>
        </table:table-row>
        <table:table-row>
          <table:table-cell table:style-name="Table4.A25" office:value-type="string">
            <text:p text:style-name="P23">DAPP Submissiveness</text:p>
          </table:table-cell>
          <table:table-cell table:style-name="Table4.B10" office:value-type="string">
            <text:p text:style-name="P16">.24</text:p>
          </table:table-cell>
          <table:table-cell table:style-name="Table4.C10" office:value-type="string">
            <text:p text:style-name="P24">.70</text:p>
          </table:table-cell>
          <table:table-cell table:style-name="Table4.D10" office:value-type="string">
            <text:p text:style-name="P16">.11</text:p>
          </table:table-cell>
        </table:table-row>
        <table:table-row>
          <table:table-cell table:style-name="Table4.A25" office:value-type="string">
            <text:p text:style-name="P33">Cognitive Distortion</text:p>
          </table:table-cell>
          <table:table-cell table:style-name="Table4.B11" office:value-type="string">
            <text:p text:style-name="P16">.26</text:p>
          </table:table-cell>
          <table:table-cell table:style-name="Table4.C11" office:value-type="string">
            <text:p text:style-name="P24">.70</text:p>
          </table:table-cell>
          <table:table-cell table:style-name="Table4.D11" office:value-type="string">
            <text:p text:style-name="P16">.36</text:p>
          </table:table-cell>
        </table:table-row>
        <table:table-row>
          <table:table-cell table:style-name="Table4.A25" office:value-type="string">
            <text:p text:style-name="P33">Identity Problems</text:p>
          </table:table-cell>
          <table:table-cell table:style-name="Table4.B12" office:value-type="string">
            <text:p text:style-name="P24">.52</text:p>
          </table:table-cell>
          <table:table-cell table:style-name="Table4.C12" office:value-type="string">
            <text:p text:style-name="P24">.58</text:p>
          </table:table-cell>
          <table:table-cell table:style-name="Table4.D12" office:value-type="string">
            <text:p text:style-name="P16">.16</text:p>
          </table:table-cell>
        </table:table-row>
        <table:table-row>
          <table:table-cell table:style-name="Table4.A25" office:value-type="string">
            <text:p text:style-name="P33">Affective Lability</text:p>
          </table:table-cell>
          <table:table-cell table:style-name="Table4.B13" office:value-type="string">
            <text:p text:style-name="P16">.11</text:p>
          </table:table-cell>
          <table:table-cell table:style-name="Table4.C13" office:value-type="string">
            <text:p text:style-name="P24">.73</text:p>
          </table:table-cell>
          <table:table-cell table:style-name="Table4.D13" office:value-type="string">
            <text:p text:style-name="P16">.34</text:p>
          </table:table-cell>
        </table:table-row>
        <table:table-row>
          <table:table-cell table:style-name="Table4.A25" office:value-type="string">
            <text:p text:style-name="P33">Restricted Expression</text:p>
          </table:table-cell>
          <table:table-cell table:style-name="Table4.B14" office:value-type="string">
            <text:p text:style-name="P24">.69</text:p>
          </table:table-cell>
          <table:table-cell table:style-name="Table4.C14" office:value-type="string">
            <text:p text:style-name="P16">.31</text:p>
          </table:table-cell>
          <table:table-cell table:style-name="Table4.D14" office:value-type="string">
            <text:p text:style-name="P16">.02</text:p>
          </table:table-cell>
        </table:table-row>
        <table:table-row>
          <table:table-cell table:style-name="Table4.A25" office:value-type="string">
            <text:p text:style-name="P33">Passive Oppositionality</text:p>
          </table:table-cell>
          <table:table-cell table:style-name="Table4.B15" office:value-type="string">
            <text:p text:style-name="P16">.25</text:p>
          </table:table-cell>
          <table:table-cell table:style-name="Table4.C15" office:value-type="string">
            <text:p text:style-name="P24">.70</text:p>
          </table:table-cell>
          <table:table-cell table:style-name="Table4.D15" office:value-type="string">
            <text:p text:style-name="P16">.12</text:p>
          </table:table-cell>
        </table:table-row>
        <table:table-row>
          <table:table-cell table:style-name="Table4.A25" office:value-type="string">
            <text:p text:style-name="P33">Intimacy Problems</text:p>
          </table:table-cell>
          <table:table-cell table:style-name="Table4.B16" office:value-type="string">
            <text:p text:style-name="P24">.63</text:p>
          </table:table-cell>
          <table:table-cell table:style-name="Table4.C16" office:value-type="string">
            <text:p text:style-name="P16">.18</text:p>
          </table:table-cell>
          <table:table-cell table:style-name="Table4.D16" office:value-type="string">
            <text:p text:style-name="P16">.03</text:p>
          </table:table-cell>
        </table:table-row>
        <table:table-row>
          <table:table-cell table:style-name="Table4.A25" office:value-type="string">
            <text:p text:style-name="P33">Anxiousness</text:p>
          </table:table-cell>
          <table:table-cell table:style-name="Table4.B17" office:value-type="string">
            <text:p text:style-name="P16">.24</text:p>
          </table:table-cell>
          <table:table-cell table:style-name="Table4.C17" office:value-type="string">
            <text:p text:style-name="P24">.83</text:p>
          </table:table-cell>
          <table:table-cell table:style-name="Table4.D17" office:value-type="string">
            <text:p text:style-name="P16">.18</text:p>
          </table:table-cell>
        </table:table-row>
        <table:table-row>
          <table:table-cell table:style-name="Table4.A25" office:value-type="string">
            <text:p text:style-name="P33">Conduct Problems</text:p>
          </table:table-cell>
          <table:table-cell table:style-name="Table4.B18" office:value-type="string">
            <text:p text:style-name="P16">.27</text:p>
          </table:table-cell>
          <table:table-cell table:style-name="Table4.C18" office:value-type="string">
            <text:p text:style-name="P16">.10</text:p>
          </table:table-cell>
          <table:table-cell table:style-name="Table4.D18" office:value-type="string">
            <text:p text:style-name="P16">.24</text:p>
          </table:table-cell>
        </table:table-row>
        <table:table-row>
          <table:table-cell table:style-name="Table4.A25" office:value-type="string">
            <text:p text:style-name="P33">Suspiciousness</text:p>
          </table:table-cell>
          <table:table-cell table:style-name="Table4.B19" office:value-type="string">
            <text:p text:style-name="P16">.39</text:p>
          </table:table-cell>
          <table:table-cell table:style-name="Table4.C19" office:value-type="string">
            <text:p text:style-name="P16">.36</text:p>
          </table:table-cell>
          <table:table-cell table:style-name="Table4.D19" office:value-type="string">
            <text:p text:style-name="P16">.23</text:p>
          </table:table-cell>
        </table:table-row>
        <text:soft-page-break/>
        <table:table-row>
          <table:table-cell table:style-name="Table4.A25" office:value-type="string">
            <text:p text:style-name="P33">Social Avoidance</text:p>
          </table:table-cell>
          <table:table-cell table:style-name="Table4.B20" office:value-type="string">
            <text:p text:style-name="P24">.59</text:p>
          </table:table-cell>
          <table:table-cell table:style-name="Table4.C20" office:value-type="string">
            <text:p text:style-name="P24">.67</text:p>
          </table:table-cell>
          <table:table-cell table:style-name="Table4.D20" office:value-type="string">
            <text:p text:style-name="P16">.10</text:p>
          </table:table-cell>
        </table:table-row>
        <table:table-row>
          <table:table-cell table:style-name="Table4.A25" office:value-type="string">
            <text:p text:style-name="P33">Insecure Attachment</text:p>
          </table:table-cell>
          <table:table-cell table:style-name="Table4.B21" office:value-type="string">
            <text:p text:style-name="P16">.04</text:p>
          </table:table-cell>
          <table:table-cell table:style-name="Table4.C21" office:value-type="string">
            <text:p text:style-name="P24">.58</text:p>
          </table:table-cell>
          <table:table-cell table:style-name="Table4.D21" office:value-type="string">
            <text:p text:style-name="P16">.26</text:p>
          </table:table-cell>
        </table:table-row>
        <table:table-row>
          <table:table-cell table:style-name="Table4.A25" office:value-type="string">
            <text:p text:style-name="P33">Self-Harm</text:p>
          </table:table-cell>
          <table:table-cell table:style-name="Table4.B22" office:value-type="string">
            <text:p text:style-name="P16">.30</text:p>
          </table:table-cell>
          <table:table-cell table:style-name="Table4.C22" office:value-type="string">
            <text:p text:style-name="P16">.38</text:p>
          </table:table-cell>
          <table:table-cell table:style-name="Table4.D22" office:value-type="string">
            <text:p text:style-name="P16">.28</text:p>
          </table:table-cell>
        </table:table-row>
        <table:table-row>
          <table:table-cell table:style-name="Table4.A25" office:value-type="string">
            <text:p text:style-name="P23">Chapman Magical Ideation</text:p>
          </table:table-cell>
          <table:table-cell table:style-name="Table4.B23" office:value-type="string">
            <text:p text:style-name="P16">.12</text:p>
          </table:table-cell>
          <table:table-cell table:style-name="Table4.C23" office:value-type="string">
            <text:p text:style-name="P16">.17</text:p>
          </table:table-cell>
          <table:table-cell table:style-name="Table4.D23" office:value-type="string">
            <text:p text:style-name="P16">.72</text:p>
          </table:table-cell>
        </table:table-row>
        <table:table-row>
          <table:table-cell table:style-name="Table4.A25" office:value-type="string">
            <text:p text:style-name="P33">Social Anhedonia</text:p>
          </table:table-cell>
          <table:table-cell table:style-name="Table4.B24" office:value-type="string">
            <text:p text:style-name="P24">.78</text:p>
          </table:table-cell>
          <table:table-cell table:style-name="Table4.C24" office:value-type="string">
            <text:p text:style-name="P16">.04</text:p>
          </table:table-cell>
          <table:table-cell table:style-name="Table4.D24" office:value-type="string">
            <text:p text:style-name="P16">.26</text:p>
          </table:table-cell>
        </table:table-row>
        <table:table-row>
          <table:table-cell table:style-name="Table4.A25" office:value-type="string">
            <text:p text:style-name="P33">Perceptual Aberrations</text:p>
          </table:table-cell>
          <table:table-cell table:style-name="Table4.B25" office:value-type="string">
            <text:p text:style-name="P16">.12</text:p>
          </table:table-cell>
          <table:table-cell table:style-name="Table4.C25" office:value-type="string">
            <text:p text:style-name="P16">.25</text:p>
          </table:table-cell>
          <table:table-cell table:style-name="Table4.D25" office:value-type="string">
            <text:p text:style-name="P24">.49</text:p>
          </table:table-cell>
        </table:table-row>
        <table:table-row>
          <table:table-cell table:style-name="Table4.A26" office:value-type="string">
            <text:p text:style-name="P33">Physical Anhedonia</text:p>
          </table:table-cell>
          <table:table-cell table:style-name="Table4.B26" office:value-type="string">
            <text:p text:style-name="P24">.61</text:p>
          </table:table-cell>
          <table:table-cell table:style-name="Table4.C26" office:value-type="string">
            <text:p text:style-name="P16">.05</text:p>
          </table:table-cell>
          <table:table-cell table:style-name="Table4.D26" office:value-type="string">
            <text:p text:style-name="P16">-.15</text:p>
          </table:table-cell>
        </table:table-row>
      </table:table>
      <text:p text:style-name="custom_5f_Table-note-double"><text:span text:style-name="T3">Note. </text:span>Factor loadings &gt; .40 are in boldface. SPQ = Schizotypal Personality Questionnaire; DAPP = Dimensional Assessment of Personality Pathology-Basic Questionnaire. </text:p>
      <text:p text:style-name="P26"/>
      <text:p text:style-name="custom"/>
      <text:p text:style-name="custom"/>
      <text:p text:style-name="custom"/>
      <text:p text:style-name="custom"/>
      <text:p text:style-name="custom"/>
      <text:p text:style-name="custom"/>
      <text:p text:style-name="custom"/>
      <text:p text:style-name="custom_5f_Table-number">Table X <text:reference-mark-start text:name="ZOTERO_ITEM {&quot;citationID&quot;:&quot;ok6qBd5Y&quot;,&quot;properties&quot;:{&quot;formattedCitation&quot;:&quot;(American Psychological Association, 2009, p. 132)&quot;,&quot;plainCitation&quot;:&quot;(American Psychological Association, 2009, p. 132)&quot;},&quot;citationItems&quot;:[{&quot;id&quot;:768,&quot;uris&quot;:[&quot;http://zotero.org/users/3246/items/IDJE47SN&quot;],&quot;uri&quot;:[&quot;http://zotero.org/users/3246/items/IDJE47SN&quot;],&quot;locator&quot;:&quot;132&quot;,&quot;label&quot;:&quot;page&quot;}]} RNDAnzt9PpHkJ"/>(American Psychological Association, 2009, p. 132)<text:reference-mark-end text:name="ZOTERO_ITEM {&quot;citationID&quot;:&quot;ok6qBd5Y&quot;,&quot;properties&quot;:{&quot;formattedCitation&quot;:&quot;(American Psychological Association, 2009, p. 132)&quot;,&quot;plainCitation&quot;:&quot;(American Psychological Association, 2009, p. 132)&quot;},&quot;citationItems&quot;:[{&quot;id&quot;:768,&quot;uris&quot;:[&quot;http://zotero.org/users/3246/items/IDJE47SN&quot;],&quot;uri&quot;:[&quot;http://zotero.org/users/3246/items/IDJE47SN&quot;],&quot;locator&quot;:&quot;132&quot;,&quot;label&quot;:&quot;page&quot;}]} RNDAnzt9PpHkJ"/></text:p>
      <text:p text:style-name="custom_5f_Table-title">Factor Loadings for Exploratory Factor Analysis With Varimax Rotation of Personality Pathology Scales</text:p>
      <table:table table:name="Table5" table:style-name="Table5">
        <table:table-column table:style-name="Table5.A"/>
        <table:table-column table:style-name="Table5.B" table:number-columns-repeated="2"/>
        <table:table-column table:style-name="Table5.D"/>
        <table:table-header-rows>
          <table:table-row table:style-name="Table5.1">
            <table:table-cell table:style-name="Table5.A1" office:value-type="string">
              <text:p text:style-name="P11">Scale</text:p>
            </table:table-cell>
            <table:table-cell table:style-name="Table5.A1" office:value-type="string">
              <text:p text:style-name="P11">Introversion</text:p>
            </table:table-cell>
            <table:table-cell table:style-name="Table5.A1" office:value-type="string">
              <text:p text:style-name="P11">Emotional <text:line-break/>Dysregulation</text:p>
            </table:table-cell>
            <table:table-cell table:style-name="Table5.A1" office:value-type="string">
              <text:p text:style-name="P11">Peculiarity</text:p>
            </table:table-cell>
          </table:table-row>
        </table:table-header-rows>
        <table:table-row table:style-name="Table5.1">
          <table:table-cell table:style-name="Table5.A2" office:value-type="string">
            <text:p text:style-name="P23">SPQ No Friends</text:p>
          </table:table-cell>
          <table:table-cell table:style-name="Table5.A2" office:value-type="string">
            <text:p text:style-name="P24">.84</text:p>
          </table:table-cell>
          <table:table-cell table:style-name="Table5.A2" office:value-type="string">
            <text:p text:style-name="P16">.19</text:p>
          </table:table-cell>
          <table:table-cell table:style-name="Table5.A2" office:value-type="string">
            <text:p text:style-name="P16">.13</text:p>
          </table:table-cell>
        </table:table-row>
        <table:table-row table:style-name="Table5.1">
          <table:table-cell table:style-name="Table5.A2" office:value-type="string">
            <text:p text:style-name="P23">Chapman Social Anhedonia</text:p>
          </table:table-cell>
          <table:table-cell table:style-name="Table5.A2" office:value-type="string">
            <text:p text:style-name="P24">.78</text:p>
          </table:table-cell>
          <table:table-cell table:style-name="Table5.A2" office:value-type="string">
            <text:p text:style-name="P16">.04</text:p>
          </table:table-cell>
          <table:table-cell table:style-name="Table5.A2" office:value-type="string">
            <text:p text:style-name="P16">.26</text:p>
          </table:table-cell>
        </table:table-row>
        <table:table-row table:style-name="Table5.1">
          <table:table-cell table:style-name="Table5.A2" office:value-type="string">
            <text:p text:style-name="P23">SPQ Constricted Affect</text:p>
          </table:table-cell>
          <table:table-cell table:style-name="Table5.A2" office:value-type="string">
            <text:p text:style-name="P24">.77</text:p>
          </table:table-cell>
          <table:table-cell table:style-name="Table5.A2" office:value-type="string">
            <text:p text:style-name="P16">.33</text:p>
          </table:table-cell>
          <table:table-cell table:style-name="Table5.A2" office:value-type="string">
            <text:p text:style-name="P16">.21</text:p>
          </table:table-cell>
        </table:table-row>
        <table:table-row table:style-name="Table5.1">
          <table:table-cell table:style-name="Table5.A2" office:value-type="string">
            <text:p text:style-name="P23">DAPP Restricted Expression</text:p>
          </table:table-cell>
          <table:table-cell table:style-name="Table5.A2" office:value-type="string">
            <text:p text:style-name="P24">.69</text:p>
          </table:table-cell>
          <table:table-cell table:style-name="Table5.A2" office:value-type="string">
            <text:p text:style-name="P16">.31</text:p>
          </table:table-cell>
          <table:table-cell table:style-name="Table5.A2" office:value-type="string">
            <text:p text:style-name="P16">.02</text:p>
          </table:table-cell>
        </table:table-row>
        <table:table-row table:style-name="Table5.1">
          <table:table-cell table:style-name="Table5.A2" office:value-type="string">
            <text:p text:style-name="P23">DAPP Intimacy Problems</text:p>
          </table:table-cell>
          <table:table-cell table:style-name="Table5.A2" office:value-type="string">
            <text:p text:style-name="P24">.63</text:p>
          </table:table-cell>
          <table:table-cell table:style-name="Table5.A2" office:value-type="string">
            <text:p text:style-name="P16">.18</text:p>
          </table:table-cell>
          <table:table-cell table:style-name="Table5.A2" office:value-type="string">
            <text:p text:style-name="P16">.03</text:p>
          </table:table-cell>
        </table:table-row>
        <table:table-row table:style-name="Table5.1">
          <table:table-cell table:style-name="Table5.A2" office:value-type="string">
            <text:p text:style-name="P23">Chapman Physical Anhedonia</text:p>
          </table:table-cell>
          <table:table-cell table:style-name="Table5.A2" office:value-type="string">
            <text:p text:style-name="P24">.61</text:p>
          </table:table-cell>
          <table:table-cell table:style-name="Table5.A2" office:value-type="string">
            <text:p text:style-name="P16">.05</text:p>
          </table:table-cell>
          <table:table-cell table:style-name="Table5.A2" office:value-type="string">
            <text:p text:style-name="P16">-.15</text:p>
          </table:table-cell>
        </table:table-row>
        <table:table-row table:style-name="Table5.1">
          <table:table-cell table:style-name="Table5.A2" office:value-type="string">
            <text:p text:style-name="P23">DAPP Social Avoidance</text:p>
          </table:table-cell>
          <table:table-cell table:style-name="Table5.A2" office:value-type="string">
            <text:p text:style-name="P24">.59</text:p>
          </table:table-cell>
          <table:table-cell table:style-name="Table5.A2" office:value-type="string">
            <text:p text:style-name="P24">.67</text:p>
          </table:table-cell>
          <table:table-cell table:style-name="Table5.A2" office:value-type="string">
            <text:p text:style-name="P16">.10</text:p>
          </table:table-cell>
        </table:table-row>
        <table:table-row table:style-name="Table5.1">
          <table:table-cell table:style-name="Table5.A2" office:value-type="string">
            <text:p text:style-name="P23">DAPP Identity Problems</text:p>
          </table:table-cell>
          <table:table-cell table:style-name="Table5.A2" office:value-type="string">
            <text:p text:style-name="P24">.52</text:p>
          </table:table-cell>
          <table:table-cell table:style-name="Table5.A2" office:value-type="string">
            <text:p text:style-name="P24">.58</text:p>
          </table:table-cell>
          <table:table-cell table:style-name="Table5.A2" office:value-type="string">
            <text:p text:style-name="P16">.16</text:p>
          </table:table-cell>
        </table:table-row>
        <table:table-row table:style-name="Table5.1">
          <table:table-cell table:style-name="Table5.A2" office:value-type="string">
            <text:p text:style-name="P23">SPQ Excessive Social Anxiety</text:p>
          </table:table-cell>
          <table:table-cell table:style-name="Table5.A2" office:value-type="string">
            <text:p text:style-name="P24">.43</text:p>
          </table:table-cell>
          <table:table-cell table:style-name="Table5.A2" office:value-type="string">
            <text:p text:style-name="P24">.52</text:p>
          </table:table-cell>
          <table:table-cell table:style-name="Table5.A2" office:value-type="string">
            <text:p text:style-name="P16">.29</text:p>
          </table:table-cell>
        </table:table-row>
        <table:table-row table:style-name="Table5.1">
          <table:table-cell table:style-name="Table5.A2" office:value-type="string">
            <text:p text:style-name="P23">DAPP Anxiousness</text:p>
          </table:table-cell>
          <table:table-cell table:style-name="Table5.A2" office:value-type="string">
            <text:p text:style-name="P16">.24</text:p>
          </table:table-cell>
          <table:table-cell table:style-name="Table5.A2" office:value-type="string">
            <text:p text:style-name="P24">.83</text:p>
          </table:table-cell>
          <table:table-cell table:style-name="Table5.A2" office:value-type="string">
            <text:p text:style-name="P16">.18</text:p>
          </table:table-cell>
        </table:table-row>
        <table:table-row table:style-name="Table5.1">
          <table:table-cell table:style-name="Table5.A2" office:value-type="string">
            <text:p text:style-name="P23">DAPP Affective Lability</text:p>
          </table:table-cell>
          <table:table-cell table:style-name="Table5.A2" office:value-type="string">
            <text:p text:style-name="P16">.11</text:p>
          </table:table-cell>
          <table:table-cell table:style-name="Table5.A2" office:value-type="string">
            <text:p text:style-name="P24">.73</text:p>
          </table:table-cell>
          <table:table-cell table:style-name="Table5.A2" office:value-type="string">
            <text:p text:style-name="P16">.34</text:p>
          </table:table-cell>
        </table:table-row>
        <table:table-row table:style-name="Table5.1">
          <table:table-cell table:style-name="Table5.A2" office:value-type="string">
            <text:p text:style-name="P23">DAPP Cognitive Distortion</text:p>
          </table:table-cell>
          <table:table-cell table:style-name="Table5.A2" office:value-type="string">
            <text:p text:style-name="P16">.26</text:p>
          </table:table-cell>
          <table:table-cell table:style-name="Table5.A2" office:value-type="string">
            <text:p text:style-name="P24">.70</text:p>
          </table:table-cell>
          <table:table-cell table:style-name="Table5.A2" office:value-type="string">
            <text:p text:style-name="P16">.36</text:p>
          </table:table-cell>
        </table:table-row>
        <table:table-row table:style-name="Table5.1">
          <table:table-cell table:style-name="Table5.A2" office:value-type="string">
            <text:p text:style-name="P23">DAPP Passive Oppositionality</text:p>
          </table:table-cell>
          <table:table-cell table:style-name="Table5.A2" office:value-type="string">
            <text:p text:style-name="P16">.25</text:p>
          </table:table-cell>
          <table:table-cell table:style-name="Table5.A2" office:value-type="string">
            <text:p text:style-name="P24">.70</text:p>
          </table:table-cell>
          <table:table-cell table:style-name="Table5.A2" office:value-type="string">
            <text:p text:style-name="P16">.12</text:p>
          </table:table-cell>
        </table:table-row>
        <table:table-row table:style-name="Table5.1">
          <table:table-cell table:style-name="Table5.A2" office:value-type="string">
            <text:p text:style-name="P23">DAPP Submissiveness</text:p>
          </table:table-cell>
          <table:table-cell table:style-name="Table5.A2" office:value-type="string">
            <text:p text:style-name="P16">.24</text:p>
          </table:table-cell>
          <table:table-cell table:style-name="Table5.A2" office:value-type="string">
            <text:p text:style-name="P24">.70</text:p>
          </table:table-cell>
          <table:table-cell table:style-name="Table5.A2" office:value-type="string">
            <text:p text:style-name="P16">.11</text:p>
          </table:table-cell>
        </table:table-row>
        <table:table-row table:style-name="Table5.1">
          <table:table-cell table:style-name="Table5.A2" office:value-type="string">
            <text:p text:style-name="P23">DAPP Insecure Attachment</text:p>
          </table:table-cell>
          <table:table-cell table:style-name="Table5.A2" office:value-type="string">
            <text:p text:style-name="P16">.04</text:p>
          </table:table-cell>
          <table:table-cell table:style-name="Table5.A2" office:value-type="string">
            <text:p text:style-name="P24">.58</text:p>
          </table:table-cell>
          <table:table-cell table:style-name="Table5.A2" office:value-type="string">
            <text:p text:style-name="P16">.26</text:p>
          </table:table-cell>
        </table:table-row>
        <table:table-row table:style-name="Table5.1">
          <table:table-cell table:style-name="Table5.A2" office:value-type="string">
            <text:p text:style-name="P23">DAPP Self-Harm</text:p>
          </table:table-cell>
          <table:table-cell table:style-name="Table5.A2" office:value-type="string">
            <text:p text:style-name="P16">.30</text:p>
          </table:table-cell>
          <table:table-cell table:style-name="Table5.A2" office:value-type="string">
            <text:p text:style-name="P16">.38</text:p>
          </table:table-cell>
          <table:table-cell table:style-name="Table5.A2" office:value-type="string">
            <text:p text:style-name="P16">.28</text:p>
          </table:table-cell>
        </table:table-row>
        <table:table-row table:style-name="Table5.1">
          <table:table-cell table:style-name="Table5.A2" office:value-type="string">
            <text:p text:style-name="P23">SPQ Unusual Perceptions</text:p>
          </table:table-cell>
          <table:table-cell table:style-name="Table5.A2" office:value-type="string">
            <text:p text:style-name="P16">.09</text:p>
          </table:table-cell>
          <table:table-cell table:style-name="Table5.A2" office:value-type="string">
            <text:p text:style-name="P16">.14</text:p>
          </table:table-cell>
          <table:table-cell table:style-name="Table5.A2" office:value-type="string">
            <text:p text:style-name="P24">.76</text:p>
          </table:table-cell>
        </table:table-row>
        <table:table-row table:style-name="Table5.1">
          <table:table-cell table:style-name="Table5.A2" office:value-type="string">
            <text:p text:style-name="P23">Chapman Magical Ideation</text:p>
          </table:table-cell>
          <table:table-cell table:style-name="Table5.A2" office:value-type="string">
            <text:p text:style-name="P16">.12</text:p>
          </table:table-cell>
          <table:table-cell table:style-name="Table5.A2" office:value-type="string">
            <text:p text:style-name="P16">.17</text:p>
          </table:table-cell>
          <table:table-cell table:style-name="Table5.A2" office:value-type="string">
            <text:p text:style-name="P24">.72</text:p>
          </table:table-cell>
        </table:table-row>
        <text:soft-page-break/>
        <table:table-row table:style-name="Table5.1">
          <table:table-cell table:style-name="Table5.A2" office:value-type="string">
            <text:p text:style-name="P23">SPQ Ideas of Reference</text:p>
          </table:table-cell>
          <table:table-cell table:style-name="Table5.A2" office:value-type="string">
            <text:p text:style-name="P16">-.08</text:p>
          </table:table-cell>
          <table:table-cell table:style-name="Table5.A2" office:value-type="string">
            <text:p text:style-name="P16">.17</text:p>
          </table:table-cell>
          <table:table-cell table:style-name="Table5.A2" office:value-type="string">
            <text:p text:style-name="P24">.67</text:p>
          </table:table-cell>
        </table:table-row>
        <table:table-row table:style-name="Table5.1">
          <table:table-cell table:style-name="Table5.A2" office:value-type="string">
            <text:p text:style-name="P23">SPO Odd Speech</text:p>
          </table:table-cell>
          <table:table-cell table:style-name="Table5.A2" office:value-type="string">
            <text:p text:style-name="P16">.15</text:p>
          </table:table-cell>
          <table:table-cell table:style-name="Table5.A2" office:value-type="string">
            <text:p text:style-name="P16">.34</text:p>
          </table:table-cell>
          <table:table-cell table:style-name="Table5.A2" office:value-type="string">
            <text:p text:style-name="P24">.56</text:p>
          </table:table-cell>
        </table:table-row>
        <table:table-row table:style-name="Table5.1">
          <table:table-cell table:style-name="Table5.A2" office:value-type="string">
            <text:p text:style-name="P23">SPQ Odd Behavior</text:p>
          </table:table-cell>
          <table:table-cell table:style-name="Table5.A2" office:value-type="string">
            <text:p text:style-name="P16">.23</text:p>
          </table:table-cell>
          <table:table-cell table:style-name="Table5.A2" office:value-type="string">
            <text:p text:style-name="P16">.19</text:p>
          </table:table-cell>
          <table:table-cell table:style-name="Table5.A2" office:value-type="string">
            <text:p text:style-name="P24">.56</text:p>
          </table:table-cell>
        </table:table-row>
        <table:table-row table:style-name="Table5.1">
          <table:table-cell table:style-name="Table5.A2" office:value-type="string">
            <text:p text:style-name="P23">SPO Odd Beliefs</text:p>
          </table:table-cell>
          <table:table-cell table:style-name="Table5.A2" office:value-type="string">
            <text:p text:style-name="P16">-.03</text:p>
          </table:table-cell>
          <table:table-cell table:style-name="Table5.A2" office:value-type="string">
            <text:p text:style-name="P16">.13</text:p>
          </table:table-cell>
          <table:table-cell table:style-name="Table5.A2" office:value-type="string">
            <text:p text:style-name="P24">.50</text:p>
          </table:table-cell>
        </table:table-row>
        <table:table-row table:style-name="Table5.1">
          <table:table-cell table:style-name="Table5.A2" office:value-type="string">
            <text:p text:style-name="P23">Chapman Perceptual Aberrations</text:p>
          </table:table-cell>
          <table:table-cell table:style-name="Table5.A2" office:value-type="string">
            <text:p text:style-name="P16">.12</text:p>
          </table:table-cell>
          <table:table-cell table:style-name="Table5.A2" office:value-type="string">
            <text:p text:style-name="P16">.25</text:p>
          </table:table-cell>
          <table:table-cell table:style-name="Table5.A2" office:value-type="string">
            <text:p text:style-name="P24">.49</text:p>
          </table:table-cell>
        </table:table-row>
        <table:table-row table:style-name="Table5.1">
          <table:table-cell table:style-name="Table5.A2" office:value-type="string">
            <text:p text:style-name="P23">DAPP Suspiciousness</text:p>
          </table:table-cell>
          <table:table-cell table:style-name="Table5.A2" office:value-type="string">
            <text:p text:style-name="P16">.39</text:p>
          </table:table-cell>
          <table:table-cell table:style-name="Table5.A2" office:value-type="string">
            <text:p text:style-name="P16">.36</text:p>
          </table:table-cell>
          <table:table-cell table:style-name="Table5.A2" office:value-type="string">
            <text:p text:style-name="P16">.23</text:p>
          </table:table-cell>
        </table:table-row>
        <table:table-row table:style-name="Table5.1">
          <table:table-cell table:style-name="Table5.A26" office:value-type="string">
            <text:p text:style-name="P23">DAPP Conduct Problems</text:p>
          </table:table-cell>
          <table:table-cell table:style-name="Table5.A26" office:value-type="string">
            <text:p text:style-name="P16">.27</text:p>
          </table:table-cell>
          <table:table-cell table:style-name="Table5.A26" office:value-type="string">
            <text:p text:style-name="P16">.10</text:p>
          </table:table-cell>
          <table:table-cell table:style-name="Table5.A26" office:value-type="string">
            <text:p text:style-name="P16">.24</text:p>
          </table:table-cell>
        </table:table-row>
      </table:table>
      <text:p text:style-name="custom_5f_Table-note-double"><text:span text:style-name="T3">Note. </text:span>Factor loadings &gt; .40 are in boldface. SPQ = Schizotypal Personality Questionnaire; DAPP = Dimensional Assessment of Personality Pathology—Basic Questionnaire. Adapted from “A Dimensional Model of Personality Disorder: Incorporating <text:span text:style-name="T3">DSM</text:span> Cluster A Characteristics,” by J. L. Tackett, A. L Silberschmidt, R. F. Krueger, and S. R. Sponheim, 2008, <text:span text:style-name="T3">Journal of Abnormal Psychology, 117</text:span>, p. 457. Copyright 2008 by the American Psychological Association.</text:p>
      <text:p text:style-name="P29"/>
      <text:p text:style-name="P6"/>
      <text:p text:style-name="P6"/>
      <text:p text:style-name="P6"/>
      <text:p text:style-name="P6"/>
      <text:p text:style-name="P6"/>
      <text:p text:style-name="P6"/>
      <text:p text:style-name="P6"/>
      <text:p text:style-name="custom_5f_Table-number">Table X <text:reference-mark-start text:name="ZOTERO_ITEM {&quot;citationID&quot;:&quot;V5RZrW8s&quot;,&quot;properties&quot;:{&quot;formattedCitation&quot;:&quot;(American Psychological Association, 2009, p. 134)&quot;,&quot;plainCitation&quot;:&quot;(American Psychological Association, 2009, p. 134)&quot;},&quot;citationItems&quot;:[{&quot;id&quot;:768,&quot;uris&quot;:[&quot;http://zotero.org/users/3246/items/IDJE47SN&quot;],&quot;uri&quot;:[&quot;http://zotero.org/users/3246/items/IDJE47SN&quot;],&quot;locator&quot;:&quot;134&quot;,&quot;label&quot;:&quot;page&quot;}]} RNDoSV1ehXdeV"/>(American Psychological Association, 2009, p. 134)<text:reference-mark-end text:name="ZOTERO_ITEM {&quot;citationID&quot;:&quot;V5RZrW8s&quot;,&quot;properties&quot;:{&quot;formattedCitation&quot;:&quot;(American Psychological Association, 2009, p. 134)&quot;,&quot;plainCitation&quot;:&quot;(American Psychological Association, 2009, p. 134)&quot;},&quot;citationItems&quot;:[{&quot;id&quot;:768,&quot;uris&quot;:[&quot;http://zotero.org/users/3246/items/IDJE47SN&quot;],&quot;uri&quot;:[&quot;http://zotero.org/users/3246/items/IDJE47SN&quot;],&quot;locator&quot;:&quot;134&quot;,&quot;label&quot;:&quot;page&quot;}]} RNDoSV1ehXdeV"/></text:p>
      <text:p text:style-name="custom_5f_Table-title">Summary of Experimental Designs</text:p>
      <table:table table:name="Table6" table:style-name="Table6">
        <table:table-column table:style-name="Table6.A"/>
        <table:table-column table:style-name="Table6.B" table:number-columns-repeated="3"/>
        <table:table-header-rows>
          <table:table-row table:style-name="Table6.1">
            <table:table-cell table:style-name="Table6.A1" office:value-type="string">
              <text:p text:style-name="P11">Group</text:p>
            </table:table-cell>
            <table:table-cell table:style-name="Table6.A1" office:value-type="string">
              <text:p text:style-name="P11">Stage I</text:p>
            </table:table-cell>
            <table:table-cell table:style-name="Table6.A1" office:value-type="string">
              <text:p text:style-name="P11">Stage II</text:p>
            </table:table-cell>
            <table:table-cell table:style-name="Table6.A1" office:value-type="string">
              <text:p text:style-name="P11">Test</text:p>
            </table:table-cell>
          </table:table-row>
        </table:table-header-rows>
        <table:table-row table:style-name="Table6.1">
          <table:table-cell table:style-name="Table6.A2" office:value-type="string">
            <text:p text:style-name="custom_5f_Table-text-double">Experiment 1</text:p>
          </table:table-cell>
          <table:table-cell table:style-name="Table6.A2" office:value-type="string">
            <text:p text:style-name="custom_5f_Table-text-double"/>
          </table:table-cell>
          <table:table-cell table:style-name="Table6.A2" office:value-type="string">
            <text:p text:style-name="custom_5f_Table-text-double"/>
          </table:table-cell>
          <table:table-cell table:style-name="Table6.A2" office:value-type="string">
            <text:p text:style-name="custom_5f_Table-text-double"/>
          </table:table-cell>
        </table:table-row>
        <table:table-row table:style-name="Table6.1">
          <table:table-cell table:style-name="Table6.A2" office:value-type="string">
            <text:p text:style-name="custom_5f_Table-text-double-indent">Block</text:p>
          </table:table-cell>
          <table:table-cell table:style-name="Table6.A2" office:value-type="string">
            <text:p text:style-name="P11">A+</text:p>
          </table:table-cell>
          <table:table-cell table:style-name="Table6.A2" office:value-type="string">
            <text:p text:style-name="P11">AB+<text:line-break/>CD+</text:p>
          </table:table-cell>
          <table:table-cell table:style-name="Table6.A2" office:value-type="string">
            <text:p text:style-name="P11">B vs. D</text:p>
          </table:table-cell>
        </table:table-row>
        <table:table-row table:style-name="Table6.1">
          <table:table-cell table:style-name="Table6.A2" office:value-type="string">
            <text:p text:style-name="custom_5f_Table-text-double-indent">Unblock intensity</text:p>
          </table:table-cell>
          <table:table-cell table:style-name="Table6.A2" office:value-type="string">
            <text:p text:style-name="P11">A+</text:p>
          </table:table-cell>
          <table:table-cell table:style-name="Table6.A2" office:value-type="string">
            <text:p text:style-name="P11">AB+<text:line-break/>CD+</text:p>
          </table:table-cell>
          <table:table-cell table:style-name="Table6.A2" office:value-type="string">
            <text:p text:style-name="P11"/>
          </table:table-cell>
        </table:table-row>
        <table:table-row table:style-name="Table6.1">
          <table:table-cell table:style-name="Table6.A2" office:value-type="string">
            <text:p text:style-name="custom_5f_Table-text-double-indent">Unblock number</text:p>
          </table:table-cell>
          <table:table-cell table:style-name="Table6.A2" office:value-type="string">
            <text:p text:style-name="P11">A+</text:p>
          </table:table-cell>
          <table:table-cell table:style-name="Table6.A2" office:value-type="string">
            <text:p text:style-name="P11">AB++<text:line-break/>CD++</text:p>
          </table:table-cell>
          <table:table-cell table:style-name="Table6.A2" office:value-type="string">
            <text:p text:style-name="P11"/>
          </table:table-cell>
        </table:table-row>
        <table:table-row table:style-name="Table6.1">
          <table:table-cell table:style-name="Table6.A2" office:value-type="string">
            <text:p text:style-name="custom_5f_Table-text-double">Experiment 2</text:p>
          </table:table-cell>
          <table:table-cell table:style-name="Table6.A2" office:value-type="string">
            <text:p text:style-name="P11">A+<text:line-break/>C+</text:p>
          </table:table-cell>
          <table:table-cell table:style-name="Table6.A2" office:value-type="string">
            <text:p text:style-name="P11">AB+</text:p>
          </table:table-cell>
          <table:table-cell table:style-name="Table6.A2" office:value-type="string">
            <text:p text:style-name="P11">AD vs. BC</text:p>
          </table:table-cell>
        </table:table-row>
        <table:table-row table:style-name="Table6.1">
          <table:table-cell table:style-name="Table6.A2" office:value-type="string">
            <text:p text:style-name="custom_5f_Table-text-double">Experiment 3</text:p>
          </table:table-cell>
          <table:table-cell table:style-name="Table6.A2" office:value-type="string">
            <text:p text:style-name="P11">A+<text:line-break/>B+<text:line-break/>C+<text:line-break/>D++</text:p>
          </table:table-cell>
          <table:table-cell table:style-name="Table6.A2" office:value-type="string">
            <text:p text:style-name="P11"/>
          </table:table-cell>
          <table:table-cell table:style-name="Table6.A2" office:value-type="string">
            <text:p text:style-name="P11">AD vs. BC<text:line-break/>A, B, C, D</text:p>
          </table:table-cell>
        </table:table-row>
        <table:table-row table:style-name="Table6.1">
          <table:table-cell table:style-name="Table6.A2" office:value-type="string">
            <text:p text:style-name="custom_5f_Table-text-double">Experiment 4a</text:p>
          </table:table-cell>
          <table:table-cell table:style-name="Table6.A2" office:value-type="string">
            <text:p text:style-name="P11">A+<text:line-break/>C+</text:p>
          </table:table-cell>
          <table:table-cell table:style-name="Table6.A2" office:value-type="string">
            <text:p text:style-name="P11">AB+</text:p>
          </table:table-cell>
          <table:table-cell table:style-name="Table6.A2" office:value-type="string">
            <text:p text:style-name="P11">AD vs. BC</text:p>
          </table:table-cell>
        </table:table-row>
        <table:table-row table:style-name="Table6.1">
          <table:table-cell table:style-name="Table6.A2" office:value-type="string">
            <text:p text:style-name="custom_5f_Table-text-double">Experiment 4b</text:p>
          </table:table-cell>
          <table:table-cell table:style-name="Table6.A2" office:value-type="string">
            <text:p text:style-name="P11">A+<text:line-break/>C+</text:p>
          </table:table-cell>
          <table:table-cell table:style-name="Table6.A2" office:value-type="string">
            <text:p text:style-name="P11">AB++</text:p>
          </table:table-cell>
          <table:table-cell table:style-name="Table6.A2" office:value-type="string">
            <text:p text:style-name="P11">AD vs. BC</text:p>
          </table:table-cell>
        </table:table-row>
        <table:table-row table:style-name="Table6.1">
          <table:table-cell table:style-name="Table6.A10" office:value-type="string">
            <text:p text:style-name="custom_5f_Table-text-double">Experiment 5</text:p>
          </table:table-cell>
          <table:table-cell table:style-name="Table6.A10" office:value-type="string">
            <text:p text:style-name="P11">A+<text:line-break/>C+</text:p>
          </table:table-cell>
          <table:table-cell table:style-name="Table6.A10" office:value-type="string">
            <text:p text:style-name="P11">AB+<text:line-break/>CD++</text:p>
          </table:table-cell>
          <table:table-cell table:style-name="Table6.A10" office:value-type="string">
            <text:p text:style-name="P11">AD vs. BC<text:line-break/>A, B, C, D</text:p>
          </table:table-cell>
        </table:table-row>
      </table:table>
      <text:p text:style-name="custom_5f_Table-note-double"><text:span text:style-name="T3">Note. </text:span>A, B, C, and D were four conditioned stimuli: a clicker, tone, light, and flashing light, respectively (counterbalanced). + denotes a 0.4-mA shock unconditioned stimulus; ++ denotes two 0.4-mA shocks; + denotes a 0.8-mA unconditioned stimulus. Adapted from “Unblocking in Pavlovian Fear Conditioning,” by L. Bradfield and G. P. McNally, 2008, <text:span text:style-name="T3">Journal of Experimental Psychology: Animal Behavior Processes, 34</text:span>, p. 259. Copyright 2008 by the American Psychological Association. </text:p>
      <text:p text:style-name="custom_5f_Table-number">Table X <text:reference-mark-start text:name="ZOTERO_ITEM {&quot;citationID&quot;:&quot;yFnO1zgb&quot;,&quot;properties&quot;:{&quot;formattedCitation&quot;:&quot;(American Psychological Association, 2009, p. 135)&quot;,&quot;plainCitation&quot;:&quot;(American Psychological Association, 2009, p. 135)&quot;},&quot;citationItems&quot;:[{&quot;id&quot;:768,&quot;uris&quot;:[&quot;http://zotero.org/users/3246/items/IDJE47SN&quot;],&quot;uri&quot;:[&quot;http://zotero.org/users/3246/items/IDJE47SN&quot;],&quot;locator&quot;:&quot;135&quot;,&quot;label&quot;:&quot;page&quot;}]} RNDSmZkhFdI3u"/>(American Psychological Association, 2009, p. 135)<text:reference-mark-end text:name="ZOTERO_ITEM {&quot;citationID&quot;:&quot;yFnO1zgb&quot;,&quot;properties&quot;:{&quot;formattedCitation&quot;:&quot;(American Psychological Association, 2009, p. 135)&quot;,&quot;plainCitation&quot;:&quot;(American Psychological Association, 2009, p. 135)&quot;},&quot;citationItems&quot;:[{&quot;id&quot;:768,&quot;uris&quot;:[&quot;http://zotero.org/users/3246/items/IDJE47SN&quot;],&quot;uri&quot;:[&quot;http://zotero.org/users/3246/items/IDJE47SN&quot;],&quot;locator&quot;:&quot;135&quot;,&quot;label&quot;:&quot;page&quot;}]} RNDSmZkhFdI3u"/></text:p>
      <text:p text:style-name="custom_5f_Table-title">Individual and Family Characteristics as a Percentage of the Sample (Census Data in Parentheses)</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custom_5f_Table-text-double">Characteristic</text:p>
            </table:table-cell>
            <table:table-cell table:style-name="Table7.A1" table:number-columns-spanned="2" office:value-type="string">
              <text:p text:style-name="custom_5f_Table-text-double">Mother<text:line-break/>(<text:span text:style-name="T3">n</text:span>=750)</text:p>
            </table:table-cell>
            <table:covered-table-cell/>
            <table:table-cell table:style-name="Table7.A1" table:number-columns-spanned="2" office:value-type="string">
              <text:p text:style-name="custom_5f_Table-text-double">Father<text:line-break/>(<text:span text:style-name="T3">n</text:span>=466)</text:p>
            </table:table-cell>
            <table:covered-table-cell/>
            <table:table-cell table:style-name="Table7.A1" table:number-columns-spanned="2" office:value-type="string">
              <text:p text:style-name="custom_5f_Table-text-double">Child<text:line-break/>(<text:span text:style-name="T3">n</text:span>=750)</text:p>
            </table:table-cell>
            <table:covered-table-cell/>
          </table:table-row>
        </table:table-header-rows>
        <table:table-row table:style-name="Table7.1">
          <table:table-cell table:style-name="Table7.A2" office:value-type="string">
            <text:p text:style-name="custom_5f_Table-text-double">Self-identity</text:p>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row>
        <table:table-row table:style-name="Table7.1">
          <table:table-cell table:style-name="Table7.A2" office:value-type="string">
            <text:p text:style-name="custom_5f_Table-text-double-indent">Mexican</text:p>
          </table:table-cell>
          <table:table-cell table:style-name="Table7.A2" office:value-type="string">
            <text:p text:style-name="P11">77.2</text:p>
          </table:table-cell>
          <table:table-cell table:style-name="Table7.A2" office:value-type="string">
            <text:p text:style-name="P11"/>
          </table:table-cell>
          <table:table-cell table:style-name="Table7.A2" office:value-type="string">
            <text:p text:style-name="P11">71.0</text:p>
          </table:table-cell>
          <table:table-cell table:style-name="Table7.A2" office:value-type="string">
            <text:p text:style-name="P11"/>
          </table:table-cell>
          <table:table-cell table:style-name="Table7.A2" office:value-type="string">
            <text:p text:style-name="P11">41.<text:span text:style-name="T29">0</text:span></text:p>
          </table:table-cell>
          <table:table-cell table:style-name="Table7.A2" office:value-type="string">
            <text:p text:style-name="P11"/>
          </table:table-cell>
        </table:table-row>
        <table:table-row table:style-name="Table7.1">
          <table:table-cell table:style-name="Table7.A2" office:value-type="string">
            <text:p text:style-name="custom_5f_Table-text-double-indent">Mexican American</text:p>
          </table:table-cell>
          <table:table-cell table:style-name="Table7.A2" office:value-type="string">
            <text:p text:style-name="P11">22.8</text:p>
          </table:table-cell>
          <table:table-cell table:style-name="Table7.A2" office:value-type="string">
            <text:p text:style-name="P11"/>
          </table:table-cell>
          <table:table-cell table:style-name="Table7.A2" office:value-type="string">
            <text:p text:style-name="P11">29.0</text:p>
          </table:table-cell>
          <table:table-cell table:style-name="Table7.A2" office:value-type="string">
            <text:p text:style-name="P11"/>
          </table:table-cell>
          <table:table-cell table:style-name="Table7.A2" office:value-type="string">
            <text:p text:style-name="P11">59.0</text:p>
          </table:table-cell>
          <table:table-cell table:style-name="Table7.A2" office:value-type="string">
            <text:p text:style-name="P11"/>
          </table:table-cell>
        </table:table-row>
        <table:table-row table:style-name="Table7.1">
          <table:table-cell table:style-name="Table7.A2" office:value-type="string">
            <text:p text:style-name="custom_5f_Table-text-double">Nativity<text:span text:style-name="T19">a</text:span></text:p>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row>
        <table:table-row table:style-name="Table7.1">
          <table:table-cell table:style-name="Table7.A2" office:value-type="string">
            <text:p text:style-name="custom_5f_Table-text-double-indent">Mexico</text:p>
          </table:table-cell>
          <table:table-cell table:style-name="Table7.A2" office:value-type="string">
            <text:p text:style-name="P11">74.2</text:p>
          </table:table-cell>
          <table:table-cell table:style-name="Table7.A2" office:value-type="string">
            <text:p text:style-name="P11">(38.2)</text:p>
          </table:table-cell>
          <table:table-cell table:style-name="Table7.A2" office:value-type="string">
            <text:p text:style-name="P11">80.0</text:p>
          </table:table-cell>
          <table:table-cell table:style-name="Table7.A2" office:value-type="string">
            <text:p text:style-name="P11">(44.2)</text:p>
          </table:table-cell>
          <table:table-cell table:style-name="Table7.A2" office:value-type="string">
            <text:p text:style-name="P11">29.7</text:p>
          </table:table-cell>
          <table:table-cell table:style-name="Table7.A2" office:value-type="string">
            <text:p text:style-name="P11"/>
          </table:table-cell>
        </table:table-row>
        <table:table-row table:style-name="Table7.1">
          <table:table-cell table:style-name="Table7.A2" office:value-type="string">
            <text:p text:style-name="custom_5f_Table-text-double-indent">United States</text:p>
          </table:table-cell>
          <table:table-cell table:style-name="Table7.A2" office:value-type="string">
            <text:p text:style-name="P11">25.8</text:p>
          </table:table-cell>
          <table:table-cell table:style-name="Table7.A2" office:value-type="string">
            <text:p text:style-name="P11">(61.8)</text:p>
          </table:table-cell>
          <table:table-cell table:style-name="Table7.A2" office:value-type="string">
            <text:p text:style-name="P11">20.0</text:p>
          </table:table-cell>
          <table:table-cell table:style-name="Table7.A2" office:value-type="string">
            <text:p text:style-name="P11">(55.8)</text:p>
          </table:table-cell>
          <table:table-cell table:style-name="Table7.A2" office:value-type="string">
            <text:p text:style-name="P11">70.3</text:p>
          </table:table-cell>
          <table:table-cell table:style-name="Table7.A2" office:value-type="string">
            <text:p text:style-name="P11"/>
          </table:table-cell>
        </table:table-row>
        <table:table-row table:style-name="Table7.1">
          <table:table-cell table:style-name="Table7.A2" office:value-type="string">
            <text:p text:style-name="custom_5f_Table-text-double">Language preference<text:span text:style-name="T19">b</text:span></text:p>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row>
        <table:table-row table:style-name="Table7.1">
          <table:table-cell table:style-name="Table7.A2" office:value-type="string">
            <text:p text:style-name="custom_5f_Table-text-double-indent">English</text:p>
          </table:table-cell>
          <table:table-cell table:style-name="Table7.A2" office:value-type="string">
            <text:p text:style-name="P11">30.2</text:p>
          </table:table-cell>
          <table:table-cell table:style-name="Table7.A2" office:value-type="string">
            <text:p text:style-name="P11">(52.7)</text:p>
          </table:table-cell>
          <table:table-cell table:style-name="Table7.A2" office:value-type="string">
            <text:p text:style-name="P11">23.2</text:p>
          </table:table-cell>
          <table:table-cell table:style-name="Table7.A2" office:value-type="string">
            <text:p text:style-name="P11">(52.7)</text:p>
          </table:table-cell>
          <table:table-cell table:style-name="Table7.A2" office:value-type="string">
            <text:p text:style-name="P11">82.5</text:p>
          </table:table-cell>
          <table:table-cell table:style-name="Table7.A2" office:value-type="string">
            <text:p text:style-name="P11">(70.0)</text:p>
          </table:table-cell>
        </table:table-row>
        <table:table-row table:style-name="Table7.1">
          <table:table-cell table:style-name="Table7.A2" office:value-type="string">
            <text:p text:style-name="custom_5f_Table-text-double-indent">Spanish</text:p>
          </table:table-cell>
          <table:table-cell table:style-name="Table7.A2" office:value-type="string">
            <text:p text:style-name="P11">69.8</text:p>
          </table:table-cell>
          <table:table-cell table:style-name="Table7.A2" office:value-type="string">
            <text:p text:style-name="P11">(48.3)</text:p>
          </table:table-cell>
          <table:table-cell table:style-name="Table7.A2" office:value-type="string">
            <text:p text:style-name="P11">76.8</text:p>
          </table:table-cell>
          <table:table-cell table:style-name="Table7.A2" office:value-type="string">
            <text:p text:style-name="P11">(48.3)</text:p>
          </table:table-cell>
          <table:table-cell table:style-name="Table7.A2" office:value-type="string">
            <text:p text:style-name="P11">17.5</text:p>
          </table:table-cell>
          <table:table-cell table:style-name="Table7.A2" office:value-type="string">
            <text:p text:style-name="P11">(30.0)</text:p>
          </table:table-cell>
        </table:table-row>
        <table:table-row table:style-name="Table7.1">
          <table:table-cell table:style-name="Table7.A2" office:value-type="string">
            <text:p text:style-name="custom_5f_Table-text-double">Education level completed<text:span text:style-name="T19">a</text:span></text:p>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row>
        <table:table-row table:style-name="Table7.1">
          <table:table-cell table:style-name="Table7.A2" office:value-type="string">
            <text:p text:style-name="custom_5f_Table-text-double-indent">8th grade or less</text:p>
          </table:table-cell>
          <table:table-cell table:style-name="Table7.A2" office:value-type="string">
            <text:p text:style-name="P11">29.2</text:p>
          </table:table-cell>
          <table:table-cell table:style-name="Table7.A2" office:value-type="string">
            <text:p text:style-name="P11">(30.7)</text:p>
          </table:table-cell>
          <table:table-cell table:style-name="Table7.A2" office:value-type="string">
            <text:p text:style-name="P11">30.2</text:p>
          </table:table-cell>
          <table:table-cell table:style-name="Table7.A2" office:value-type="string">
            <text:p text:style-name="P11">(33.4)</text:p>
          </table:table-cell>
          <table:table-cell table:style-name="Table7.A2" office:value-type="string">
            <text:p text:style-name="P11"/>
          </table:table-cell>
          <table:table-cell table:style-name="Table7.A2" office:value-type="string">
            <text:p text:style-name="P11"/>
          </table:table-cell>
        </table:table-row>
        <table:table-row table:style-name="Table7.1">
          <table:table-cell table:style-name="Table7.A2" office:value-type="string">
            <text:p text:style-name="custom_5f_Table-text-double-indent">Some high school</text:p>
          </table:table-cell>
          <table:table-cell table:style-name="Table7.A2" office:value-type="string">
            <text:p text:style-name="P11">19.5</text:p>
          </table:table-cell>
          <table:table-cell table:style-name="Table7.A2" office:value-type="string">
            <text:p text:style-name="P11">(20.9)</text:p>
          </table:table-cell>
          <table:table-cell table:style-name="Table7.A2" office:value-type="string">
            <text:p text:style-name="P11">22.4</text:p>
          </table:table-cell>
          <table:table-cell table:style-name="Table7.A2" office:value-type="string">
            <text:p text:style-name="P11">(22.6)</text:p>
          </table:table-cell>
          <table:table-cell table:style-name="Table7.A2" office:value-type="string">
            <text:p text:style-name="P11"/>
          </table:table-cell>
          <table:table-cell table:style-name="Table7.A2" office:value-type="string">
            <text:p text:style-name="P11"/>
          </table:table-cell>
        </table:table-row>
        <table:table-row table:style-name="Table7.1">
          <table:table-cell table:style-name="Table7.A2" office:value-type="string">
            <text:p text:style-name="custom_5f_Table-text-double-indent">12th grade</text:p>
          </table:table-cell>
          <table:table-cell table:style-name="Table7.A2" office:value-type="string">
            <text:p text:style-name="P11">23.1</text:p>
          </table:table-cell>
          <table:table-cell table:style-name="Table7.A2" office:value-type="string">
            <text:p text:style-name="P11">(22.5)</text:p>
          </table:table-cell>
          <table:table-cell table:style-name="Table7.A2" office:value-type="string">
            <text:p text:style-name="P11">20.9</text:p>
          </table:table-cell>
          <table:table-cell table:style-name="Table7.A2" office:value-type="string">
            <text:p text:style-name="P11">(20.7)</text:p>
          </table:table-cell>
          <table:table-cell table:style-name="Table7.A2" office:value-type="string">
            <text:p text:style-name="P11"/>
          </table:table-cell>
          <table:table-cell table:style-name="Table7.A2" office:value-type="string">
            <text:p text:style-name="P11"/>
          </table:table-cell>
        </table:table-row>
        <table:table-row table:style-name="Table7.1">
          <table:table-cell table:style-name="Table7.A2" office:value-type="string">
            <text:p text:style-name="custom_5f_Table-text-double-indent">Some college/vocational training</text:p>
          </table:table-cell>
          <table:table-cell table:style-name="Table7.A2" office:value-type="string">
            <text:p text:style-name="P11">22.0</text:p>
          </table:table-cell>
          <table:table-cell table:style-name="Table7.A2" office:value-type="string">
            <text:p text:style-name="P11">(19.2)</text:p>
          </table:table-cell>
          <table:table-cell table:style-name="Table7.A2" office:value-type="string">
            <text:p text:style-name="P11">20.2</text:p>
          </table:table-cell>
          <table:table-cell table:style-name="Table7.A2" office:value-type="string">
            <text:p text:style-name="P11">(17.1)</text:p>
          </table:table-cell>
          <table:table-cell table:style-name="Table7.A2" office:value-type="string">
            <text:p text:style-name="P11"/>
          </table:table-cell>
          <table:table-cell table:style-name="Table7.A2" office:value-type="string">
            <text:p text:style-name="P11"/>
          </table:table-cell>
        </table:table-row>
        <table:table-row table:style-name="Table7.1">
          <table:table-cell table:style-name="Table7.A2" office:value-type="string">
            <text:p text:style-name="custom_5f_Table-text-double-indent">Bachelor’s or higher</text:p>
          </table:table-cell>
          <table:table-cell table:style-name="Table7.A2" office:value-type="string">
            <text:p text:style-name="P11">6.2</text:p>
          </table:table-cell>
          <table:table-cell table:style-name="Table7.A2" office:value-type="string">
            <text:p text:style-name="P11">(6.8)</text:p>
          </table:table-cell>
          <table:table-cell table:style-name="Table7.A2" office:value-type="string">
            <text:p text:style-name="P11">6.2</text:p>
          </table:table-cell>
          <table:table-cell table:style-name="Table7.A2" office:value-type="string">
            <text:p text:style-name="P11">(6.2)</text:p>
          </table:table-cell>
          <table:table-cell table:style-name="Table7.A2" office:value-type="string">
            <text:p text:style-name="P11"/>
          </table:table-cell>
          <table:table-cell table:style-name="Table7.A2" office:value-type="string">
            <text:p text:style-name="P11"/>
          </table:table-cell>
        </table:table-row>
        <table:table-row table:style-name="Table7.1">
          <table:table-cell table:style-name="Table7.A2" office:value-type="string">
            <text:p text:style-name="custom_5f_Table-text-double">Employment status<text:span text:style-name="T19">c</text:span></text:p>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cell table:style-name="Table7.A2" office:value-type="string">
            <text:p text:style-name="P11"/>
          </table:table-cell>
        </table:table-row>
        <table:table-row table:style-name="Table7.1">
          <table:table-cell table:style-name="Table7.A2" office:value-type="string">
            <text:p text:style-name="custom_5f_Table-text-double-indent">Employed</text:p>
          </table:table-cell>
          <table:table-cell table:style-name="Table7.A2" office:value-type="string">
            <text:p text:style-name="P11">63.6</text:p>
          </table:table-cell>
          <table:table-cell table:style-name="Table7.A2" office:value-type="string">
            <text:p text:style-name="P11">(46.6)</text:p>
          </table:table-cell>
          <table:table-cell table:style-name="Table7.A2" office:value-type="string">
            <text:p text:style-name="P11">96.6</text:p>
          </table:table-cell>
          <table:table-cell table:style-name="Table7.A2" office:value-type="string">
            <text:p text:style-name="P11">(97.1)</text:p>
          </table:table-cell>
          <table:table-cell table:style-name="Table7.A2" office:value-type="string">
            <text:p text:style-name="P11"/>
          </table:table-cell>
          <table:table-cell table:style-name="Table7.A2" office:value-type="string">
            <text:p text:style-name="P11"/>
          </table:table-cell>
        </table:table-row>
        <table:table-row table:style-name="Table7.1">
          <table:table-cell table:style-name="Table7.A2" office:value-type="string">
            <text:p text:style-name="custom_5f_Table-text-double-indent">Unemployed</text:p>
          </table:table-cell>
          <table:table-cell table:style-name="Table7.A2" office:value-type="string">
            <text:p text:style-name="P11">11.2</text:p>
          </table:table-cell>
          <table:table-cell table:style-name="Table7.A2" office:value-type="string">
            <text:p text:style-name="P11">(3.5)</text:p>
          </table:table-cell>
          <table:table-cell table:style-name="Table7.A2" office:value-type="string">
            <text:p text:style-name="P11">3.5</text:p>
          </table:table-cell>
          <table:table-cell table:style-name="Table7.A2" office:value-type="string">
            <text:p text:style-name="P11">(2.9)</text:p>
          </table:table-cell>
          <table:table-cell table:style-name="Table7.A2" office:value-type="string">
            <text:p text:style-name="P11"/>
          </table:table-cell>
          <table:table-cell table:style-name="Table7.A2" office:value-type="string">
            <text:p text:style-name="P11"/>
          </table:table-cell>
        </table:table-row>
        <text:soft-page-break/>
        <table:table-row table:style-name="Table7.1">
          <table:table-cell table:style-name="Table7.A20" office:value-type="string">
            <text:p text:style-name="custom_5f_Table-text-double-indent">Housewife</text:p>
          </table:table-cell>
          <table:table-cell table:style-name="Table7.A20" office:value-type="string">
            <text:p text:style-name="P11">25.2</text:p>
          </table:table-cell>
          <table:table-cell table:style-name="Table7.A20" office:value-type="string">
            <text:p text:style-name="P11"/>
          </table:table-cell>
          <table:table-cell table:style-name="Table7.A20" office:value-type="string">
            <text:p text:style-name="P11"/>
          </table:table-cell>
          <table:table-cell table:style-name="Table7.A20" office:value-type="string">
            <text:p text:style-name="P11"/>
          </table:table-cell>
          <table:table-cell table:style-name="Table7.A20" office:value-type="string">
            <text:p text:style-name="P11"/>
          </table:table-cell>
          <table:table-cell table:style-name="Table7.A20" office:value-type="string">
            <text:p text:style-name="P11"/>
          </table:table-cell>
        </table:table-row>
      </table:table>
      <text:p text:style-name="custom_5f_Table-note-double"><text:span text:style-name="T3">Note. </text:span>Adapted from “Sampling and Recruitment in Studies of Cultural Influences on Adjustment: A Case Study With Mexican Americans,” by M. W. Roosa, F. F. Liu, M. Torres, N. A. Gonzales, G. P. Knight, and D. Saenz, 2008, <text:span text:style-name="T3">Journal of Family Psychology, 22</text:span>, p. 300. Copyright 2008 by the American Psychological Association. </text:p>
      <text:p text:style-name="custom_5f_Table-note-double"><text:span text:style-name="T19">a</text:span>Census data are for all women or men and are not limited to parents or adults in our age group. <text:span text:style-name="T21">b</text:span>The most comparable census data for mothers and fathers are for all adults 18 and older and for children are for 15- to 17-year-olds. <text:span text:style-name="T21">c</text:span>Census data are for all women, not just mothers, whereas the male data are limited to husbands.</text:p>
      <text:p text:style-name="P30"/>
      <text:p text:style-name="P7"/>
      <text:p text:style-name="P7"/>
      <text:p text:style-name="P7"/>
      <text:p text:style-name="custom_5f_Table-number">Table X <text:reference-mark-start text:name="ZOTERO_ITEM {&quot;citationID&quot;:&quot;xh9RoAUG&quot;,&quot;properties&quot;:{&quot;formattedCitation&quot;:&quot;(American Psychological Association, 2009, p. 136)&quot;,&quot;plainCitation&quot;:&quot;(American Psychological Association, 2009, p. 136)&quot;},&quot;citationItems&quot;:[{&quot;id&quot;:768,&quot;uris&quot;:[&quot;http://zotero.org/users/3246/items/IDJE47SN&quot;],&quot;uri&quot;:[&quot;http://zotero.org/users/3246/items/IDJE47SN&quot;],&quot;locator&quot;:&quot;136&quot;,&quot;label&quot;:&quot;page&quot;}]} RNDRuRT6uzQAR"/>(American Psychological Association, 2009, p. 136)<text:reference-mark-end text:name="ZOTERO_ITEM {&quot;citationID&quot;:&quot;xh9RoAUG&quot;,&quot;properties&quot;:{&quot;formattedCitation&quot;:&quot;(American Psychological Association, 2009, p. 136)&quot;,&quot;plainCitation&quot;:&quot;(American Psychological Association, 2009, p. 136)&quot;},&quot;citationItems&quot;:[{&quot;id&quot;:768,&quot;uris&quot;:[&quot;http://zotero.org/users/3246/items/IDJE47SN&quot;],&quot;uri&quot;:[&quot;http://zotero.org/users/3246/items/IDJE47SN&quot;],&quot;locator&quot;:&quot;136&quot;,&quot;label&quot;:&quot;page&quot;}]} RNDRuRT6uzQAR"/></text:p>
      <text:p text:style-name="custom_5f_Table-title">Summary of lntercorrelations, Means, and Standard Deviations for Scores on the BSS, <text:span text:style-name="T30">BDI, SAFE, and MEIM as a Function of Race </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11">Measure</text:p>
            </table:table-cell>
            <table:table-cell table:style-name="Table8.A1" office:value-type="string">
              <text:p text:style-name="P11">1</text:p>
            </table:table-cell>
            <table:table-cell table:style-name="Table8.A1" office:value-type="string">
              <text:p text:style-name="P11">2</text:p>
            </table:table-cell>
            <table:table-cell table:style-name="Table8.A1" office:value-type="string">
              <text:p text:style-name="P11">3</text:p>
            </table:table-cell>
            <table:table-cell table:style-name="Table8.A1" office:value-type="string">
              <text:p text:style-name="P11">4</text:p>
            </table:table-cell>
            <table:table-cell table:style-name="Table8.A1" office:value-type="string">
              <text:p text:style-name="P11">M</text:p>
            </table:table-cell>
            <table:table-cell table:style-name="Table8.A1" office:value-type="string">
              <text:p text:style-name="P11">SD</text:p>
            </table:table-cell>
          </table:table-row>
        </table:table-header-rows>
        <table:table-row table:style-name="Table8.1">
          <table:table-cell table:style-name="Table8.A2" office:value-type="string">
            <text:p text:style-name="custom_5f_Table-text-double">1. BSS</text:p>
          </table:table-cell>
          <table:table-cell table:style-name="Table8.A2" office:value-type="string">
            <text:p text:style-name="P11">--</text:p>
          </table:table-cell>
          <table:table-cell table:style-name="Table8.A2" office:value-type="string">
            <text:p text:style-name="P11">.54*</text:p>
          </table:table-cell>
          <table:table-cell table:style-name="Table8.A2" office:value-type="string">
            <text:p text:style-name="P11">.29*</text:p>
          </table:table-cell>
          <table:table-cell table:style-name="Table8.A2" office:value-type="string">
            <text:p text:style-name="P13">-.23*</text:p>
          </table:table-cell>
          <table:table-cell table:style-name="Table8.A2" office:value-type="string">
            <text:p text:style-name="P11">1.31</text:p>
          </table:table-cell>
          <table:table-cell table:style-name="Table8.A2" office:value-type="string">
            <text:p text:style-name="P11">4.32</text:p>
          </table:table-cell>
        </table:table-row>
        <table:table-row table:style-name="Table8.1">
          <table:table-cell table:style-name="Table8.A2" office:value-type="string">
            <text:p text:style-name="custom_5f_Table-text-double">2. BDI</text:p>
          </table:table-cell>
          <table:table-cell table:style-name="Table8.A2" office:value-type="string">
            <text:p text:style-name="P11">.54*</text:p>
          </table:table-cell>
          <table:table-cell table:style-name="Table8.A2" office:value-type="string">
            <text:p text:style-name="P11">--</text:p>
          </table:table-cell>
          <table:table-cell table:style-name="Table8.A2" office:value-type="string">
            <text:p text:style-name="P11">.34*</text:p>
          </table:table-cell>
          <table:table-cell table:style-name="Table8.A2" office:value-type="string">
            <text:p text:style-name="P11">-.14*</text:p>
          </table:table-cell>
          <table:table-cell table:style-name="Table8.A2" office:value-type="string">
            <text:p text:style-name="P11">8.33</text:p>
          </table:table-cell>
          <table:table-cell table:style-name="Table8.A2" office:value-type="string">
            <text:p text:style-name="P11">7.76</text:p>
          </table:table-cell>
        </table:table-row>
        <table:table-row table:style-name="Table8.1">
          <table:table-cell table:style-name="Table8.A2" office:value-type="string">
            <text:p text:style-name="custom_5f_Table-text-double">3. SAFE</text:p>
          </table:table-cell>
          <table:table-cell table:style-name="Table8.A2" office:value-type="string">
            <text:p text:style-name="P11">.19*</text:p>
          </table:table-cell>
          <table:table-cell table:style-name="Table8.A2" office:value-type="string">
            <text:p text:style-name="P11">.30*</text:p>
          </table:table-cell>
          <table:table-cell table:style-name="Table8.A2" office:value-type="string">
            <text:p text:style-name="P11">--</text:p>
          </table:table-cell>
          <table:table-cell table:style-name="Table8.A2" office:value-type="string">
            <text:p text:style-name="P11">-.074</text:p>
          </table:table-cell>
          <table:table-cell table:style-name="Table8.A2" office:value-type="string">
            <text:p text:style-name="P11">47.18</text:p>
          </table:table-cell>
          <table:table-cell table:style-name="Table8.A2" office:value-type="string">
            <text:p text:style-name="P11">13.24</text:p>
          </table:table-cell>
        </table:table-row>
        <table:table-row table:style-name="Table8.1">
          <table:table-cell table:style-name="Table8.A2" office:value-type="string">
            <text:p text:style-name="custom_5f_Table-text-double">4. MEIM</text:p>
          </table:table-cell>
          <table:table-cell table:style-name="Table8.A2" office:value-type="string">
            <text:p text:style-name="P13">-.09</text:p>
          </table:table-cell>
          <table:table-cell table:style-name="Table8.A2" office:value-type="string">
            <text:p text:style-name="P13">-.11</text:p>
          </table:table-cell>
          <table:table-cell table:style-name="Table8.A2" office:value-type="string">
            <text:p text:style-name="P13">-.08</text:p>
          </table:table-cell>
          <table:table-cell table:style-name="Table8.A2" office:value-type="string">
            <text:p text:style-name="P11">--</text:p>
          </table:table-cell>
          <table:table-cell table:style-name="Table8.A2" office:value-type="string">
            <text:p text:style-name="P11">47.19</text:p>
          </table:table-cell>
          <table:table-cell table:style-name="Table8.A2" office:value-type="string">
            <text:p text:style-name="P11">6.26</text:p>
          </table:table-cell>
        </table:table-row>
        <table:table-row table:style-name="Table8.1">
          <table:table-cell table:style-name="Table8.A2" office:value-type="string">
            <text:p text:style-name="custom_5f_Table-text-double">M</text:p>
          </table:table-cell>
          <table:table-cell table:style-name="Table8.A2" office:value-type="string">
            <text:p text:style-name="P11">1.50</text:p>
          </table:table-cell>
          <table:table-cell table:style-name="Table8.A2" office:value-type="string">
            <text:p text:style-name="P11">9.13</text:p>
          </table:table-cell>
          <table:table-cell table:style-name="Table8.A2" office:value-type="string">
            <text:p text:style-name="P11">39.07</text:p>
          </table:table-cell>
          <table:table-cell table:style-name="Table8.A2" office:value-type="string">
            <text:p text:style-name="P11">37.78</text:p>
          </table:table-cell>
          <table:table-cell table:style-name="Table8.A2" office:value-type="string">
            <text:p text:style-name="P11"/>
          </table:table-cell>
          <table:table-cell table:style-name="Table8.A2" office:value-type="string">
            <text:p text:style-name="P11"/>
          </table:table-cell>
        </table:table-row>
        <table:table-row table:style-name="Table8.1">
          <table:table-cell table:style-name="Table8.A7" office:value-type="string">
            <text:p text:style-name="custom_5f_Table-text-double">SD</text:p>
          </table:table-cell>
          <table:table-cell table:style-name="Table8.A7" office:value-type="string">
            <text:p text:style-name="P11">3.84</text:p>
          </table:table-cell>
          <table:table-cell table:style-name="Table8.A7" office:value-type="string">
            <text:p text:style-name="P11">7.25</text:p>
          </table:table-cell>
          <table:table-cell table:style-name="Table8.A7" office:value-type="string">
            <text:p text:style-name="P11">13.17</text:p>
          </table:table-cell>
          <table:table-cell table:style-name="Table8.A7" office:value-type="string">
            <text:p text:style-name="P11">7.29</text:p>
          </table:table-cell>
          <table:table-cell table:style-name="Table8.A7" office:value-type="string">
            <text:p text:style-name="P11"/>
          </table:table-cell>
          <table:table-cell table:style-name="Table8.A7" office:value-type="string">
            <text:p text:style-name="P11"/>
          </table:table-cell>
        </table:table-row>
      </table:table>
      <text:p text:style-name="custom_5f_Table-note-double"><text:span text:style-name="T3">Note. </text:span>lntercorrelations for African American participants (<text:span text:style-name="T3">n</text:span> = 296) are presented above the diagonal, and intercorrelations for European American participants (<text:span text:style-name="T3">n</text:span> = 163) are presented below the diagonal. Means and standard deviations for African American students are presented in the vertical columns, and means and standard deviations for European Americans are presented in the horizontal rows. For all scales, higher scores are indicative of more extreme responding in the direction of the construct assessed. BSS = Beck Suicide Scale; BDI = Beck Depression Inventory; SAFE = Societal, Attitudinal, Familial, and Environmental Acculturative Stress Scale; MEIM = Multigroup Ethnic Identity Measure. Adapted from “An Empirical Investigation of Acculturative Stress and Ethnic Identity as Moderators for Depression and Suicidal Ideation in College Students,” by R. L. Walker, L. R. Wingate, E. M. Obasi, and T. E. Joiner, 2008, <text:span text:style-name="T3">Cultural Diversity and Ethnic Minority Psychology, 14</text:span>, p. 78. Copyright 2008 by the American Psychological Association. </text:p>
      <text:p text:style-name="custom_5f_Table-note-single">*<text:span text:style-name="T3">p</text:span> &lt; .01.</text:p>
      <text:p text:style-name="custom_5f_Table-number">Table X <text:reference-mark-start text:name="ZOTERO_ITEM {&quot;citationID&quot;:&quot;3A8K5l4h&quot;,&quot;properties&quot;:{&quot;formattedCitation&quot;:&quot;(American Psychological Association, 2009, p. 137)&quot;,&quot;plainCitation&quot;:&quot;(American Psychological Association, 2009, p. 137)&quot;},&quot;citationItems&quot;:[{&quot;id&quot;:768,&quot;uris&quot;:[&quot;http://zotero.org/users/3246/items/IDJE47SN&quot;],&quot;uri&quot;:[&quot;http://zotero.org/users/3246/items/IDJE47SN&quot;],&quot;locator&quot;:&quot;137&quot;,&quot;label&quot;:&quot;page&quot;}]} RNDzdQ1Zrj59y"/>(American Psychological Association, 2009, p. 137)<text:reference-mark-end text:name="ZOTERO_ITEM {&quot;citationID&quot;:&quot;3A8K5l4h&quot;,&quot;properties&quot;:{&quot;formattedCitation&quot;:&quot;(American Psychological Association, 2009, p. 137)&quot;,&quot;plainCitation&quot;:&quot;(American Psychological Association, 2009, p. 137)&quot;},&quot;citationItems&quot;:[{&quot;id&quot;:768,&quot;uris&quot;:[&quot;http://zotero.org/users/3246/items/IDJE47SN&quot;],&quot;uri&quot;:[&quot;http://zotero.org/users/3246/items/IDJE47SN&quot;],&quot;locator&quot;:&quot;137&quot;,&quot;label&quot;:&quot;page&quot;}]} RNDzdQ1Zrj59y"/></text:p>
      <text:p text:style-name="custom_5f_Table-title">Estimates [and 95% Confidence Intervals] for the Parameters of the Simplified <text:span text:style-name="T31">Conjoint Recognition Model for Experiment 5</text:span></text:p>
      <table:table table:name="Table9" table:style-name="Table9">
        <table:table-column table:style-name="Table9.A"/>
        <table:table-column table:style-name="Table9.B" table:number-columns-repeated="4"/>
        <table:table-column table:style-name="Table9.F"/>
        <table:table-row>
          <table:table-cell table:style-name="Table9.A1" office:value-type="string">
            <text:p text:style-name="P11"/>
          </table:table-cell>
          <table:table-cell table:style-name="Table9.B1" table:number-columns-spanned="3" office:value-type="string">
            <text:p text:style-name="P11">List condition</text:p>
          </table:table-cell>
          <table:covered-table-cell/>
          <table:covered-table-cell/>
          <table:table-cell table:style-name="Table9.A1" office:value-type="string">
            <text:p text:style-name="P11"/>
          </table:table-cell>
          <table:table-cell table:style-name="Table9.A1" office:value-type="string">
            <text:p text:style-name="P11"/>
          </table:table-cell>
        </table:table-row>
        <table:table-row>
          <table:table-cell table:style-name="Table9.A2" office:value-type="string">
            <text:p text:style-name="P11">Parameter</text:p>
          </table:table-cell>
          <table:table-cell table:style-name="Table9.A2" office:value-type="string">
            <text:p text:style-name="P11">Target-first</text:p>
          </table:table-cell>
          <table:table-cell table:style-name="Table9.A2" office:value-type="string">
            <text:p text:style-name="P11">Target-last</text:p>
          </table:table-cell>
          <table:table-cell table:style-name="Table9.A2" office:value-type="string">
            <text:p text:style-name="P11">Control</text:p>
          </table:table-cell>
          <table:table-cell table:style-name="Table9.A2" office:value-type="string">
            <text:p text:style-name="P11">∆G<text:span text:style-name="T22">2</text:span><text:span text:style-name="T33">(df=2)</text:span></text:p>
          </table:table-cell>
          <table:table-cell table:style-name="Table9.A2" office:value-type="string">
            <text:p text:style-name="P11">p</text:p>
          </table:table-cell>
        </table:table-row>
        <table:table-row>
          <table:table-cell table:style-name="Table9.A3" office:value-type="string">
            <text:p text:style-name="custom_5f_Table-text-double">a</text:p>
          </table:table-cell>
          <table:table-cell table:style-name="Table9.A3" office:value-type="string">
            <text:p text:style-name="P11">.43<text:line-break/><text:span text:style-name="T31">[</text:span>.30, .57<text:span text:style-name="T31">]</text:span></text:p>
          </table:table-cell>
          <table:table-cell table:style-name="Table9.A3" office:value-type="string">
            <text:p text:style-name="P11">.28<text:line-break/><text:span text:style-name="T31">[</text:span>.16, .40<text:span text:style-name="T31">]</text:span></text:p>
          </table:table-cell>
          <table:table-cell table:style-name="Table9.A3" office:value-type="string">
            <text:p text:style-name="P11">.24<text:line-break/><text:span text:style-name="T31">[</text:span>.10, .38<text:span text:style-name="T31">]</text:span></text:p>
          </table:table-cell>
          <table:table-cell table:style-name="Table9.A3" office:value-type="string">
            <text:p text:style-name="P11">4.26</text:p>
          </table:table-cell>
          <table:table-cell table:style-name="Table9.A3" office:value-type="string">
            <text:p text:style-name="P11">.12</text:p>
          </table:table-cell>
        </table:table-row>
        <table:table-row>
          <table:table-cell table:style-name="Table9.A3" office:value-type="string">
            <text:p text:style-name="custom_5f_Table-text-double">b</text:p>
          </table:table-cell>
          <table:table-cell table:style-name="Table9.A3" office:value-type="string">
            <text:p text:style-name="P11">.26<text:line-break/><text:span text:style-name="T31">[</text:span>.19, .32<text:span text:style-name="T31">]</text:span></text:p>
          </table:table-cell>
          <table:table-cell table:style-name="Table9.A3" office:value-type="string">
            <text:p text:style-name="P11">.27<text:line-break/><text:span text:style-name="T31">[</text:span>.21, .33<text:span text:style-name="T31">]</text:span></text:p>
          </table:table-cell>
          <table:table-cell table:style-name="Table9.A3" office:value-type="string">
            <text:p text:style-name="P11">.19<text:line-break/><text:span text:style-name="T31">[</text:span>.13, .24<text:span text:style-name="T31">]</text:span></text:p>
          </table:table-cell>
          <table:table-cell table:style-name="Table9.A3" office:value-type="string">
            <text:p text:style-name="P11">4.68</text:p>
          </table:table-cell>
          <table:table-cell table:style-name="Table9.A3" office:value-type="string">
            <text:p text:style-name="P11">.10</text:p>
          </table:table-cell>
        </table:table-row>
        <table:table-row>
          <table:table-cell table:style-name="Table9.A3" office:value-type="string">
            <text:p text:style-name="custom_5f_Table-text-double">G<text:span text:style-name="T34">t</text:span></text:p>
          </table:table-cell>
          <table:table-cell table:style-name="Table9.A3" office:value-type="string">
            <text:p text:style-name="P11">.29<text:line-break/><text:span text:style-name="T31">[</text:span>.00, .63<text:span text:style-name="T31">]</text:span></text:p>
          </table:table-cell>
          <table:table-cell table:style-name="Table9.A3" office:value-type="string">
            <text:p text:style-name="P11">.38<text:line-break/><text:span text:style-name="T31">[</text:span>.14, .63<text:span text:style-name="T31">]</text:span></text:p>
          </table:table-cell>
          <table:table-cell table:style-name="Table9.A3" office:value-type="string">
            <text:p text:style-name="P11">.28<text:line-break/><text:span text:style-name="T31">[</text:span>.03, .53<text:span text:style-name="T31">]</text:span></text:p>
          </table:table-cell>
          <table:table-cell table:style-name="Table9.A3" office:value-type="string">
            <text:p text:style-name="P11">0.39</text:p>
          </table:table-cell>
          <table:table-cell table:style-name="Table9.A3" office:value-type="string">
            <text:p text:style-name="P11">.82</text:p>
          </table:table-cell>
        </table:table-row>
        <table:table-row>
          <table:table-cell table:style-name="Table9.A3" office:value-type="string">
            <text:p text:style-name="custom_5f_Table-text-double">G<text:span text:style-name="T34">r</text:span></text:p>
          </table:table-cell>
          <table:table-cell table:style-name="Table9.A3" office:value-type="string">
            <text:p text:style-name="P11">.43<text:line-break/><text:span text:style-name="T31">[</text:span>.19, .67<text:span text:style-name="T31">]</text:span></text:p>
          </table:table-cell>
          <table:table-cell table:style-name="Table9.A3" office:value-type="string">
            <text:p text:style-name="P11">.70<text:line-break/><text:span text:style-name="T31">[</text:span>.55, .84<text:span text:style-name="T31">]</text:span></text:p>
          </table:table-cell>
          <table:table-cell table:style-name="Table9.A3" office:value-type="string">
            <text:p text:style-name="P11">.72<text:line-break/><text:span text:style-name="T31">[</text:span>.56, .88<text:span text:style-name="T31">]</text:span></text:p>
          </table:table-cell>
          <table:table-cell table:style-name="Table9.A3" office:value-type="string">
            <text:p text:style-name="P11">4.86</text:p>
          </table:table-cell>
          <table:table-cell table:style-name="Table9.A3" office:value-type="string">
            <text:p text:style-name="P11">.09</text:p>
          </table:table-cell>
        </table:table-row>
        <table:table-row>
          <table:table-cell table:style-name="Table9.A3" office:value-type="string">
            <text:p text:style-name="custom_5f_Table-text-double">V<text:span text:style-name="T34">t</text:span></text:p>
          </table:table-cell>
          <table:table-cell table:style-name="Table9.A3" office:value-type="string">
            <text:p text:style-name="P11">.89<text:line-break/><text:span text:style-name="T31">[</text:span>.83, .94<text:span text:style-name="T31">]</text:span></text:p>
          </table:table-cell>
          <table:table-cell table:style-name="Table9.A3" office:value-type="string">
            <text:p text:style-name="P11">.81<text:line-break/><text:span text:style-name="T31">[</text:span>.75, .87<text:span text:style-name="T31">]</text:span></text:p>
          </table:table-cell>
          <table:table-cell table:style-name="Table9.A3" office:value-type="string">
            <text:p text:style-name="P11">.86<text:line-break/><text:span text:style-name="T31">[</text:span>.80, .91<text:span text:style-name="T31">]</text:span></text:p>
          </table:table-cell>
          <table:table-cell table:style-name="Table9.A3" office:value-type="string">
            <text:p text:style-name="P11">3.20</text:p>
          </table:table-cell>
          <table:table-cell table:style-name="Table9.A3" office:value-type="string">
            <text:p text:style-name="P11">.20</text:p>
          </table:table-cell>
        </table:table-row>
        <table:table-row>
          <table:table-cell table:style-name="Table9.A2" office:value-type="string">
            <text:p text:style-name="custom_5f_Table-text-double">V<text:span text:style-name="T34">r</text:span></text:p>
          </table:table-cell>
          <table:table-cell table:style-name="Table9.A2" office:value-type="string">
            <text:p text:style-name="P11">.72<text:span text:style-name="T32">a<text:line-break/></text:span><text:span text:style-name="T31">[</text:span>61, .82<text:span text:style-name="T31">]</text:span></text:p>
          </table:table-cell>
          <table:table-cell table:style-name="Table9.A2" office:value-type="string">
            <text:p text:style-name="P11">.05<text:span text:style-name="T32">b<text:line-break/></text:span>[.<text:span text:style-name="T31">00</text:span>, .42<text:span text:style-name="T31">]</text:span></text:p>
          </table:table-cell>
          <table:table-cell table:style-name="Table9.A2" office:value-type="string">
            <text:p text:style-name="P11">.23<text:span text:style-name="T32">b<text:line-break/></text:span><text:span text:style-name="T31">[</text:span>.00, .62<text:span text:style-name="T31">]</text:span></text:p>
          </table:table-cell>
          <table:table-cell table:style-name="Table9.A2" office:value-type="string">
            <text:p text:style-name="P11">20.89</text:p>
          </table:table-cell>
          <table:table-cell table:style-name="Table9.A2" office:value-type="string">
            <text:p text:style-name="P11">&lt;.01</text:p>
          </table:table-cell>
        </table:table-row>
      </table:table>
      <text:p text:style-name="custom_5f_Table-note-double"><text:span text:style-name="T3">Note. </text:span>Parameter estimates in each row that share subscripts do not differ significantly. <text:span text:style-name="T6">a</text:span> = probability of guessing “target”; <text:span text:style-name="T3">b</text:span> = probability of guessing that an item is either a target or a related probe; <text:span text:style-name="T3">G</text:span><text:span text:style-name="T33">t</text:span> = probability of retrieving a target’s gist trace given a target probe; <text:span text:style-name="T3">G</text:span><text:span text:style-name="T35">r</text:span> = probability of retrieving a target’s gist trace given a related probe; <text:span text:style-name="T3">V</text:span><text:span text:style-name="T33">t</text:span> = probability of retrieving a target’s verbatim trace given a target probe; <text:span text:style-name="T3">V</text:span><text:span text:style-name="T33">r</text:span> = probability of retrieving a target’s verbatim trace given a related probe. Adapted from “A Simplified Conjoint Recognition Paradigm for the Measurement of Gist and Verbatim Memory,” by C. Stahl and K. C. Klauer, 2008, <text:span text:style-name="T3">Journal of Experimental Psychology: Learning, Memory, and Cognition, 34</text:span>, p. 579. Copyright 2008 by the American Psychological Association. </text:p>
      <text:p text:style-name="custom_5f_Table-number">Table X <text:reference-mark-start text:name="ZOTERO_ITEM {&quot;citationID&quot;:&quot;coKsI2i2&quot;,&quot;properties&quot;:{&quot;formattedCitation&quot;:&quot;(American Psychological Association, 2009, p. 139)&quot;,&quot;plainCitation&quot;:&quot;(American Psychological Association, 2009, p. 139)&quot;},&quot;citationItems&quot;:[{&quot;id&quot;:768,&quot;uris&quot;:[&quot;http://zotero.org/users/3246/items/IDJE47SN&quot;],&quot;uri&quot;:[&quot;http://zotero.org/users/3246/items/IDJE47SN&quot;],&quot;locator&quot;:&quot;139&quot;,&quot;label&quot;:&quot;page&quot;}]} RNDYbzydxKpHX"/>(American Psychological Association, 2009, p. 139)<text:reference-mark-end text:name="ZOTERO_ITEM {&quot;citationID&quot;:&quot;coKsI2i2&quot;,&quot;properties&quot;:{&quot;formattedCitation&quot;:&quot;(American Psychological Association, 2009, p. 139)&quot;,&quot;plainCitation&quot;:&quot;(American Psychological Association, 2009, p. 139)&quot;},&quot;citationItems&quot;:[{&quot;id&quot;:768,&quot;uris&quot;:[&quot;http://zotero.org/users/3246/items/IDJE47SN&quot;],&quot;uri&quot;:[&quot;http://zotero.org/users/3246/items/IDJE47SN&quot;],&quot;locator&quot;:&quot;139&quot;,&quot;label&quot;:&quot;page&quot;}]} RNDYbzydxKpHX"/></text:p>
      <text:p text:style-name="custom_5f_Table-title">Weight Status, Body Dissatisfaction, and Weight Control Behaviors at Time 1 and <text:span text:style-name="T37">Suicidal Ideation at Time 2</text:span></text:p>
      <table:table table:name="Table10" table:style-name="Table10">
        <table:table-column table:style-name="Table10.A"/>
        <table:table-column table:style-name="Table10.B" table:number-columns-repeated="2"/>
        <table:table-column table:style-name="Table10.D"/>
        <table:table-column table:style-name="Table10.E"/>
        <table:table-column table:style-name="Table10.F"/>
        <table:table-row>
          <table:table-cell table:style-name="Table10.A1" office:value-type="string">
            <text:p text:style-name="P11"/>
          </table:table-cell>
          <table:table-cell table:style-name="Table10.B1" table:number-columns-spanned="2" office:value-type="string">
            <text:p text:style-name="P11">Unadjusted<text:span text:style-name="T19">a</text:span></text:p>
          </table:table-cell>
          <table:covered-table-cell/>
          <table:table-cell table:style-name="Table10.A1" office:value-type="string">
            <text:p text:style-name="P11"/>
          </table:table-cell>
          <table:table-cell table:style-name="Table10.B1" table:number-columns-spanned="2" office:value-type="string">
            <text:p text:style-name="P11">Adjusted for <text:line-break/>demographic variables<text:span text:style-name="T19">b</text:span></text:p>
          </table:table-cell>
          <table:covered-table-cell/>
        </table:table-row>
        <table:table-row>
          <table:table-cell table:style-name="Table10.A2" office:value-type="string">
            <text:p text:style-name="P11">Variable</text:p>
          </table:table-cell>
          <table:table-cell table:style-name="Table10.B2" office:value-type="string">
            <text:p text:style-name="P11">OR</text:p>
          </table:table-cell>
          <table:table-cell table:style-name="Table10.C2" office:value-type="string">
            <text:p text:style-name="P11">95% C<text:span text:style-name="T37">I</text:span></text:p>
          </table:table-cell>
          <table:table-cell table:style-name="Table10.D2" office:value-type="string">
            <text:p text:style-name="P11"/>
          </table:table-cell>
          <table:table-cell table:style-name="Table10.E2" office:value-type="string">
            <text:p text:style-name="P11">OR</text:p>
          </table:table-cell>
          <table:table-cell table:style-name="Table10.F2" office:value-type="string">
            <text:p text:style-name="P11">95% C<text:span text:style-name="T37">I</text:span></text:p>
          </table:table-cell>
        </table:table-row>
        <table:table-row>
          <table:table-cell table:style-name="Table10.A13" office:value-type="string">
            <text:p text:style-name="custom_5f_Table-text-double">Weight status</text:p>
          </table:table-cell>
          <table:table-cell table:style-name="Table10.B3" office:value-type="string">
            <text:p text:style-name="custom_5f_Table-text-double"/>
          </table:table-cell>
          <table:table-cell table:style-name="Table10.C3" office:value-type="string">
            <text:p text:style-name="custom_5f_Table-text-double"/>
          </table:table-cell>
          <table:table-cell table:style-name="Table10.D3" office:value-type="string">
            <text:p text:style-name="custom_5f_Table-text-double"/>
          </table:table-cell>
          <table:table-cell table:style-name="Table10.E3" office:value-type="string">
            <text:p text:style-name="custom_5f_Table-text-double"/>
          </table:table-cell>
          <table:table-cell table:style-name="Table10.F3" office:value-type="string">
            <text:p text:style-name="custom_5f_Table-text-double"/>
          </table:table-cell>
        </table:table-row>
        <table:table-row>
          <table:table-cell table:style-name="Table10.A13" office:value-type="string">
            <text:p text:style-name="custom_5f_Table-text-double-indent">Young men</text:p>
          </table:table-cell>
          <table:table-cell table:style-name="Table10.B4" office:value-type="string">
            <text:p text:style-name="P11">0.97</text:p>
          </table:table-cell>
          <table:table-cell table:style-name="Table10.C4" office:value-type="string">
            <text:p text:style-name="P11"><text:span text:style-name="T37">[</text:span>0.78,1.21<text:span text:style-name="T37">]</text:span></text:p>
          </table:table-cell>
          <table:table-cell table:style-name="Table10.D4" office:value-type="string">
            <text:p text:style-name="P11"/>
          </table:table-cell>
          <table:table-cell table:style-name="Table10.E4" office:value-type="string">
            <text:p text:style-name="P11">0.94</text:p>
          </table:table-cell>
          <table:table-cell table:style-name="Table10.F4" office:value-type="string">
            <text:p text:style-name="P11">[0.75,1.19<text:span text:style-name="T37">]</text:span></text:p>
          </table:table-cell>
        </table:table-row>
        <table:table-row>
          <table:table-cell table:style-name="Table10.A13" office:value-type="string">
            <text:p text:style-name="custom_5f_Table-text-double-indent">Young women</text:p>
          </table:table-cell>
          <table:table-cell table:style-name="Table10.B5" office:value-type="string">
            <text:p text:style-name="P11">1.06</text:p>
          </table:table-cell>
          <table:table-cell table:style-name="Table10.C5" office:value-type="string">
            <text:p text:style-name="P11">[0.88,1.26<text:span text:style-name="T37">]</text:span></text:p>
          </table:table-cell>
          <table:table-cell table:style-name="Table10.D5" office:value-type="string">
            <text:p text:style-name="P11"/>
          </table:table-cell>
          <table:table-cell table:style-name="Table10.E5" office:value-type="string">
            <text:p text:style-name="P11">1.02</text:p>
          </table:table-cell>
          <table:table-cell table:style-name="Table10.F5" office:value-type="string">
            <text:p text:style-name="P11">[0.85,1.23<text:span text:style-name="T37">]</text:span></text:p>
          </table:table-cell>
        </table:table-row>
        <table:table-row>
          <table:table-cell table:style-name="Table10.A13" office:value-type="string">
            <text:p text:style-name="custom_5f_Table-text-double-indent">Body dissatisfaction</text:p>
          </table:table-cell>
          <table:table-cell table:style-name="Table10.B6" office:value-type="string">
            <text:p text:style-name="P11"/>
          </table:table-cell>
          <table:table-cell table:style-name="Table10.C6" office:value-type="string">
            <text:p text:style-name="P11"/>
          </table:table-cell>
          <table:table-cell table:style-name="Table10.D6" office:value-type="string">
            <text:p text:style-name="P11"/>
          </table:table-cell>
          <table:table-cell table:style-name="Table10.E6" office:value-type="string">
            <text:p text:style-name="P11"/>
          </table:table-cell>
          <table:table-cell table:style-name="Table10.F6" office:value-type="string">
            <text:p text:style-name="P11"/>
          </table:table-cell>
        </table:table-row>
        <table:table-row>
          <table:table-cell table:style-name="Table10.A13" office:value-type="string">
            <text:p text:style-name="custom_5f_Table-text-double-indent">Young men</text:p>
          </table:table-cell>
          <table:table-cell table:style-name="Table10.B7" office:value-type="string">
            <text:p text:style-name="P11">0.88</text:p>
          </table:table-cell>
          <table:table-cell table:style-name="Table10.C7" office:value-type="string">
            <text:p text:style-name="P11"><text:span text:style-name="T37">[</text:span>0.50,1.54<text:span text:style-name="T37">]</text:span></text:p>
          </table:table-cell>
          <table:table-cell table:style-name="Table10.D7" office:value-type="string">
            <text:p text:style-name="P11"/>
          </table:table-cell>
          <table:table-cell table:style-name="Table10.E7" office:value-type="string">
            <text:p text:style-name="P11">0.99</text:p>
          </table:table-cell>
          <table:table-cell table:style-name="Table10.F7" office:value-type="string">
            <text:p text:style-name="P11">[0.56,1.75<text:span text:style-name="T37">]</text:span></text:p>
          </table:table-cell>
        </table:table-row>
        <table:table-row>
          <table:table-cell table:style-name="Table10.A13" office:value-type="string">
            <text:p text:style-name="custom_5f_Table-text-double-indent">Young women</text:p>
          </table:table-cell>
          <table:table-cell table:style-name="Table10.B8" office:value-type="string">
            <text:p text:style-name="P11">1.06</text:p>
          </table:table-cell>
          <table:table-cell table:style-name="Table10.C8" office:value-type="string">
            <text:p text:style-name="P11"><text:span text:style-name="T37">[</text:span>0.77,1.46<text:span text:style-name="T37">]</text:span></text:p>
          </table:table-cell>
          <table:table-cell table:style-name="Table10.D8" office:value-type="string">
            <text:p text:style-name="P11"/>
          </table:table-cell>
          <table:table-cell table:style-name="Table10.E8" office:value-type="string">
            <text:p text:style-name="P11">1.02</text:p>
          </table:table-cell>
          <table:table-cell table:style-name="Table10.F8" office:value-type="string">
            <text:p text:style-name="P11"><text:span text:style-name="T37">[</text:span>0.74,1.42<text:span text:style-name="T37">]</text:span></text:p>
          </table:table-cell>
        </table:table-row>
        <table:table-row>
          <table:table-cell table:style-name="Table10.A13" office:value-type="string">
            <text:p text:style-name="custom_5f_Table-text-double">UWCB</text:p>
          </table:table-cell>
          <table:table-cell table:style-name="Table10.B9" office:value-type="string">
            <text:p text:style-name="P11"/>
          </table:table-cell>
          <table:table-cell table:style-name="Table10.C9" office:value-type="string">
            <text:p text:style-name="P11"/>
          </table:table-cell>
          <table:table-cell table:style-name="Table10.D9" office:value-type="string">
            <text:p text:style-name="P11"/>
          </table:table-cell>
          <table:table-cell table:style-name="Table10.E9" office:value-type="string">
            <text:p text:style-name="P11"/>
          </table:table-cell>
          <table:table-cell table:style-name="Table10.F9" office:value-type="string">
            <text:p text:style-name="P11"/>
          </table:table-cell>
        </table:table-row>
        <table:table-row>
          <table:table-cell table:style-name="Table10.A13" office:value-type="string">
            <text:p text:style-name="custom_5f_Table-text-double-indent">Young men</text:p>
          </table:table-cell>
          <table:table-cell table:style-name="Table10.B10" office:value-type="string">
            <text:p text:style-name="P11">0.81</text:p>
          </table:table-cell>
          <table:table-cell table:style-name="Table10.C10" office:value-type="string">
            <text:p text:style-name="P11"><text:span text:style-name="T37">[</text:span>0.54,1.24<text:span text:style-name="T37">]</text:span></text:p>
          </table:table-cell>
          <table:table-cell table:style-name="Table10.D10" office:value-type="string">
            <text:p text:style-name="P11"/>
          </table:table-cell>
          <table:table-cell table:style-name="Table10.E10" office:value-type="string">
            <text:p text:style-name="P11">0.77</text:p>
          </table:table-cell>
          <table:table-cell table:style-name="Table10.F10" office:value-type="string">
            <text:p text:style-name="P11">[0.50,1.19<text:span text:style-name="T37">]</text:span></text:p>
          </table:table-cell>
        </table:table-row>
        <table:table-row>
          <table:table-cell table:style-name="Table10.A13" office:value-type="string">
            <text:p text:style-name="custom_5f_Table-text-double-indent">Young women</text:p>
          </table:table-cell>
          <table:table-cell table:style-name="Table10.B11" office:value-type="string">
            <text:p text:style-name="P11">0.89</text:p>
          </table:table-cell>
          <table:table-cell table:style-name="Table10.C11" office:value-type="string">
            <text:p text:style-name="P11"><text:span text:style-name="T37">[</text:span>0.65,1.21<text:span text:style-name="T37">]</text:span></text:p>
          </table:table-cell>
          <table:table-cell table:style-name="Table10.D11" office:value-type="string">
            <text:p text:style-name="P11"/>
          </table:table-cell>
          <table:table-cell table:style-name="Table10.E11" office:value-type="string">
            <text:p text:style-name="P11">0.93</text:p>
          </table:table-cell>
          <table:table-cell table:style-name="Table10.F11" office:value-type="string">
            <text:p text:style-name="P11">[0.68,1.27<text:span text:style-name="T37">]</text:span></text:p>
          </table:table-cell>
        </table:table-row>
        <table:table-row>
          <table:table-cell table:style-name="Table10.A13" office:value-type="string">
            <text:p text:style-name="custom_5f_Table-text-double">EWCB</text:p>
          </table:table-cell>
          <table:table-cell table:style-name="Table10.B12" office:value-type="string">
            <text:p text:style-name="P11"/>
          </table:table-cell>
          <table:table-cell table:style-name="Table10.C12" office:value-type="string">
            <text:p text:style-name="P11"/>
          </table:table-cell>
          <table:table-cell table:style-name="Table10.D12" office:value-type="string">
            <text:p text:style-name="P11"/>
          </table:table-cell>
          <table:table-cell table:style-name="Table10.E12" office:value-type="string">
            <text:p text:style-name="P11"/>
          </table:table-cell>
          <table:table-cell table:style-name="Table10.F12" office:value-type="string">
            <text:p text:style-name="P11"/>
          </table:table-cell>
        </table:table-row>
        <table:table-row>
          <table:table-cell table:style-name="Table10.A13" office:value-type="string">
            <text:p text:style-name="custom_5f_Table-text-double-indent">Young men</text:p>
          </table:table-cell>
          <table:table-cell table:style-name="Table10.B13" office:value-type="string">
            <text:p text:style-name="P11">1.36</text:p>
          </table:table-cell>
          <table:table-cell table:style-name="Table10.C13" office:value-type="string">
            <text:p text:style-name="P11"><text:span text:style-name="T37">[</text:span>0.55,3.36<text:span text:style-name="T37">]</text:span></text:p>
          </table:table-cell>
          <table:table-cell table:style-name="Table10.D13" office:value-type="string">
            <text:p text:style-name="P11"/>
          </table:table-cell>
          <table:table-cell table:style-name="Table10.E13" office:value-type="string">
            <text:p text:style-name="P11">1.73</text:p>
          </table:table-cell>
          <table:table-cell table:style-name="Table10.F13" office:value-type="string">
            <text:p text:style-name="P11">[0.69,4.37<text:span text:style-name="T37">]</text:span></text:p>
          </table:table-cell>
        </table:table-row>
        <table:table-row>
          <table:table-cell table:style-name="Table10.A14" office:value-type="string">
            <text:p text:style-name="custom_5f_Table-text-double-indent">Young women</text:p>
          </table:table-cell>
          <table:table-cell table:style-name="Table10.B14" office:value-type="string">
            <text:p text:style-name="P11">1.98</text:p>
          </table:table-cell>
          <table:table-cell table:style-name="Table10.C14" office:value-type="string">
            <text:p text:style-name="P11"><text:span text:style-name="T37">[</text:span>1.34,2.93<text:span text:style-name="T37">]</text:span></text:p>
          </table:table-cell>
          <table:table-cell table:style-name="Table10.D14" office:value-type="string">
            <text:p text:style-name="P11"/>
          </table:table-cell>
          <table:table-cell table:style-name="Table10.E14" office:value-type="string">
            <text:p text:style-name="P11">2.00</text:p>
          </table:table-cell>
          <table:table-cell table:style-name="Table10.F14" office:value-type="string">
            <text:p text:style-name="P11"><text:span text:style-name="T37">[</text:span>1.34,2.99<text:span text:style-name="T37">]</text:span></text:p>
          </table:table-cell>
        </table:table-row>
      </table:table>
      <text:p text:style-name="custom_5f_Table-note-double"><text:span text:style-name="T3">Note. </text:span>OR = odds ratio; C<text:span text:style-name="T37">I</text:span> = confidence interval; UWCB = unhealthy weight control behaviors; EWCB = extreme weight control behaviors. Adapted from “Are Body Dissatisfaction, Eating Disturbance, and Body Mass Index Predictors of Suicidal Behavior in Adolescents? A Longitudinal Study,” by S. Crow, M. E. Eisenberg, M. Story, and D. Neumark-Sztainer, 2008, <text:soft-page-break/><text:span text:style-name="T3">Journal of Consulting and Clinical Psychology, 76</text:span>, p. 890. Copyright 2008 by the American Psychological Association.</text:p>
      <text:p text:style-name="custom_5f_Table-note-double"><text:span text:style-name="T23">a</text:span>Four weight-related variables entered simultaneously. <text:span text:style-name="T19">b</text:span>Adjusted for race, socioeconomic status, and age group. </text:p>
      <text:p text:style-name="custom"/>
      <text:p text:style-name="custom"/>
      <text:p text:style-name="custom"/>
      <text:p text:style-name="custom"/>
      <text:p text:style-name="custom"/>
      <text:p text:style-name="custom_5f_Table-number">Table X <text:reference-mark-start text:name="ZOTERO_ITEM {&quot;citationID&quot;:&quot;eeR1xpx1&quot;,&quot;properties&quot;:{&quot;formattedCitation&quot;:&quot;(American Psychological Association, 2009, p. 140)&quot;,&quot;plainCitation&quot;:&quot;(American Psychological Association, 2009, p. 140)&quot;},&quot;citationItems&quot;:[{&quot;id&quot;:768,&quot;uris&quot;:[&quot;http://zotero.org/users/3246/items/IDJE47SN&quot;],&quot;uri&quot;:[&quot;http://zotero.org/users/3246/items/IDJE47SN&quot;],&quot;locator&quot;:&quot;140&quot;,&quot;label&quot;:&quot;page&quot;}]} RNDeq0s7UL7l0"/>(American Psychological Association, 2009, p. 140)<text:reference-mark-end text:name="ZOTERO_ITEM {&quot;citationID&quot;:&quot;eeR1xpx1&quot;,&quot;properties&quot;:{&quot;formattedCitation&quot;:&quot;(American Psychological Association, 2009, p. 140)&quot;,&quot;plainCitation&quot;:&quot;(American Psychological Association, 2009, p. 140)&quot;},&quot;citationItems&quot;:[{&quot;id&quot;:768,&quot;uris&quot;:[&quot;http://zotero.org/users/3246/items/IDJE47SN&quot;],&quot;uri&quot;:[&quot;http://zotero.org/users/3246/items/IDJE47SN&quot;],&quot;locator&quot;:&quot;140&quot;,&quot;label&quot;:&quot;page&quot;}]} RNDeq0s7UL7l0"/></text:p>
      <text:p text:style-name="custom_5f_Table-title">Estimated Distance (cm) for Letter and Digit Stimuli</text:p>
      <table:table table:name="Table11" table:style-name="Table11">
        <table:table-column table:style-name="Table11.A" table:number-columns-repeated="3"/>
        <table:table-column table:style-name="Table11.D"/>
        <table:table-header-rows>
          <table:table-row table:style-name="Table11.1">
            <table:table-cell table:style-name="Table11.A1" office:value-type="string">
              <text:p text:style-name="P11"/>
            </table:table-cell>
            <table:table-cell table:style-name="Table11.A1" office:value-type="string">
              <text:p text:style-name="P11"/>
            </table:table-cell>
            <table:table-cell table:style-name="Table11.C1" table:number-columns-spanned="2" office:value-type="string">
              <text:p text:style-name="P11">95% CI</text:p>
            </table:table-cell>
            <table:covered-table-cell/>
          </table:table-row>
        </table:table-header-rows>
        <table:table-row table:style-name="Table11.1">
          <table:table-cell table:style-name="Table11.A2" office:value-type="string">
            <text:p text:style-name="P11">Condition</text:p>
          </table:table-cell>
          <table:table-cell table:style-name="Table11.A2" office:value-type="string">
            <text:p text:style-name="P18">M(SD)</text:p>
          </table:table-cell>
          <table:table-cell table:style-name="Table11.A2" office:value-type="string">
            <text:p text:style-name="P18">LL</text:p>
          </table:table-cell>
          <table:table-cell table:style-name="Table11.A2" office:value-type="string">
            <text:p text:style-name="P18">UL</text:p>
          </table:table-cell>
        </table:table-row>
        <table:table-row table:style-name="Table11.1">
          <table:table-cell table:style-name="Table11.A3" office:value-type="string">
            <text:p text:style-name="custom_5f_Table-text-double">Letters</text:p>
          </table:table-cell>
          <table:table-cell table:style-name="Table11.A3" office:value-type="string">
            <text:p text:style-name="P11">14.5 (28.6)</text:p>
          </table:table-cell>
          <table:table-cell table:style-name="Table11.A3" office:value-type="string">
            <text:p text:style-name="P11">5.4</text:p>
          </table:table-cell>
          <table:table-cell table:style-name="Table11.A3" office:value-type="string">
            <text:p text:style-name="P11">23.6</text:p>
          </table:table-cell>
        </table:table-row>
        <table:table-row table:style-name="Table11.1">
          <table:table-cell table:style-name="Table11.A2" office:value-type="string">
            <text:p text:style-name="custom_5f_Table-text-double">Digits</text:p>
          </table:table-cell>
          <table:table-cell table:style-name="Table11.A2" office:value-type="string">
            <text:p text:style-name="P11">31.8 (33.2)</text:p>
          </table:table-cell>
          <table:table-cell table:style-name="Table11.A2" office:value-type="string">
            <text:p text:style-name="P11">21.2</text:p>
          </table:table-cell>
          <table:table-cell table:style-name="Table11.A2" office:value-type="string">
            <text:p text:style-name="P11">42.4</text:p>
          </table:table-cell>
        </table:table-row>
      </table:table>
      <text:p text:style-name="custom_5f_Table-note-single"><text:span text:style-name="T3">Note. </text:span>CI = confidence interval; LL = lower limit, UL = upper limit.</text:p>
      <text:p text:style-name="P28"/>
      <text:p text:style-name="P2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custom_5f_Table-number">Table X <text:reference-mark-start text:name="ZOTERO_ITEM {&quot;citationID&quot;:&quot;0wCiuiof&quot;,&quot;properties&quot;:{&quot;formattedCitation&quot;:&quot;(American Psychological Association, 2009, p. 142)&quot;,&quot;plainCitation&quot;:&quot;(American Psychological Association, 2009, p. 142)&quot;},&quot;citationItems&quot;:[{&quot;id&quot;:768,&quot;uris&quot;:[&quot;http://zotero.org/users/3246/items/IDJE47SN&quot;],&quot;uri&quot;:[&quot;http://zotero.org/users/3246/items/IDJE47SN&quot;],&quot;locator&quot;:&quot;142&quot;,&quot;label&quot;:&quot;page&quot;}]} RND4UZa395hpl"/>(American Psychological Association, 2009, p. 142)<text:reference-mark-end text:name="ZOTERO_ITEM {&quot;citationID&quot;:&quot;0wCiuiof&quot;,&quot;properties&quot;:{&quot;formattedCitation&quot;:&quot;(American Psychological Association, 2009, p. 142)&quot;,&quot;plainCitation&quot;:&quot;(American Psychological Association, 2009, p. 142)&quot;},&quot;citationItems&quot;:[{&quot;id&quot;:768,&quot;uris&quot;:[&quot;http://zotero.org/users/3246/items/IDJE47SN&quot;],&quot;uri&quot;:[&quot;http://zotero.org/users/3246/items/IDJE47SN&quot;],&quot;locator&quot;:&quot;142&quot;,&quot;label&quot;:&quot;page&quot;}]} RND4UZa395hpl"/></text:p>
      <text:p text:style-name="custom_5f_Table-title">Psychometric Properties of the Major Study Variables </text:p>
      <table:table table:name="Table12" table:style-name="Table12">
        <table:table-column table:style-name="Table12.A"/>
        <table:table-column table:style-name="Table12.B" table:number-columns-repeated="4"/>
        <table:table-column table:style-name="Table12.F" table:number-columns-repeated="2"/>
        <table:table-column table:style-name="Table12.H"/>
        <table:table-header-rows>
          <table:table-row table:style-name="Table12.1">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A1" office:value-type="string">
              <text:p text:style-name="P11"/>
            </table:table-cell>
            <table:table-cell table:style-name="Table12.F1" table:number-columns-spanned="2" office:value-type="string">
              <text:p text:style-name="P11">Range</text:p>
            </table:table-cell>
            <table:covered-table-cell/>
            <table:table-cell table:style-name="Table12.A1" office:value-type="string">
              <text:p text:style-name="P11"/>
            </table:table-cell>
          </table:table-row>
        </table:table-header-rows>
        <table:table-row table:style-name="Table12.1">
          <table:table-cell table:style-name="Table12.A2" office:value-type="string">
            <text:p text:style-name="P11">Variable</text:p>
          </table:table-cell>
          <table:table-cell table:style-name="Table12.A2" office:value-type="string">
            <text:p text:style-name="P18">n</text:p>
          </table:table-cell>
          <table:table-cell table:style-name="Table12.A2" office:value-type="string">
            <text:p text:style-name="P18">M</text:p>
          </table:table-cell>
          <table:table-cell table:style-name="Table12.A2" office:value-type="string">
            <text:p text:style-name="P18">SD</text:p>
          </table:table-cell>
          <table:table-cell table:style-name="Table12.A2" office:value-type="string">
            <text:p text:style-name="P18">α</text:p>
          </table:table-cell>
          <table:table-cell table:style-name="Table12.A2" office:value-type="string">
            <text:p text:style-name="P11">Potential</text:p>
          </table:table-cell>
          <table:table-cell table:style-name="Table12.A2" office:value-type="string">
            <text:p text:style-name="P11">Actual</text:p>
          </table:table-cell>
          <table:table-cell table:style-name="Table12.A2" office:value-type="string">
            <text:p text:style-name="P11">Skew</text:p>
          </table:table-cell>
        </table:table-row>
        <table:table-row table:style-name="Table12.1">
          <table:table-cell table:style-name="Table12.A3" office:value-type="string">
            <text:p text:style-name="custom_5f_Table-text-double">Dispositional affectivity</text:p>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row>
        <table:table-row table:style-name="Table12.1">
          <table:table-cell table:style-name="Table12.A3" office:value-type="string">
            <text:p text:style-name="custom_5f_Table-text-double-indent">Positive</text:p>
          </table:table-cell>
          <table:table-cell table:style-name="Table12.A3" office:value-type="string">
            <text:p text:style-name="P11">560</text:p>
          </table:table-cell>
          <table:table-cell table:style-name="Table12.A3" office:value-type="string">
            <text:p text:style-name="P11">3.27</text:p>
          </table:table-cell>
          <table:table-cell table:style-name="Table12.A3" office:value-type="string">
            <text:p text:style-name="P11">0.77</text:p>
          </table:table-cell>
          <table:table-cell table:style-name="Table12.A3" office:value-type="string">
            <text:p text:style-name="P11">.91</text:p>
          </table:table-cell>
          <table:table-cell table:style-name="Table12.A3" office:value-type="string">
            <text:p text:style-name="P11">1-5</text:p>
          </table:table-cell>
          <table:table-cell table:style-name="Table12.A3" office:value-type="string">
            <text:p text:style-name="P11">1.0-5.0</text:p>
          </table:table-cell>
          <table:table-cell table:style-name="Table12.A3" office:value-type="string">
            <text:p text:style-name="P11">-0.36</text:p>
          </table:table-cell>
        </table:table-row>
        <table:table-row table:style-name="Table12.1">
          <table:table-cell table:style-name="Table12.A3" office:value-type="string">
            <text:p text:style-name="custom_5f_Table-text-double-indent">Negative</text:p>
          </table:table-cell>
          <table:table-cell table:style-name="Table12.A3" office:value-type="string">
            <text:p text:style-name="P11">563</text:p>
          </table:table-cell>
          <table:table-cell table:style-name="Table12.A3" office:value-type="string">
            <text:p text:style-name="P11">2.26</text:p>
          </table:table-cell>
          <table:table-cell table:style-name="Table12.A3" office:value-type="string">
            <text:p text:style-name="P11">0.79</text:p>
          </table:table-cell>
          <table:table-cell table:style-name="Table12.A3" office:value-type="string">
            <text:p text:style-name="P11">.91</text:p>
          </table:table-cell>
          <table:table-cell table:style-name="Table12.A3" office:value-type="string">
            <text:p text:style-name="P11">1-5</text:p>
          </table:table-cell>
          <table:table-cell table:style-name="Table12.A3" office:value-type="string">
            <text:p text:style-name="P11">1.0-4.7</text:p>
          </table:table-cell>
          <table:table-cell table:style-name="Table12.A3" office:value-type="string">
            <text:p text:style-name="P11">0.63</text:p>
          </table:table-cell>
        </table:table-row>
        <table:table-row table:style-name="Table12.1">
          <table:table-cell table:style-name="Table12.A3" office:value-type="string">
            <text:p text:style-name="custom_5f_Table-text-double">Social support</text:p>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row>
        <table:table-row table:style-name="Table12.1">
          <table:table-cell table:style-name="Table12.A3" office:value-type="string">
            <text:p text:style-name="custom_5f_Table-text-double-indent">Mother</text:p>
          </table:table-cell>
          <table:table-cell table:style-name="Table12.A3" office:value-type="string">
            <text:p text:style-name="P11">160</text:p>
          </table:table-cell>
          <table:table-cell table:style-name="Table12.A3" office:value-type="string">
            <text:p text:style-name="P11">4.17</text:p>
          </table:table-cell>
          <table:table-cell table:style-name="Table12.A3" office:value-type="string">
            <text:p text:style-name="P11">1.08</text:p>
          </table:table-cell>
          <table:table-cell table:style-name="Table12.A3" office:value-type="string">
            <text:p text:style-name="P11">.92</text:p>
          </table:table-cell>
          <table:table-cell table:style-name="Table12.A3" office:value-type="string">
            <text:p text:style-name="P11">1-5</text:p>
          </table:table-cell>
          <table:table-cell table:style-name="Table12.A3" office:value-type="string">
            <text:p text:style-name="P11">1.0-5.0</text:p>
          </table:table-cell>
          <table:table-cell table:style-name="Table12.A3" office:value-type="string">
            <text:p text:style-name="P11">-1.54</text:p>
          </table:table-cell>
        </table:table-row>
        <table:table-row table:style-name="Table12.1">
          <table:table-cell table:style-name="Table12.A3" office:value-type="string">
            <text:p text:style-name="custom_5f_Table-text-double-indent">Partner</text:p>
          </table:table-cell>
          <table:table-cell table:style-name="Table12.A3" office:value-type="string">
            <text:p text:style-name="P11">474</text:p>
          </table:table-cell>
          <table:table-cell table:style-name="Table12.A3" office:value-type="string">
            <text:p text:style-name="P11">4.03</text:p>
          </table:table-cell>
          <table:table-cell table:style-name="Table12.A3" office:value-type="string">
            <text:p text:style-name="P11">1.19</text:p>
          </table:table-cell>
          <table:table-cell table:style-name="Table12.A3" office:value-type="string">
            <text:p text:style-name="P11">.94</text:p>
          </table:table-cell>
          <table:table-cell table:style-name="Table12.A3" office:value-type="string">
            <text:p text:style-name="P11">1-5</text:p>
          </table:table-cell>
          <table:table-cell table:style-name="Table12.A3" office:value-type="string">
            <text:p text:style-name="P11">1.0-5.0</text:p>
          </table:table-cell>
          <table:table-cell table:style-name="Table12.A3" office:value-type="string">
            <text:p text:style-name="P11">-1.26</text:p>
          </table:table-cell>
        </table:table-row>
        <table:table-row table:style-name="Table12.1">
          <table:table-cell table:style-name="Table12.A3" office:value-type="string">
            <text:p text:style-name="custom_5f_Table-text-double-indent">Friend</text:p>
          </table:table-cell>
          <table:table-cell table:style-name="Table12.A3" office:value-type="string">
            <text:p text:style-name="P11">396</text:p>
          </table:table-cell>
          <table:table-cell table:style-name="Table12.A3" office:value-type="string">
            <text:p text:style-name="P11">4.37</text:p>
          </table:table-cell>
          <table:table-cell table:style-name="Table12.A3" office:value-type="string">
            <text:p text:style-name="P11">0.89</text:p>
          </table:table-cell>
          <table:table-cell table:style-name="Table12.A3" office:value-type="string">
            <text:p text:style-name="P11">.90</text:p>
          </table:table-cell>
          <table:table-cell table:style-name="Table12.A3" office:value-type="string">
            <text:p text:style-name="P11">1-5</text:p>
          </table:table-cell>
          <table:table-cell table:style-name="Table12.A3" office:value-type="string">
            <text:p text:style-name="P11">1.0-5.0</text:p>
          </table:table-cell>
          <table:table-cell table:style-name="Table12.A3" office:value-type="string">
            <text:p text:style-name="P11">-1.94</text:p>
          </table:table-cell>
        </table:table-row>
        <table:table-row table:style-name="Table12.1">
          <table:table-cell table:style-name="Table12.A3" office:value-type="string">
            <text:p text:style-name="custom_5f_Table-text-double">Social conflict</text:p>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row>
        <table:table-row table:style-name="Table12.1">
          <table:table-cell table:style-name="Table12.A3" office:value-type="string">
            <text:p text:style-name="custom_5f_Table-text-double-indent">Mother</text:p>
          </table:table-cell>
          <table:table-cell table:style-name="Table12.A3" office:value-type="string">
            <text:p text:style-name="P11">159</text:p>
          </table:table-cell>
          <table:table-cell table:style-name="Table12.A3" office:value-type="string">
            <text:p text:style-name="P11">1.22</text:p>
          </table:table-cell>
          <table:table-cell table:style-name="Table12.A3" office:value-type="string">
            <text:p text:style-name="P11">0.47</text:p>
          </table:table-cell>
          <table:table-cell table:style-name="Table12.A3" office:value-type="string">
            <text:p text:style-name="P11">.81</text:p>
          </table:table-cell>
          <table:table-cell table:style-name="Table12.A3" office:value-type="string">
            <text:p text:style-name="P11">1-5</text:p>
          </table:table-cell>
          <table:table-cell table:style-name="Table12.A3" office:value-type="string">
            <text:p text:style-name="P11">1.0-3.6</text:p>
          </table:table-cell>
          <table:table-cell table:style-name="Table12.A3" office:value-type="string">
            <text:p text:style-name="P11">3.07</text:p>
          </table:table-cell>
        </table:table-row>
        <table:table-row table:style-name="Table12.1">
          <table:table-cell table:style-name="Table12.A3" office:value-type="string">
            <text:p text:style-name="custom_5f_Table-text-double-indent">Partner</text:p>
          </table:table-cell>
          <table:table-cell table:style-name="Table12.A3" office:value-type="string">
            <text:p text:style-name="P11">471</text:p>
          </table:table-cell>
          <table:table-cell table:style-name="Table12.A3" office:value-type="string">
            <text:p text:style-name="P11">1.40</text:p>
          </table:table-cell>
          <table:table-cell table:style-name="Table12.A3" office:value-type="string">
            <text:p text:style-name="P11">0.79</text:p>
          </table:table-cell>
          <table:table-cell table:style-name="Table12.A3" office:value-type="string">
            <text:p text:style-name="P11">.90</text:p>
          </table:table-cell>
          <table:table-cell table:style-name="Table12.A3" office:value-type="string">
            <text:p text:style-name="P11">1-5</text:p>
          </table:table-cell>
          <table:table-cell table:style-name="Table12.A3" office:value-type="string">
            <text:p text:style-name="P11">1.0-5.0</text:p>
          </table:table-cell>
          <table:table-cell table:style-name="Table12.A3" office:value-type="string">
            <text:p text:style-name="P11">2.63</text:p>
          </table:table-cell>
        </table:table-row>
        <table:table-row table:style-name="Table12.1">
          <table:table-cell table:style-name="Table12.A3" office:value-type="string">
            <text:p text:style-name="custom_5f_Table-text-double-indent">Friend</text:p>
          </table:table-cell>
          <table:table-cell table:style-name="Table12.A3" office:value-type="string">
            <text:p text:style-name="P11">381</text:p>
          </table:table-cell>
          <table:table-cell table:style-name="Table12.A3" office:value-type="string">
            <text:p text:style-name="P11">1.15</text:p>
          </table:table-cell>
          <table:table-cell table:style-name="Table12.A3" office:value-type="string">
            <text:p text:style-name="P11">0.45</text:p>
          </table:table-cell>
          <table:table-cell table:style-name="Table12.A3" office:value-type="string">
            <text:p text:style-name="P11">.79</text:p>
          </table:table-cell>
          <table:table-cell table:style-name="Table12.A3" office:value-type="string">
            <text:p text:style-name="P11">1-5</text:p>
          </table:table-cell>
          <table:table-cell table:style-name="Table12.A3" office:value-type="string">
            <text:p text:style-name="P11">1.0-5.0</text:p>
          </table:table-cell>
          <table:table-cell table:style-name="Table12.A3" office:value-type="string">
            <text:p text:style-name="P11">5.27</text:p>
          </table:table-cell>
        </table:table-row>
        <table:table-row table:style-name="Table12.1">
          <table:table-cell table:style-name="Table12.A3" office:value-type="string">
            <text:p text:style-name="P22">Postabortion adjustment</text:p>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cell table:style-name="Table12.A3" office:value-type="string">
            <text:p text:style-name="P11"/>
          </table:table-cell>
        </table:table-row>
        <table:table-row table:style-name="Table12.1">
          <table:table-cell table:style-name="Table12.A3" office:value-type="string">
            <text:p text:style-name="custom_5f_Table-text-double-indent">Distress</text:p>
          </table:table-cell>
          <table:table-cell table:style-name="Table12.A3" office:value-type="string">
            <text:p text:style-name="P11">609</text:p>
          </table:table-cell>
          <table:table-cell table:style-name="Table12.A3" office:value-type="string">
            <text:p text:style-name="P11">0.59</text:p>
          </table:table-cell>
          <table:table-cell table:style-name="Table12.A3" office:value-type="string">
            <text:p text:style-name="P11">0.63</text:p>
          </table:table-cell>
          <table:table-cell table:style-name="Table12.A3" office:value-type="string">
            <text:p text:style-name="P11">.90</text:p>
          </table:table-cell>
          <table:table-cell table:style-name="Table12.A3" office:value-type="string">
            <text:p text:style-name="P11">0-4</text:p>
          </table:table-cell>
          <table:table-cell table:style-name="Table12.A3" office:value-type="string">
            <text:p text:style-name="P11">0.0-3.0</text:p>
          </table:table-cell>
          <table:table-cell table:style-name="Table12.A3" office:value-type="string">
            <text:p text:style-name="P11">1.56</text:p>
          </table:table-cell>
        </table:table-row>
        <table:table-row table:style-name="Table12.1">
          <table:table-cell table:style-name="Table12.A2" office:value-type="string">
            <text:p text:style-name="custom_5f_Table-text-double-indent">Well-being</text:p>
          </table:table-cell>
          <table:table-cell table:style-name="Table12.A2" office:value-type="string">
            <text:p text:style-name="P11">606</text:p>
          </table:table-cell>
          <table:table-cell table:style-name="Table12.A2" office:value-type="string">
            <text:p text:style-name="P11">4.60</text:p>
          </table:table-cell>
          <table:table-cell table:style-name="Table12.A2" office:value-type="string">
            <text:p text:style-name="P11">0.69</text:p>
          </table:table-cell>
          <table:table-cell table:style-name="Table12.A2" office:value-type="string">
            <text:p text:style-name="P11">.85</text:p>
          </table:table-cell>
          <table:table-cell table:style-name="Table12.A2" office:value-type="string">
            <text:p text:style-name="P11">1-6</text:p>
          </table:table-cell>
          <table:table-cell table:style-name="Table12.A2" office:value-type="string">
            <text:p text:style-name="P11">2.3-6.0</text:p>
          </table:table-cell>
          <table:table-cell table:style-name="Table12.A2" office:value-type="string">
            <text:p text:style-name="P11">-0.53</text:p>
          </table:table-cell>
        </table:table-row>
      </table:table>
      <text:p text:style-name="custom_5f_Table-note-double"><text:span text:style-name="T3">Note. </text:span>The variation in <text:span text:style-name="T3">sample size</text:span> is due to the variation in the number of women who told a particular source about the abortion. Adapted from “Mixed Messages: Implications of Social Conflict and Social Support Within Close Relationships for Adjustment to a Stressful Life Event,” by B. Major, J. M. Zubek, M. L. Cooper, C. Cozzarelli, and C. Richards, 1<text:span text:style-name="T38">99</text:span>7, <text:span text:style-name="T3">Journal </text:span><text:soft-page-break/><text:span text:style-name="T3">of Personality and Social Psychology, 76</text:span>, p. 1355. Copyright 1997 by the American Psychological Association.</text:p>
      <text:p text:style-name="custom"/>
      <text:p text:style-name="custom"/>
      <text:p text:style-name="custom"/>
      <text:p text:style-name="custom_5f_Table-number">Table X <text:reference-mark-start text:name="ZOTERO_ITEM {&quot;citationID&quot;:&quot;QJ6r46oM&quot;,&quot;properties&quot;:{&quot;formattedCitation&quot;:&quot;(American Psychological Association, 2009, p. 143)&quot;,&quot;plainCitation&quot;:&quot;(American Psychological Association, 2009, p. 143)&quot;},&quot;citationItems&quot;:[{&quot;id&quot;:768,&quot;uris&quot;:[&quot;http://zotero.org/users/3246/items/IDJE47SN&quot;],&quot;uri&quot;:[&quot;http://zotero.org/users/3246/items/IDJE47SN&quot;],&quot;locator&quot;:&quot;143&quot;,&quot;label&quot;:&quot;page&quot;}]} RNDBm71ez0lJV"/>(American Psychological Association, 2009, p. 143)<text:reference-mark-end text:name="ZOTERO_ITEM {&quot;citationID&quot;:&quot;QJ6r46oM&quot;,&quot;properties&quot;:{&quot;formattedCitation&quot;:&quot;(American Psychological Association, 2009, p. 143)&quot;,&quot;plainCitation&quot;:&quot;(American Psychological Association, 2009, p. 143)&quot;},&quot;citationItems&quot;:[{&quot;id&quot;:768,&quot;uris&quot;:[&quot;http://zotero.org/users/3246/items/IDJE47SN&quot;],&quot;uri&quot;:[&quot;http://zotero.org/users/3246/items/IDJE47SN&quot;],&quot;locator&quot;:&quot;143&quot;,&quot;label&quot;:&quot;page&quot;}]} RNDBm71ez0lJV"/></text:p>
      <text:p text:style-name="custom_5f_Table-title">Contrast of Time 1 With Time 2 For Exhaustion-Only Group That Changed Toward Burnout</text:p>
      <table:table table:name="Table13" table:style-name="Table13">
        <table:table-column table:style-name="Table13.A"/>
        <table:table-column table:style-name="Table13.B"/>
        <table:table-column table:style-name="Table13.C"/>
        <table:table-column table:style-name="Table13.D"/>
        <table:table-column table:style-name="Table13.B"/>
        <table:table-column table:style-name="Table13.C"/>
        <table:table-column table:style-name="Table13.G"/>
        <table:table-column table:style-name="Table13.H"/>
        <table:table-column table:style-name="Table13.B"/>
        <table:table-column table:style-name="Table13.J"/>
        <table:table-column table:style-name="Table13.K"/>
        <table:table-row>
          <table:table-cell table:style-name="Table13.A1" office:value-type="string">
            <text:p text:style-name="P11"/>
          </table:table-cell>
          <table:table-cell table:style-name="Table13.B1" table:number-columns-spanned="2" office:value-type="string">
            <text:p text:style-name="P11">Time 1</text:p>
          </table:table-cell>
          <table:covered-table-cell/>
          <table:table-cell table:style-name="Table13.A1" office:value-type="string">
            <text:p text:style-name="P11"/>
          </table:table-cell>
          <table:table-cell table:style-name="Table13.B1" table:number-columns-spanned="2" office:value-type="string">
            <text:p text:style-name="P11">Time 2</text:p>
          </table:table-cell>
          <table:covered-table-cell/>
          <table:table-cell table:style-name="Table13.A1" office:value-type="string">
            <text:p text:style-name="P11"/>
          </table:table-cell>
          <table:table-cell table:style-name="Table13.A1" office:value-type="string">
            <text:p text:style-name="P11"/>
          </table:table-cell>
          <table:table-cell table:style-name="Table13.B1" table:number-columns-spanned="2" office:value-type="string">
            <text:p text:style-name="P11">95% C<text:span text:style-name="T40">I</text:span></text:p>
          </table:table-cell>
          <table:covered-table-cell/>
          <table:table-cell table:style-name="Table13.A1" office:value-type="string">
            <text:p text:style-name="P11"/>
          </table:table-cell>
        </table:table-row>
        <table:table-row>
          <table:table-cell table:style-name="Table13.A2" office:value-type="string">
            <text:p text:style-name="P11">Variable</text:p>
          </table:table-cell>
          <table:table-cell table:style-name="Table13.A2" office:value-type="string">
            <text:p text:style-name="P18">M</text:p>
          </table:table-cell>
          <table:table-cell table:style-name="Table13.A2" office:value-type="string">
            <text:p text:style-name="P18">SD</text:p>
          </table:table-cell>
          <table:table-cell table:style-name="Table13.A2" office:value-type="string">
            <text:p text:style-name="P18"/>
          </table:table-cell>
          <table:table-cell table:style-name="Table13.A2" office:value-type="string">
            <text:p text:style-name="P18">M</text:p>
          </table:table-cell>
          <table:table-cell table:style-name="Table13.A2" office:value-type="string">
            <text:p text:style-name="P18">SD</text:p>
          </table:table-cell>
          <table:table-cell table:style-name="Table13.A2" office:value-type="string">
            <text:p text:style-name="P11"><text:span text:style-name="T3">t</text:span>(34)</text:p>
          </table:table-cell>
          <table:table-cell table:style-name="Table13.A2" office:value-type="string">
            <text:p text:style-name="P18">p</text:p>
          </table:table-cell>
          <table:table-cell table:style-name="Table13.A2" office:value-type="string">
            <text:p text:style-name="P18">LL</text:p>
          </table:table-cell>
          <table:table-cell table:style-name="Table13.A2" office:value-type="string">
            <text:p text:style-name="P18">UL</text:p>
          </table:table-cell>
          <table:table-cell table:style-name="Table13.A2" office:value-type="string">
            <text:p text:style-name="P11">Cohen’s <text:span text:style-name="T7">d</text:span></text:p>
          </table:table-cell>
        </table:table-row>
        <table:table-row>
          <table:table-cell table:style-name="Table13.A10" office:value-type="string">
            <text:p text:style-name="custom_5f_Table-text-double">Workload</text:p>
          </table:table-cell>
          <table:table-cell table:style-name="Table13.B3" office:value-type="string">
            <text:p text:style-name="P11">2.79</text:p>
          </table:table-cell>
          <table:table-cell table:style-name="Table13.C3" office:value-type="string">
            <text:p text:style-name="P11">0.89</text:p>
          </table:table-cell>
          <table:table-cell table:style-name="Table13.D3" office:value-type="string">
            <text:p text:style-name="P11"/>
          </table:table-cell>
          <table:table-cell table:style-name="Table13.E3" office:value-type="string">
            <text:p text:style-name="P11">2.61</text:p>
          </table:table-cell>
          <table:table-cell table:style-name="Table13.F3" office:value-type="string">
            <text:p text:style-name="P11">0.66</text:p>
          </table:table-cell>
          <table:table-cell table:style-name="Table13.G3" office:value-type="string">
            <text:p text:style-name="P11">1.61</text:p>
          </table:table-cell>
          <table:table-cell table:style-name="Table13.H3" office:value-type="string">
            <text:p text:style-name="P11">.12</text:p>
          </table:table-cell>
          <table:table-cell table:style-name="Table13.I3" office:value-type="string">
            <text:p text:style-name="P11">-0.06</text:p>
          </table:table-cell>
          <table:table-cell table:style-name="Table13.J3" office:value-type="string">
            <text:p text:style-name="P11">0.42</text:p>
          </table:table-cell>
          <table:table-cell table:style-name="Table13.K3" office:value-type="string">
            <text:p text:style-name="P11">0.72</text:p>
          </table:table-cell>
        </table:table-row>
        <table:table-row>
          <table:table-cell table:style-name="Table13.A10" office:value-type="string">
            <text:p text:style-name="custom_5f_Table-text-double">Control</text:p>
          </table:table-cell>
          <table:table-cell table:style-name="Table13.B4" office:value-type="string">
            <text:p text:style-name="P11">3.60</text:p>
          </table:table-cell>
          <table:table-cell table:style-name="Table13.C4" office:value-type="string">
            <text:p text:style-name="P11">0.83</text:p>
          </table:table-cell>
          <table:table-cell table:style-name="Table13.D4" office:value-type="string">
            <text:p text:style-name="P11"/>
          </table:table-cell>
          <table:table-cell table:style-name="Table13.E4" office:value-type="string">
            <text:p text:style-name="P11">3.13</text:p>
          </table:table-cell>
          <table:table-cell table:style-name="Table13.F4" office:value-type="string">
            <text:p text:style-name="P11">1.18</text:p>
          </table:table-cell>
          <table:table-cell table:style-name="Table13.G4" office:value-type="string">
            <text:p text:style-name="P11">1.91</text:p>
          </table:table-cell>
          <table:table-cell table:style-name="Table13.H4" office:value-type="string">
            <text:p text:style-name="P11">.06</text:p>
          </table:table-cell>
          <table:table-cell table:style-name="Table13.I4" office:value-type="string">
            <text:p text:style-name="P11">-0.05</text:p>
          </table:table-cell>
          <table:table-cell table:style-name="Table13.J4" office:value-type="string">
            <text:p text:style-name="P11">0.98</text:p>
          </table:table-cell>
          <table:table-cell table:style-name="Table13.K4" office:value-type="string">
            <text:p text:style-name="P11">0.85</text:p>
          </table:table-cell>
        </table:table-row>
        <table:table-row>
          <table:table-cell table:style-name="Table13.A10" office:value-type="string">
            <text:p text:style-name="custom_5f_Table-text-double">Reward</text:p>
          </table:table-cell>
          <table:table-cell table:style-name="Table13.B5" office:value-type="string">
            <text:p text:style-name="P11">3.58</text:p>
          </table:table-cell>
          <table:table-cell table:style-name="Table13.C5" office:value-type="string">
            <text:p text:style-name="P11">0.82</text:p>
          </table:table-cell>
          <table:table-cell table:style-name="Table13.D5" office:value-type="string">
            <text:p text:style-name="P11"/>
          </table:table-cell>
          <table:table-cell table:style-name="Table13.E5" office:value-type="string">
            <text:p text:style-name="P11">3.26</text:p>
          </table:table-cell>
          <table:table-cell table:style-name="Table13.F5" office:value-type="string">
            <text:p text:style-name="P11">0.62</text:p>
          </table:table-cell>
          <table:table-cell table:style-name="Table13.G5" office:value-type="string">
            <text:p text:style-name="P11">1.68</text:p>
          </table:table-cell>
          <table:table-cell table:style-name="Table13.H5" office:value-type="string">
            <text:p text:style-name="P11">.10</text:p>
          </table:table-cell>
          <table:table-cell table:style-name="Table13.I5" office:value-type="string">
            <text:p text:style-name="P11">-0.08</text:p>
          </table:table-cell>
          <table:table-cell table:style-name="Table13.J5" office:value-type="string">
            <text:p text:style-name="P11">0.70</text:p>
          </table:table-cell>
          <table:table-cell table:style-name="Table13.K5" office:value-type="string">
            <text:p text:style-name="P11">0.75</text:p>
          </table:table-cell>
        </table:table-row>
        <table:table-row>
          <table:table-cell table:style-name="Table13.A10" office:value-type="string">
            <text:p text:style-name="custom_5f_Table-text-double">Community</text:p>
          </table:table-cell>
          <table:table-cell table:style-name="Table13.B6" office:value-type="string">
            <text:p text:style-name="P11">3.75</text:p>
          </table:table-cell>
          <table:table-cell table:style-name="Table13.C6" office:value-type="string">
            <text:p text:style-name="P11">0.79</text:p>
          </table:table-cell>
          <table:table-cell table:style-name="Table13.D6" office:value-type="string">
            <text:p text:style-name="P11"/>
          </table:table-cell>
          <table:table-cell table:style-name="Table13.E6" office:value-type="string">
            <text:p text:style-name="P11">3.21</text:p>
          </table:table-cell>
          <table:table-cell table:style-name="Table13.F6" office:value-type="string">
            <text:p text:style-name="P11">1.01</text:p>
          </table:table-cell>
          <table:table-cell table:style-name="Table13.G6" office:value-type="string">
            <text:p text:style-name="P11">2.96</text:p>
          </table:table-cell>
          <table:table-cell table:style-name="Table13.H6" office:value-type="string">
            <text:p text:style-name="P11">.006</text:p>
          </table:table-cell>
          <table:table-cell table:style-name="Table13.I6" office:value-type="string">
            <text:p text:style-name="P11">0.16</text:p>
          </table:table-cell>
          <table:table-cell table:style-name="Table13.J6" office:value-type="string">
            <text:p text:style-name="P11">0.92</text:p>
          </table:table-cell>
          <table:table-cell table:style-name="Table13.K6" office:value-type="string">
            <text:p text:style-name="P11">1.32</text:p>
          </table:table-cell>
        </table:table-row>
        <table:table-row>
          <table:table-cell table:style-name="Table13.A10" office:value-type="string">
            <text:p text:style-name="custom_5f_Table-text-double">Fairness</text:p>
          </table:table-cell>
          <table:table-cell table:style-name="Table13.B7" office:value-type="string">
            <text:p text:style-name="P11">2.77</text:p>
          </table:table-cell>
          <table:table-cell table:style-name="Table13.C7" office:value-type="string">
            <text:p text:style-name="P11">0.65</text:p>
          </table:table-cell>
          <table:table-cell table:style-name="Table13.D7" office:value-type="string">
            <text:p text:style-name="P11"/>
          </table:table-cell>
          <table:table-cell table:style-name="Table13.E7" office:value-type="string">
            <text:p text:style-name="P11">2.32</text:p>
          </table:table-cell>
          <table:table-cell table:style-name="Table13.F7" office:value-type="string">
            <text:p text:style-name="P11">0.97</text:p>
          </table:table-cell>
          <table:table-cell table:style-name="Table13.G7" office:value-type="string">
            <text:p text:style-name="P11">2.33</text:p>
          </table:table-cell>
          <table:table-cell table:style-name="Table13.H7" office:value-type="string">
            <text:p text:style-name="P11">.03</text:p>
          </table:table-cell>
          <table:table-cell table:style-name="Table13.I7" office:value-type="string">
            <text:p text:style-name="P11">0.05</text:p>
          </table:table-cell>
          <table:table-cell table:style-name="Table13.J7" office:value-type="string">
            <text:p text:style-name="P11">0.85</text:p>
          </table:table-cell>
          <table:table-cell table:style-name="Table13.K7" office:value-type="string">
            <text:p text:style-name="P11">1.04</text:p>
          </table:table-cell>
        </table:table-row>
        <table:table-row>
          <table:table-cell table:style-name="Table13.A10" office:value-type="string">
            <text:p text:style-name="custom_5f_Table-text-double">Values</text:p>
          </table:table-cell>
          <table:table-cell table:style-name="Table13.B8" office:value-type="string">
            <text:p text:style-name="P11">3.25</text:p>
          </table:table-cell>
          <table:table-cell table:style-name="Table13.C8" office:value-type="string">
            <text:p text:style-name="P11">0.78</text:p>
          </table:table-cell>
          <table:table-cell table:style-name="Table13.D8" office:value-type="string">
            <text:p text:style-name="P11"/>
          </table:table-cell>
          <table:table-cell table:style-name="Table13.E8" office:value-type="string">
            <text:p text:style-name="P11">2.65</text:p>
          </table:table-cell>
          <table:table-cell table:style-name="Table13.F8" office:value-type="string">
            <text:p text:style-name="P11">0.93</text:p>
          </table:table-cell>
          <table:table-cell table:style-name="Table13.G8" office:value-type="string">
            <text:p text:style-name="P11">3.70</text:p>
          </table:table-cell>
          <table:table-cell table:style-name="Table13.H8" office:value-type="string">
            <text:p text:style-name="P11">&lt;.001</text:p>
          </table:table-cell>
          <table:table-cell table:style-name="Table13.I8" office:value-type="string">
            <text:p text:style-name="P11">0.26</text:p>
          </table:table-cell>
          <table:table-cell table:style-name="Table13.J8" office:value-type="string">
            <text:p text:style-name="P11">0.94</text:p>
          </table:table-cell>
          <table:table-cell table:style-name="Table13.K8" office:value-type="string">
            <text:p text:style-name="P11">1.65</text:p>
          </table:table-cell>
        </table:table-row>
        <table:table-row>
          <table:table-cell table:style-name="Table13.A10" office:value-type="string">
            <text:p text:style-name="custom_5f_Table-text-double">Exhaustion</text:p>
          </table:table-cell>
          <table:table-cell table:style-name="Table13.B9" office:value-type="string">
            <text:p text:style-name="P11">3.16</text:p>
          </table:table-cell>
          <table:table-cell table:style-name="Table13.C9" office:value-type="string">
            <text:p text:style-name="P11">0.96</text:p>
          </table:table-cell>
          <table:table-cell table:style-name="Table13.D9" office:value-type="string">
            <text:p text:style-name="P11"/>
          </table:table-cell>
          <table:table-cell table:style-name="Table13.E9" office:value-type="string">
            <text:p text:style-name="P11">3.62</text:p>
          </table:table-cell>
          <table:table-cell table:style-name="Table13.F9" office:value-type="string">
            <text:p text:style-name="P11">0.95</text:p>
          </table:table-cell>
          <table:table-cell table:style-name="Table13.G9" office:value-type="string">
            <text:p text:style-name="P11">-2.08</text:p>
          </table:table-cell>
          <table:table-cell table:style-name="Table13.H9" office:value-type="string">
            <text:p text:style-name="P11">.05</text:p>
          </table:table-cell>
          <table:table-cell table:style-name="Table13.I9" office:value-type="string">
            <text:p text:style-name="P11">-0.92</text:p>
          </table:table-cell>
          <table:table-cell table:style-name="Table13.J9" office:value-type="string">
            <text:p text:style-name="P11">0.00</text:p>
          </table:table-cell>
          <table:table-cell table:style-name="Table13.K9" office:value-type="string">
            <text:p text:style-name="P11">-0.93</text:p>
          </table:table-cell>
        </table:table-row>
        <table:table-row>
          <table:table-cell table:style-name="Table13.A10" office:value-type="string">
            <text:p text:style-name="custom_5f_Table-text-double">Cynicism</text:p>
          </table:table-cell>
          <table:table-cell table:style-name="Table13.B10" office:value-type="string">
            <text:p text:style-name="P11">0.92</text:p>
          </table:table-cell>
          <table:table-cell table:style-name="Table13.C10" office:value-type="string">
            <text:p text:style-name="P11">0.38</text:p>
          </table:table-cell>
          <table:table-cell table:style-name="Table13.D10" office:value-type="string">
            <text:p text:style-name="P11"/>
          </table:table-cell>
          <table:table-cell table:style-name="Table13.E10" office:value-type="string">
            <text:p text:style-name="P11">3.30</text:p>
          </table:table-cell>
          <table:table-cell table:style-name="Table13.F10" office:value-type="string">
            <text:p text:style-name="P11">1.05</text:p>
          </table:table-cell>
          <table:table-cell table:style-name="Table13.G10" office:value-type="string">
            <text:p text:style-name="P11">-8.71</text:p>
          </table:table-cell>
          <table:table-cell table:style-name="Table13.H10" office:value-type="string">
            <text:p text:style-name="P11">&lt;.001</text:p>
          </table:table-cell>
          <table:table-cell table:style-name="Table13.I10" office:value-type="string">
            <text:p text:style-name="P11">-2.95</text:p>
          </table:table-cell>
          <table:table-cell table:style-name="Table13.J10" office:value-type="string">
            <text:p text:style-name="P11">-1.81</text:p>
          </table:table-cell>
          <table:table-cell table:style-name="Table13.K10" office:value-type="string">
            <text:p text:style-name="P11">-3.89</text:p>
          </table:table-cell>
        </table:table-row>
        <table:table-row>
          <table:table-cell table:style-name="Table13.A11" office:value-type="string">
            <text:p text:style-name="custom_5f_Table-text-double">Efficacy</text:p>
          </table:table-cell>
          <table:table-cell table:style-name="Table13.B11" office:value-type="string">
            <text:p text:style-name="P11">4.54</text:p>
          </table:table-cell>
          <table:table-cell table:style-name="Table13.C11" office:value-type="string">
            <text:p text:style-name="P11">1.08</text:p>
          </table:table-cell>
          <table:table-cell table:style-name="Table13.D11" office:value-type="string">
            <text:p text:style-name="P11"/>
          </table:table-cell>
          <table:table-cell table:style-name="Table13.E11" office:value-type="string">
            <text:p text:style-name="P11">4.38</text:p>
          </table:table-cell>
          <table:table-cell table:style-name="Table13.F11" office:value-type="string">
            <text:p text:style-name="P11">1.25</text:p>
          </table:table-cell>
          <table:table-cell table:style-name="Table13.G11" office:value-type="string">
            <text:p text:style-name="P11">0.51</text:p>
          </table:table-cell>
          <table:table-cell table:style-name="Table13.H11" office:value-type="string">
            <text:p text:style-name="P11">.61</text:p>
          </table:table-cell>
          <table:table-cell table:style-name="Table13.I11" office:value-type="string">
            <text:p text:style-name="P11">-0.49</text:p>
          </table:table-cell>
          <table:table-cell table:style-name="Table13.J11" office:value-type="string">
            <text:p text:style-name="P11">0.80</text:p>
          </table:table-cell>
          <table:table-cell table:style-name="Table13.K11" office:value-type="string">
            <text:p text:style-name="P11">0.23</text:p>
          </table:table-cell>
        </table:table-row>
      </table:table>
      <text:p text:style-name="custom_5f_Table-note-double"><text:span text:style-name="T3">Note. </text:span><text:span text:style-name="T16">CI</text:span> = confidence interval; LL = lower limit; UL = upper limit. Adapted from “Early Predictors of Job Burnout and Engagement,” by C. Maslach and M. Leiter, 2008, <text:span text:style-name="T3">Journal of Applied Psychology, 93</text:span>, p. 509. Copyright 2008 by the American Psychological Association.</text:p>
      <text:p text:style-name="custom"/>
      <text:p text:style-name="custom"/>
      <text:p text:style-name="custom"/>
      <text:p text:style-name="custom"/>
      <text:p text:style-name="custom"/>
      <text:p text:style-name="custom"/>
      <text:p text:style-name="custom_5f_Table-number">Table X <text:reference-mark-start text:name="ZOTERO_ITEM {&quot;citationID&quot;:&quot;x2vYLjqu&quot;,&quot;properties&quot;:{&quot;formattedCitation&quot;:&quot;(American Psychological Association, 2009, p. 144)&quot;,&quot;plainCitation&quot;:&quot;(American Psychological Association, 2009, p. 144)&quot;},&quot;citationItems&quot;:[{&quot;id&quot;:768,&quot;uris&quot;:[&quot;http://zotero.org/users/3246/items/IDJE47SN&quot;],&quot;uri&quot;:[&quot;http://zotero.org/users/3246/items/IDJE47SN&quot;],&quot;locator&quot;:&quot;144&quot;,&quot;label&quot;:&quot;page&quot;}]} RNDdl8ibLZDAW"/>(American Psychological Association, 2009, p. 144)<text:reference-mark-end text:name="ZOTERO_ITEM {&quot;citationID&quot;:&quot;x2vYLjqu&quot;,&quot;properties&quot;:{&quot;formattedCitation&quot;:&quot;(American Psychological Association, 2009, p. 144)&quot;,&quot;plainCitation&quot;:&quot;(American Psychological Association, 2009, p. 144)&quot;},&quot;citationItems&quot;:[{&quot;id&quot;:768,&quot;uris&quot;:[&quot;http://zotero.org/users/3246/items/IDJE47SN&quot;],&quot;uri&quot;:[&quot;http://zotero.org/users/3246/items/IDJE47SN&quot;],&quot;locator&quot;:&quot;144&quot;,&quot;label&quot;:&quot;page&quot;}]} RNDdl8ibLZDAW"/></text:p>
      <text:p text:style-name="custom_5f_Table-title">Predictors of Self-Reported Moral Behavior</text:p>
      <table:table table:name="Table14" table:style-name="Table14">
        <table:table-column table:style-name="Table14.A"/>
        <table:table-column table:style-name="Table14.B" table:number-columns-repeated="2"/>
        <table:table-column table:style-name="Table14.D"/>
        <table:table-row>
          <table:table-cell table:style-name="Table14.A1" office:value-type="string">
            <text:p text:style-name="P11"/>
          </table:table-cell>
          <table:table-cell table:style-name="Table14.B1" table:number-columns-spanned="3" office:value-type="string">
            <text:p text:style-name="P11">Self-reported moral behavior</text:p>
          </table:table-cell>
          <table:covered-table-cell/>
          <table:covered-table-cell/>
        </table:table-row>
        <table:table-row>
          <table:table-cell table:style-name="Table14.A2" office:value-type="string">
            <text:p text:style-name="P11"/>
          </table:table-cell>
          <table:table-cell table:style-name="Table14.A2" office:value-type="string">
            <text:p text:style-name="P11"/>
          </table:table-cell>
          <table:table-cell table:style-name="Table14.C2" table:number-columns-spanned="2" office:value-type="string">
            <text:p text:style-name="P11">Model 2</text:p>
          </table:table-cell>
          <table:covered-table-cell/>
        </table:table-row>
        <table:table-row>
          <table:table-cell table:style-name="Table14.C2" office:value-type="string">
            <text:p text:style-name="P11">Variable</text:p>
          </table:table-cell>
          <table:table-cell table:style-name="Table14.C2" office:value-type="string">
            <text:p text:style-name="P11">Model 1 <text:span text:style-name="T3">B</text:span></text:p>
          </table:table-cell>
          <table:table-cell table:style-name="Table14.C2" office:value-type="string">
            <text:p text:style-name="P18">B</text:p>
          </table:table-cell>
          <table:table-cell table:style-name="Table14.C2" office:value-type="string">
            <text:p text:style-name="P11">95% C<text:span text:style-name="T39">I</text:span></text:p>
          </table:table-cell>
        </table:table-row>
        <table:table-row>
          <table:table-cell table:style-name="Table14.A2" office:value-type="string">
            <text:p text:style-name="custom_5f_Table-text-double">Constant</text:p>
          </table:table-cell>
          <table:table-cell table:style-name="Table14.A2" office:value-type="string">
            <text:p text:style-name="P11">3.192**</text:p>
          </table:table-cell>
          <table:table-cell table:style-name="Table14.A2" office:value-type="string">
            <text:p text:style-name="P11">2.99**</text:p>
          </table:table-cell>
          <table:table-cell table:style-name="Table14.A2" office:value-type="string">
            <text:p text:style-name="P11"><text:span text:style-name="T39">[</text:span>2.37, 3.62]</text:p>
          </table:table-cell>
        </table:table-row>
        <table:table-row>
          <table:table-cell table:style-name="Table14.A2" office:value-type="string">
            <text:p text:style-name="custom_5f_Table-text-double">Gender</text:p>
          </table:table-cell>
          <table:table-cell table:style-name="Table14.A2" office:value-type="string">
            <text:p text:style-name="P11">0.18*</text:p>
          </table:table-cell>
          <table:table-cell table:style-name="Table14.A2" office:value-type="string">
            <text:p text:style-name="P11">0.17</text:p>
          </table:table-cell>
          <table:table-cell table:style-name="Table14.A2" office:value-type="string">
            <text:p text:style-name="P11"><text:span text:style-name="T39">[</text:span>-0.00, 0.33]</text:p>
          </table:table-cell>
        </table:table-row>
        <table:table-row>
          <table:table-cell table:style-name="Table14.A2" office:value-type="string">
            <text:p text:style-name="custom_5f_Table-text-double">Age</text:p>
          </table:table-cell>
          <table:table-cell table:style-name="Table14.A2" office:value-type="string">
            <text:p text:style-name="P11">-0.06</text:p>
          </table:table-cell>
          <table:table-cell table:style-name="Table14.A2" office:value-type="string">
            <text:p text:style-name="P11">-0.05</text:p>
          </table:table-cell>
          <table:table-cell table:style-name="Table14.A2" office:value-type="string">
            <text:p text:style-name="P11"><text:span text:style-name="T39">[</text:span>-0.14, 0.03]</text:p>
          </table:table-cell>
        </table:table-row>
        <table:table-row>
          <table:table-cell table:style-name="Table14.A2" office:value-type="string">
            <text:p text:style-name="custom_5f_Table-text-double">Social desirability bias</text:p>
          </table:table-cell>
          <table:table-cell table:style-name="Table14.A2" office:value-type="string">
            <text:p text:style-name="P11">-0.08**</text:p>
          </table:table-cell>
          <table:table-cell table:style-name="Table14.A2" office:value-type="string">
            <text:p text:style-name="P11">-0.08**</text:p>
          </table:table-cell>
          <table:table-cell table:style-name="Table14.A2" office:value-type="string">
            <text:p text:style-name="P11"><text:span text:style-name="T39">[</text:span>-0.10, -0.05]</text:p>
          </table:table-cell>
        </table:table-row>
        <table:table-row>
          <table:table-cell table:style-name="Table14.A2" office:value-type="string">
            <text:p text:style-name="custom_5f_Table-text-double">Moral identity internalization</text:p>
          </table:table-cell>
          <table:table-cell table:style-name="Table14.A2" office:value-type="string">
            <text:p text:style-name="P11">-0.17**</text:p>
          </table:table-cell>
          <table:table-cell table:style-name="Table14.A2" office:value-type="string">
            <text:p text:style-name="P11">-0.16**</text:p>
          </table:table-cell>
          <table:table-cell table:style-name="Table14.A2" office:value-type="string">
            <text:p text:style-name="P11"><text:span text:style-name="T39">[</text:span>-0.26, -0.06]</text:p>
          </table:table-cell>
        </table:table-row>
        <table:table-row>
          <table:table-cell table:style-name="Table14.A2" office:value-type="string">
            <text:p text:style-name="custom_5f_Table-text-double">Moral identity symbolization</text:p>
          </table:table-cell>
          <table:table-cell table:style-name="Table14.A2" office:value-type="string">
            <text:p text:style-name="P11">0.07*</text:p>
          </table:table-cell>
          <table:table-cell table:style-name="Table14.A2" office:value-type="string">
            <text:p text:style-name="P11">0.06</text:p>
          </table:table-cell>
          <table:table-cell table:style-name="Table14.A2" office:value-type="string">
            <text:p text:style-name="P11"><text:span text:style-name="T39">[</text:span>-0.01, 0.12]</text:p>
          </table:table-cell>
        </table:table-row>
        <table:table-row>
          <table:table-cell table:style-name="Table14.A2" office:value-type="string">
            <text:p text:style-name="custom_5f_Table-text-double">Perceptual moral attentiveness</text:p>
          </table:table-cell>
          <table:table-cell table:style-name="Table14.A2" office:value-type="string">
            <text:p text:style-name="P11"/>
          </table:table-cell>
          <table:table-cell table:style-name="Table14.A2" office:value-type="string">
            <text:p text:style-name="P11">0.07*</text:p>
          </table:table-cell>
          <table:table-cell table:style-name="Table14.A2" office:value-type="string">
            <text:p text:style-name="P11"><text:span text:style-name="T39">[</text:span>0.00, 0.13]</text:p>
          </table:table-cell>
        </table:table-row>
        <table:table-row>
          <table:table-cell table:style-name="Table14.A2" office:value-type="string">
            <text:p text:style-name="custom_5f_Table-text-double">Reflective moral attentiveness</text:p>
          </table:table-cell>
          <table:table-cell table:style-name="Table14.A2" office:value-type="string">
            <text:p text:style-name="P11"/>
          </table:table-cell>
          <table:table-cell table:style-name="Table14.A2" office:value-type="string">
            <text:p text:style-name="P11">-0.01</text:p>
          </table:table-cell>
          <table:table-cell table:style-name="Table14.A2" office:value-type="string">
            <text:p text:style-name="P11"><text:span text:style-name="T39">[</text:span>-0.08, 0.06]</text:p>
          </table:table-cell>
        </table:table-row>
        <table:table-row>
          <table:table-cell table:style-name="Table14.A2" office:value-type="string">
            <text:p text:style-name="custom_5f_Table-text-double"><text:span text:style-name="T3">R</text:span><text:span text:style-name="T19">2</text:span></text:p>
          </table:table-cell>
          <table:table-cell table:style-name="Table14.A2" office:value-type="string">
            <text:p text:style-name="P11"><text:s/>.29 </text:p>
          </table:table-cell>
          <table:table-cell table:style-name="Table14.A2" table:number-columns-spanned="2" office:value-type="string">
            <text:p text:style-name="P11">.31</text:p>
          </table:table-cell>
          <table:covered-table-cell/>
        </table:table-row>
        <table:table-row>
          <table:table-cell table:style-name="Table14.A2" office:value-type="string">
            <text:p text:style-name="P17">F</text:p>
          </table:table-cell>
          <table:table-cell table:style-name="Table14.A2" office:value-type="string">
            <text:p text:style-name="P11">19.07** </text:p>
          </table:table-cell>
          <table:table-cell table:style-name="Table14.A2" table:number-columns-spanned="2" office:value-type="string">
            <text:p text:style-name="P11">14.46**</text:p>
          </table:table-cell>
          <table:covered-table-cell/>
        </table:table-row>
        <table:table-row>
          <table:table-cell table:style-name="Table14.A2" office:value-type="string">
            <text:p text:style-name="custom_5f_Table-text-double">∆<text:span text:style-name="T3">R</text:span><text:span text:style-name="T19">2</text:span></text:p>
          </table:table-cell>
          <table:table-cell table:style-name="Table14.A2" office:value-type="string">
            <text:p text:style-name="P11"/>
          </table:table-cell>
          <table:table-cell table:style-name="Table14.A2" table:number-columns-spanned="2" office:value-type="string">
            <text:p text:style-name="P11">.01</text:p>
          </table:table-cell>
          <table:covered-table-cell/>
        </table:table-row>
        <table:table-row>
          <table:table-cell table:style-name="Table14.C2" office:value-type="string">
            <text:p text:style-name="custom_5f_Table-text-double">∆<text:span text:style-name="T3">F</text:span></text:p>
          </table:table-cell>
          <table:table-cell table:style-name="Table14.C2" office:value-type="string">
            <text:p text:style-name="P11"/>
          </table:table-cell>
          <table:table-cell table:style-name="Table14.C2" table:number-columns-spanned="2" office:value-type="string">
            <text:p text:style-name="P11">2.39</text:p>
          </table:table-cell>
          <table:covered-table-cell/>
        </table:table-row>
      </table:table>
      <text:p text:style-name="custom_5f_Table-note-double"><text:span text:style-name="T8">Note. N</text:span><text:span text:style-name="T39"> = 242. CI = confidence interval. Adapted from “Moral Attentiveness: Who Pays Attention to the Moral Aspects of Life?” by S. J. Reynolds, 2008, </text:span><text:span text:style-name="T8">Journal of Applied Psychology, 93</text:span><text:span text:style-name="T39">, p. 1035. Copyright 2008 by the American Psychological Association.</text:span></text:p>
      <text:p text:style-name="custom_5f_Table-note-double">*<text:span text:style-name="T3">p</text:span> &lt; .05. **<text:span text:style-name="T3">p</text:span> &lt; .01.</text:p>
      <text:p text:style-name="custom_5f_Table-text-single"><text:s/></text:p>
      <text:p text:style-name="custom_5f_Table-text-single"/>
      <text:p text:style-name="custom_5f_Table-text-single"/>
      <text:p text:style-name="custom_5f_Table-number">Table X <text:reference-mark-start text:name="ZOTERO_ITEM {&quot;citationID&quot;:&quot;HLIYquts&quot;,&quot;properties&quot;:{&quot;formattedCitation&quot;:&quot;(American Psychological Association, 2009, p. 145)&quot;,&quot;plainCitation&quot;:&quot;(American Psychological Association, 2009, p. 145)&quot;},&quot;citationItems&quot;:[{&quot;id&quot;:768,&quot;uris&quot;:[&quot;http://zotero.org/users/3246/items/IDJE47SN&quot;],&quot;uri&quot;:[&quot;http://zotero.org/users/3246/items/IDJE47SN&quot;],&quot;locator&quot;:&quot;145&quot;,&quot;label&quot;:&quot;page&quot;}]} RND1LSEGHq8Xu"/>(American Psychological Association, 2009, p. 145)<text:reference-mark-end text:name="ZOTERO_ITEM {&quot;citationID&quot;:&quot;HLIYquts&quot;,&quot;properties&quot;:{&quot;formattedCitation&quot;:&quot;(American Psychological Association, 2009, p. 145)&quot;,&quot;plainCitation&quot;:&quot;(American Psychological Association, 2009, p. 145)&quot;},&quot;citationItems&quot;:[{&quot;id&quot;:768,&quot;uris&quot;:[&quot;http://zotero.org/users/3246/items/IDJE47SN&quot;],&quot;uri&quot;:[&quot;http://zotero.org/users/3246/items/IDJE47SN&quot;],&quot;locator&quot;:&quot;145&quot;,&quot;label&quot;:&quot;page&quot;}]} RND1LSEGHq8Xu"/></text:p>
      <text:p text:style-name="custom_5f_Table-title">Hierarchical Multiple Regression Analyses Predicting Postabortion Positive Well-Being From Preabortion Social Support and Preabortion Social Conflict With Mother, Partner, and Friend</text:p>
      <table:table table:name="Table15" table:style-name="Table15">
        <table:table-column table:style-name="Table15.A"/>
        <table:table-column table:style-name="Table15.B" table:number-columns-repeated="2"/>
        <table:table-column table:style-name="Table15.D"/>
        <table:table-column table:style-name="Table15.B" table:number-columns-repeated="2"/>
        <table:table-column table:style-name="Table15.D"/>
        <table:table-column table:style-name="Table15.B"/>
        <table:table-column table:style-name="Table15.I"/>
        <table:table-row>
          <table:table-cell table:style-name="Table15.A1" office:value-type="string">
            <text:p text:style-name="custom_5f_Table-text-double"/>
          </table:table-cell>
          <table:table-cell table:style-name="Table15.B1" table:number-columns-spanned="8" office:value-type="string">
            <text:p text:style-name="P11">Source of social support and social conflict</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custom_5f_Table-text-double"/>
          </table:table-cell>
          <table:table-cell table:style-name="Table15.B2" table:number-columns-spanned="2" office:value-type="string">
            <text:p text:style-name="P11">Mother</text:p>
          </table:table-cell>
          <table:covered-table-cell/>
          <table:table-cell table:style-name="Table15.A2" office:value-type="string">
            <text:p text:style-name="P11"/>
          </table:table-cell>
          <table:table-cell table:style-name="Table15.B2" table:number-columns-spanned="2" office:value-type="string">
            <text:p text:style-name="P11">Partner</text:p>
          </table:table-cell>
          <table:covered-table-cell/>
          <table:table-cell table:style-name="Table15.A2" office:value-type="string">
            <text:p text:style-name="P11"/>
          </table:table-cell>
          <table:table-cell table:style-name="Table15.B2" table:number-columns-spanned="2" office:value-type="string">
            <text:p text:style-name="P11">Friend</text:p>
          </table:table-cell>
          <table:covered-table-cell/>
        </table:table-row>
        <table:table-row>
          <table:table-cell table:style-name="Table15.B2" office:value-type="string">
            <text:p text:style-name="P11">Predictor</text:p>
          </table:table-cell>
          <table:table-cell table:style-name="Table15.B2" office:value-type="string">
            <text:p text:style-name="P11">Δ<text:span text:style-name="T3">R</text:span><text:span text:style-name="T19">2</text:span></text:p>
          </table:table-cell>
          <table:table-cell table:style-name="Table15.B2" office:value-type="string">
            <text:p text:style-name="P11">β</text:p>
          </table:table-cell>
          <table:table-cell table:style-name="Table15.B2" office:value-type="string">
            <text:p text:style-name="P11"/>
          </table:table-cell>
          <table:table-cell table:style-name="Table15.B2" office:value-type="string">
            <text:p text:style-name="P15"><text:span text:style-name="T14">Δ</text:span><text:span text:style-name="T3">R</text:span><text:span text:style-name="T19">2</text:span></text:p>
          </table:table-cell>
          <table:table-cell table:style-name="Table15.B2" office:value-type="string">
            <text:p text:style-name="P11">β</text:p>
          </table:table-cell>
          <table:table-cell table:style-name="Table15.B2" office:value-type="string">
            <text:p text:style-name="P11"/>
          </table:table-cell>
          <table:table-cell table:style-name="Table15.B2" office:value-type="string">
            <text:p text:style-name="P15">Δ<text:span text:style-name="T3">R</text:span><text:span text:style-name="T19">2</text:span></text:p>
          </table:table-cell>
          <table:table-cell table:style-name="Table15.B2" office:value-type="string">
            <text:p text:style-name="P11">β</text:p>
          </table:table-cell>
        </table:table-row>
        <table:table-row>
          <table:table-cell table:style-name="Table15.A2" office:value-type="string">
            <text:p text:style-name="custom_5f_Table-text-double">Step 1</text:p>
          </table:table-cell>
          <table:table-cell table:style-name="Table15.A2" office:value-type="string">
            <text:p text:style-name="P11">.13*</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10***</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10***</text:p>
          </table:table-cell>
          <table:table-cell table:style-name="Table15.A2" office:value-type="string">
            <text:p text:style-name="P11"/>
          </table:table-cell>
        </table:table-row>
        <table:table-row>
          <table:table-cell table:style-name="Table15.A2" office:value-type="string">
            <text:p text:style-name="custom_5f_Table-text-double-indent">Control variables<text:span text:style-name="T19">a</text:span></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
          </table:table-cell>
        </table:table-row>
        <table:table-row>
          <table:table-cell table:style-name="Table15.A2" office:value-type="string">
            <text:p text:style-name="custom_5f_Table-text-double">Step 2</text:p>
          </table:table-cell>
          <table:table-cell table:style-name="Table15.A2" office:value-type="string">
            <text:p text:style-name="P11">.16***</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19***</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22***</text:p>
          </table:table-cell>
          <table:table-cell table:style-name="Table15.A2" office:value-type="string">
            <text:p text:style-name="P11"/>
          </table:table-cell>
        </table:table-row>
        <table:table-row>
          <table:table-cell table:style-name="Table15.A2" office:value-type="string">
            <text:p text:style-name="custom_5f_Table-text-double-indent">Positive affect</text:p>
          </table:table-cell>
          <table:table-cell table:style-name="Table15.A2" office:value-type="string">
            <text:p text:style-name="P11"/>
          </table:table-cell>
          <table:table-cell table:style-name="Table15.A2" office:value-type="string">
            <text:p text:style-name="P11">.31 ***</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32***</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35***</text:p>
          </table:table-cell>
        </table:table-row>
        <table:table-row>
          <table:table-cell table:style-name="Table15.A2" office:value-type="string">
            <text:p text:style-name="custom_5f_Table-text-double-indent">Negative affect</text:p>
          </table:table-cell>
          <table:table-cell table:style-name="Table15.A2" office:value-type="string">
            <text:p text:style-name="P11"/>
          </table:table-cell>
          <table:table-cell table:style-name="Table15.A2" office:value-type="string">
            <text:p text:style-name="P11">-.25***</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27***</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30***</text:p>
          </table:table-cell>
        </table:table-row>
        <table:table-row>
          <table:table-cell table:style-name="Table15.A2" office:value-type="string">
            <text:p text:style-name="custom_5f_Table-text-double">Step 3</text:p>
          </table:table-cell>
          <table:table-cell table:style-name="Table15.A2" office:value-type="string">
            <text:p text:style-name="P11">.02</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05***</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01*</text:p>
          </table:table-cell>
          <table:table-cell table:style-name="Table15.A2" office:value-type="string">
            <text:p text:style-name="P11"/>
          </table:table-cell>
        </table:table-row>
        <table:table-row>
          <table:table-cell table:style-name="Table15.A2" office:value-type="string">
            <text:p text:style-name="custom_5f_Table-text-double-indent">Social support</text:p>
          </table:table-cell>
          <table:table-cell table:style-name="Table15.A2" office:value-type="string">
            <text:p text:style-name="P11"/>
          </table:table-cell>
          <table:table-cell table:style-name="Table15.A2" office:value-type="string">
            <text:p text:style-name="P11">.17*</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17***</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text:span text:style-name="T41">08</text:span><text:span text:style-name="T24">†</text:span></text:p>
          </table:table-cell>
        </table:table-row>
        <table:table-row>
          <table:table-cell table:style-name="Table15.A2" office:value-type="string">
            <text:p text:style-name="custom_5f_Table-text-double-indent">Social conflict</text:p>
          </table:table-cell>
          <table:table-cell table:style-name="Table15.A2" office:value-type="string">
            <text:p text:style-name="P11"/>
          </table:table-cell>
          <table:table-cell table:style-name="Table15.A2" office:value-type="string">
            <text:p text:style-name="P11">.09</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08</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06</text:p>
          </table:table-cell>
        </table:table-row>
        <table:table-row>
          <table:table-cell table:style-name="Table15.A2" office:value-type="string">
            <text:p text:style-name="custom_5f_Table-text-double">Step 4</text:p>
          </table:table-cell>
          <table:table-cell table:style-name="Table15.A2" office:value-type="string">
            <text:p text:style-name="P11">.01</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00</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00</text:p>
          </table:table-cell>
          <table:table-cell table:style-name="Table15.A2" office:value-type="string">
            <text:p text:style-name="P11"/>
          </table:table-cell>
        </table:table-row>
        <table:table-row>
          <table:table-cell table:style-name="Table15.A2" office:value-type="string">
            <text:p text:style-name="custom_5f_Table-text-double-indent">Social Support x Social Conflict</text:p>
          </table:table-cell>
          <table:table-cell table:style-name="Table15.A2" office:value-type="string">
            <text:p text:style-name="P11"/>
          </table:table-cell>
          <table:table-cell table:style-name="Table15.A2" office:value-type="string">
            <text:p text:style-name="P11">-.14</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00</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07</text:p>
          </table:table-cell>
        </table:table-row>
        <table:table-row>
          <table:table-cell table:style-name="Table15.A2" office:value-type="string">
            <text:p text:style-name="custom_5f_Table-text-double">Total <text:span text:style-name="T3">R</text:span><text:span text:style-name="T19">2</text:span></text:p>
          </table:table-cell>
          <table:table-cell table:style-name="Table15.A2" office:value-type="string">
            <text:p text:style-name="P11">.32***</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33***</text:p>
          </table:table-cell>
          <table:table-cell table:style-name="Table15.A2" office:value-type="string">
            <text:p text:style-name="P11"/>
          </table:table-cell>
          <table:table-cell table:style-name="Table15.A2" office:value-type="string">
            <text:p text:style-name="P11"/>
          </table:table-cell>
          <table:table-cell table:style-name="Table15.A2" office:value-type="string">
            <text:p text:style-name="P11">.34***</text:p>
          </table:table-cell>
          <table:table-cell table:style-name="Table15.A2" office:value-type="string">
            <text:p text:style-name="P11"/>
          </table:table-cell>
        </table:table-row>
        <table:table-row>
          <table:table-cell table:style-name="Table15.B2" office:value-type="string">
            <text:p text:style-name="P17">n</text:p>
          </table:table-cell>
          <table:table-cell table:style-name="Table15.B2" office:value-type="string">
            <text:p text:style-name="P11">153</text:p>
          </table:table-cell>
          <table:table-cell table:style-name="Table15.B2" office:value-type="string">
            <text:p text:style-name="P11"/>
          </table:table-cell>
          <table:table-cell table:style-name="Table15.B2" office:value-type="string">
            <text:p text:style-name="P11"/>
          </table:table-cell>
          <table:table-cell table:style-name="Table15.B2" office:value-type="string">
            <text:p text:style-name="P11">455</text:p>
          </table:table-cell>
          <table:table-cell table:style-name="Table15.B2" office:value-type="string">
            <text:p text:style-name="P11"/>
          </table:table-cell>
          <table:table-cell table:style-name="Table15.B2" office:value-type="string">
            <text:p text:style-name="P11"/>
          </table:table-cell>
          <table:table-cell table:style-name="Table15.B2" office:value-type="string">
            <text:p text:style-name="P11">373</text:p>
          </table:table-cell>
          <table:table-cell table:style-name="Table15.B2" office:value-type="string">
            <text:p text:style-name="P11"/>
          </table:table-cell>
        </table:table-row>
      </table:table>
      <text:p text:style-name="custom_5f_Table-note-double"><text:span text:style-name="T3">Note.</text:span> Adapted from “Mixed Messages: Implications of Social Conflict and Social Support Within Close Relationships for Adjustment to a Stressful Life Event,” by B. Major, J. M. Zubek, M. L. Cooper, C. Cozzarelli, and C. Richards, 1997, <text:span text:style-name="T3">Journal of Personality and Social Psychology, 72</text:span>, p. 1359. Copyright 1997 by the American Psychological Association.</text:p>
      <text:p text:style-name="custom_5f_Table-note-double"><text:soft-page-break/><text:span text:style-name="T25">a</text:span>Control variables included age, race, education, marital status, religion, abortion history, depression history, and prior mental health counseling.</text:p>
      <text:p text:style-name="custom_5f_Table-note-double"><text:span text:style-name="T24">†</text:span>p&lt; .10. *p &lt; .05. ***p &lt; .001.</text:p>
      <text:p text:style-name="P9"/>
      <text:p text:style-name="P9"/>
      <text:p text:style-name="custom_5f_Table-number">Table X <text:reference-mark-start text:name="ZOTERO_ITEM {&quot;citationID&quot;:&quot;V4ycKWWu&quot;,&quot;properties&quot;:{&quot;formattedCitation&quot;:&quot;(American Psychological Association, 2009, p. 146)&quot;,&quot;plainCitation&quot;:&quot;(American Psychological Association, 2009, p. 146)&quot;},&quot;citationItems&quot;:[{&quot;id&quot;:768,&quot;uris&quot;:[&quot;http://zotero.org/users/3246/items/IDJE47SN&quot;],&quot;uri&quot;:[&quot;http://zotero.org/users/3246/items/IDJE47SN&quot;],&quot;locator&quot;:&quot;146&quot;,&quot;label&quot;:&quot;page&quot;}]} RNDO9iN9aqUja"/>(American Psychological Association, 2009, p. 146)<text:reference-mark-end text:name="ZOTERO_ITEM {&quot;citationID&quot;:&quot;V4ycKWWu&quot;,&quot;properties&quot;:{&quot;formattedCitation&quot;:&quot;(American Psychological Association, 2009, p. 146)&quot;,&quot;plainCitation&quot;:&quot;(American Psychological Association, 2009, p. 146)&quot;},&quot;citationItems&quot;:[{&quot;id&quot;:768,&quot;uris&quot;:[&quot;http://zotero.org/users/3246/items/IDJE47SN&quot;],&quot;uri&quot;:[&quot;http://zotero.org/users/3246/items/IDJE47SN&quot;],&quot;locator&quot;:&quot;146&quot;,&quot;label&quot;:&quot;page&quot;}]} RNDO9iN9aqUja"/></text:p>
      <text:p text:style-name="custom_5f_Table-title">Fit Indices for Nested Sequence of Cross-Sectional Models</text:p>
      <table:table table:name="Table16" table:style-name="Table16">
        <table:table-column table:style-name="Table16.A"/>
        <table:table-column table:style-name="Table16.B" table:number-columns-repeated="5"/>
        <table:table-row>
          <table:table-cell table:style-name="Table16.A1" office:value-type="string">
            <text:p text:style-name="P11">Model</text:p>
          </table:table-cell>
          <table:table-cell table:style-name="Table16.A1" office:value-type="string">
            <text:p text:style-name="P11"><text:span text:style-name="T43">χ</text:span><text:span text:style-name="T19">2</text:span></text:p>
          </table:table-cell>
          <table:table-cell table:style-name="Table16.A1" office:value-type="string">
            <text:p text:style-name="P11">NFI</text:p>
          </table:table-cell>
          <table:table-cell table:style-name="Table16.A1" office:value-type="string">
            <text:p text:style-name="P11">PFI</text:p>
          </table:table-cell>
          <table:table-cell table:style-name="Table16.A1" office:value-type="string">
            <text:p text:style-name="P14"><text:span text:style-name="T43">χ</text:span><text:span text:style-name="T19">2</text:span><text:span text:style-name="T32">diff</text:span></text:p>
          </table:table-cell>
          <table:table-cell table:style-name="Table16.A1" office:value-type="string">
            <text:p text:style-name="P11">NFI</text:p>
          </table:table-cell>
        </table:table-row>
        <table:table-row>
          <table:table-cell table:style-name="Table16.A2" office:value-type="string">
            <text:p text:style-name="custom_5f_Table-text-double">1. Mobley’s (1977) <text:line-break/>measurement model</text:p>
          </table:table-cell>
          <table:table-cell table:style-name="Table16.A2" office:value-type="string">
            <text:p text:style-name="P11">443.18*</text:p>
          </table:table-cell>
          <table:table-cell table:style-name="Table16.A2" office:value-type="string">
            <text:p text:style-name="P11">.92</text:p>
          </table:table-cell>
          <table:table-cell table:style-name="Table16.A2" office:value-type="string">
            <text:p text:style-name="P11">.67</text:p>
          </table:table-cell>
          <table:table-cell table:style-name="Table16.A2" office:value-type="string">
            <text:p text:style-name="P11"/>
          </table:table-cell>
          <table:table-cell table:style-name="Table16.A2" office:value-type="string">
            <text:p text:style-name="P11"/>
          </table:table-cell>
        </table:table-row>
        <table:table-row>
          <table:table-cell table:style-name="Table16.A2" office:value-type="string">
            <text:p text:style-name="custom_5f_Table-text-double">2. Quit &amp; search intentions</text:p>
          </table:table-cell>
          <table:table-cell table:style-name="Table16.A2" office:value-type="string">
            <text:p text:style-name="P11">529.80*</text:p>
          </table:table-cell>
          <table:table-cell table:style-name="Table16.A2" office:value-type="string">
            <text:p text:style-name="P11">.89</text:p>
          </table:table-cell>
          <table:table-cell table:style-name="Table16.A2" office:value-type="string">
            <text:p text:style-name="P11">.69</text:p>
          </table:table-cell>
          <table:table-cell table:style-name="Table16.A2" office:value-type="string">
            <text:p text:style-name="P11"/>
          </table:table-cell>
          <table:table-cell table:style-name="Table16.A2" office:value-type="string">
            <text:p text:style-name="P11"/>
          </table:table-cell>
        </table:table-row>
        <table:table-row>
          <table:table-cell table:style-name="Table16.A2" office:value-type="string">
            <text:p text:style-name="custom_5f_Table-text-double-indent">Difference between <text:line-break/>Model 2 and Model 1</text:p>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86.61*</text:p>
          </table:table-cell>
          <table:table-cell table:style-name="Table16.A2" office:value-type="string">
            <text:p text:style-name="P11">.03</text:p>
          </table:table-cell>
        </table:table-row>
        <table:table-row>
          <table:table-cell table:style-name="Table16.A2" office:value-type="string">
            <text:p text:style-name="custom_5f_Table-text-double">3. Search intentions &amp; <text:line-break/>thoughts of quitting</text:p>
          </table:table-cell>
          <table:table-cell table:style-name="Table16.A2" office:value-type="string">
            <text:p text:style-name="P11">519.75*</text:p>
          </table:table-cell>
          <table:table-cell table:style-name="Table16.A2" office:value-type="string">
            <text:p text:style-name="P11">.90</text:p>
          </table:table-cell>
          <table:table-cell table:style-name="Table16.A2" office:value-type="string">
            <text:p text:style-name="P11">.69</text:p>
          </table:table-cell>
          <table:table-cell table:style-name="Table16.A2" office:value-type="string">
            <text:p text:style-name="P11"/>
          </table:table-cell>
          <table:table-cell table:style-name="Table16.A2" office:value-type="string">
            <text:p text:style-name="P11"/>
          </table:table-cell>
        </table:table-row>
        <table:table-row>
          <table:table-cell table:style-name="Table16.A2" office:value-type="string">
            <text:p text:style-name="custom_5f_Table-text-double-indent">Difference between <text:line-break/>Model 3 and Model 1</text:p>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76.57*</text:p>
          </table:table-cell>
          <table:table-cell table:style-name="Table16.A2" office:value-type="string">
            <text:p text:style-name="P11">.02</text:p>
          </table:table-cell>
        </table:table-row>
        <table:table-row>
          <table:table-cell table:style-name="Table16.A2" office:value-type="string">
            <text:p text:style-name="custom_5f_Table-text-double">4. Intentions to quit &amp; <text:line-break/>thoughts of quitting</text:p>
          </table:table-cell>
          <table:table-cell table:style-name="Table16.A2" office:value-type="string">
            <text:p text:style-name="P11">546.97*</text:p>
          </table:table-cell>
          <table:table-cell table:style-name="Table16.A2" office:value-type="string">
            <text:p text:style-name="P11">.89</text:p>
          </table:table-cell>
          <table:table-cell table:style-name="Table16.A2" office:value-type="string">
            <text:p text:style-name="P11">.69</text:p>
          </table:table-cell>
          <table:table-cell table:style-name="Table16.A2" office:value-type="string">
            <text:p text:style-name="P11"/>
          </table:table-cell>
          <table:table-cell table:style-name="Table16.A2" office:value-type="string">
            <text:p text:style-name="P11"/>
          </table:table-cell>
        </table:table-row>
        <table:table-row>
          <table:table-cell table:style-name="Table16.A2" office:value-type="string">
            <text:p text:style-name="custom_5f_Table-text-double-indent">Difference between <text:line-break/>Model 4 and Model 1</text:p>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103.78*</text:p>
          </table:table-cell>
          <table:table-cell table:style-name="Table16.A2" office:value-type="string">
            <text:p text:style-name="P11">.03</text:p>
          </table:table-cell>
        </table:table-row>
        <table:table-row>
          <table:table-cell table:style-name="Table16.A2" office:value-type="string">
            <text:p text:style-name="custom_5f_Table-text-double">5. One withdrawal cognition</text:p>
          </table:table-cell>
          <table:table-cell table:style-name="Table16.A2" office:value-type="string">
            <text:p text:style-name="P11">616.97*</text:p>
          </table:table-cell>
          <table:table-cell table:style-name="Table16.A2" office:value-type="string">
            <text:p text:style-name="P11">.87</text:p>
          </table:table-cell>
          <table:table-cell table:style-name="Table16.A2" office:value-type="string">
            <text:p text:style-name="P11">.70</text:p>
          </table:table-cell>
          <table:table-cell table:style-name="Table16.A2" office:value-type="string">
            <text:p text:style-name="P11"/>
          </table:table-cell>
          <table:table-cell table:style-name="Table16.A2" office:value-type="string">
            <text:p text:style-name="P11"/>
          </table:table-cell>
        </table:table-row>
        <table:table-row>
          <table:table-cell table:style-name="Table16.A2" office:value-type="string">
            <text:p text:style-name="custom_5f_Table-text-double-indent">Difference between <text:line-break/>Model 5 and Model 1</text:p>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173.79*</text:p>
          </table:table-cell>
          <table:table-cell table:style-name="Table16.A2" office:value-type="string">
            <text:p text:style-name="P11">.05</text:p>
          </table:table-cell>
        </table:table-row>
        <table:table-row>
          <table:table-cell table:style-name="Table16.A2" office:value-type="string">
            <text:p text:style-name="custom_5f_Table-text-double">6. Hom, Griffeth, &amp; Sallaro’s (1984) structural model</text:p>
          </table:table-cell>
          <table:table-cell table:style-name="Table16.A2" office:value-type="string">
            <text:p text:style-name="P11">754.37*</text:p>
          </table:table-cell>
          <table:table-cell table:style-name="Table16.A2" office:value-type="string">
            <text:p text:style-name="P11">.84</text:p>
          </table:table-cell>
          <table:table-cell table:style-name="Table16.A2" office:value-type="string">
            <text:p text:style-name="P11">.71</text:p>
          </table:table-cell>
          <table:table-cell table:style-name="Table16.A2" office:value-type="string">
            <text:p text:style-name="P11"/>
          </table:table-cell>
          <table:table-cell table:style-name="Table16.A2" office:value-type="string">
            <text:p text:style-name="P11"/>
          </table:table-cell>
        </table:table-row>
        <table:table-row>
          <table:table-cell table:style-name="Table16.A2" office:value-type="string">
            <text:p text:style-name="custom_5f_Table-text-double-indent">Difference between <text:line-break/>Model 6 and Model 5</text:p>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137.39*</text:p>
          </table:table-cell>
          <table:table-cell table:style-name="Table16.A2" office:value-type="string">
            <text:p text:style-name="P11">.03</text:p>
          </table:table-cell>
        </table:table-row>
        <table:table-row>
          <table:table-cell table:style-name="Table16.A2" office:value-type="string">
            <text:p text:style-name="custom_5f_Table-text-double">7. Structural null model</text:p>
          </table:table-cell>
          <table:table-cell table:style-name="Table16.A2" office:value-type="string">
            <text:p text:style-name="P11">2,741.49*</text:p>
          </table:table-cell>
          <table:table-cell table:style-name="Table16.A2" office:value-type="string">
            <text:p text:style-name="P11">.23</text:p>
          </table:table-cell>
          <table:table-cell table:style-name="Table16.A2" office:value-type="string">
            <text:p text:style-name="P11">.27</text:p>
          </table:table-cell>
          <table:table-cell table:style-name="Table16.A2" office:value-type="string">
            <text:p text:style-name="P11"/>
          </table:table-cell>
          <table:table-cell table:style-name="Table16.A2" office:value-type="string">
            <text:p text:style-name="P11"/>
          </table:table-cell>
        </table:table-row>
        <table:table-row>
          <table:table-cell table:style-name="Table16.A2" office:value-type="string">
            <text:p text:style-name="custom_5f_Table-text-double-indent">Difference between <text:line-break/>Model 7 and Model 6</text:p>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
          </table:table-cell>
          <table:table-cell table:style-name="Table16.A2" office:value-type="string">
            <text:p text:style-name="P11">1,987.13*</text:p>
          </table:table-cell>
          <table:table-cell table:style-name="Table16.A2" office:value-type="string">
            <text:p text:style-name="P11">.61</text:p>
          </table:table-cell>
        </table:table-row>
        <table:table-row>
          <table:table-cell table:style-name="Table16.A15" office:value-type="string">
            <text:p text:style-name="custom_5f_Table-text-double">8. Null model</text:p>
          </table:table-cell>
          <table:table-cell table:style-name="Table16.A15" office:value-type="string">
            <text:p text:style-name="P11">3,849.07*</text:p>
          </table:table-cell>
          <table:table-cell table:style-name="Table16.A15" office:value-type="string">
            <text:p text:style-name="P11"/>
          </table:table-cell>
          <table:table-cell table:style-name="Table16.A15" office:value-type="string">
            <text:p text:style-name="P11"/>
          </table:table-cell>
          <table:table-cell table:style-name="Table16.A15" office:value-type="string">
            <text:p text:style-name="P11"/>
          </table:table-cell>
          <table:table-cell table:style-name="Table16.A15" office:value-type="string">
            <text:p text:style-name="P11"/>
          </table:table-cell>
        </table:table-row>
      </table:table>
      <text:p text:style-name="custom_5f_Table-note-double"><text:soft-page-break/><text:span text:style-name="T9">Note. </text:span><text:span text:style-name="T42">NFI = normed fit index; PFI = parsimonious fit index. Adapted from “Structural Equations Modeling Test of a Turnover Theory: Cross-Sectional and Longitudinal Analyses,” by P. W. Hom and R. W. Griffeth, 1991, </text:span><text:span text:style-name="T9">Journal of Applied Psychology, 76</text:span><text:span text:style-name="T42">, p. 356. Copyright 1991 by the American Psychological Association.</text:span></text:p>
      <text:p text:style-name="custom_5f_Table-note-double">*p &lt; .05.</text:p>
      <text:p text:style-name="P10"/>
      <text:p text:style-name="P10"/>
      <text:p text:style-name="P10"/>
      <text:p text:style-name="custom_5f_Table-number">Table X <text:reference-mark-start text:name="ZOTERO_ITEM {&quot;citationID&quot;:&quot;P1BpX5OD&quot;,&quot;properties&quot;:{&quot;formattedCitation&quot;:&quot;{\\rtf (American Psychological Association, 2009, pp. 147\\uc0\\u8211{}148)}&quot;,&quot;plainCitation&quot;:&quot;(American Psychological Association, 2009, pp. 147–148)&quot;},&quot;citationItems&quot;:[{&quot;id&quot;:768,&quot;uris&quot;:[&quot;http://zotero.org/users/3246/items/IDJE47SN&quot;],&quot;uri&quot;:[&quot;http://zotero.org/users/3246/items/IDJE47SN&quot;],&quot;locator&quot;:&quot;147-148&quot;,&quot;label&quot;:&quot;page&quot;}]} RNDxyu3h8y0kl"/><text:span text:style-name="T45">(American Psychological Association, 2009, pp. 147–148)</text:span><text:reference-mark-end text:name="ZOTERO_ITEM {&quot;citationID&quot;:&quot;P1BpX5OD&quot;,&quot;properties&quot;:{&quot;formattedCitation&quot;:&quot;{\\rtf (American Psychological Association, 2009, pp. 147\\uc0\\u8211{}148)}&quot;,&quot;plainCitation&quot;:&quot;(American Psychological Association, 2009, pp. 147–148)&quot;},&quot;citationItems&quot;:[{&quot;id&quot;:768,&quot;uris&quot;:[&quot;http://zotero.org/users/3246/items/IDJE47SN&quot;],&quot;uri&quot;:[&quot;http://zotero.org/users/3246/items/IDJE47SN&quot;],&quot;locator&quot;:&quot;147-148&quot;,&quot;label&quot;:&quot;page&quot;}]} RNDxyu3h8y0kl"/></text:p>
      <text:p text:style-name="custom_5f_Table-title">Fixed Effects Estimates (Top) and Variance-Covariance Estimates (Bottom) for Models of the Predictors of Positive Parenting</text:p>
      <table:table table:name="Table17" table:style-name="Table17">
        <table:table-column table:style-name="Table17.A"/>
        <table:table-column table:style-name="Table17.B" table:number-columns-repeated="4"/>
        <table:table-column table:style-name="Table17.F"/>
        <table:table-header-rows>
          <table:table-row table:style-name="Table17.1">
            <table:table-cell table:style-name="Table17.A1" office:value-type="string">
              <text:p text:style-name="P11">Parameter</text:p>
            </table:table-cell>
            <table:table-cell table:style-name="Table17.A1" office:value-type="string">
              <text:p text:style-name="P11">Model 1</text:p>
            </table:table-cell>
            <table:table-cell table:style-name="Table17.A1" office:value-type="string">
              <text:p text:style-name="P11">Model 2</text:p>
            </table:table-cell>
            <table:table-cell table:style-name="Table17.A1" office:value-type="string">
              <text:p text:style-name="P11">Model 3</text:p>
            </table:table-cell>
            <table:table-cell table:style-name="Table17.A1" office:value-type="string">
              <text:p text:style-name="P11">Model 4</text:p>
            </table:table-cell>
            <table:table-cell table:style-name="Table17.A1" office:value-type="string">
              <text:p text:style-name="P11">Model 5</text:p>
            </table:table-cell>
          </table:table-row>
        </table:table-header-rows>
        <table:table-row table:style-name="Table17.1">
          <table:table-cell table:style-name="Table17.A2" office:value-type="string">
            <text:p text:style-name="P11"/>
          </table:table-cell>
          <table:table-cell table:style-name="Table17.A2" table:number-columns-spanned="5" office:value-type="string">
            <text:p text:style-name="P11">Fixed effects</text:p>
          </table:table-cell>
          <table:covered-table-cell/>
          <table:covered-table-cell/>
          <table:covered-table-cell/>
          <table:covered-table-cell/>
        </table:table-row>
        <table:table-row table:style-name="Table17.1">
          <table:table-cell table:style-name="Table17.A2" office:value-type="string">
            <text:p text:style-name="custom_5f_Table-text-double">Intercept</text:p>
          </table:table-cell>
          <table:table-cell table:style-name="Table17.A2" office:value-type="string">
            <text:p text:style-name="P11">12.51 (0.04)</text:p>
          </table:table-cell>
          <table:table-cell table:style-name="Table17.A2" office:value-type="string">
            <text:p text:style-name="P11">12.23 (0.07)</text:p>
          </table:table-cell>
          <table:table-cell table:style-name="Table17.A2" office:value-type="string">
            <text:p text:style-name="P11">12.23 (0.07)</text:p>
          </table:table-cell>
          <table:table-cell table:style-name="Table17.A2" office:value-type="string">
            <text:p text:style-name="P11">12.23 (0.07)</text:p>
          </table:table-cell>
          <table:table-cell table:style-name="Table17.A2" office:value-type="string">
            <text:p text:style-name="P11">12.64 (0.11)</text:p>
          </table:table-cell>
        </table:table-row>
        <table:table-row table:style-name="Table17.1">
          <table:table-cell table:style-name="Table17.A2" office:value-type="string">
            <text:p text:style-name="custom_5f_Table-text-double">Level 1 <text:line-break/>(child-specific)</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row>
        <table:table-row table:style-name="Table17.1">
          <table:table-cell table:style-name="Table17.A2" office:value-type="string">
            <text:p text:style-name="custom_5f_Table-text-double-indent">Age</text:p>
          </table:table-cell>
          <table:table-cell table:style-name="Table17.A2" office:value-type="string">
            <text:p text:style-name="P11"/>
          </table:table-cell>
          <table:table-cell table:style-name="Table17.A2" office:value-type="string">
            <text:p text:style-name="P11">-0.49* (0.02)</text:p>
          </table:table-cell>
          <table:table-cell table:style-name="Table17.A2" office:value-type="string">
            <text:p text:style-name="P11">-0.48* (0.02)</text:p>
          </table:table-cell>
          <table:table-cell table:style-name="Table17.A2" office:value-type="string">
            <text:p text:style-name="P11">-0.48* (0.02)</text:p>
          </table:table-cell>
          <table:table-cell table:style-name="Table17.A2" office:value-type="string">
            <text:p text:style-name="P11">-0.48* (0.02)</text:p>
          </table:table-cell>
        </table:table-row>
        <table:table-row table:style-name="Table17.1">
          <table:table-cell table:style-name="Table17.A2" office:value-type="string">
            <text:p text:style-name="custom_5f_Table-text-double-indent">Age<text:span text:style-name="T19">2</text:span></text:p>
          </table:table-cell>
          <table:table-cell table:style-name="Table17.A2" office:value-type="string">
            <text:p text:style-name="P11"/>
          </table:table-cell>
          <table:table-cell table:style-name="Table17.A2" office:value-type="string">
            <text:p text:style-name="P11">0.06* (0.01)</text:p>
          </table:table-cell>
          <table:table-cell table:style-name="Table17.A2" office:value-type="string">
            <text:p text:style-name="P11">0.06* (0.01)</text:p>
          </table:table-cell>
          <table:table-cell table:style-name="Table17.A2" office:value-type="string">
            <text:p text:style-name="P11">0.06* (0.01)</text:p>
          </table:table-cell>
          <table:table-cell table:style-name="Table17.A2" office:value-type="string">
            <text:p text:style-name="P11">0.06* (0.01)</text:p>
          </table:table-cell>
        </table:table-row>
        <table:table-row table:style-name="Table17.1">
          <table:table-cell table:style-name="Table17.A2" office:value-type="string">
            <text:p text:style-name="custom_5f_Table-text-double-indent">Negative affectivity</text:p>
          </table:table-cell>
          <table:table-cell table:style-name="Table17.A2" office:value-type="string">
            <text:p text:style-name="P11"/>
          </table:table-cell>
          <table:table-cell table:style-name="Table17.A2" office:value-type="string">
            <text:p text:style-name="P11">-0.56* (0.08)</text:p>
          </table:table-cell>
          <table:table-cell table:style-name="Table17.A2" office:value-type="string">
            <text:p text:style-name="P11">-0.53* (0.08)</text:p>
          </table:table-cell>
          <table:table-cell table:style-name="Table17.A2" office:value-type="string">
            <text:p text:style-name="P11">-0.57* (0.09)</text:p>
          </table:table-cell>
          <table:table-cell table:style-name="Table17.A2" office:value-type="string">
            <text:p text:style-name="P11">-0.57* (0.09)</text:p>
          </table:table-cell>
        </table:table-row>
        <table:table-row table:style-name="Table17.1">
          <table:table-cell table:style-name="Table17.A2" office:value-type="string">
            <text:p text:style-name="custom_5f_Table-text-double-indent">Girl</text:p>
          </table:table-cell>
          <table:table-cell table:style-name="Table17.A2" office:value-type="string">
            <text:p text:style-name="P11"/>
          </table:table-cell>
          <table:table-cell table:style-name="Table17.A2" office:value-type="string">
            <text:p text:style-name="P11">0.05 (0.05)</text:p>
          </table:table-cell>
          <table:table-cell table:style-name="Table17.A2" office:value-type="string">
            <text:p text:style-name="P11">0.05 (0.05)</text:p>
          </table:table-cell>
          <table:table-cell table:style-name="Table17.A2" office:value-type="string">
            <text:p text:style-name="P11">0.04 (0.05)</text:p>
          </table:table-cell>
          <table:table-cell table:style-name="Table17.A2" office:value-type="string">
            <text:p text:style-name="P11">0.07 (0.05)</text:p>
          </table:table-cell>
        </table:table-row>
        <table:table-row table:style-name="Table17.1">
          <table:table-cell table:style-name="Table17.A2" office:value-type="string">
            <text:p text:style-name="custom_5f_Table-text-double-indent">Not bio. mother</text:p>
          </table:table-cell>
          <table:table-cell table:style-name="Table17.A2" office:value-type="string">
            <text:p text:style-name="P11"/>
          </table:table-cell>
          <table:table-cell table:style-name="Table17.A2" office:value-type="string">
            <text:p text:style-name="P11">-0.34 (0.26)</text:p>
          </table:table-cell>
          <table:table-cell table:style-name="Table17.A2" office:value-type="string">
            <text:p text:style-name="P11">-0.28 (0.26)</text:p>
          </table:table-cell>
          <table:table-cell table:style-name="Table17.A2" office:value-type="string">
            <text:p text:style-name="P11">-0.28 (0.26)</text:p>
          </table:table-cell>
          <table:table-cell table:style-name="Table17.A2" office:value-type="string">
            <text:p text:style-name="P11">-0.30 (0.28)</text:p>
          </table:table-cell>
        </table:table-row>
        <table:table-row table:style-name="Table17.1">
          <table:table-cell table:style-name="Table17.A2" office:value-type="string">
            <text:p text:style-name="custom_5f_Table-text-double-indent">Not bio. father</text:p>
          </table:table-cell>
          <table:table-cell table:style-name="Table17.A2" office:value-type="string">
            <text:p text:style-name="P11"/>
          </table:table-cell>
          <table:table-cell table:style-name="Table17.A2" office:value-type="string">
            <text:p text:style-name="P11">-0.34* (0.10)</text:p>
          </table:table-cell>
          <table:table-cell table:style-name="Table17.A2" office:value-type="string">
            <text:p text:style-name="P11">-0.31* (0.10)</text:p>
          </table:table-cell>
          <table:table-cell table:style-name="Table17.A2" office:value-type="string">
            <text:p text:style-name="P11">-0.30* (0.10)</text:p>
          </table:table-cell>
          <table:table-cell table:style-name="Table17.A2" office:value-type="string">
            <text:p text:style-name="P11">-0.29 (0.15)</text:p>
          </table:table-cell>
        </table:table-row>
        <table:table-row table:style-name="Table17.1">
          <table:table-cell table:style-name="Table17.A2" office:value-type="string">
            <text:p text:style-name="custom_5f_Table-text-double-indent">Oldest sibling</text:p>
          </table:table-cell>
          <table:table-cell table:style-name="Table17.A2" office:value-type="string">
            <text:p text:style-name="P11"/>
          </table:table-cell>
          <table:table-cell table:style-name="Table17.A2" office:value-type="string">
            <text:p text:style-name="P11">0.38* (0.07)</text:p>
          </table:table-cell>
          <table:table-cell table:style-name="Table17.A2" office:value-type="string">
            <text:p text:style-name="P11">0.37* (0.07)</text:p>
          </table:table-cell>
          <table:table-cell table:style-name="Table17.A2" office:value-type="string">
            <text:p text:style-name="P11">0.37* (0.07)</text:p>
          </table:table-cell>
          <table:table-cell table:style-name="Table17.A2" office:value-type="string">
            <text:p text:style-name="P11">0.36* (0.07)</text:p>
          </table:table-cell>
        </table:table-row>
        <table:table-row table:style-name="Table17.1">
          <table:table-cell table:style-name="Table17.A2" office:value-type="string">
            <text:p text:style-name="custom_5f_Table-text-double-indent">Middle sibling</text:p>
          </table:table-cell>
          <table:table-cell table:style-name="Table17.A2" office:value-type="string">
            <text:p text:style-name="P11"/>
          </table:table-cell>
          <table:table-cell table:style-name="Table17.A2" office:value-type="string">
            <text:p text:style-name="P11">-0.36* (0.06)</text:p>
          </table:table-cell>
          <table:table-cell table:style-name="Table17.A2" office:value-type="string">
            <text:p text:style-name="P11">-0.34* (0.06)</text:p>
          </table:table-cell>
          <table:table-cell table:style-name="Table17.A2" office:value-type="string">
            <text:p text:style-name="P11">-0.35* (0.06)</text:p>
          </table:table-cell>
          <table:table-cell table:style-name="Table17.A2" office:value-type="string">
            <text:p text:style-name="P11">-0.28* (0.06)</text:p>
          </table:table-cell>
        </table:table-row>
        <table:table-row table:style-name="Table17.1">
          <table:table-cell table:style-name="Table17.A2" office:value-type="string">
            <text:p text:style-name="custom_5f_Table-text-double">Level 2 (family)</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row>
        <table:table-row table:style-name="Table17.1">
          <table:table-cell table:style-name="Table17.A2" office:value-type="string">
            <text:p text:style-name="custom_5f_Table-text-double-indent">SES</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0.18* (0.06)</text:p>
          </table:table-cell>
        </table:table-row>
        <table:table-row table:style-name="Table17.1">
          <table:table-cell table:style-name="Table17.A2" office:value-type="string">
            <text:p text:style-name="custom_5f_Table-text-double-indent">Marital dissatisfaction</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0.43* (0.14)</text:p>
          </table:table-cell>
        </table:table-row>
        <table:table-row table:style-name="Table17.1">
          <table:table-cell table:style-name="Table17.A2" office:value-type="string">
            <text:p text:style-name="custom_5f_Table-text-double-indent">Family size</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0.41* (0.08)</text:p>
          </table:table-cell>
        </table:table-row>
        <table:table-row table:style-name="Table17.1">
          <table:table-cell table:style-name="Table17.A2" office:value-type="string">
            <text:p text:style-name="custom_5f_Table-text-double-indent">Single parent</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0.09 (0.19)</text:p>
          </table:table-cell>
        </table:table-row>
        <table:table-row table:style-name="Table17.1">
          <table:table-cell table:style-name="Table17.A2" office:value-type="string">
            <text:p text:style-name="custom_5f_Table-text-double-indent">All-girl sibship</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0.20 (0.13)</text:p>
          </table:table-cell>
        </table:table-row>
        <text:soft-page-break/>
        <table:table-row table:style-name="Table17.1">
          <table:table-cell table:style-name="Table17.A2" office:value-type="string">
            <text:p text:style-name="custom_5f_Table-text-double-indent">Mixed-gender sibship</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0.25* (0.10)</text:p>
          </table:table-cell>
        </table:table-row>
        <table:table-row table:style-name="Table17.1">
          <table:table-cell table:style-name="Table17.A20" office:value-type="string">
            <text:p text:style-name="custom_5f_Table-text-double"/>
          </table:table-cell>
          <table:table-cell table:style-name="Table17.A20" table:number-columns-spanned="5" office:value-type="string">
            <text:p text:style-name="P11">Random parameters</text:p>
          </table:table-cell>
          <table:covered-table-cell/>
          <table:covered-table-cell/>
          <table:covered-table-cell/>
          <table:covered-table-cell/>
        </table:table-row>
        <table:table-row table:style-name="Table17.1">
          <table:table-cell table:style-name="Table17.A2" office:value-type="string">
            <text:p text:style-name="custom_5f_Table-text-double">Level 2</text:p>
          </table:table-cell>
          <table:table-cell table:style-name="Table17.A2" office:value-type="string">
            <text:p text:style-name="custom_5f_Table-text-double"/>
          </table:table-cell>
          <table:table-cell table:style-name="Table17.A2" office:value-type="string">
            <text:p text:style-name="custom_5f_Table-text-double"/>
          </table:table-cell>
          <table:table-cell table:style-name="Table17.A2" office:value-type="string">
            <text:p text:style-name="custom_5f_Table-text-double"/>
          </table:table-cell>
          <table:table-cell table:style-name="Table17.A2" office:value-type="string">
            <text:p text:style-name="custom_5f_Table-text-double"/>
          </table:table-cell>
          <table:table-cell table:style-name="Table17.A2" office:value-type="string">
            <text:p text:style-name="custom_5f_Table-text-double"/>
          </table:table-cell>
        </table:table-row>
        <table:table-row table:style-name="Table17.1">
          <table:table-cell table:style-name="Table17.A2" office:value-type="string">
            <text:p text:style-name="custom_5f_Table-text-double-indent">Intercept/ intercept <text:span text:style-name="T44">(σ</text:span><text:span text:style-name="T26">2</text:span><text:span text:style-name="T36">a0</text:span><text:span text:style-name="T44">)</text:span></text:p>
          </table:table-cell>
          <table:table-cell table:style-name="Table17.A2" office:value-type="string">
            <text:p text:style-name="P11">5.13* (0.17)</text:p>
          </table:table-cell>
          <table:table-cell table:style-name="Table17.A2" office:value-type="string">
            <text:p text:style-name="P11">4.87* (0.15)</text:p>
          </table:table-cell>
          <table:table-cell table:style-name="Table17.A2" office:value-type="string">
            <text:p text:style-name="P11">4.92* (0.15)</text:p>
          </table:table-cell>
          <table:table-cell table:style-name="Table17.A2" office:value-type="string">
            <text:p text:style-name="P11">4.86* (0.15)</text:p>
          </table:table-cell>
          <table:table-cell table:style-name="Table17.A2" office:value-type="string">
            <text:p text:style-name="P11">4.79* (0.14)</text:p>
          </table:table-cell>
        </table:table-row>
        <table:table-row table:style-name="Table17.1">
          <table:table-cell table:style-name="Table17.A2" office:value-type="string">
            <text:p text:style-name="custom_5f_Table-text-double-indent">Age/age (<text:span text:style-name="T44">σ</text:span><text:span text:style-name="T26">2</text:span><text:span text:style-name="T36">a1</text:span>)</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0.09* (0.01)</text:p>
          </table:table-cell>
          <table:table-cell table:style-name="Table17.A2" office:value-type="string">
            <text:p text:style-name="P11">0.09* (0.01)</text:p>
          </table:table-cell>
          <table:table-cell table:style-name="Table17.A2" office:value-type="string">
            <text:p text:style-name="P11">0.09* (0.01)</text:p>
          </table:table-cell>
        </table:table-row>
        <table:table-row table:style-name="Table17.1">
          <table:table-cell table:style-name="Table17.A2" office:value-type="string">
            <text:p text:style-name="custom_5f_Table-text-double-indent">Age/intercept (<text:span text:style-name="T44">σ</text:span><text:span text:style-name="T26">2</text:span><text:span text:style-name="T36">a10</text:span>)</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0.04 (0.03)</text:p>
          </table:table-cell>
          <table:table-cell table:style-name="Table17.A2" office:value-type="string">
            <text:p text:style-name="P11">-0.05 (0.03)</text:p>
          </table:table-cell>
          <table:table-cell table:style-name="Table17.A2" office:value-type="string">
            <text:p text:style-name="P11">-0.05 (0.03)</text:p>
          </table:table-cell>
        </table:table-row>
        <table:table-row table:style-name="Table17.1">
          <table:table-cell table:style-name="Table17.A2" office:value-type="string">
            <text:p text:style-name="custom_5f_Table-text-double-indent">Neg. affect/neg. <text:span text:style-name="T47">a</text:span>ffect (<text:span text:style-name="T44">σ</text:span><text:span text:style-name="T26">2</text:span><text:span text:style-name="T36">a3</text:span>)</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1.51 * (0.46)</text:p>
          </table:table-cell>
          <table:table-cell table:style-name="Table17.A2" office:value-type="string">
            <text:p text:style-name="P11">1.51 * (0.46)</text:p>
          </table:table-cell>
        </table:table-row>
        <table:table-row table:style-name="Table17.1">
          <table:table-cell table:style-name="Table17.A2" office:value-type="string">
            <text:p text:style-name="custom_5f_Table-text-double-indent">Neg. <text:span text:style-name="T47">a</text:span>ffect/ intercept (<text:span text:style-name="T44">σ</text:span><text:span text:style-name="T26">2</text:span><text:span text:style-name="T36">a30</text:span>)</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0.03 (0.20)</text:p>
          </table:table-cell>
          <table:table-cell table:style-name="Table17.A2" office:value-type="string">
            <text:p text:style-name="P11">-0.02 (0.20)</text:p>
          </table:table-cell>
        </table:table-row>
        <table:table-row table:style-name="Table17.1">
          <table:table-cell table:style-name="Table17.A2" office:value-type="string">
            <text:p text:style-name="custom_5f_Table-text-double-indent">Neg. <text:span text:style-name="T47">a</text:span>ffect/ age (<text:span text:style-name="T44">σ</text:span><text:span text:style-name="T26">2</text:span><text:span text:style-name="T36">a31</text:span>)</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0.00 (0.05)</text:p>
          </table:table-cell>
          <table:table-cell table:style-name="Table17.A2" office:value-type="string">
            <text:p text:style-name="P11">-0.00 (0.05)</text:p>
          </table:table-cell>
        </table:table-row>
        <table:table-row table:style-name="Table17.1">
          <table:table-cell table:style-name="Table17.A2" office:value-type="string">
            <text:p text:style-name="custom_5f_Table-text-double">Level 1</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row>
        <table:table-row table:style-name="Table17.1">
          <table:table-cell table:style-name="Table17.A2" office:value-type="string">
            <text:p text:style-name="custom_5f_Table-text-double-indent">Intercept/ intercept (<text:span text:style-name="T10">w</text:span><text:span text:style-name="T36">0</text:span>)</text:p>
          </table:table-cell>
          <table:table-cell table:style-name="Table17.A2" office:value-type="string">
            <text:p text:style-name="P11">3.80* (0.08)</text:p>
          </table:table-cell>
          <table:table-cell table:style-name="Table17.A2" office:value-type="string">
            <text:p text:style-name="P11">2.74* (0.06)</text:p>
          </table:table-cell>
          <table:table-cell table:style-name="Table17.A2" office:value-type="string">
            <text:p text:style-name="P11">2.30* (0.07)</text:p>
          </table:table-cell>
          <table:table-cell table:style-name="Table17.A2" office:value-type="string">
            <text:p text:style-name="P11">2.19* (0.07)</text:p>
          </table:table-cell>
          <table:table-cell table:style-name="Table17.A2" office:value-type="string">
            <text:p text:style-name="P11">2.18* (0.07)</text:p>
          </table:table-cell>
        </table:table-row>
        <table:table-row table:style-name="Table17.1">
          <table:table-cell table:style-name="Table17.A30" office:value-type="string">
            <text:p text:style-name="custom_5f_Table-text-double-indent">-2*1og likelihood</text:p>
          </table:table-cell>
          <table:table-cell table:style-name="Table17.A30" office:value-type="string">
            <text:p text:style-name="P11">38,369.7</text:p>
          </table:table-cell>
          <table:table-cell table:style-name="Table17.A30" office:value-type="string">
            <text:p text:style-name="P11">37,001 .9</text:p>
          </table:table-cell>
          <table:table-cell table:style-name="Table17.A30" office:value-type="string">
            <text:p text:style-name="P11">36,919.6</text:p>
          </table:table-cell>
          <table:table-cell table:style-name="Table17.A30" office:value-type="string">
            <text:p text:style-name="P11">36,899.8</text:p>
          </table:table-cell>
          <table:table-cell table:style-name="Table17.A30" office:value-type="string">
            <text:p text:style-name="P11">36,849.4</text:p>
          </table:table-cell>
        </table:table-row>
      </table:table>
      <text:p text:style-name="custom_5f_Table-note-double"><text:span text:style-name="T3">Note. </text:span>Standard errors are in parentheses. Not bio. mother = not living with the biological mother; Not bio. father = not living with the biological father; SES = socioeconomic status; Neg. affect = negative affectivity. Adapted from “The Role of the Shared Family Context in Differential Parenting,” by J. M Jenkins, J. Rasbash, and T. G. O’Connor, 2003, <text:span text:style-name="T3">Developmental Psychology. 39</text:span>, p. 104. Copyright 2003 by the American Psychological Association.</text:p>
      <text:p text:style-name="custom_5f_Table-note-double">*p &lt; .05.</text:p>
      <text:p text:style-name="custom_5f_Table-number">Table X <text:reference-mark-start text:name="ZOTERO_ITEM {&quot;citationID&quot;:&quot;6nCQw4iy&quot;,&quot;properties&quot;:{&quot;formattedCitation&quot;:&quot;(American Psychological Association, 2009, p. 149)&quot;,&quot;plainCitation&quot;:&quot;(American Psychological Association, 2009, p. 149)&quot;},&quot;citationItems&quot;:[{&quot;id&quot;:768,&quot;uris&quot;:[&quot;http://zotero.org/users/3246/items/IDJE47SN&quot;],&quot;uri&quot;:[&quot;http://zotero.org/users/3246/items/IDJE47SN&quot;],&quot;locator&quot;:&quot;149&quot;,&quot;label&quot;:&quot;page&quot;}]} RNDRMcQ0eGMvB"/>(American Psychological Association, 2009, p. 149)<text:reference-mark-end text:name="ZOTERO_ITEM {&quot;citationID&quot;:&quot;6nCQw4iy&quot;,&quot;properties&quot;:{&quot;formattedCitation&quot;:&quot;(American Psychological Association, 2009, p. 149)&quot;,&quot;plainCitation&quot;:&quot;(American Psychological Association, 2009, p. 149)&quot;},&quot;citationItems&quot;:[{&quot;id&quot;:768,&quot;uris&quot;:[&quot;http://zotero.org/users/3246/items/IDJE47SN&quot;],&quot;uri&quot;:[&quot;http://zotero.org/users/3246/items/IDJE47SN&quot;],&quot;locator&quot;:&quot;149&quot;,&quot;label&quot;:&quot;page&quot;}]} RNDRMcQ0eGMvB"/></text:p>
      <text:p text:style-name="custom_5f_Table-title">Inductively Developed Thematic Categories</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11">Category</text:p>
            </table:table-cell>
            <table:table-cell table:style-name="Table18.A1" office:value-type="string">
              <text:p text:style-name="P11">Thematic category</text:p>
            </table:table-cell>
            <table:table-cell table:style-name="Table18.A1" office:value-type="string">
              <text:p text:style-name="P11">Key terms</text:p>
            </table:table-cell>
            <table:table-cell table:style-name="Table18.A1" office:value-type="string">
              <text:p text:style-name="P11">Characteristic <text:line-break/>Level 3 responses</text:p>
            </table:table-cell>
          </table:table-row>
        </table:table-header-rows>
        <table:table-row table:style-name="Table18.1">
          <table:table-cell table:style-name="Table18.A2" table:number-columns-spanned="4" office:value-type="string">
            <text:p text:style-name="P11">Q1. How “should” husbands wives, and children act? What is the “right way” to act? <text:line-break/>What are certain family members supposed to do?</text:p>
          </table:table-cell>
          <table:covered-table-cell/>
          <table:covered-table-cell/>
          <table:covered-table-cell/>
        </table:table-row>
        <table:table-row table:style-name="Table18.1">
          <table:table-cell table:style-name="Table18.A3" table:number-columns-spanned="4" office:value-type="string">
            <text:p text:style-name="custom_5f_Table-text-double">Family traditionalism</text:p>
          </table:table-cell>
          <table:covered-table-cell/>
          <table:covered-table-cell/>
          <table:covered-table-cell/>
        </table:table-row>
        <table:table-row table:style-name="Table18.1">
          <table:table-cell table:style-name="Table18.A12" office:value-type="string">
            <text:p text:style-name="custom_5f_Table-text-double-indent">F1</text:p>
          </table:table-cell>
          <table:table-cell table:style-name="Table18.B12" office:value-type="string">
            <text:p text:style-name="custom_5f_Table-text-double">Macho privilege</text:p>
          </table:table-cell>
          <table:table-cell table:style-name="Table18.C12" office:value-type="string">
            <text:p text:style-name="custom_5f_Table-text-double">Man, woman, say, <text:line-break/>house OR mother</text:p>
          </table:table-cell>
          <table:table-cell table:style-name="Table18.D12" office:value-type="string">
            <text:p text:style-name="custom_5f_Table-text-double">The husband is the one who gives “orders.” The wife never says what she feels. The children should “obey,” no matter what.</text:p>
          </table:table-cell>
        </table:table-row>
        <table:table-row table:style-name="Table18.1">
          <table:table-cell table:style-name="Table18.A12" office:value-type="string">
            <text:p text:style-name="custom_5f_Table-text-double-indent">F2</text:p>
          </table:table-cell>
          <table:table-cell table:style-name="Table18.B12" office:value-type="string">
            <text:p text:style-name="custom_5f_Table-text-double">Family trust and respect</text:p>
          </table:table-cell>
          <table:table-cell table:style-name="Table18.C12" office:value-type="string">
            <text:p text:style-name="custom_5f_Table-text-double">Respect OR trust <text:line-break/>OR work OR help</text:p>
          </table:table-cell>
          <table:table-cell table:style-name="Table18.D12" office:value-type="string">
            <text:p text:style-name="custom_5f_Table-text-double">Always share everything equally and there should be respect among everyone/ between couples and children.</text:p>
          </table:table-cell>
        </table:table-row>
        <table:table-row table:style-name="Table18.1">
          <table:table-cell table:style-name="Table18.A12" office:value-type="string">
            <text:p text:style-name="custom_5f_Table-text-double-indent">F3</text:p>
          </table:table-cell>
          <table:table-cell table:style-name="Table18.B12" office:value-type="string">
            <text:p text:style-name="custom_5f_Table-text-double">Family unity</text:p>
          </table:table-cell>
          <table:table-cell table:style-name="Table18.C12" office:value-type="string">
            <text:p text:style-name="custom_5f_Table-text-double">Family OR unity</text:p>
          </table:table-cell>
          <table:table-cell table:style-name="Table18.D12" office:value-type="string">
            <text:p text:style-name="custom_5f_Table-text-double">Above all, there should be family unity.</text:p>
          </table:table-cell>
        </table:table-row>
        <table:table-row table:style-name="Table18.1">
          <table:table-cell table:style-name="Table18.A12" office:value-type="string">
            <text:p text:style-name="custom_5f_Table-text-double-indent">F4</text:p>
          </table:table-cell>
          <table:table-cell table:style-name="Table18.B12" office:value-type="string">
            <text:p text:style-name="custom_5f_Table-text-double">Values traditions</text:p>
          </table:table-cell>
          <table:table-cell table:style-name="Table18.C12" office:value-type="string">
            <text:p text:style-name="custom_5f_Table-text-double">Tradition OR continue OR important</text:p>
          </table:table-cell>
          <table:table-cell table:style-name="Table18.D12" office:value-type="string">
            <text:p text:style-name="custom_5f_Table-text-double">If she is a true believer, she should always participate in the traditions.</text:p>
          </table:table-cell>
        </table:table-row>
        <table:table-row table:style-name="Table18.1">
          <table:table-cell table:style-name="Table18.A8" table:number-columns-spanned="4" office:value-type="string">
            <text:p text:style-name="P11">Q2. Many “traditional” people like Maria believe that life in a small rural town <text:line-break/>is better than life in a big city. Please tell me some of these beliefs.</text:p>
          </table:table-cell>
          <table:covered-table-cell/>
          <table:covered-table-cell/>
          <table:covered-table-cell/>
        </table:table-row>
        <table:table-row table:style-name="Table18.1">
          <table:table-cell table:style-name="Table18.A9" table:number-columns-spanned="4" office:value-type="string">
            <text:p text:style-name="custom_5f_Table-text-double">Rural lifestyle</text:p>
          </table:table-cell>
          <table:covered-table-cell/>
          <table:covered-table-cell/>
          <table:covered-table-cell/>
        </table:table-row>
        <table:table-row table:style-name="Table18.1">
          <table:table-cell table:style-name="Table18.A12" office:value-type="string">
            <text:p text:style-name="custom_5f_Table-text-double-indent">R1</text:p>
          </table:table-cell>
          <table:table-cell table:style-name="Table18.B12" office:value-type="string">
            <text:p text:style-name="custom_5f_Table-text-double">Small town life is better</text:p>
          </table:table-cell>
          <table:table-cell table:style-name="Table18.C12" office:value-type="string">
            <text:p text:style-name="custom_5f_Table-text-double">Small town OR everybody knows each other</text:p>
          </table:table-cell>
          <table:table-cell table:style-name="Table18.D12" office:value-type="string">
            <text:p text:style-name="custom_5f_Table-text-double">Because there is so much violence in the big city....</text:p>
            <text:p text:style-name="custom_5f_Table-text-double">You know your town and people and you trust each other like family.</text:p>
          </table:table-cell>
        </table:table-row>
        <table:table-row table:style-name="Table18.1">
          <table:table-cell table:style-name="Table18.A12" office:value-type="string">
            <text:p text:style-name="custom_5f_Table-text-double-indent">R2</text:p>
          </table:table-cell>
          <table:table-cell table:style-name="Table18.B12" office:value-type="string">
            <text:p text:style-name="custom_5f_Table-text-double">Big city opportunities</text:p>
          </table:table-cell>
          <table:table-cell table:style-name="Table18.C12" office:value-type="string">
            <text:p text:style-name="custom_5f_Table-text-double">Live OR believe OR <text:line-break/>big cities OR better</text:p>
          </table:table-cell>
          <table:table-cell table:style-name="Table18.D12" office:value-type="string">
            <text:p text:style-name="custom_5f_Table-text-double">Better to live in a big city because there are more jobs and educational opportunities.</text:p>
          </table:table-cell>
        </table:table-row>
        <table:table-row table:style-name="Table18.1">
          <table:table-cell table:style-name="Table18.A12" office:value-type="string">
            <text:p text:style-name="custom_5f_Table-text-double-indent">R3</text:p>
          </table:table-cell>
          <table:table-cell table:style-name="Table18.B12" office:value-type="string">
            <text:p text:style-name="custom_5f_Table-text-double">Rural tranquility</text:p>
          </table:table-cell>
          <table:table-cell table:style-name="Table18.C12" office:value-type="string">
            <text:p text:style-name="custom_5f_Table-text-double">Life OR less stress OR rural</text:p>
          </table:table-cell>
          <table:table-cell table:style-name="Table18.D12" office:value-type="string">
            <text:p text:style-name="custom_5f_Table-text-double">I agree that life in a small town is better because in a small town life is more peaceful. </text:p>
            <text:p text:style-name="custom_5f_Table-text-double">There is less gang activity and overall life is more peaceful.</text:p>
          </table:table-cell>
        </table:table-row>
        <text:soft-page-break/>
        <table:table-row table:style-name="Table18.1">
          <table:table-cell table:style-name="Table18.A13" office:value-type="string">
            <text:p text:style-name="custom_5f_Table-text-double-indent">R4</text:p>
          </table:table-cell>
          <table:table-cell table:style-name="Table18.B13" office:value-type="string">
            <text:p text:style-name="custom_5f_Table-text-double">It depends</text:p>
          </table:table-cell>
          <table:table-cell table:style-name="Table18.C13" office:value-type="string">
            <text:p text:style-name="custom_5f_Table-text-double">It depends OR more <text:span text:style-name="T46">opportunities OR the city</text:span></text:p>
          </table:table-cell>
          <table:table-cell table:style-name="Table18.D13" office:value-type="string">
            <text:p text:style-name="custom_5f_Table-text-double">Sometimes it is true that rural opportunities life is better. However, it’s also true that a big city can help you or can destroy you; that depends on you.</text:p>
          </table:table-cell>
        </table:table-row>
      </table:table>
      <text:p text:style-name="custom_5f_Table-note-double"><text:span text:style-name="T11">Note. </text:span><text:span text:style-name="T46">Adapted from “Traditions and Alcohol Use: A Mixed-Methods Analysis,” by F. G. Castro and K. Coe, 2007, </text:span><text:span text:style-name="T11">Cultural Diversity and Ethnic Minority Psychology, 13</text:span><text:span text:style-name="T46">, p. 276. Copyright 2007 by the American Psychological Association.</text:span></text:p>
      <text:p text:style-name="P25"/>
      <text:h text:style-name="P31" text:outline-level="1">References</text:h>
      <text:section text:style-name="Sect1" text:name="ZOTERO_BIBL {&quot;custom&quot;:[]} RNDaprfcOgaFB">
        <text:p text:style-name="Bibliography_20_1">American Psychological Association. (2009). <text:span text:style-name="T2">Publication Manual of the American Psychological Association</text:span> (6th ed.). Washington, DC: American Psychological Association.</text:p>
        <text:p text:style-name="Bibliography_20_1">LibreOffice. (n.d.). Retrieved April 29, 2015, from https://www.libreoffice.org/download/</text:p>
      </text:section>
      <text:p text:style-name="custom"/>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4"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Centennial LT Std 45 Light" svg:font-family="'Centennial LT Std 45 Light'" style:font-adornments="Light" style:font-family-generic="swiss" style:font-pitch="variable"/>
    <style:font-face style:name="Minion Pro" svg:font-family="'Minion Pro'" style:font-adornments="Regular" style:font-family-generic="swiss" style:font-pitch="variable"/>
    <style:font-face style:name="Arial1" svg:font-family="Arial"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31pt" draw:rotation="0"/>
    <draw:hatch draw:name="Hatch_20_11" draw:display-name="Hatch 11" draw:style="single" draw:color="#000000" draw:distance="0.31pt" draw:rotation="0"/>
    <draw:hatch draw:name="Hatch_20_12" draw:display-name="Hatch 12" draw:style="single" draw:color="#000000" draw:distance="0.31pt" draw:rotation="0"/>
    <draw:hatch draw:name="Hatch_20_13" draw:display-name="Hatch 13" draw:style="single" draw:color="#000000" draw:distance="0.31pt" draw:rotation="0"/>
    <draw:hatch draw:name="Hatch_20_14" draw:display-name="Hatch 14" draw:style="single" draw:color="#000000" draw:distance="0.31pt" draw:rotation="0"/>
    <draw:hatch draw:name="Hatch_20_15" draw:display-name="Hatch 15" draw:style="single" draw:color="#000000" draw:distance="0.31pt" draw:rotation="0"/>
    <draw:hatch draw:name="Hatch_20_16" draw:display-name="Hatch 16" draw:style="single" draw:color="#000000" draw:distance="0.31pt" draw:rotation="0"/>
    <draw:hatch draw:name="Hatch_20_17" draw:display-name="Hatch 17" draw:style="single" draw:color="#000000" draw:distance="0.31pt" draw:rotation="0"/>
    <draw:hatch draw:name="Hatch_20_18" draw:display-name="Hatch 18" draw:style="single" draw:color="#000000" draw:distance="0.31pt" draw:rotation="0"/>
    <draw:hatch draw:name="Hatch_20_19" draw:display-name="Hatch 19" draw:style="single" draw:color="#000000" draw:distance="0.31pt" draw:rotation="0"/>
    <draw:hatch draw:name="Hatch_20_20" draw:display-name="Hatch 20" draw:style="single" draw:color="#000000" draw:distance="0.31pt" draw:rotation="0"/>
    <draw:hatch draw:name="Hatch_20_21" draw:display-name="Hatch 21" draw:style="single" draw:color="#000000" draw:distance="0.31pt" draw:rotation="0"/>
    <draw:hatch draw:name="Hatch_20_22" draw:display-name="Hatch 22" draw:style="single" draw:color="#000000" draw:distance="0.31pt" draw:rotation="0"/>
    <draw:hatch draw:name="Hatch_20_23" draw:display-name="Hatch 23" draw:style="single" draw:color="#000000" draw:distance="0.31pt" draw:rotation="0"/>
    <draw:hatch draw:name="Hatch_20_24" draw:display-name="Hatch 24" draw:style="single" draw:color="#000000" draw:distance="0.31pt" draw:rotation="0"/>
    <draw:hatch draw:name="Hatch_20_25" draw:display-name="Hatch 25" draw:style="single" draw:color="#000000" draw:distance="0.31pt" draw:rotation="0"/>
    <draw:hatch draw:name="Hatch_20_26" draw:display-name="Hatch 26" draw:style="single" draw:color="#000000" draw:distance="0.31pt" draw:rotation="0"/>
    <draw:hatch draw:name="Hatch_20_27" draw:display-name="Hatch 27" draw:style="single" draw:color="#000000" draw:distance="0.31pt" draw:rotation="0"/>
    <draw:hatch draw:name="Hatch_20_28" draw:display-name="Hatch 28" draw:style="single" draw:color="#000000" draw:distance="0.31pt" draw:rotation="0"/>
    <draw:hatch draw:name="Hatch_20_29" draw:display-name="Hatch 29" draw:style="single" draw:color="#000000" draw:distance="0.31pt" draw:rotation="0"/>
    <draw:hatch draw:name="Hatch_20_30" draw:display-name="Hatch 30" draw:style="single" draw:color="#000000" draw:distance="0.31pt" draw:rotation="0"/>
    <draw:hatch draw:name="Hatch_20_31" draw:display-name="Hatch 31" draw:style="single" draw:color="#000000" draw:distance="0.31pt" draw:rotation="0"/>
    <draw:hatch draw:name="Hatch_20_32" draw:display-name="Hatch 32" draw:style="single" draw:color="#000000" draw:distance="0.31pt" draw:rotation="0"/>
    <draw:hatch draw:name="Hatch_20_33" draw:display-name="Hatch 33" draw:style="single" draw:color="#000000" draw:distance="0.31pt" draw:rotation="0"/>
    <draw:hatch draw:name="Hatch_20_5" draw:display-name="Hatch 5" draw:style="single" draw:color="#000000" draw:distance="0.31pt" draw:rotation="0"/>
    <draw:hatch draw:name="Hatch_20_6" draw:display-name="Hatch 6" draw:style="single" draw:color="#000000" draw:distance="0.31pt" draw:rotation="0"/>
    <draw:hatch draw:name="Hatch_20_7" draw:display-name="Hatch 7" draw:style="single" draw:color="#000000" draw:distance="0.31pt" draw:rotation="0"/>
    <draw:hatch draw:name="Hatch_20_8" draw:display-name="Hatch 8" draw:style="single" draw:color="#000000" draw:distance="0.31pt" draw:rotation="0"/>
    <draw:hatch draw:name="Hatch_20_9" draw:display-name="Hatch 9" draw:style="single" draw:color="#000000" draw:distance="0.31pt" draw:rotation="0"/>
    <draw:fill-image draw:name="Bitmape_20_5" draw:display-name="Bitmape 5" xlink:href="Pictures/10000000000000200000002000309F1C.png" xlink:type="simple" xlink:show="embed" xlink:actuate="onLoad"/>
    <draw:marker draw:name="Arrow_20_concave" draw:display-name="Arrow concave" svg:viewBox="0 0 1131 1580" svg:d="M1013 1491l118 89-567-1580-564 1580 114-85 136-68 148-46 161-17 161 13 153 46z"/>
    <draw:stroke-dash draw:name="Dashed_20__28_var_29__20_10" draw:display-name="Dashed (var) 10" draw:style="rect" draw:dots1="1" draw:dots1-length="0.31pt" draw:dots2="1" draw:dots2-length="0.31pt" draw:distance="0.31pt"/>
    <draw:stroke-dash draw:name="Dashed_20__28_var_29__20_2" draw:display-name="Dashed (var) 2" draw:style="rect" draw:dots1="1" draw:dots1-length="0.31pt" draw:dots2="1" draw:dots2-length="0.31pt" draw:distance="0.31pt"/>
    <draw:stroke-dash draw:name="Dashed_20__28_var_29__20_3" draw:display-name="Dashed (var) 3" draw:style="rect" draw:dots1="1" draw:dots1-length="0.31pt" draw:dots2="1" draw:dots2-length="0.31pt" draw:distance="0.31pt"/>
    <draw:stroke-dash draw:name="Dashed_20__28_var_29__20_4" draw:display-name="Dashed (var) 4" draw:style="rect" draw:dots1="1" draw:dots1-length="0.31pt" draw:dots2="1" draw:dots2-length="0.31pt" draw:distance="0.31pt"/>
    <draw:stroke-dash draw:name="Dashed_20__28_var_29__20_5" draw:display-name="Dashed (var) 5" draw:style="rect" draw:dots1="1" draw:dots1-length="0.31pt" draw:dots2="1" draw:dots2-length="0.31pt" draw:distance="0.31pt"/>
    <draw:stroke-dash draw:name="Dashed_20__28_var_29__20_6" draw:display-name="Dashed (var) 6" draw:style="rect" draw:dots1="1" draw:dots1-length="0.31pt" draw:dots2="1" draw:dots2-length="0.31pt" draw:distance="0.31pt"/>
    <draw:stroke-dash draw:name="Dashed_20__28_var_29__20_7" draw:display-name="Dashed (var) 7" draw:style="rect" draw:dots1="1" draw:dots1-length="0.31pt" draw:dots2="1" draw:dots2-length="0.31pt" draw:distance="0.31pt"/>
    <draw:stroke-dash draw:name="Dashed_20__28_var_29__20_8" draw:display-name="Dashed (var) 8" draw:style="rect" draw:dots1="1" draw:dots1-length="0.31pt" draw:dots2="1" draw:dots2-length="0.31pt" draw:distance="0.31pt"/>
    <draw:stroke-dash draw:name="Dashed_20__28_var_29__20_9" draw:display-name="Dashed (var) 9" draw:style="rect" draw:dots1="1" draw:dots1-length="0.31pt" draw:dots2="1" draw:dots2-length="0.31pt" draw:distance="0.31pt"/>
    <draw:stroke-dash draw:name="Fine_20_Dashed" draw:display-name="Fine Dashed" draw:style="rect" draw:dots1="1" draw:dots1-length="112%" draw:distance="112%"/>
    <draw:stroke-dash draw:name="Ultrafine_20_Dashed" draw:display-name="Ultrafine Dashed" draw:style="rect" draw:dots1="1" draw:dots1-length="0.82pt" draw:dots2="1" draw:dots2-length="0.82pt" draw:distance="0.82pt"/>
    <style:default-style style:family="graphic">
      <style:graphic-properties svg:stroke-color="#000000" draw:fill-color="#99ccff" fo:wrap-option="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1" style:font-size-asian="10.5pt" style:language-asian="zxx" style:country-asian="none" style:font-name-complex="Arial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Times New Roman" fo:font-size="12pt" fo:language="en" fo:country="CA"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custom" style:class="text" style:master-page-name="">
      <style:paragraph-properties fo:margin-left="0pt" fo:margin-right="0pt" fo:margin-top="0pt" fo:margin-bottom="0pt" loext:contextual-spacing="false" fo:line-height="200%" fo:orphans="2" fo:widows="2" style:register-true="true" fo:text-indent="36pt" style:auto-text-indent="false" style:page-number="auto" style:shadow="none">
        <style:tab-stops/>
      </style:paragraph-properties>
      <style:text-properties style:font-name="Times New Roman1" fo:font-family="'Times New Roman'" style:font-style-name="Regular" style:font-family-generic="roman" style:font-pitch="variable" fo:font-size="12pt" fo:font-style="normal" fo:font-weight="normal" style:font-size-asian="10.5pt"/>
    </style:style>
    <style:style style:name="Text_20_body" style:display-name="Text body" style:family="paragraph" style:hidden="true" style:parent-style-name="Standard" style:class="text">
      <style:paragraph-properties fo:margin-top="0pt" fo:margin-bottom="0pt" loext:contextual-spacing="false" fo:line-height="200%"/>
      <style:text-properties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Text_20_body_20_indent" style:display-name="Text body indent" style:family="paragraph" style:hidden="true" style:parent-style-name="Text_20_body" style:class="text">
      <style:paragraph-properties fo:margin-left="14.14pt" fo:margin-right="0pt" fo:text-indent="0pt" style:auto-text-indent="false"/>
    </style:style>
    <style:style style:name="Salutation" style:family="paragraph" style:hidden="true" style:parent-style-name="Standard" style:class="text">
      <style:paragraph-properties text:number-lines="false" text:line-number="0"/>
    </style:style>
    <style:style style:name="Signature" style:family="paragraph" style:hidden="true" style:parent-style-name="Standard" style:next-style-name="Standard" style:class="text" style:master-page-name="">
      <style:paragraph-properties fo:margin-left="0pt" fo:margin-right="0pt" fo:margin-top="0pt" fo:margin-bottom="0pt" loext:contextual-spacing="false" fo:line-height="76.56pt" style:register-true="false" fo:text-indent="0pt" style:auto-text-indent="false" style:page-number="auto" fo:break-before="auto" fo:break-after="auto" style:shadow="none" text:number-lines="false" text:line-number="0">
        <style:tab-stops/>
      </style:paragraph-properties>
      <style:text-properties style:font-size-asian="10.5pt"/>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Marginalia" style:family="paragraph" style:hidden="true" style:parent-style-name="Text_20_body" style:class="text">
      <style:paragraph-properties fo:margin-left="113.41pt" fo:margin-right="0pt" fo:text-indent="0pt" style:auto-text-indent="false"/>
    </style:style>
    <style:style style:name="Heading" style:family="paragraph" style:hidden="true" style:parent-style-name="Standard" style:next-style-name="Standard" style:class="text">
      <style:paragraph-properties fo:margin-top="11.99pt" fo:margin-bottom="6.01pt" loext:contextual-spacing="false" fo:keep-with-next="always"/>
      <style:text-properties style:font-name="Minion Pro" fo:font-family="'Minion Pro'" style:font-style-name="Regular" style:font-family-generic="swiss" style:font-pitch="variable" fo:font-size="12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hidden="true" style:parent-style-name="Standard" style:next-style-name="Standard" style:class="text" style:master-page-name="">
      <style:paragraph-properties fo:margin-left="0pt" fo:margin-right="0pt" fo:margin-top="0pt" fo:margin-bottom="0pt" loext:contextual-spacing="false" fo:line-height="200%" fo:text-align="center" style:justify-single-word="false" fo:keep-together="always" fo:text-indent="0pt" style:auto-text-indent="false" style:page-number="auto" fo:keep-with-next="always"/>
      <style:text-properties fo:text-transform="capitalize" style:font-name="Times New Roman2" fo:font-family="'Times New Roman'" style:font-style-name="Italic" style:font-family-generic="roman" style:font-pitch="variable" fo:font-size="12pt" fo:font-weight="bold" style:font-size-asian="115%" style:font-weight-asian="bold" style:font-size-complex="115%" style:font-weight-complex="bold"/>
    </style:style>
    <style:style style:name="Heading_20_2" style:display-name="Heading 2" style:family="paragraph" style:hidden="true" style:parent-style-name="Standard" style:next-style-name="Standard" style:default-outline-level="2" style:class="text" style:master-page-name="">
      <style:paragraph-properties fo:margin-left="0pt" fo:margin-right="0pt" fo:margin-top="0pt" fo:margin-bottom="0pt" loext:contextual-spacing="false" fo:line-height="200%" fo:text-align="start" style:justify-single-word="false" fo:keep-together="always" fo:text-indent="0pt" style:auto-text-indent="false" style:page-number="auto" fo:keep-with-next="always"/>
      <style:text-properties fo:text-transform="capitalize" style:use-window-font-color="true" style:font-name="Times New Roman2" fo:font-family="'Times New Roman'" style:font-style-name="Italic"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hidden="true" style:parent-style-name="Standard" style:next-style-name="Standard" style:default-outline-level="3" style:class="text" style:master-page-name="">
      <style:paragraph-properties fo:margin-top="0pt" fo:margin-bottom="0pt" loext:contextual-spacing="false" fo:line-height="200%" fo:keep-together="always" style:page-number="auto" fo:keep-with-next="always"/>
      <style:text-properties fo:font-variant="normal" fo:text-transform="none" style:font-name="Times New Roman3" fo:font-family="'Times New Roman'" style:font-style-name="Bold" style:font-family-generic="roman" style:font-pitch="variable" fo:font-size="12pt" fo:font-style="normal" fo:font-weight="bold" style:font-size-asian="14pt" style:font-weight-asian="bold" style:font-size-complex="14pt" style:font-weight-complex="bold"/>
    </style:style>
    <style:style style:name="Heading_20_4" style:display-name="Heading 4" style:family="paragraph" style:hidden="true" style:parent-style-name="Standard" style:next-style-name="Standard" style:default-outline-level="4" style:class="text" style:master-page-name="">
      <style:paragraph-properties fo:margin-left="0pt" fo:margin-right="0pt" fo:margin-top="0pt" fo:margin-bottom="0pt" loext:contextual-spacing="false" fo:line-height="200%" fo:keep-together="always" fo:text-indent="18pt" style:auto-text-indent="false" style:page-number="auto" style:shadow="none" fo:keep-with-next="always" text:number-lines="false" text:line-number="0"/>
      <style:text-properties fo:font-variant="normal" fo:text-transform="none" style:font-name="Times New Roman4" fo:font-family="'Times New Roman'" style:font-style-name="Bold Italic" style:font-family-generic="roman"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hidden="true" style:parent-style-name="Standard" style:next-style-name="Standard" style:default-outline-level="5" style:class="text" style:master-page-name="">
      <style:paragraph-properties fo:margin-top="0pt" fo:margin-bottom="0pt" loext:contextual-spacing="false" fo:line-height="200%" fo:text-align="start" style:justify-single-word="false" fo:keep-together="always" style:page-number="auto" style:shadow="none" fo:keep-with-next="always">
        <style:tab-stops/>
      </style:paragraph-properties>
      <style:text-properties fo:font-variant="normal" fo:text-transform="none" style:font-name="Times New Roman2" fo:font-family="'Times New Roman'" style:font-style-name="Italic" style:font-family-generic="roman" style:font-pitch="variable" fo:font-size="12pt" fo:font-style="italic"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hidden="true" style:parent-style-name="Text_20_body" style:class="list">
      <style:text-properties style:font-size-asian="12pt"/>
    </style:style>
    <style:style style:name="List_20_1_20_Start" style:display-name="List 1 Start" style:family="paragraph" style:hidden="true" style:parent-style-name="List"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4_20_Start" style:display-name="List 4 Start" style:family="paragraph" style:hidden="true" style:parent-style-name="List"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class="list">
      <style:paragraph-properties fo:margin-left="72pt" fo:margin-right="0pt" fo:margin-top="0pt" fo:margin-bottom="11.99pt" loext:contextual-spacing="false" fo:text-indent="-18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Header" style:family="paragraph" style:hidden="true" style:parent-style-name="Standard" style:class="extra" style:master-page-name="">
      <style:paragraph-properties fo:margin-left="0pt" fo:margin-right="0pt" fo:margin-top="0pt" fo:margin-bottom="0pt" loext:contextual-spacing="false" fo:line-height="100%" fo:text-indent="0pt" style:auto-text-indent="false" style:page-number="auto" text:number-lines="false" text:line-number="0">
        <style:tab-stops>
          <style:tab-stop style:position="432pt" style:type="right"/>
          <style:tab-stop style:position="468pt" style:type="right"/>
        </style:tab-stops>
      </style:paragraph-properties>
      <style:text-properties style:font-size-asian="10.5pt"/>
    </style:style>
    <style:style style:name="Footer" style:family="paragraph" style:parent-style-name="Standard" style:class="extra">
      <style:paragraph-properties fo:margin-left="0pt" fo:margin-right="0pt" fo:margin-top="0pt" fo:margin-bottom="0pt" loext:contextual-spacing="false" fo:line-height="100%" fo:text-align="center" style:justify-single-word="false" fo:text-indent="0pt" style:auto-text-indent="false" text:number-lines="false" text:line-number="0">
        <style:tab-stops>
          <style:tab-stop style:position="249.31pt" style:type="center"/>
          <style:tab-stop style:position="498.61pt" style:type="right"/>
        </style:tab-stops>
      </style:paragraph-properties>
      <style:text-properties fo:font-size="8pt" style:font-size-asian="10.5pt"/>
    </style:style>
    <style:style style:name="Caption" style:family="paragraph" style:hidden="true"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size-complex="12pt" style:font-style-complex="italic"/>
    </style:style>
    <style:style style:name="Text" style:family="paragraph" style:hidden="true" style:parent-style-name="Standard" style:class="extra">
      <style:paragraph-properties fo:margin-top="0pt" fo:margin-bottom="10.01pt" loext:contextual-spacing="false" fo:orphans="0" fo:widows="0"/>
      <style:text-properties style:font-name="Arial" fo:font-family="Arial" style:font-style-name="Regular" style:font-family-generic="swiss" style:font-pitch="variable" fo:font-size="10pt"/>
    </style:style>
    <style:style style:name="Frame_20_contents" style:display-name="Frame contents" style:family="paragraph" style:hidden="true" style:parent-style-name="Text_20_body" style:class="extra"/>
    <style:style style:name="Footnote" style:family="paragraph" style:hidden="true" style:parent-style-name="Standard" style:class="extra">
      <style:paragraph-properties fo:margin-left="14.14pt" fo:margin-right="0pt" fo:line-height="200%" fo:text-indent="-14.14pt" style:auto-text-indent="false" style:shadow="none" text:number-lines="false" text:line-number="0"/>
      <style:text-properties fo:font-size="12pt" style:font-size-asian="10pt" style:font-size-complex="10pt"/>
    </style:style>
    <style:style style:name="Addressee" style:family="paragraph" style:hidden="true" style:parent-style-name="Standard" style:class="extra">
      <style:paragraph-properties fo:margin-left="0pt" fo:margin-right="0pt" fo:margin-top="0pt" fo:margin-bottom="0pt" loext:contextual-spacing="false" fo:text-indent="0pt" style:auto-text-indent="false"/>
      <style:text-properties style:font-name="Centennial LT Std 45 Light" fo:font-family="'Centennial LT Std 45 Light'" style:font-style-name="Light" style:font-family-generic="swiss" style:font-pitch="variable" style:font-size-asian="10.5pt"/>
    </style:style>
    <style:style style:name="Sender" style:family="paragraph" style:hidden="true" style:parent-style-name="Standard" style:class="extra" style:master-page-name="">
      <style:paragraph-properties fo:margin-left="283.44pt" fo:margin-right="0pt" fo:margin-top="0pt" fo:margin-bottom="0pt" loext:contextual-spacing="false" fo:text-indent="0pt" style:auto-text-indent="false" style:page-number="auto"/>
      <style:text-properties fo:font-size="10pt" fo:letter-spacing="normal" fo:font-style="normal" style:font-size-asian="10.5pt"/>
    </style:style>
    <style:style style:name="Index" style:family="paragraph" style:hidden="true" style:parent-style-name="Standard" style:class="index">
      <style:paragraph-properties text:number-lines="false" text:line-number="0"/>
      <style:text-properties style:font-size-asian="12pt"/>
    </style:style>
    <style:style style:name="Contents_20_Heading" style:display-name="Contents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pt" fo:margin-right="0pt" fo:text-indent="0pt" style:auto-text-indent="false" style:page-number="auto" style:shadow="none">
        <style:tab-stops>
          <style:tab-stop style:position="464.6pt" style:type="right" style:leader-style="dotted" style:leader-text="."/>
        </style:tab-stops>
      </style:paragraph-properties>
      <style:text-properties fo:text-transform="capitalize" style:font-name="Times New Roman4" fo:font-family="'Times New Roman'" style:font-style-name="Bold Italic" style:font-family-generic="roman" style:font-pitch="variable"/>
    </style:style>
    <style:style style:name="Contents_20_2" style:display-name="Contents 2" style:family="paragraph" style:hidden="true" style:parent-style-name="Index" style:class="index" style:master-page-name="">
      <style:paragraph-properties fo:margin-left="14.14pt" fo:margin-right="0pt" fo:text-indent="0pt" style:auto-text-indent="false" style:page-number="auto" style:shadow="none">
        <style:tab-stops>
          <style:tab-stop style:position="464.4pt" style:type="right" style:leader-style="dotted" style:leader-text="."/>
        </style:tab-stops>
      </style:paragraph-properties>
      <style:text-properties fo:text-transform="capitalize" style:font-name="Times New Roman4" fo:font-family="'Times New Roman'" style:font-style-name="Bold Italic" style:font-family-generic="roman" style:font-pitch="variable"/>
    </style:style>
    <style:style style:name="Contents_20_3" style:display-name="Contents 3" style:family="paragraph" style:hidden="true" style:parent-style-name="Index" style:class="index">
      <style:paragraph-properties fo:margin-left="28.29pt" fo:margin-right="0pt" fo:text-indent="0pt" style:auto-text-indent="false">
        <style:tab-stops>
          <style:tab-stop style:position="436.31pt" style:type="right" style:leader-style="dotted" style:leader-text="."/>
        </style:tab-stops>
      </style:paragraph-properties>
      <style:text-properties fo:text-transform="capitalize"/>
    </style:style>
    <style:style style:name="Contents_20_4" style:display-name="Contents 4" style:family="paragraph" style:hidden="true" style:parent-style-name="Index" style:class="index">
      <style:paragraph-properties fo:margin-left="42.46pt" fo:margin-right="0pt" fo:text-indent="0pt" style:auto-text-indent="false">
        <style:tab-stops>
          <style:tab-stop style:position="422.16pt" style:type="right" style:leader-style="dotted" style:leader-text="."/>
        </style:tab-stops>
      </style:paragraph-properties>
      <style:text-properties fo:text-transform="capitalize"/>
    </style:style>
    <style:style style:name="Contents_20_5" style:display-name="Contents 5" style:family="paragraph" style:hidden="true" style:parent-style-name="Index" style:class="index">
      <style:paragraph-properties fo:margin-left="56.61pt" fo:margin-right="0pt" fo:text-indent="0pt" style:auto-text-indent="false">
        <style:tab-stops>
          <style:tab-stop style:position="407.99pt" style:type="right" style:leader-style="dotted" style:leader-text="."/>
        </style:tab-stops>
      </style:paragraph-properties>
      <style:text-properties fo:text-transform="capitalize"/>
    </style:style>
    <style:style style:name="Bibliography_20_Heading" style:display-name="Bibliography Heading" style:family="paragraph" style:hidden="true" style:parent-style-name="Heading" style:class="index">
      <style:paragraph-properties fo:margin-left="0pt" fo:margin-right="0pt" fo:margin-top="0pt" fo:margin-bottom="0pt" loext:contextual-spacing="false" fo:text-indent="0pt" style:auto-text-indent="false" text:number-lines="false" text:line-number="0"/>
      <style:text-properties fo:font-size="12pt" fo:font-weight="bold" style:font-size-asian="16pt" style:font-weight-asian="bold" style:font-size-complex="16pt" style:font-weight-complex="bold"/>
    </style:style>
    <style:style style:name="Bibliography_20_1" style:display-name="Bibliography 1" style:family="paragraph" style:hidden="true" style:parent-style-name="custom" style:class="index" style:master-page-name="">
      <style:graphic-properties draw:fill="none" draw:fill-color="#d8ead4" draw:fill-image-width="0pt" draw:fill-image-height="0pt"/>
      <style:paragraph-properties fo:margin-left="36pt" fo:margin-right="0pt" fo:margin-top="0pt" fo:margin-bottom="0pt" loext:contextual-spacing="false" fo:line-height="200%" fo:text-indent="-36pt" style:auto-text-indent="false" style:page-number="auto">
        <style:tab-stops/>
      </style:paragraph-properties>
      <style:text-properties style:font-size-asian="10.5pt"/>
    </style:style>
    <style:style style:name="Quotations" style:family="paragraph" style:hidden="true" style:parent-style-name="Standard" style:class="html" style:master-page-name="">
      <style:paragraph-properties fo:margin-left="18pt" fo:margin-right="18pt" fo:margin-top="0pt" fo:margin-bottom="0pt" loext:contextual-spacing="false" fo:line-height="200%" fo:text-indent="0pt" style:auto-text-indent="false" style:page-number="auto"/>
      <style:text-properties style:font-size-asian="10.5pt"/>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hidden="true" style:parent-style-name="Standard" style:class="extra">
      <style:paragraph-properties text:number-lines="false" text:line-number="0"/>
    </style:style>
    <style:style style:name="Title" style:family="paragraph" style:hidden="true" style:parent-style-name="Heading" style:class="chapter"/>
    <style:style style:name="Subtitle" style:family="paragraph" style:hidden="true" style:parent-style-name="Heading" style:class="chapter"/>
    <style:style style:name="Table_20_Heading" style:display-name="Table Heading" style:family="paragraph" style:hidden="true" style:parent-style-name="Table_20_Contents" style:class="extra"/>
    <style:style style:name="Table" style:family="paragraph" style:hidden="true" style:parent-style-name="Caption" style:default-outline-level="3" style:list-style-name="" style:class="extra" style:master-page-name="">
      <style:paragraph-properties fo:margin-left="0pt" fo:margin-right="0pt" fo:margin-top="0pt" fo:margin-bottom="0pt" loext:contextual-spacing="false" fo:line-height="200%" style:register-true="true" fo:text-indent="0pt" style:auto-text-indent="false" style:page-number="auto" fo:break-before="page" fo:keep-with-next="always"/>
      <style:text-properties fo:font-style="normal"/>
    </style:style>
    <style:style style:name="custom_5f_Table-text-single" style:display-name="custom_Table-text-single" style:family="paragraph" style:parent-style-name="custom_5f_Table_2b_">
      <style:paragraph-properties fo:margin-left="0pt" fo:margin-right="0pt" fo:line-height="100%" style:register-true="false" fo:text-indent="0pt" style:auto-text-indent="false" style:writing-mode="lr-tb"/>
    </style:style>
    <style:style style:name="Table_20_index_20_heading" style:display-name="Table index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hidden="true" style:parent-style-name="Index" style:class="index">
      <style:paragraph-properties fo:margin-left="0pt" fo:margin-right="0pt" fo:text-indent="0pt" style:auto-text-indent="false">
        <style:tab-stops>
          <style:tab-stop style:position="464.6pt" style:type="right" style:leader-style="dotted" style:leader-text="."/>
        </style:tab-stops>
      </style:paragraph-properties>
    </style:style>
    <style:style style:name="User_20_Index_20_Heading" style:display-name="User Index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hidden="true" style:parent-style-name="Index" style:class="index">
      <style:paragraph-properties fo:margin-left="0pt" fo:margin-right="0pt" fo:text-indent="0pt" style:auto-text-indent="false">
        <style:tab-stops>
          <style:tab-stop style:position="464.6pt" style:type="right" style:leader-style="dotted" style:leader-text="."/>
        </style:tab-stops>
      </style:paragraph-properties>
    </style:style>
    <style:style style:name="custom_5f_Table-number" style:display-name="custom_Table-number" style:family="paragraph" style:parent-style-name="custom_5f_Table_2b_" style:master-page-name="">
      <style:paragraph-properties fo:margin-left="0pt" fo:margin-right="0pt" fo:margin-top="0pt" fo:margin-bottom="12.25pt" loext:contextual-spacing="false" fo:text-indent="0pt" style:auto-text-indent="false" style:page-number="auto" fo:break-before="page"/>
    </style:style>
    <style:style style:name="custom_5f_Table-note-single" style:display-name="custom_Table-note-single" style:family="paragraph" style:parent-style-name="custom_5f_Table_2b_" style:next-style-name="custom" style:master-page-name="">
      <style:paragraph-properties fo:margin-top="0pt" fo:margin-bottom="12.25pt" loext:contextual-spacing="false" fo:line-height="100%" style:register-true="true" style:page-number="auto" fo:break-before="auto" fo:break-after="auto"/>
      <style:text-properties style:font-size-asian="10.5pt"/>
    </style:style>
    <style:style style:name="Index_20_1" style:display-name="Index 1" style:family="paragraph" style:hidden="true" style:parent-style-name="Index" style:class="index" style:master-page-name="">
      <style:paragraph-properties fo:margin-left="0pt" fo:margin-right="0pt" fo:line-height="150%" style:register-true="false" fo:text-indent="0pt" style:auto-text-indent="false" style:page-number="auto"/>
      <style:text-properties style:use-window-font-color="true" fo:font-size="10pt"/>
    </style:style>
    <style:style style:name="Table_20_index_20_1" style:display-name="Table index 1" style:family="paragraph" style:hidden="true" style:parent-style-name="Index" style:class="index">
      <style:graphic-properties draw:fill="solid" draw:fill-color="#ff00ff"/>
      <style:paragraph-properties fo:margin-left="0pt" fo:margin-right="0pt" fo:text-indent="0pt" style:auto-text-indent="false" fo:background-color="#ff00ff">
        <style:tab-stops>
          <style:tab-stop style:position="464.6pt" style:type="right" style:leader-style="dotted" style:leader-text="."/>
        </style:tab-stops>
      </style:paragraph-properties>
    </style:style>
    <style:style style:name="Drawing" style:family="paragraph" style:hidden="true" style:parent-style-name="Caption" style:class="extra"/>
    <style:style style:name="Index_20_Heading" style:display-name="Index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hidden="true" style:parent-style-name="Index" style:class="index">
      <style:paragraph-properties fo:margin-left="14.14pt" fo:margin-right="0pt" fo:line-height="150%" style:register-true="false" fo:text-indent="0pt" style:auto-text-indent="false"/>
      <style:text-properties fo:font-size="10pt"/>
    </style:style>
    <style:style style:name="Index_20_3" style:display-name="Index 3" style:family="paragraph" style:hidden="true" style:parent-style-name="Index" style:class="index">
      <style:paragraph-properties fo:margin-left="28.29pt" fo:margin-right="0pt" fo:line-height="150%" style:register-true="false" fo:text-indent="0pt" style:auto-text-indent="false"/>
      <style:text-properties fo:font-size="10pt"/>
    </style:style>
    <style:style style:name="custom_5f_Page-footer" style:display-name="custom_Page-footer" style:family="paragraph" style:parent-style-name="custom">
      <style:graphic-properties draw:fill="none" draw:fill-color="#d8ead4"/>
      <style:paragraph-properties fo:margin-left="0pt" fo:margin-right="0pt" fo:text-align="center" style:justify-single-word="false" fo:text-indent="0pt" style:auto-text-indent="false"/>
      <style:text-properties fo:color="#0000fe" fo:font-size="10pt" style:font-size-asian="10.5pt"/>
    </style:style>
    <style:style style:name="custom_5f_Page-header" style:display-name="custom_Page-header" style:family="paragraph" style:parent-style-name="custom">
      <style:graphic-properties draw:fill="none" draw:fill-color="#d8ead4"/>
      <style:paragraph-properties fo:margin-left="0pt" fo:margin-right="0pt" fo:text-indent="0pt" style:auto-text-indent="false">
        <style:tab-stops>
          <style:tab-stop style:position="468pt" style:type="right"/>
        </style:tab-stops>
      </style:paragraph-properties>
    </style:style>
    <style:style style:name="custom" style:family="paragraph" style:master-page-name="">
      <style:graphic-properties draw:fill="none" draw:fill-color="#fff2cd" draw:fill-image-width="0pt" draw:fill-image-height="0pt"/>
      <style:paragraph-properties fo:margin-left="0pt" fo:margin-right="0pt" fo:line-height="200%" fo:orphans="2" fo:widows="2" style:register-true="false" fo:text-indent="36pt" style:auto-text-indent="false" style:page-number="auto" fo:padding="0pt" fo:border="none" style:shadow="none" text:number-lines="false" text:line-number="0">
        <style:tab-stops/>
      </style:paragraph-properties>
      <style:text-properties style:font-name="Times New Roman1" fo:font-family="'Times New Roman'" style:font-style-name="Regular" style:font-family-generic="roman" style:font-pitch="variable" fo:font-style="normal" style:font-size-asian="10.5pt"/>
    </style:style>
    <style:style style:name="custom_5f_Table_2b_" style:display-name="custom_Table+" style:family="paragraph" style:parent-style-name="custom">
      <style:paragraph-properties fo:margin-left="0pt" fo:margin-right="0pt" fo:line-height="100%" fo:text-indent="0pt" style:auto-text-indent="false"/>
    </style:style>
    <style:style style:name="custom_5f_Table-title" style:display-name="custom_Table-title" style:family="paragraph" style:parent-style-name="custom_5f_Table_2b_">
      <style:paragraph-properties fo:margin-top="0pt" fo:margin-bottom="0pt" loext:contextual-spacing="false" fo:line-height="200%"/>
      <style:text-properties fo:font-style="italic" style:font-size-asian="10.5pt"/>
    </style:style>
    <style:style style:name="custom_5f_Table-note-double" style:display-name="custom_Table-note-double" style:family="paragraph" style:parent-style-name="custom_5f_Table-note-single">
      <style:paragraph-properties fo:margin-top="0pt" fo:margin-bottom="0pt" loext:contextual-spacing="false" fo:line-height="200%" style:register-true="false"/>
    </style:style>
    <style:style style:name="custom_5f_Table-text-double" style:display-name="custom_Table-text-double" style:family="paragraph" style:parent-style-name="custom_5f_Table-text-single">
      <style:paragraph-properties fo:margin-top="6.89pt" fo:margin-bottom="6.89pt" loext:contextual-spacing="false" fo:line-height="100%" style:register-true="false"/>
    </style:style>
    <style:style style:name="custom_5f_Table-text-single-indent" style:display-name="custom_Table-text-single-indent" style:family="paragraph" style:parent-style-name="custom_5f_Table-text-single">
      <style:paragraph-properties fo:margin-left="18pt" fo:margin-right="0pt" fo:text-indent="0pt" style:auto-text-indent="false"/>
      <style:text-properties officeooo:rsid="00be3aeb"/>
    </style:style>
    <style:style style:name="custom_5f_Table-text-double-indent" style:display-name="custom_Table-text-double-indent" style:family="paragraph" style:parent-style-name="custom_5f_Table-text-double" style:master-page-name="">
      <style:paragraph-properties fo:margin-left="18pt" fo:margin-right="0pt" fo:text-indent="0pt" style:auto-text-indent="false" style:page-number="auto"/>
    </style:style>
    <style:style style:name="List_20_2" style:display-name="List 2" style:family="paragraph" style:hidden="true" style:parent-style-name="List" style:class="list"/>
    <style:style style:name="List_20_2_20_Cont." style:display-name="List 2 Cont." style:family="paragraph" style:hidden="true" style:parent-style-name="List" style:class="list"/>
    <style:style style:name="List_20_2_20_End" style:display-name="List 2 End" style:family="paragraph" style:hidden="true" style:parent-style-name="List" style:class="list"/>
    <style:style style:name="List_20_2_20_Start" style:display-name="List 2 Start" style:family="paragraph" style:hidden="true" style:parent-style-name="List" style:class="list"/>
    <style:style style:name="List_20_3" style:display-name="List 3" style:family="paragraph" style:hidden="true" style:parent-style-name="List" style:class="list"/>
    <style:style style:name="List_20_3_20_Cont." style:display-name="List 3 Cont." style:family="paragraph" style:hidden="true" style:parent-style-name="List" style:class="list"/>
    <style:style style:name="List_20_3_20_End" style:display-name="List 3 End" style:family="paragraph" style:hidden="true" style:parent-style-name="List" style:class="list"/>
    <style:style style:name="List_20_3_20_Start" style:display-name="List 3 Start" style:family="paragraph" style:hidden="true" style:parent-style-name="List" style:class="list"/>
    <style:style style:name="List_20_5" style:display-name="List 5" style:family="paragraph" style:hidden="true" style:parent-style-name="List" style:class="list"/>
    <style:style style:name="List_20_5_20_Cont." style:display-name="List 5 Cont." style:family="paragraph" style:hidden="true" style:parent-style-name="List" style:class="list"/>
    <style:style style:name="List_20_5_20_End" style:display-name="List 5 End" style:family="paragraph" style:hidden="true" style:parent-style-name="List" style:class="list"/>
    <style:style style:name="List_20_5_20_Start" style:display-name="List 5 Start" style:family="paragraph" style:hidden="true" style:parent-style-name="List" style:class="list"/>
    <style:style style:name="List_20_Contents" style:display-name="List Contents" style:family="paragraph" style:hidden="true" style:parent-style-name="Standard" style:class="html"/>
    <style:style style:name="List_20_Heading" style:display-name="List Heading" style:family="paragraph" style:hidden="true" style:parent-style-name="Standard" style:class="html"/>
    <style:style style:name="Numbering_20_1" style:display-name="Numbering 1" style:family="paragraph" style:hidden="true" style:parent-style-name="List" style:class="list"/>
    <style:style style:name="Numbering_20_1_20_Cont." style:display-name="Numbering 1 Cont." style:family="paragraph" style:hidden="true" style:parent-style-name="List" style:class="list"/>
    <style:style style:name="Numbering_20_1_20_End" style:display-name="Numbering 1 End" style:family="paragraph" style:hidden="true" style:parent-style-name="List" style:class="list"/>
    <style:style style:name="Numbering_20_1_20_Start" style:display-name="Numbering 1 Start" style:family="paragraph" style:hidden="true" style:parent-style-name="List" style:class="list"/>
    <style:style style:name="Numbering_20_2" style:display-name="Numbering 2" style:family="paragraph" style:hidden="true" style:parent-style-name="List" style:class="list"/>
    <style:style style:name="Numbering_20_2_20_Cont." style:display-name="Numbering 2 Cont." style:family="paragraph" style:hidden="true" style:parent-style-name="List" style:class="list"/>
    <style:style style:name="Numbering_20_2_20_End" style:display-name="Numbering 2 End" style:family="paragraph" style:hidden="true" style:parent-style-name="List" style:class="list"/>
    <style:style style:name="Numbering_20_2_20_Start" style:display-name="Numbering 2 Start" style:family="paragraph" style:hidden="true" style:parent-style-name="List" style:class="list"/>
    <style:style style:name="Numbering_20_3" style:display-name="Numbering 3" style:family="paragraph" style:hidden="true" style:parent-style-name="List" style:class="list"/>
    <style:style style:name="Numbering_20_3_20_Cont." style:display-name="Numbering 3 Cont." style:family="paragraph" style:hidden="true" style:parent-style-name="List" style:class="list"/>
    <style:style style:name="Numbering_20_3_20_End" style:display-name="Numbering 3 End" style:family="paragraph" style:hidden="true" style:parent-style-name="List" style:class="list"/>
    <style:style style:name="Numbering_20_3_20_Start" style:display-name="Numbering 3 Start" style:family="paragraph" style:hidden="true" style:parent-style-name="List" style:class="list"/>
    <style:style style:name="Numbering_20_4" style:display-name="Numbering 4" style:family="paragraph" style:hidden="true" style:parent-style-name="List" style:class="list"/>
    <style:style style:name="Numbering_20_4_20_Cont." style:display-name="Numbering 4 Cont." style:family="paragraph" style:hidden="true" style:parent-style-name="List" style:class="list"/>
    <style:style style:name="Numbering_20_4_20_End" style:display-name="Numbering 4 End" style:family="paragraph" style:hidden="true" style:parent-style-name="List" style:class="list"/>
    <style:style style:name="Numbering_20_4_20_Start" style:display-name="Numbering 4 Start" style:family="paragraph" style:hidden="true" style:parent-style-name="List" style:class="list"/>
    <style:style style:name="Numbering_20_5" style:display-name="Numbering 5" style:family="paragraph" style:hidden="true" style:parent-style-name="List" style:class="list"/>
    <style:style style:name="Numbering_20_5_20_Cont." style:display-name="Numbering 5 Cont." style:family="paragraph" style:hidden="true" style:parent-style-name="List" style:class="list"/>
    <style:style style:name="Numbering_20_5_20_End" style:display-name="Numbering 5 End" style:family="paragraph" style:hidden="true" style:parent-style-name="List" style:class="list"/>
    <style:style style:name="Numbering_20_5_20_Start" style:display-name="Numbering 5 Start" style:family="paragraph" style:hidden="true" style:parent-style-name="List" style:class="list"/>
    <style:style style:name="Contents_20_6" style:display-name="Contents 6" style:family="paragraph" style:hidden="true" style:parent-style-name="Index" style:class="index"/>
    <style:style style:name="Contents_20_7" style:display-name="Contents 7" style:family="paragraph" style:hidden="true" style:parent-style-name="Index" style:class="index"/>
    <style:style style:name="Contents_20_8" style:display-name="Contents 8" style:family="paragraph" style:hidden="true" style:parent-style-name="Index" style:class="index"/>
    <style:style style:name="Contents_20_9" style:display-name="Contents 9" style:family="paragraph" style:hidden="true" style:parent-style-name="Index" style:class="index"/>
    <style:style style:name="Contents_20_10" style:display-name="Contents 10" style:family="paragraph" style:hidden="true" style:parent-style-name="Index" style:class="index"/>
    <style:style style:name="Illustration" style:family="paragraph" style:hidden="true" style:parent-style-name="Caption" style:class="extra"/>
    <style:style style:name="Illustration_20_Index_20_Heading" style:display-name="Illustration Index Heading" style:family="paragraph" style:hidden="true" style:parent-style-name="Heading" style:class="index"/>
    <style:style style:name="Index_20_Separator" style:display-name="Index Separator" style:family="paragraph" style:hidden="true" style:parent-style-name="Index" style:class="index"/>
    <style:style style:name="User_20_Index_20_2" style:display-name="User Index 2" style:family="paragraph" style:hidden="true" style:parent-style-name="Index" style:class="index"/>
    <style:style style:name="User_20_Index_20_3" style:display-name="User Index 3" style:family="paragraph" style:hidden="true" style:parent-style-name="Index" style:class="index"/>
    <style:style style:name="User_20_Index_20_4" style:display-name="User Index 4" style:family="paragraph" style:hidden="true" style:parent-style-name="Index" style:class="index"/>
    <style:style style:name="User_20_Index_20_5" style:display-name="User Index 5" style:family="paragraph" style:hidden="true" style:parent-style-name="Index" style:class="index"/>
    <style:style style:name="User_20_Index_20_6" style:display-name="User Index 6" style:family="paragraph" style:hidden="true" style:parent-style-name="Index" style:class="index"/>
    <style:style style:name="User_20_Index_20_7" style:display-name="User Index 7" style:family="paragraph" style:hidden="true" style:parent-style-name="Index" style:class="index"/>
    <style:style style:name="User_20_Index_20_8" style:display-name="User Index 8" style:family="paragraph" style:hidden="true" style:parent-style-name="Index" style:class="index"/>
    <style:style style:name="User_20_Index_20_9" style:display-name="User Index 9" style:family="paragraph" style:hidden="true" style:parent-style-name="Index" style:class="index"/>
    <style:style style:name="User_20_Index_20_10" style:display-name="User Index 10" style:family="paragraph" style:hidden="true" style:parent-style-name="Index" style:class="index"/>
    <style:style style:name="Object_20_index_20_1" style:display-name="Object index 1" style:family="paragraph" style:hidden="true" style:parent-style-name="Index" style:class="index"/>
    <style:style style:name="Object_20_index_20_heading" style:display-name="Object index heading" style:family="paragraph" style:hidden="true" style:parent-style-name="Heading" style:class="index"/>
    <style:style style:name="Endnote" style:family="paragraph" style:hidden="true" style:parent-style-name="Standard" style:class="extra"/>
    <style:style style:name="Header_20_left" style:display-name="Header left" style:family="paragraph" style:hidden="true" style:parent-style-name="Standard" style:class="extra"/>
    <style:style style:name="Header_20_right" style:display-name="Header right" style:family="paragraph" style:hidden="true" style:parent-style-name="Standard" style:class="extra"/>
    <style:style style:name="Footer_20_left" style:display-name="Footer left" style:family="paragraph" style:hidden="true" style:parent-style-name="Standard" style:class="extra"/>
    <style:style style:name="Footer_20_right" style:display-name="Footer right" style:family="paragraph" style:hidden="true" style:parent-style-name="Standard" style:class="extra"/>
    <style:style style:name="Horizontal_20_Line" style:display-name="Horizontal Line" style:family="paragraph" style:hidden="true" style:parent-style-name="Standard" style:class="html"/>
    <style:style style:name="custom_5f_Heading-title-page_20__28_caps_29_" style:display-name="custom_Heading-title-page (caps)" style:family="paragraph" style:parent-style-name="custom_5f_Heading_2b_" style:master-page-name="">
      <style:graphic-properties draw:fill="none" draw:fill-color="#d8ead4"/>
      <style:paragraph-properties fo:margin-left="0pt" fo:margin-right="0pt" fo:text-align="center" style:justify-single-word="false" style:register-true="true" fo:text-indent="0pt" style:auto-text-indent="false" style:page-number="auto"/>
      <style:text-properties fo:text-transform="capitalize" style:font-name="Times New Roman4" fo:font-family="'Times New Roman'" style:font-style-name="Bold Italic" style:font-family-generic="roman" style:font-pitch="variable" fo:font-style="normal" fo:font-weight="normal" style:font-size-asian="10.5pt"/>
    </style:style>
    <style:style style:name="custom_5f_Watch-pink" style:display-name="custom_Watch-pink" style:family="paragraph" style:parent-style-name="custom_5f_Watch-black">
      <style:graphic-properties draw:fill-color="#d8ead4" draw:fill-image-width="0pt" draw:fill-image-height="0pt"/>
      <style:paragraph-properties fo:margin-left="-18.71pt" fo:margin-right="0pt" fo:text-indent="36pt" style:auto-text-indent="false" fo:padding="14.4pt" fo:border-left="4.31pt solid #ff00fe" fo:border-right="none" fo:border-top="none" fo:border-bottom="none" style:shadow="none"/>
    </style:style>
    <style:style style:name="custom_5f_Watch-green" style:display-name="custom_Watch-green" style:family="paragraph" style:parent-style-name="custom_5f_Watch-black">
      <style:graphic-properties draw:fill-color="#d8ead4"/>
      <style:paragraph-properties fo:padding="14.4pt" fo:border-left="4.31pt solid #00ff01" fo:border-right="none" fo:border-top="none" fo:border-bottom="none" style:shadow="none"/>
    </style:style>
    <style:style style:name="custom_5f_Watch-blue" style:display-name="custom_Watch-blue" style:family="paragraph" style:parent-style-name="custom_5f_Watch-black">
      <style:graphic-properties draw:fill-color="#d8ead4"/>
      <style:paragraph-properties fo:padding="14.4pt" fo:border-left="4.31pt solid #4a86e8" fo:border-right="none" fo:border-top="none" fo:border-bottom="none" style:shadow="none"/>
    </style:style>
    <style:style style:name="custom_5f_Watch-orange" style:display-name="custom_Watch-orange" style:family="paragraph" style:parent-style-name="custom_5f_Watch-black">
      <style:graphic-properties draw:fill-color="#d8ead4"/>
      <style:paragraph-properties fo:padding="14.4pt" fo:border-left="4.31pt solid #fe9900" fo:border-right="none" fo:border-top="none" fo:border-bottom="none"/>
    </style:style>
    <style:style style:name="custom_5f_Watch-black" style:display-name="custom_Watch-black" style:family="paragraph" style:parent-style-name="custom">
      <style:graphic-properties draw:fill-color="#d8ead4"/>
      <style:paragraph-properties fo:margin-left="-18.71pt" fo:margin-right="0pt" style:register-true="true" fo:text-indent="36pt" style:auto-text-indent="false" fo:padding="14.4pt" fo:border-left="4.31pt solid #000000" fo:border-right="none" fo:border-top="none" fo:border-bottom="none"/>
    </style:style>
    <style:style style:name="custom_5f_Watch-black-dashed" style:display-name="custom_Watch-black-dashed" style:family="paragraph" style:parent-style-name="custom_5f_Watch-black">
      <style:graphic-properties draw:fill-color="#d8ead4"/>
      <style:paragraph-properties fo:padding="14.4pt" fo:border-left="4.31pt dashed #000000" fo:border-right="none" fo:border-top="none" fo:border-bottom="none"/>
    </style:style>
    <style:style style:name="custom_5f_Watch-black-double" style:display-name="custom_Watch-black-double" style:family="paragraph" style:parent-style-name="custom_5f_Watch-black">
      <style:graphic-properties draw:fill-color="#d8ead4"/>
      <style:paragraph-properties style:border-line-width-left="1.45pt 1.45pt 1.45pt" fo:padding="14.4pt" fo:border-left="4.34pt double #000000" fo:border-right="none" fo:border-top="none" fo:border-bottom="none"/>
    </style:style>
    <style:style style:name="custom_5f_Figure" style:display-name="custom_Figure" style:family="paragraph" style:parent-style-name="custom">
      <style:paragraph-properties fo:margin-left="0pt" fo:margin-right="0pt" fo:margin-top="0pt" fo:margin-bottom="0pt" loext:contextual-spacing="false" fo:text-indent="0pt" style:auto-text-indent="false"/>
      <style:text-properties fo:font-style="italic"/>
    </style:style>
    <style:style style:name="custom_5f_Heading-1_20__28_Exclude_20_from_20_TOC_29_" style:display-name="custom_Heading-1 (Exclude from TOC)" style:family="paragraph" style:parent-style-name="custom_5f_Heading-1" style:next-style-name="custom" style:default-outline-level="1" style:list-style-name="" style:master-page-name="">
      <style:paragraph-properties fo:margin-left="0pt" fo:margin-right="0pt" fo:text-indent="0pt" style:auto-text-indent="false" style:page-number="auto" style:shadow="none">
        <style:tab-stops/>
      </style:paragraph-properties>
    </style:style>
    <style:style style:name="custom_5f_Table-text" style:display-name="custom_Table-text" style:family="paragraph" style:parent-style-name="custom_5f_Table">
      <style:paragraph-properties fo:margin-left="0pt" fo:margin-right="0pt" fo:line-height="100%" fo:text-indent="0pt" style:auto-text-indent="false" style:writing-mode="lr-tb"/>
    </style:style>
    <style:style style:name="custom_5f_List-of-Tables_20__28_Contents_20_1_29_" style:display-name="custom_List-of-Tables (Contents 1)" style:family="paragraph" style:parent-style-name="custom_5f_Contents-1" style:class="index" style:master-page-name="">
      <style:paragraph-properties fo:margin-left="18pt" fo:margin-right="0pt" fo:text-indent="-18pt" style:auto-text-indent="false" style:page-number="auto">
        <style:tab-stops>
          <style:tab-stop style:position="464.6pt" style:type="right" style:leader-style="dotted" style:leader-text="."/>
        </style:tab-stops>
      </style:paragraph-properties>
    </style:style>
    <style:style style:name="custom_5f_List-of-Figures_20__28_Contents_20_1_29_" style:display-name="custom_List-of-Figures (Contents 1)" style:family="paragraph" style:parent-style-name="custom_5f_Contents-1" style:class="index" style:master-page-name="">
      <style:paragraph-properties fo:margin-left="18pt" fo:margin-right="0pt" fo:text-indent="-18pt" style:auto-text-indent="false" style:page-number="auto" style:shadow="none" text:number-lines="false" text:line-number="0">
        <style:tab-stops>
          <style:tab-stop style:position="468pt" style:type="right" style:leader-style="dotted" style:leader-text="."/>
          <style:tab-stop style:position="500pt" style:type="right" style:leader-style="dotted" style:leader-text="."/>
        </style:tab-stops>
      </style:paragraph-properties>
    </style:style>
    <style:style style:name="custom_5f_Table-caption_20__28_header_29_" style:display-name="custom_Table-caption (header)" style:family="paragraph" style:parent-style-name="custom_5f_Table" style:next-style-name="custom" style:master-page-name="">
      <style:paragraph-properties fo:margin-top="0pt" fo:margin-bottom="0pt" loext:contextual-spacing="false" style:page-number="auto" fo:break-before="page" fo:keep-with-next="auto"/>
      <style:text-properties fo:font-style="italic"/>
    </style:style>
    <style:style style:name="custom_5f_Table-note" style:display-name="custom_Table-note" style:family="paragraph" style:parent-style-name="custom_5f_Table" style:next-style-name="custom" style:master-page-name="">
      <style:paragraph-properties fo:margin-top="0pt" fo:margin-bottom="14.4pt" loext:contextual-spacing="false" fo:line-height="200%" style:register-true="true" style:page-number="auto" fo:break-after="page"/>
    </style:style>
    <style:style style:name="custom_5f_Table-caption_20__28_footer_29_" style:display-name="custom_Table-caption (footer)" style:family="paragraph" style:parent-style-name="custom_5f_Table" style:next-style-name="custom" style:master-page-name="">
      <style:paragraph-properties fo:margin-top="11.51pt" fo:margin-bottom="14.4pt" loext:contextual-spacing="false" style:register-true="false" style:page-number="auto" fo:break-before="auto" fo:break-after="auto" fo:keep-with-next="auto"/>
    </style:style>
    <style:style style:name="custom_5f_Heading-2_20__28_Exclude_20_from_20_TOC_29_" style:display-name="custom_Heading-2 (Exclude from TOC)" style:family="paragraph" style:parent-style-name="custom_5f_Heading-2" style:next-style-name="custom" style:default-outline-level="2" style:list-style-name=""/>
    <style:style style:name="custom_5f_Heading-1_20__28_No_20_chapter_29_" style:display-name="custom_Heading-1 (No chapter)" style:family="paragraph" style:parent-style-name="custom_5f_Heading-1" style:next-style-name="custom" style:default-outline-level="1" style:list-style-name="" style:master-page-name="">
      <style:paragraph-properties style:page-number="auto"/>
    </style:style>
    <style:style style:name="custom_5f_Table_20__28_No_20_TOC_29_" style:display-name="custom_Table (No TOC)" style:family="paragraph" style:parent-style-name="custom_5f_Table" style:master-page-name="">
      <style:paragraph-properties fo:line-height="200%" style:page-number="auto" fo:break-before="auto" fo:break-after="auto"/>
    </style:style>
    <style:style style:name="custom_5f_Contents-1" style:display-name="custom_Contents-1" style:family="paragraph" style:parent-style-name="custom_5f_Content-listing_2b_">
      <style:graphic-properties draw:fill-color="#d8ead4"/>
      <style:paragraph-properties fo:margin-left="0pt" fo:margin-right="0pt" fo:text-indent="0pt" style:auto-text-indent="false">
        <style:tab-stops>
          <style:tab-stop style:position="468pt" style:type="right" style:leader-style="dotted" style:leader-text="."/>
        </style:tab-stops>
      </style:paragraph-properties>
    </style:style>
    <style:style style:name="custom_5f_Contents-2" style:display-name="custom_Contents-2" style:family="paragraph" style:parent-style-name="custom_5f_Content-listing_2b_">
      <style:graphic-properties draw:fill-color="#d8ead4"/>
      <style:paragraph-properties>
        <style:tab-stops>
          <style:tab-stop style:position="468pt" style:type="right" style:leader-style="dotted" style:leader-text="."/>
        </style:tab-stops>
      </style:paragraph-properties>
      <style:text-properties fo:text-transform="capitalize"/>
    </style:style>
    <style:style style:name="custom_5f_Blockquote" style:display-name="custom_Blockquote" style:family="paragraph" style:parent-style-name="custom" style:next-style-name="custom">
      <style:paragraph-properties fo:margin-left="36pt" fo:margin-right="0pt" style:register-true="true" fo:text-indent="0pt" style:auto-text-indent="false"/>
    </style:style>
    <style:style style:name="custom_5f_Footnote" style:display-name="custom_Footnote" style:family="paragraph" style:parent-style-name="custom">
      <style:graphic-properties draw:fill-color="#d8ead4"/>
      <style:paragraph-properties fo:margin-left="14.4pt" fo:margin-right="0pt" fo:text-indent="-14.4pt" style:auto-text-indent="false">
        <style:tab-stops/>
      </style:paragraph-properties>
    </style:style>
    <style:style style:name="custom_5f_Heading-1" style:display-name="custom_Heading-1" style:family="paragraph" style:parent-style-name="custom_5f_Heading_2b_" style:next-style-name="custom" style:default-outline-level="1" style:list-style-name="" style:master-page-name="">
      <style:graphic-properties draw:fill-color="#d8ead4"/>
      <style:paragraph-properties fo:margin-left="0pt" fo:margin-right="0pt" fo:text-align="center" style:justify-single-word="false" fo:text-indent="0pt" style:auto-text-indent="false" style:page-number="auto" fo:keep-with-next="always"/>
      <style:text-properties fo:text-transform="capitalize" fo:font-weight="bold" style:font-size-asian="10.5pt"/>
    </style:style>
    <style:style style:name="custom_5f_Heading-2" style:display-name="custom_Heading-2" style:family="paragraph" style:parent-style-name="custom_5f_Heading_2b_" style:next-style-name="custom" style:default-outline-level="2" style:list-style-name="" style:master-page-name="">
      <style:graphic-properties draw:fill-color="#d8ead4"/>
      <style:paragraph-properties style:register-true="true" style:page-number="auto" fo:keep-with-next="always">
        <style:tab-stops/>
      </style:paragraph-properties>
      <style:text-properties fo:text-transform="capitalize" fo:font-weight="bold" style:font-size-asian="10.5pt"/>
    </style:style>
    <style:style style:name="custom_5f_Heading_2b_" style:display-name="custom_Heading+" style:family="paragraph" style:parent-style-name="custom" style:master-page-name="">
      <style:graphic-properties draw:fill-color="#00ff01"/>
      <style:paragraph-properties style:page-number="auto" fo:keep-with-next="always"/>
    </style:style>
    <style:style style:name="custom_5f_Content-listing_2b_" style:display-name="custom_Content-listing+" style:family="paragraph" style:parent-style-name="custom">
      <style:paragraph-properties>
        <style:tab-stops>
          <style:tab-stop style:position="498.61pt" style:type="right" style:leader-style="dotted" style:leader-text="."/>
        </style:tab-stops>
      </style:paragraph-properties>
    </style:style>
    <style:style style:name="custom_5f_Table" style:display-name="custom_Table" style:family="paragraph" style:parent-style-name="custom"/>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custom_5f_Heading-4-inline" style:display-name="custom_Heading-4-inline" style:family="text">
      <style:text-properties fo:font-variant="normal" fo:text-transform="none" style:font-name="Times New Roman4" fo:font-family="'Times New Roman'" style:font-style-name="Bold Italic" style:font-family-generic="roman" style:font-pitch="variable" fo:font-size="12pt" fo:font-style="italic" fo:font-weight="bold" fo:background-color="transparent" style:font-name-asian="Arial1" style:font-family-asian="Arial" style:font-family-generic-asian="system" style:font-pitch-asian="variable" style:font-size-asian="85%" style:font-style-asian="italic" style:font-weight-asian="bold" style:font-name-complex="Arial1" style:font-family-complex="Arial" style:font-family-generic-complex="system" style:font-pitch-complex="variable" style:font-size-complex="85%" style:font-style-complex="italic" style:font-weight-complex="bold"/>
    </style:style>
    <style:style style:name="Internet_20_link" style:display-name="Internet link" style:family="text">
      <style:text-properties style:use-window-font-color="true" fo:language="zxx" fo:country="none" style:text-underline-style="none" fo:background-color="transparent" style:font-size-asian="10.5pt"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none" style:font-size-asian="10.5pt" style:language-asian="zxx" style:country-asian="none" style:language-complex="zxx" style:country-complex="none"/>
    </style:style>
    <style:style style:name="custom_5f_Heading-5-inline" style:display-name="custom_Heading-5-inline" style:family="text">
      <style:text-properties fo:font-variant="normal" fo:text-transform="none" style:font-name="Times New Roman2" fo:font-family="'Times New Roman'" style:font-style-name="Italic" style:font-family-generic="roman" style:font-pitch="variable" fo:font-size="12pt" fo:font-style="italic" fo:font-weight="normal" fo:background-color="transparent" style:font-name-asian="Arial1" style:font-family-asian="Arial" style:font-family-generic-asian="system" style:font-pitch-asian="variable" style:font-size-asian="85%" style:font-style-asian="italic" style:font-weight-asian="bold" style:font-name-complex="Arial1" style:font-family-complex="Arial" style:font-family-generic-complex="system" style:font-pitch-complex="variable" style:font-size-complex="85%" style:font-style-complex="italic" style:font-weight-complex="bold"/>
    </style:style>
    <style:style style:name="custom_5f_Heading-3-inline" style:display-name="custom_Heading-3-inline" style:family="text">
      <style:text-properties fo:font-variant="normal" fo:text-transform="none" style:font-name="Times New Roman3" fo:font-family="'Times New Roman'" style:font-style-name="Bold" style:font-family-generic="roman" style:font-pitch="variable" fo:font-size="12pt" fo:font-style="normal" fo:font-weight="bold" fo:background-color="transparent" style:font-name-asian="Arial1" style:font-family-asian="Arial" style:font-family-generic-asian="system" style:font-pitch-asian="variable" style:font-size-asian="85%" style:font-style-asian="italic" style:font-weight-asian="bold" style:font-name-complex="Arial1" style:font-family-complex="Arial" style:font-family-generic-complex="system" style:font-pitch-complex="variable" style:font-size-complex="85%" style:font-style-complex="italic"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style:use-window-font-color="true" style:font-name="Times New Roman" fo:font-family="'Times New Roman'" style:font-family-generic="roman" style:font-pitch="variable" fo:font-size="12pt" fo:language="en" fo:country="CA" fo:font-weight="bold" style:font-name-asian="Arial2"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2pt" style:font-weight-complex="bold"/>
    </style:style>
    <style:style style:name="Emphasis" style:family="text">
      <style:text-properties style:use-window-font-color="true" style:font-name="Times New Roman" fo:font-family="'Times New Roman'" style:font-family-generic="roman" style:font-pitch="variable" fo:font-size="12pt" fo:language="en" fo:country="CA" fo:font-style="italic" style:font-name-asian="Arial2"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2pt" style:font-style-complex="italic"/>
    </style:style>
    <style:style style:name="Index_20_Link" style:display-name="Index Link" style:family="text">
      <style:text-properties fo:background-color="#00dcff" style:font-size-asian="10.5pt"/>
    </style:style>
    <style:style style:name="Rubies" style:family="text">
      <style:text-properties fo:font-size="6pt" style:text-underline-style="none" style:font-size-asian="6pt" style:font-size-complex="6pt" style:text-emphasize="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run-through" style:number-wrapped-paragraphs="no-limit" style:vertical-pos="top" style:vertical-rel="paragraph" style:horizontal-pos="center" style:horizontal-rel="paragraph" draw:fill="none" draw:fill-color="#ffffff" style:shadow="none" draw:shadow-opacity="100%">
        <style:columns fo:column-count="1" fo:column-gap="0pt"/>
      </style:graphic-properties>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prefix="Chapter " style:num-suffix=". " style:num-format="1">
        <style:list-level-properties/>
      </text:outline-level-style>
      <text:outline-level-style text:level="2" style:num-format="">
        <style:list-level-properties text:min-label-distance="10.8pt"/>
      </text:outline-level-style>
      <text:outline-level-style text:level="3" style:num-format="">
        <style:list-level-properties text:min-label-distance="10.8pt"/>
      </text:outline-level-style>
      <text:outline-level-style text:level="4" style:num-format="">
        <style:list-level-properties text:min-label-distance="10.8pt"/>
      </text:outline-level-style>
      <text:outline-level-style text:level="5" style:num-format="">
        <style:list-level-properties text:min-label-distance="10.8pt"/>
      </text:outline-level-style>
      <text:outline-level-style text:level="6" style:num-format="">
        <style:list-level-properties text:min-label-distance="10.8pt"/>
      </text:outline-level-style>
      <text:outline-level-style text:level="7" style:num-format="">
        <style:list-level-properties text:min-label-distance="10.8pt"/>
      </text:outline-level-style>
      <text:outline-level-style text:level="8" style:num-format="">
        <style:list-level-properties text:min-label-distance="10.8pt"/>
      </text:outline-level-style>
      <text:outline-level-style text:level="9" style:num-format="">
        <style:list-level-properties text:min-label-distance="10.8pt"/>
      </text:outline-level-style>
      <text:outline-level-style text:level="10" style:num-format="">
        <style:list-level-properties text:min-label-distance="10.8pt"/>
      </text:outline-level-style>
    </text:outline-style>
    <text:list-style style:name="List_20_1" style:display-name="List 1">
      <text:list-level-style-bullet text:level="1" text:style-name="Numbering_20_Symbols" text:bullet-char="•">
        <style:list-level-properties text:min-label-width="11.34pt"/>
        <style:text-properties style:font-name="StarSymbol"/>
      </text:list-level-style-bullet>
      <text:list-level-style-bullet text:level="2" text:style-name="Numbering_20_Symbols" text:bullet-char="•">
        <style:list-level-properties text:space-before="11.37pt" text:min-label-width="11.34pt"/>
        <style:text-properties style:font-name="StarSymbol"/>
      </text:list-level-style-bullet>
      <text:list-level-style-bullet text:level="3" text:style-name="Numbering_20_Symbols" text:bullet-char="•">
        <style:list-level-properties text:space-before="22.65pt" text:min-label-width="11.34pt"/>
        <style:text-properties style:font-name="StarSymbol"/>
      </text:list-level-style-bullet>
      <text:list-level-style-bullet text:level="4" text:style-name="Numbering_20_Symbols" text:bullet-char="•">
        <style:list-level-properties text:space-before="34.02pt" text:min-label-width="11.34pt"/>
        <style:text-properties style:font-name="StarSymbol"/>
      </text:list-level-style-bullet>
      <text:list-level-style-bullet text:level="5" text:style-name="Numbering_20_Symbols" text:bullet-char="•">
        <style:list-level-properties text:space-before="45.35pt" text:min-label-width="11.34pt"/>
        <style:text-properties style:font-name="StarSymbol"/>
      </text:list-level-style-bullet>
      <text:list-level-style-bullet text:level="6" text:style-name="Numbering_20_Symbols" text:bullet-char="•">
        <style:list-level-properties text:space-before="56.72pt" text:min-label-width="11.34pt"/>
        <style:text-properties style:font-name="StarSymbol"/>
      </text:list-level-style-bullet>
      <text:list-level-style-bullet text:level="7" text:style-name="Numbering_20_Symbols" text:bullet-char="•">
        <style:list-level-properties text:space-before="68pt" text:min-label-width="11.34pt"/>
        <style:text-properties style:font-name="StarSymbol"/>
      </text:list-level-style-bullet>
      <text:list-level-style-bullet text:level="8" text:style-name="Numbering_20_Symbols" text:bullet-char="•">
        <style:list-level-properties text:space-before="79.37pt" text:min-label-width="11.34pt"/>
        <style:text-properties style:font-name="StarSymbol"/>
      </text:list-level-style-bullet>
      <text:list-level-style-bullet text:level="9" text:style-name="Numbering_20_Symbols" text:bullet-char="•">
        <style:list-level-properties text:space-before="90.71pt" text:min-label-width="11.34pt"/>
        <style:text-properties style:font-name="StarSymbol"/>
      </text:list-level-style-bullet>
      <text:list-level-style-bullet text:level="10" text:style-name="Numbering_20_Symbols" text:bullet-char="•">
        <style:list-level-properties text:space-before="102.08pt" text:min-label-width="11.34pt"/>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ustom_5f_Page-footer">
      <style:text-properties fo:language="en" fo:country="CA"/>
    </style:style>
    <style:style style:name="MP2" style:family="paragraph" style:parent-style-name="Header">
      <style:paragraph-properties>
        <style:tab-stops>
          <style:tab-stop style:position="234pt" style:type="center"/>
          <style:tab-stop style:position="464.66pt" style:type="right"/>
        </style:tab-stops>
      </style:paragraph-properties>
    </style:style>
    <style:style style:name="MP3" style:family="paragraph" style:parent-style-name="Footer">
      <style:paragraph-properties>
        <style:tab-stops>
          <style:tab-stop style:position="234.26pt" style:type="center"/>
          <style:tab-stop style:position="498.61pt" style:type="right"/>
        </style:tab-stops>
      </style:paragraph-properties>
    </style:style>
    <style:style style:name="MT1" style:family="text">
      <style:text-properties fo:language="en" fo:country="CA"/>
    </style:style>
    <style:page-layout style:name="Mpm1">
      <style:page-layout-properties fo:page-width="612pt" fo:page-height="792pt" style:num-format="1" style:print-orientation="portrait" fo:margin-top="43.2pt" fo:margin-bottom="47.51pt" fo:margin-left="72pt" fo:margin-right="72pt" style:shadow="none"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columns fo:column-count="1" fo:column-gap="0pt"/>
        <style:footnote-sep style:width="0.51pt" style:distance-before-sep="2.86pt" style:distance-after-sep="2.86pt" style:line-style="none"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0pt" fo:margin-left="0pt" fo:margin-right="0pt" fo:margin-top="14.14pt"/>
      </style:footer-style>
    </style:page-layout>
    <style:page-layout style:name="Mpm2">
      <style:page-layout-properties fo:page-width="612pt" fo:page-height="792pt" style:num-format="1" style:print-orientation="portrait" fo:margin-top="36.85pt" fo:margin-bottom="73.7pt" fo:margin-left="73.7pt" fo:margin-right="73.7pt" style:shadow="none"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columns fo:column-count="1" fo:column-gap="0pt"/>
        <style:footnote-sep style:width="0.51pt" style:distance-before-sep="2.86pt" style:distance-after-sep="2.86pt" style:line-style="none" style:adjustment="left" style:rel-width="25%" style:color="#000000"/>
      </style:page-layout-properties>
      <style:header-style>
        <style:header-footer-properties fo:min-height="28.29pt" fo:margin-left="0pt" fo:margin-right="0pt" fo:margin-bottom="14.14pt" style:dynamic-spacing="false"/>
      </style:header-style>
      <style:footer-style/>
    </style:page-layout>
    <style:page-layout style:name="Mpm3">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line-style="none" style:adjustment="left" style:rel-width="25%" style:color="#000000"/>
      </style:page-layout-properties>
      <style:header-style/>
      <style:footer-style/>
    </style:page-layout>
    <style:page-layout style:name="Mpm4">
      <style:page-layout-properties fo:page-width="612pt" fo:page-height="792pt" style:num-format="1" style:print-orientation="portrait" fo:margin-top="43.2pt" fo:margin-bottom="48.25pt" fo:margin-left="72pt" fo:margin-right="72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style:dynamic-spacing="false"/>
      </style:footer-style>
    </style:page-layout>
    <style:page-layout style:name="Mpm5">
      <style:page-layout-properties fo:page-width="612pt" fo:page-height="792pt" style:num-format="1" style:print-orientation="portrait" fo:margin-top="43.2pt" fo:margin-bottom="47.51pt" fo:margin-left="72pt" fo:margin-right="72pt" style:shadow="none"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columns fo:column-count="1" fo:column-gap="0pt"/>
        <style:footnote-sep style:width="0.51pt" style:distance-before-sep="2.86pt" style:distance-after-sep="2.86pt" style:line-style="none" style:adjustment="left" style:rel-width="25%" style:color="#000000"/>
      </style:page-layout-properties>
      <style:header-style>
        <style:header-footer-properties fo:min-height="28.8pt" fo:margin-left="0pt" fo:margin-right="0pt" fo:margin-bottom="14.4pt" style:dynamic-spacing="false"/>
      </style:header-style>
      <style:footer-style>
        <style:header-footer-properties fo:min-height="0pt" fo:margin-left="0pt" fo:margin-right="0pt" fo:margin-top="14.14pt"/>
      </style:footer-style>
    </style:page-layout>
    <style:page-layout style:name="Mpm6">
      <style:page-layout-properties fo:page-width="612pt" fo:page-height="792pt" style:num-format="1" style:print-orientation="portrait" fo:margin-top="43.2pt" fo:margin-bottom="48.25pt" fo:margin-left="72pt" fo:margin-right="72pt" style:shadow="none"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columns fo:column-count="1" fo:column-gap="0pt"/>
        <style:footnote-sep style:width="0.51pt" style:distance-before-sep="2.86pt" style:distance-after-sep="2.86pt" style:line-style="none"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0pt" fo:margin-left="0pt" fo:margin-right="0pt" fo:margin-top="14.14pt"/>
      </style:footer-style>
    </style:page-layout>
    <style:page-layout style:name="Mpm7" style:page-usage="right">
      <style:page-layout-properties fo:page-width="612pt" fo:page-height="792pt" style:num-format="1" style:print-orientation="portrait" fo:margin-top="43.2pt" fo:margin-bottom="48.25pt" fo:margin-left="72pt" fo:margin-right="72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usage="left">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43.2pt" fo:margin-bottom="48.25pt" fo:margin-left="72pt" fo:margin-right="72pt" style:shadow="none"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columns fo:column-count="1" fo:column-gap="0pt"/>
        <style:footnote-sep style:width="0.51pt" style:distance-before-sep="2.89pt" style:distance-after-sep="2.89pt" style:line-style="none" style:adjustment="left" style:rel-width="25%" style:color="#000000"/>
      </style:page-layout-properties>
      <style:header-style>
        <style:header-footer-properties fo:min-height="28.8pt" fo:margin-left="0pt" fo:margin-right="0pt" fo:margin-bottom="14.4pt" style:dynamic-spacing="false"/>
      </style:header-style>
      <style:footer-style>
        <style:header-footer-properties fo:min-height="0pt" fo:margin-left="0pt" fo:margin-right="0pt" fo:margin-top="14.14pt"/>
      </style:footer-style>
    </style:page-layout>
    <style:page-layout style:name="Mpm10" style:page-usage="right">
      <style:page-layout-properties fo:page-width="612pt" fo:page-height="792pt" style:num-format="1" style:print-orientation="portrait" fo:margin-top="43.2pt" fo:margin-bottom="48.25pt" fo:margin-left="72pt" fo:margin-right="72pt" style:shadow="none"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columns fo:column-count="1" fo:column-gap="0pt"/>
        <style:footnote-sep style:width="0.51pt" style:distance-before-sep="2.89pt" style:distance-after-sep="2.89pt" style:line-style="none" style:adjustment="left" style:rel-width="25%" style:color="#000000"/>
      </style:page-layout-properties>
      <style:header-style>
        <style:header-footer-properties fo:min-height="28.8pt" fo:margin-left="0pt" fo:margin-right="0pt" fo:margin-bottom="14.4pt" style:dynamic-spacing="false"/>
      </style:header-style>
      <style:footer-style>
        <style:header-footer-properties fo:min-height="28.8pt" fo:margin-left="0pt" fo:margin-right="0pt" fo:margin-top="14.4pt" style:dynamic-spacing="false"/>
      </style:footer-style>
    </style:page-layout>
    <style:page-layout style:name="Mpm1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none" style:adjustment="left" style:rel-width="25%" style:color="#000000"/>
      </style:page-layout-properties>
      <style:header-style/>
      <style:footer-style/>
    </style:page-layout>
    <number:number-style style:name="N0">
      <number:number number:min-integer-digits="1"/>
    </number:number-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p text:style-name="custom_5f_Page-header"><text:user-defined style:data-style-name="N0" text:name="RUNNING_HEAD">TABLE EXAMPLES</text:user-defined><text:tab/><text:page-number text:select-page="current">19</text:page-number></text:p>
      </style:header>
      <style:footer>
        <text:p text:style-name="MP1"/>
      </style:footer>
    </style:master-page>
    <style:master-page style:name="First_20_Page" style:display-name="First Page" style:page-layout-name="Mpm2" style:next-style-name="Standard">
      <style:header>
        <text:p text:style-name="MP2"><text:tab/><text:tab/><text:user-defined style:data-style-name="N0" text:name="Info 1"/> <text:s text:c="4"/><text:page-number text:select-page="current">0</text:page-number></text:p>
      </style:header>
    </style:master-page>
    <style:master-page style:name="Footnote" style:page-layout-name="Mpm3"/>
    <style:master-page style:name="Endnote" style:page-layout-name="Mpm3"/>
    <style:master-page style:name="TOC" style:page-layout-name="Mpm4">
      <style:footer>
        <text:p text:style-name="MP3"><office:annotation><dc:creator>Orest Kinasevych</dc:creator><dc:date>2009-12-13T21:58:23</dc:date><text:p>Manuscript page footer</text:p></office:annotation><text:page-number style:num-format="i" text:select-page="current"/></text:p>
      </style:footer>
    </style:master-page>
    <style:master-page style:name="Title_20_Page" style:display-name="Title Page" style:page-layout-name="Mpm5">
      <style:header>
        <text:p text:style-name="custom_5f_Page-header">Running Head: <office:annotation><dc:creator>Orest Kinasevych</dc:creator><dc:date>2009-12-14T09:23:51</dc:date><text:p>Running Head: APA6, p. 41, 229. <text:s/>The “Running Head:” label is only required for the title page.</text:p></office:annotation><text:user-defined style:data-style-name="N0" text:name="RUNNING_HEAD">TABLE EXAMPLES</text:user-defined><text:tab/><office:annotation><dc:creator>Orest Kinasevych</dc:creator><dc:date>2009-12-14T09:18:40</dc:date><text:p>Page number: APA6, p. 230. </text:p><text:p/><text:p>There’s a right-tab-stop for its position. No need to use spaces.</text:p><text:p/><text:p>Note that APA style requires numbering to start from Title page. For student papers, this number can be removed from the Title page and numbering can start at the paper body.</text:p></office:annotation><text:page-number text:select-page="current">0</text:page-number></text:p>
      </style:header>
      <style:footer>
        <text:p text:style-name="custom_5f_Page-footer"><text:span text:style-name="MT1"><text:file-name text:display="full">/Users/okinasevych/Desktop/APA6_Tables.odt</text:file-name></text:span><text:span text:style-name="MT1"> // </text:span><text:span text:style-name="MT1"><text:date style:data-style-name="N36" text:date-value="2015-08-15T18:28:44.922474171">2015-08-15</text:date></text:span><text:span text:style-name="MT1"> </text:span><text:span text:style-name="MT1"><text:time style:data-style-name="N41" text:time-value="2015-08-15T18:28:44.923083954">17:44:11</text:time></text:span><text:span text:style-name="MT1"> </text:span><text:span text:style-name="MT1"><office:annotation><dc:creator>Orest Kinasevych</dc:creator><dc:date>2009-12-14T09:50:20</dc:date><text:p>This page is formatted using this template’s Title Page page style. </text:p></office:annotation></text:span></text:p>
      </style:footer>
    </style:master-page>
    <style:master-page style:name="References" style:page-layout-name="Mpm6" style:next-style-name="Standard">
      <style:header>
        <text:p text:style-name="custom_5f_Page-header"><text:user-defined style:data-style-name="N0" text:name="RUNNING_HEAD">TABLE EXAMPLES</text:user-defined><text:tab/><text:page-number text:select-page="current">0</text:page-number></text:p>
      </style:header>
      <style:footer>
        <text:p text:style-name="custom_5f_Page-footer"><text:span text:style-name="MT1"><text:file-name text:display="full">/Users/okinasevych/Desktop/APA6_Tables.odt</text:file-name></text:span><text:span text:style-name="MT1"> // </text:span><text:span text:style-name="MT1"><text:date style:data-style-name="N36" text:date-value="2015-08-15T18:28:44.928307975">2015-08-15</text:date></text:span><text:span text:style-name="MT1"> </text:span><text:span text:style-name="MT1"><text:time style:data-style-name="N41" text:time-value="2015-08-15T18:28:44.928898271">17:44:11</text:time></text:span><text:span text:style-name="MT1"> </text:span></text:p>
      </style:footer>
    </style:master-page>
    <style:master-page style:name="Right_20_Page" style:display-name="Right Page" style:page-layout-name="Mpm7" style:next-style-name="Left_20_Page"/>
    <style:master-page style:name="Left_20_Page" style:display-name="Left Page" style:page-layout-name="Mpm8" style:next-style-name="Right_20_Page"/>
    <style:master-page style:name="custom_5f_Page-title-page" style:display-name="custom_Page-title-page" style:page-layout-name="Mpm9">
      <style:header>
        <text:p text:style-name="custom_5f_Page-header"><text:user-defined style:data-style-name="N0" text:name="RUNNING_HEAD">TABLE EXAMPLES</text:user-defined><text:tab/><text:page-number text:select-page="current">0</text:page-number></text:p>
      </style:header>
      <style:footer>
        <text:p text:style-name="custom_5f_Page-footer"><text:span text:style-name="MT1"><text:file-name text:display="full">/Users/okinasevych/Desktop/APA6_Tables.odt</text:file-name></text:span><text:span text:style-name="MT1"> // </text:span><text:span text:style-name="MT1"><text:date style:data-style-name="N36" text:date-value="2015-08-15T18:28:44.932267167">2015-08-15</text:date></text:span><text:span text:style-name="MT1"> </text:span><text:span text:style-name="MT1"><text:time style:data-style-name="N41" text:time-value="2015-08-15T18:28:44.932863120">17:44:11</text:time></text:span><text:span text:style-name="MT1"> </text:span></text:p>
      </style:footer>
    </style:master-page>
    <style:master-page style:name="custom_5f_Page-right" style:display-name="custom_Page-right" style:page-layout-name="Mpm10" style:next-style-name="Standard">
      <style:header>
        <text:p text:style-name="custom_5f_Page-header"><text:user-defined style:data-style-name="N0" text:name="RUNNING_HEAD">TABLE EXAMPLES</text:user-defined><text:tab/><text:page-number text:select-page="current">0</text:page-number></text:p>
      </style:header>
      <style:footer>
        <text:p text:style-name="custom_5f_Page-footer"><text:span text:style-name="MT1"><text:file-name text:display="full">/Users/okinasevych/Desktop/APA6_Tables.odt</text:file-name></text:span><text:span text:style-name="MT1"> // </text:span><text:span text:style-name="MT1"><text:date style:data-style-name="N36" text:date-value="2015-08-15T18:28:44.937528907">2015-08-15</text:date></text:span><text:span text:style-name="MT1"> </text:span><text:span text:style-name="MT1"><text:time style:data-style-name="N41" text:time-value="2015-08-15T18:28:44.938116059">17:44:11</text:time></text:span><text:span text:style-name="MT1"> </text:span></text:p>
      </style:footer>
    </style:master-page>
    <style:master-page style:name="custom_5f_Page-references" style:display-name="custom_Page-references" style:page-layout-name="Mpm6" style:next-style-name="Standard">
      <style:header>
        <text:p text:style-name="custom_5f_Page-header"><text:user-defined style:data-style-name="N0" text:name="RUNNING_HEAD">TABLE EXAMPLES</text:user-defined><text:tab/><text:page-number text:select-page="current">0</text:page-number></text:p>
      </style:header>
      <style:footer>
        <text:p text:style-name="custom_5f_Page-footer"><text:span text:style-name="MT1"><text:file-name text:display="full">/Users/okinasevych/Desktop/APA6_Tables.odt</text:file-name></text:span><text:span text:style-name="MT1"> // </text:span><text:span text:style-name="MT1"><text:date style:data-style-name="N36" text:date-value="2015-08-15T18:28:44.941073823">2015-08-15</text:date></text:span><text:span text:style-name="MT1"> </text:span><text:span text:style-name="MT1"><text:time style:data-style-name="N41" text:time-value="2015-08-15T18:28:44.941652803">17:44:11</text:time></text:span><text:span text:style-name="MT1"> </text:span></text:p>
      </style:footer>
    </style:master-page>
    <style:master-page style:name="custom_5f_Page-left" style:display-name="custom_Page-left" style:page-layout-name="Mpm8" style:next-style-name="Standard"/>
    <style:master-page style:name="Index"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MacOSX_X86_64 LibreOffice_project/a22f674fd25a3b6f45bdebf25400ed2adff0ff99</meta:generator>
    <meta:creation-date>2015-08-12T18:09:28.710505000</meta:creation-date>
    <dc:language>en-CA</dc:language>
    <meta:editing-cycles>1</meta:editing-cycles>
    <meta:editing-duration>P0D</meta:editing-duration>
    <dc:description>This is an APA-style (6th ed.) template that may be suitable for college or university student papers, essays, graduate projects, theses, or dissertations. This version was released 2015-04-30. 
-----
This work is licensed under the Creative Commons Attribution-NonCommercial-ShareAlike 4.0 International License. To view a copy of this license, visit http://creativecommons.org/licenses/by-nc-sa/4.0/.
-----
This template was prepared by Orest Kinasevych. (https://kinasevych.ca/)</dc:description>
    <meta:keyword>apa</meta:keyword>
    <meta:keyword>student</meta:keyword>
    <meta:keyword>graduate</meta:keyword>
    <meta:keyword>essay</meta:keyword>
    <meta:keyword>thesis</meta:keyword>
    <meta:keyword>dissertation</meta:keyword>
    <meta:keyword>college</meta:keyword>
    <meta:keyword>university</meta:keyword>
    <dc:subject>Template for APA-style (6th ed.) student papers</dc:subject>
    <dc:title>APA6_Student_Template_2015</dc:title>
    <meta:document-statistic meta:table-count="18" meta:image-count="0" meta:object-count="0" meta:page-count="30" meta:paragraph-count="1239" meta:word-count="3783" meta:character-count="22909" meta:non-whitespace-character-count="20248"/>
    <meta:user-defined meta:name="RUNNING_HEAD">TABLE EXAMPLES</meta:user-defined>
    <meta:user-defined meta:name="ZOTERO_PREF_1">&lt;data data-version="3" zotero-version="4.0.28.1"&gt;&lt;session id="9pFjuk02"/&gt;&lt;style id="http://www.zotero.org/styles/apa" hasBibliography="1" bibliographyStyleHasBeenSet="1"/&gt;&lt;prefs&gt;&lt;pref name="fieldType" value="ReferenceMark"/&gt;&lt;pref name="noteType" value="0"</meta:user-defined>
    <meta:user-defined meta:name="ZOTERO_PREF_2">/&gt;&lt;pref name="storeReferences" value=""/&gt;&lt;pref name="automaticJournalAbbreviations" value=""/&gt;&lt;/prefs&gt;&lt;/data&gt;</meta:user-defined>
  </office:meta>
</office:document-meta>
</file>